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3224in" svg:height="3.5453in" svg:x="6.8618in" svg:y="0.4807in">
            <draw:object draw:notify-on-update-of-ranges="Sheet1.A3:Sheet1.A202 Sheet1.B3:Sheet1.B202 Sheet1.C3:Sheet1.C202 Sheet1.D3:Sheet1.D202 Sheet1.E3:Sheet1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87in" svg:height="3.5453in" svg:x="6.9701in" svg:y="4.2563in">
            <draw:object draw:notify-on-update-of-ranges="Sheet1.G3:Sheet1.G2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6.47262" calcext:value-type="float">
            <text:p>146.47262</text:p>
          </table:table-cell>
          <table:table-cell office:value-type="float" office:value="182.842" calcext:value-type="float">
            <text:p>182.842</text:p>
          </table:table-cell>
          <table:table-cell office:value-type="float" office:value="151.814" calcext:value-type="float">
            <text:p>151.814</text:p>
          </table:table-cell>
          <table:table-cell office:value-type="float" office:value="142.52" calcext:value-type="float">
            <text:p>142.52</text:p>
          </table:table-cell>
          <table:table-cell/>
          <table:table-cell table:formula="of:=AVERAGE([.B3:.E3])" office:value-type="float" office:value="155.912155" calcext:value-type="float">
            <text:p>155.9121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2.65704" calcext:value-type="float">
            <text:p>162.65704</text:p>
          </table:table-cell>
          <table:table-cell office:value-type="float" office:value="175.402" calcext:value-type="float">
            <text:p>175.402</text:p>
          </table:table-cell>
          <table:table-cell office:value-type="float" office:value="154.126" calcext:value-type="float">
            <text:p>154.126</text:p>
          </table:table-cell>
          <table:table-cell office:value-type="float" office:value="139.532" calcext:value-type="float">
            <text:p>139.532</text:p>
          </table:table-cell>
          <table:table-cell/>
          <table:table-cell table:formula="of:=AVERAGE([.B4:.E4])" office:value-type="float" office:value="157.92926" calcext:value-type="float">
            <text:p>157.929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6.00246" calcext:value-type="float">
            <text:p>166.00246</text:p>
          </table:table-cell>
          <table:table-cell office:value-type="float" office:value="206.308" calcext:value-type="float">
            <text:p>206.308</text:p>
          </table:table-cell>
          <table:table-cell office:value-type="float" office:value="165.418" calcext:value-type="float">
            <text:p>165.418</text:p>
          </table:table-cell>
          <table:table-cell office:value-type="float" office:value="138.604" calcext:value-type="float">
            <text:p>138.604</text:p>
          </table:table-cell>
          <table:table-cell/>
          <table:table-cell table:formula="of:=AVERAGE([.B5:.E5])" office:value-type="float" office:value="169.083115" calcext:value-type="float">
            <text:p>169.0831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9.63268" calcext:value-type="float">
            <text:p>169.63268</text:p>
          </table:table-cell>
          <table:table-cell office:value-type="float" office:value="223.802" calcext:value-type="float">
            <text:p>223.802</text:p>
          </table:table-cell>
          <table:table-cell office:value-type="float" office:value="152.714" calcext:value-type="float">
            <text:p>152.714</text:p>
          </table:table-cell>
          <table:table-cell office:value-type="float" office:value="142.488" calcext:value-type="float">
            <text:p>142.488</text:p>
          </table:table-cell>
          <table:table-cell/>
          <table:table-cell table:formula="of:=AVERAGE([.B6:.E6])" office:value-type="float" office:value="172.15917" calcext:value-type="float">
            <text:p>172.159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.66978" calcext:value-type="float">
            <text:p>180.66978</text:p>
          </table:table-cell>
          <table:table-cell office:value-type="float" office:value="265.122" calcext:value-type="float">
            <text:p>265.122</text:p>
          </table:table-cell>
          <table:table-cell office:value-type="float" office:value="152.608" calcext:value-type="float">
            <text:p>152.608</text:p>
          </table:table-cell>
          <table:table-cell office:value-type="float" office:value="151.082" calcext:value-type="float">
            <text:p>151.082</text:p>
          </table:table-cell>
          <table:table-cell/>
          <table:table-cell table:formula="of:=AVERAGE([.B7:.E7])" office:value-type="float" office:value="187.370445" calcext:value-type="float">
            <text:p>187.37044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9.92614" calcext:value-type="float">
            <text:p>179.92614</text:p>
          </table:table-cell>
          <table:table-cell office:value-type="float" office:value="420.076" calcext:value-type="float">
            <text:p>420.076</text:p>
          </table:table-cell>
          <table:table-cell office:value-type="float" office:value="160.126" calcext:value-type="float">
            <text:p>160.126</text:p>
          </table:table-cell>
          <table:table-cell office:value-type="float" office:value="174.626" calcext:value-type="float">
            <text:p>174.626</text:p>
          </table:table-cell>
          <table:table-cell/>
          <table:table-cell table:formula="of:=AVERAGE([.B8:.E8])" office:value-type="float" office:value="233.688535" calcext:value-type="float">
            <text:p>233.68853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76.33632" calcext:value-type="float">
            <text:p>176.33632</text:p>
          </table:table-cell>
          <table:table-cell office:value-type="float" office:value="496.242" calcext:value-type="float">
            <text:p>496.242</text:p>
          </table:table-cell>
          <table:table-cell office:value-type="float" office:value="164.228" calcext:value-type="float">
            <text:p>164.228</text:p>
          </table:table-cell>
          <table:table-cell office:value-type="float" office:value="202.762" calcext:value-type="float">
            <text:p>202.762</text:p>
          </table:table-cell>
          <table:table-cell/>
          <table:table-cell table:formula="of:=AVERAGE([.B9:.E9])" office:value-type="float" office:value="259.89208" calcext:value-type="float">
            <text:p>259.892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2.12318" calcext:value-type="float">
            <text:p>182.12318</text:p>
          </table:table-cell>
          <table:table-cell office:value-type="float" office:value="543.942" calcext:value-type="float">
            <text:p>543.942</text:p>
          </table:table-cell>
          <table:table-cell office:value-type="float" office:value="187.846" calcext:value-type="float">
            <text:p>187.846</text:p>
          </table:table-cell>
          <table:table-cell office:value-type="float" office:value="235.16" calcext:value-type="float">
            <text:p>235.16</text:p>
          </table:table-cell>
          <table:table-cell/>
          <table:table-cell table:formula="of:=AVERAGE([.B10:.E10])" office:value-type="float" office:value="287.267795" calcext:value-type="float">
            <text:p>287.26779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92.13078" calcext:value-type="float">
            <text:p>192.13078</text:p>
          </table:table-cell>
          <table:table-cell office:value-type="float" office:value="553.72" calcext:value-type="float">
            <text:p>553.72</text:p>
          </table:table-cell>
          <table:table-cell office:value-type="float" office:value="161.244" calcext:value-type="float">
            <text:p>161.244</text:p>
          </table:table-cell>
          <table:table-cell office:value-type="float" office:value="247.942" calcext:value-type="float">
            <text:p>247.942</text:p>
          </table:table-cell>
          <table:table-cell/>
          <table:table-cell table:formula="of:=AVERAGE([.B11:.E11])" office:value-type="float" office:value="288.759195" calcext:value-type="float">
            <text:p>288.75919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9.50006" calcext:value-type="float">
            <text:p>189.50006</text:p>
          </table:table-cell>
          <table:table-cell office:value-type="float" office:value="550.536" calcext:value-type="float">
            <text:p>550.536</text:p>
          </table:table-cell>
          <table:table-cell office:value-type="float" office:value="166.968" calcext:value-type="float">
            <text:p>166.968</text:p>
          </table:table-cell>
          <table:table-cell office:value-type="float" office:value="223.74" calcext:value-type="float">
            <text:p>223.74</text:p>
          </table:table-cell>
          <table:table-cell/>
          <table:table-cell table:formula="of:=AVERAGE([.B12:.E12])" office:value-type="float" office:value="282.686015" calcext:value-type="float">
            <text:p>282.68601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85.72004" calcext:value-type="float">
            <text:p>185.72004</text:p>
          </table:table-cell>
          <table:table-cell office:value-type="float" office:value="534.394" calcext:value-type="float">
            <text:p>534.394</text:p>
          </table:table-cell>
          <table:table-cell office:value-type="float" office:value="184.306" calcext:value-type="float">
            <text:p>184.306</text:p>
          </table:table-cell>
          <table:table-cell office:value-type="float" office:value="258.678" calcext:value-type="float">
            <text:p>258.678</text:p>
          </table:table-cell>
          <table:table-cell/>
          <table:table-cell table:formula="of:=AVERAGE([.B13:.E13])" office:value-type="float" office:value="290.77451" calcext:value-type="float">
            <text:p>290.7745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5.54572" calcext:value-type="float">
            <text:p>185.54572</text:p>
          </table:table-cell>
          <table:table-cell office:value-type="float" office:value="514.896" calcext:value-type="float">
            <text:p>514.896</text:p>
          </table:table-cell>
          <table:table-cell office:value-type="float" office:value="168.104" calcext:value-type="float">
            <text:p>168.104</text:p>
          </table:table-cell>
          <table:table-cell office:value-type="float" office:value="248.44" calcext:value-type="float">
            <text:p>248.44</text:p>
          </table:table-cell>
          <table:table-cell/>
          <table:table-cell table:formula="of:=AVERAGE([.B14:.E14])" office:value-type="float" office:value="279.24643" calcext:value-type="float">
            <text:p>279.2464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82.98052" calcext:value-type="float">
            <text:p>182.98052</text:p>
          </table:table-cell>
          <table:table-cell office:value-type="float" office:value="549.788" calcext:value-type="float">
            <text:p>549.788</text:p>
          </table:table-cell>
          <table:table-cell office:value-type="float" office:value="196.344" calcext:value-type="float">
            <text:p>196.344</text:p>
          </table:table-cell>
          <table:table-cell office:value-type="float" office:value="232.122" calcext:value-type="float">
            <text:p>232.122</text:p>
          </table:table-cell>
          <table:table-cell/>
          <table:table-cell table:formula="of:=AVERAGE([.B15:.E15])" office:value-type="float" office:value="290.30863" calcext:value-type="float">
            <text:p>290.3086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8.1882" calcext:value-type="float">
            <text:p>188.1882</text:p>
          </table:table-cell>
          <table:table-cell office:value-type="float" office:value="581.898" calcext:value-type="float">
            <text:p>581.898</text:p>
          </table:table-cell>
          <table:table-cell office:value-type="float" office:value="176.812" calcext:value-type="float">
            <text:p>176.812</text:p>
          </table:table-cell>
          <table:table-cell office:value-type="float" office:value="266.026" calcext:value-type="float">
            <text:p>266.026</text:p>
          </table:table-cell>
          <table:table-cell/>
          <table:table-cell table:formula="of:=AVERAGE([.B16:.E16])" office:value-type="float" office:value="303.23105" calcext:value-type="float">
            <text:p>303.2310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97.23818" calcext:value-type="float">
            <text:p>197.23818</text:p>
          </table:table-cell>
          <table:table-cell office:value-type="float" office:value="602.382" calcext:value-type="float">
            <text:p>602.382</text:p>
          </table:table-cell>
          <table:table-cell office:value-type="float" office:value="228.988" calcext:value-type="float">
            <text:p>228.988</text:p>
          </table:table-cell>
          <table:table-cell office:value-type="float" office:value="305.012" calcext:value-type="float">
            <text:p>305.012</text:p>
          </table:table-cell>
          <table:table-cell/>
          <table:table-cell table:formula="of:=AVERAGE([.B17:.E17])" office:value-type="float" office:value="333.405045" calcext:value-type="float">
            <text:p>333.40504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7.42296" calcext:value-type="float">
            <text:p>237.42296</text:p>
          </table:table-cell>
          <table:table-cell office:value-type="float" office:value="574.354" calcext:value-type="float">
            <text:p>574.354</text:p>
          </table:table-cell>
          <table:table-cell office:value-type="float" office:value="245.508" calcext:value-type="float">
            <text:p>245.508</text:p>
          </table:table-cell>
          <table:table-cell office:value-type="float" office:value="278.922" calcext:value-type="float">
            <text:p>278.922</text:p>
          </table:table-cell>
          <table:table-cell/>
          <table:table-cell table:formula="of:=AVERAGE([.B18:.E18])" office:value-type="float" office:value="334.05174" calcext:value-type="float">
            <text:p>334.0517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50.94054" calcext:value-type="float">
            <text:p>250.94054</text:p>
          </table:table-cell>
          <table:table-cell office:value-type="float" office:value="593.048" calcext:value-type="float">
            <text:p>593.048</text:p>
          </table:table-cell>
          <table:table-cell office:value-type="float" office:value="241.256" calcext:value-type="float">
            <text:p>241.256</text:p>
          </table:table-cell>
          <table:table-cell office:value-type="float" office:value="287.552" calcext:value-type="float">
            <text:p>287.552</text:p>
          </table:table-cell>
          <table:table-cell/>
          <table:table-cell table:formula="of:=AVERAGE([.B19:.E19])" office:value-type="float" office:value="343.199135" calcext:value-type="float">
            <text:p>343.19913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70.56844" calcext:value-type="float">
            <text:p>270.56844</text:p>
          </table:table-cell>
          <table:table-cell office:value-type="float" office:value="579.642" calcext:value-type="float">
            <text:p>579.642</text:p>
          </table:table-cell>
          <table:table-cell office:value-type="float" office:value="232.126" calcext:value-type="float">
            <text:p>232.126</text:p>
          </table:table-cell>
          <table:table-cell office:value-type="float" office:value="311.256" calcext:value-type="float">
            <text:p>311.256</text:p>
          </table:table-cell>
          <table:table-cell/>
          <table:table-cell table:formula="of:=AVERAGE([.B20:.E20])" office:value-type="float" office:value="348.39811" calcext:value-type="float">
            <text:p>348.39811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83.36412" calcext:value-type="float">
            <text:p>283.36412</text:p>
          </table:table-cell>
          <table:table-cell office:value-type="float" office:value="613.704" calcext:value-type="float">
            <text:p>613.704</text:p>
          </table:table-cell>
          <table:table-cell office:value-type="float" office:value="229.214" calcext:value-type="float">
            <text:p>229.214</text:p>
          </table:table-cell>
          <table:table-cell office:value-type="float" office:value="287.03" calcext:value-type="float">
            <text:p>287.03</text:p>
          </table:table-cell>
          <table:table-cell/>
          <table:table-cell table:formula="of:=AVERAGE([.B21:.E21])" office:value-type="float" office:value="353.32803" calcext:value-type="float">
            <text:p>353.328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83.09032" calcext:value-type="float">
            <text:p>283.09032</text:p>
          </table:table-cell>
          <table:table-cell office:value-type="float" office:value="614.352" calcext:value-type="float">
            <text:p>614.352</text:p>
          </table:table-cell>
          <table:table-cell office:value-type="float" office:value="265.358" calcext:value-type="float">
            <text:p>265.358</text:p>
          </table:table-cell>
          <table:table-cell office:value-type="float" office:value="301.372" calcext:value-type="float">
            <text:p>301.372</text:p>
          </table:table-cell>
          <table:table-cell/>
          <table:table-cell table:formula="of:=AVERAGE([.B22:.E22])" office:value-type="float" office:value="366.04308" calcext:value-type="float">
            <text:p>366.04308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78.15236" calcext:value-type="float">
            <text:p>278.15236</text:p>
          </table:table-cell>
          <table:table-cell office:value-type="float" office:value="640.342" calcext:value-type="float">
            <text:p>640.342</text:p>
          </table:table-cell>
          <table:table-cell office:value-type="float" office:value="282.25" calcext:value-type="float">
            <text:p>282.25</text:p>
          </table:table-cell>
          <table:table-cell office:value-type="float" office:value="279.292" calcext:value-type="float">
            <text:p>279.292</text:p>
          </table:table-cell>
          <table:table-cell/>
          <table:table-cell table:formula="of:=AVERAGE([.B23:.E23])" office:value-type="float" office:value="370.00909" calcext:value-type="float">
            <text:p>370.0090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80.30788" calcext:value-type="float">
            <text:p>280.30788</text:p>
          </table:table-cell>
          <table:table-cell office:value-type="float" office:value="700.792" calcext:value-type="float">
            <text:p>700.792</text:p>
          </table:table-cell>
          <table:table-cell office:value-type="float" office:value="287.764" calcext:value-type="float">
            <text:p>287.764</text:p>
          </table:table-cell>
          <table:table-cell office:value-type="float" office:value="301.17" calcext:value-type="float">
            <text:p>301.17</text:p>
          </table:table-cell>
          <table:table-cell/>
          <table:table-cell table:formula="of:=AVERAGE([.B24:.E24])" office:value-type="float" office:value="392.50847" calcext:value-type="float">
            <text:p>392.50847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81.51916" calcext:value-type="float">
            <text:p>281.51916</text:p>
          </table:table-cell>
          <table:table-cell office:value-type="float" office:value="768.69" calcext:value-type="float">
            <text:p>768.69</text:p>
          </table:table-cell>
          <table:table-cell office:value-type="float" office:value="279.122" calcext:value-type="float">
            <text:p>279.122</text:p>
          </table:table-cell>
          <table:table-cell office:value-type="float" office:value="279.436" calcext:value-type="float">
            <text:p>279.436</text:p>
          </table:table-cell>
          <table:table-cell/>
          <table:table-cell table:formula="of:=AVERAGE([.B25:.E25])" office:value-type="float" office:value="402.19179" calcext:value-type="float">
            <text:p>402.1917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84.69522" calcext:value-type="float">
            <text:p>284.69522</text:p>
          </table:table-cell>
          <table:table-cell office:value-type="float" office:value="728.984" calcext:value-type="float">
            <text:p>728.984</text:p>
          </table:table-cell>
          <table:table-cell office:value-type="float" office:value="316.61" calcext:value-type="float">
            <text:p>316.61</text:p>
          </table:table-cell>
          <table:table-cell office:value-type="float" office:value="294.644" calcext:value-type="float">
            <text:p>294.644</text:p>
          </table:table-cell>
          <table:table-cell/>
          <table:table-cell table:formula="of:=AVERAGE([.B26:.E26])" office:value-type="float" office:value="406.233305" calcext:value-type="float">
            <text:p>406.23330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79.17932" calcext:value-type="float">
            <text:p>279.17932</text:p>
          </table:table-cell>
          <table:table-cell office:value-type="float" office:value="728.032" calcext:value-type="float">
            <text:p>728.032</text:p>
          </table:table-cell>
          <table:table-cell office:value-type="float" office:value="374.348" calcext:value-type="float">
            <text:p>374.348</text:p>
          </table:table-cell>
          <table:table-cell office:value-type="float" office:value="285.776" calcext:value-type="float">
            <text:p>285.776</text:p>
          </table:table-cell>
          <table:table-cell/>
          <table:table-cell table:formula="of:=AVERAGE([.B27:.E27])" office:value-type="float" office:value="416.83383" calcext:value-type="float">
            <text:p>416.8338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84.57" calcext:value-type="float">
            <text:p>284.57</text:p>
          </table:table-cell>
          <table:table-cell office:value-type="float" office:value="731.668" calcext:value-type="float">
            <text:p>731.668</text:p>
          </table:table-cell>
          <table:table-cell office:value-type="float" office:value="417.632" calcext:value-type="float">
            <text:p>417.632</text:p>
          </table:table-cell>
          <table:table-cell office:value-type="float" office:value="289.22" calcext:value-type="float">
            <text:p>289.22</text:p>
          </table:table-cell>
          <table:table-cell/>
          <table:table-cell table:formula="of:=AVERAGE([.B28:.E28])" office:value-type="float" office:value="430.7725" calcext:value-type="float">
            <text:p>430.772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92.02514" calcext:value-type="float">
            <text:p>292.02514</text:p>
          </table:table-cell>
          <table:table-cell office:value-type="float" office:value="691.252" calcext:value-type="float">
            <text:p>691.252</text:p>
          </table:table-cell>
          <table:table-cell office:value-type="float" office:value="463.83" calcext:value-type="float">
            <text:p>463.83</text:p>
          </table:table-cell>
          <table:table-cell office:value-type="float" office:value="310.134" calcext:value-type="float">
            <text:p>310.134</text:p>
          </table:table-cell>
          <table:table-cell/>
          <table:table-cell table:formula="of:=AVERAGE([.B29:.E29])" office:value-type="float" office:value="439.310285" calcext:value-type="float">
            <text:p>439.31028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94.29556" calcext:value-type="float">
            <text:p>294.29556</text:p>
          </table:table-cell>
          <table:table-cell office:value-type="float" office:value="635.104" calcext:value-type="float">
            <text:p>635.104</text:p>
          </table:table-cell>
          <table:table-cell office:value-type="float" office:value="484.012" calcext:value-type="float">
            <text:p>484.012</text:p>
          </table:table-cell>
          <table:table-cell office:value-type="float" office:value="285.582" calcext:value-type="float">
            <text:p>285.582</text:p>
          </table:table-cell>
          <table:table-cell/>
          <table:table-cell table:formula="of:=AVERAGE([.B30:.E30])" office:value-type="float" office:value="424.74839" calcext:value-type="float">
            <text:p>424.74839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304.35842" calcext:value-type="float">
            <text:p>304.35842</text:p>
          </table:table-cell>
          <table:table-cell office:value-type="float" office:value="641.696" calcext:value-type="float">
            <text:p>641.696</text:p>
          </table:table-cell>
          <table:table-cell office:value-type="float" office:value="588.688" calcext:value-type="float">
            <text:p>588.688</text:p>
          </table:table-cell>
          <table:table-cell office:value-type="float" office:value="241.94" calcext:value-type="float">
            <text:p>241.94</text:p>
          </table:table-cell>
          <table:table-cell/>
          <table:table-cell table:formula="of:=AVERAGE([.B31:.E31])" office:value-type="float" office:value="444.170605" calcext:value-type="float">
            <text:p>444.1706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04.6502" calcext:value-type="float">
            <text:p>304.6502</text:p>
          </table:table-cell>
          <table:table-cell office:value-type="float" office:value="668.306" calcext:value-type="float">
            <text:p>668.306</text:p>
          </table:table-cell>
          <table:table-cell office:value-type="float" office:value="622.838" calcext:value-type="float">
            <text:p>622.838</text:p>
          </table:table-cell>
          <table:table-cell office:value-type="float" office:value="242.536" calcext:value-type="float">
            <text:p>242.536</text:p>
          </table:table-cell>
          <table:table-cell/>
          <table:table-cell table:formula="of:=AVERAGE([.B32:.E32])" office:value-type="float" office:value="459.58255" calcext:value-type="float">
            <text:p>459.5825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90.96442" calcext:value-type="float">
            <text:p>290.96442</text:p>
          </table:table-cell>
          <table:table-cell office:value-type="float" office:value="682.516" calcext:value-type="float">
            <text:p>682.516</text:p>
          </table:table-cell>
          <table:table-cell office:value-type="float" office:value="617.22" calcext:value-type="float">
            <text:p>617.22</text:p>
          </table:table-cell>
          <table:table-cell office:value-type="float" office:value="254.526" calcext:value-type="float">
            <text:p>254.526</text:p>
          </table:table-cell>
          <table:table-cell/>
          <table:table-cell table:formula="of:=AVERAGE([.B33:.E33])" office:value-type="float" office:value="461.306605" calcext:value-type="float">
            <text:p>461.30660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98.86212" calcext:value-type="float">
            <text:p>298.86212</text:p>
          </table:table-cell>
          <table:table-cell office:value-type="float" office:value="747.26" calcext:value-type="float">
            <text:p>747.26</text:p>
          </table:table-cell>
          <table:table-cell office:value-type="float" office:value="571.286" calcext:value-type="float">
            <text:p>571.286</text:p>
          </table:table-cell>
          <table:table-cell office:value-type="float" office:value="259.044" calcext:value-type="float">
            <text:p>259.044</text:p>
          </table:table-cell>
          <table:table-cell/>
          <table:table-cell table:formula="of:=AVERAGE([.B34:.E34])" office:value-type="float" office:value="469.11303" calcext:value-type="float">
            <text:p>469.11303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308.9756" calcext:value-type="float">
            <text:p>308.9756</text:p>
          </table:table-cell>
          <table:table-cell office:value-type="float" office:value="703.822" calcext:value-type="float">
            <text:p>703.822</text:p>
          </table:table-cell>
          <table:table-cell office:value-type="float" office:value="563.83" calcext:value-type="float">
            <text:p>563.83</text:p>
          </table:table-cell>
          <table:table-cell office:value-type="float" office:value="256.74" calcext:value-type="float">
            <text:p>256.74</text:p>
          </table:table-cell>
          <table:table-cell/>
          <table:table-cell table:formula="of:=AVERAGE([.B35:.E35])" office:value-type="float" office:value="458.3419" calcext:value-type="float">
            <text:p>458.341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15.75032" calcext:value-type="float">
            <text:p>315.75032</text:p>
          </table:table-cell>
          <table:table-cell office:value-type="float" office:value="696.62" calcext:value-type="float">
            <text:p>696.62</text:p>
          </table:table-cell>
          <table:table-cell office:value-type="float" office:value="620.444" calcext:value-type="float">
            <text:p>620.444</text:p>
          </table:table-cell>
          <table:table-cell office:value-type="float" office:value="267.144" calcext:value-type="float">
            <text:p>267.144</text:p>
          </table:table-cell>
          <table:table-cell/>
          <table:table-cell table:formula="of:=AVERAGE([.B36:.E36])" office:value-type="float" office:value="474.98958" calcext:value-type="float">
            <text:p>474.9895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318.91914" calcext:value-type="float">
            <text:p>318.91914</text:p>
          </table:table-cell>
          <table:table-cell office:value-type="float" office:value="667.242" calcext:value-type="float">
            <text:p>667.242</text:p>
          </table:table-cell>
          <table:table-cell office:value-type="float" office:value="667.046" calcext:value-type="float">
            <text:p>667.046</text:p>
          </table:table-cell>
          <table:table-cell office:value-type="float" office:value="299.676" calcext:value-type="float">
            <text:p>299.676</text:p>
          </table:table-cell>
          <table:table-cell/>
          <table:table-cell table:formula="of:=AVERAGE([.B37:.E37])" office:value-type="float" office:value="488.220785" calcext:value-type="float">
            <text:p>488.220785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21.97688" calcext:value-type="float">
            <text:p>321.97688</text:p>
          </table:table-cell>
          <table:table-cell office:value-type="float" office:value="774.484" calcext:value-type="float">
            <text:p>774.484</text:p>
          </table:table-cell>
          <table:table-cell office:value-type="float" office:value="719.706" calcext:value-type="float">
            <text:p>719.706</text:p>
          </table:table-cell>
          <table:table-cell office:value-type="float" office:value="279.774" calcext:value-type="float">
            <text:p>279.774</text:p>
          </table:table-cell>
          <table:table-cell/>
          <table:table-cell table:formula="of:=AVERAGE([.B38:.E38])" office:value-type="float" office:value="523.98522" calcext:value-type="float">
            <text:p>523.98522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16.20426" calcext:value-type="float">
            <text:p>316.20426</text:p>
          </table:table-cell>
          <table:table-cell office:value-type="float" office:value="782.008" calcext:value-type="float">
            <text:p>782.008</text:p>
          </table:table-cell>
          <table:table-cell office:value-type="float" office:value="705.506" calcext:value-type="float">
            <text:p>705.506</text:p>
          </table:table-cell>
          <table:table-cell office:value-type="float" office:value="282.402" calcext:value-type="float">
            <text:p>282.402</text:p>
          </table:table-cell>
          <table:table-cell/>
          <table:table-cell table:formula="of:=AVERAGE([.B39:.E39])" office:value-type="float" office:value="521.530065" calcext:value-type="float">
            <text:p>521.53006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33.165" calcext:value-type="float">
            <text:p>333.165</text:p>
          </table:table-cell>
          <table:table-cell office:value-type="float" office:value="812.514" calcext:value-type="float">
            <text:p>812.514</text:p>
          </table:table-cell>
          <table:table-cell office:value-type="float" office:value="668.416" calcext:value-type="float">
            <text:p>668.416</text:p>
          </table:table-cell>
          <table:table-cell office:value-type="float" office:value="338.126" calcext:value-type="float">
            <text:p>338.126</text:p>
          </table:table-cell>
          <table:table-cell/>
          <table:table-cell table:formula="of:=AVERAGE([.B40:.E40])" office:value-type="float" office:value="538.05525" calcext:value-type="float">
            <text:p>538.0552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317.05922" calcext:value-type="float">
            <text:p>317.05922</text:p>
          </table:table-cell>
          <table:table-cell office:value-type="float" office:value="742.068" calcext:value-type="float">
            <text:p>742.068</text:p>
          </table:table-cell>
          <table:table-cell office:value-type="float" office:value="735.304" calcext:value-type="float">
            <text:p>735.304</text:p>
          </table:table-cell>
          <table:table-cell office:value-type="float" office:value="333.03" calcext:value-type="float">
            <text:p>333.03</text:p>
          </table:table-cell>
          <table:table-cell/>
          <table:table-cell table:formula="of:=AVERAGE([.B41:.E41])" office:value-type="float" office:value="531.865305" calcext:value-type="float">
            <text:p>531.86530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6.31562" calcext:value-type="float">
            <text:p>306.31562</text:p>
          </table:table-cell>
          <table:table-cell office:value-type="float" office:value="715.048" calcext:value-type="float">
            <text:p>715.048</text:p>
          </table:table-cell>
          <table:table-cell office:value-type="float" office:value="802.13" calcext:value-type="float">
            <text:p>802.13</text:p>
          </table:table-cell>
          <table:table-cell office:value-type="float" office:value="414.078" calcext:value-type="float">
            <text:p>414.078</text:p>
          </table:table-cell>
          <table:table-cell/>
          <table:table-cell table:formula="of:=AVERAGE([.B42:.E42])" office:value-type="float" office:value="559.392905" calcext:value-type="float">
            <text:p>559.39290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317.66546" calcext:value-type="float">
            <text:p>317.66546</text:p>
          </table:table-cell>
          <table:table-cell office:value-type="float" office:value="718.594" calcext:value-type="float">
            <text:p>718.594</text:p>
          </table:table-cell>
          <table:table-cell office:value-type="float" office:value="750.666" calcext:value-type="float">
            <text:p>750.666</text:p>
          </table:table-cell>
          <table:table-cell office:value-type="float" office:value="352.146" calcext:value-type="float">
            <text:p>352.146</text:p>
          </table:table-cell>
          <table:table-cell/>
          <table:table-cell table:formula="of:=AVERAGE([.B43:.E43])" office:value-type="float" office:value="534.767865" calcext:value-type="float">
            <text:p>534.76786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24.11364" calcext:value-type="float">
            <text:p>324.11364</text:p>
          </table:table-cell>
          <table:table-cell office:value-type="float" office:value="791.27" calcext:value-type="float">
            <text:p>791.27</text:p>
          </table:table-cell>
          <table:table-cell office:value-type="float" office:value="707.926" calcext:value-type="float">
            <text:p>707.926</text:p>
          </table:table-cell>
          <table:table-cell office:value-type="float" office:value="361.336" calcext:value-type="float">
            <text:p>361.336</text:p>
          </table:table-cell>
          <table:table-cell/>
          <table:table-cell table:formula="of:=AVERAGE([.B44:.E44])" office:value-type="float" office:value="546.16141" calcext:value-type="float">
            <text:p>546.16141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313.76442" calcext:value-type="float">
            <text:p>313.76442</text:p>
          </table:table-cell>
          <table:table-cell office:value-type="float" office:value="750.07" calcext:value-type="float">
            <text:p>750.07</text:p>
          </table:table-cell>
          <table:table-cell office:value-type="float" office:value="756.876" calcext:value-type="float">
            <text:p>756.876</text:p>
          </table:table-cell>
          <table:table-cell office:value-type="float" office:value="409.44" calcext:value-type="float">
            <text:p>409.44</text:p>
          </table:table-cell>
          <table:table-cell/>
          <table:table-cell table:formula="of:=AVERAGE([.B45:.E45])" office:value-type="float" office:value="557.537605" calcext:value-type="float">
            <text:p>557.53760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314.14322" calcext:value-type="float">
            <text:p>314.14322</text:p>
          </table:table-cell>
          <table:table-cell office:value-type="float" office:value="791.272" calcext:value-type="float">
            <text:p>791.272</text:p>
          </table:table-cell>
          <table:table-cell office:value-type="float" office:value="705.432" calcext:value-type="float">
            <text:p>705.432</text:p>
          </table:table-cell>
          <table:table-cell office:value-type="float" office:value="413.346" calcext:value-type="float">
            <text:p>413.346</text:p>
          </table:table-cell>
          <table:table-cell/>
          <table:table-cell table:formula="of:=AVERAGE([.B46:.E46])" office:value-type="float" office:value="556.048305" calcext:value-type="float">
            <text:p>556.04830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299.12602" calcext:value-type="float">
            <text:p>299.12602</text:p>
          </table:table-cell>
          <table:table-cell office:value-type="float" office:value="842.022" calcext:value-type="float">
            <text:p>842.022</text:p>
          </table:table-cell>
          <table:table-cell office:value-type="float" office:value="702.342" calcext:value-type="float">
            <text:p>702.342</text:p>
          </table:table-cell>
          <table:table-cell office:value-type="float" office:value="448.326" calcext:value-type="float">
            <text:p>448.326</text:p>
          </table:table-cell>
          <table:table-cell/>
          <table:table-cell table:formula="of:=AVERAGE([.B47:.E47])" office:value-type="float" office:value="572.954005" calcext:value-type="float">
            <text:p>572.95400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302.67334" calcext:value-type="float">
            <text:p>302.67334</text:p>
          </table:table-cell>
          <table:table-cell office:value-type="float" office:value="835.468" calcext:value-type="float">
            <text:p>835.468</text:p>
          </table:table-cell>
          <table:table-cell office:value-type="float" office:value="754.666" calcext:value-type="float">
            <text:p>754.666</text:p>
          </table:table-cell>
          <table:table-cell office:value-type="float" office:value="441.542" calcext:value-type="float">
            <text:p>441.542</text:p>
          </table:table-cell>
          <table:table-cell/>
          <table:table-cell table:formula="of:=AVERAGE([.B48:.E48])" office:value-type="float" office:value="583.587335" calcext:value-type="float">
            <text:p>583.58733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17.02658" calcext:value-type="float">
            <text:p>317.02658</text:p>
          </table:table-cell>
          <table:table-cell office:value-type="float" office:value="739.222" calcext:value-type="float">
            <text:p>739.222</text:p>
          </table:table-cell>
          <table:table-cell office:value-type="float" office:value="827.598" calcext:value-type="float">
            <text:p>827.598</text:p>
          </table:table-cell>
          <table:table-cell office:value-type="float" office:value="474.134" calcext:value-type="float">
            <text:p>474.134</text:p>
          </table:table-cell>
          <table:table-cell/>
          <table:table-cell table:formula="of:=AVERAGE([.B49:.E49])" office:value-type="float" office:value="589.495145" calcext:value-type="float">
            <text:p>589.49514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316.71766" calcext:value-type="float">
            <text:p>316.71766</text:p>
          </table:table-cell>
          <table:table-cell office:value-type="float" office:value="787.352" calcext:value-type="float">
            <text:p>787.352</text:p>
          </table:table-cell>
          <table:table-cell office:value-type="float" office:value="776.41" calcext:value-type="float">
            <text:p>776.41</text:p>
          </table:table-cell>
          <table:table-cell office:value-type="float" office:value="479.896" calcext:value-type="float">
            <text:p>479.896</text:p>
          </table:table-cell>
          <table:table-cell/>
          <table:table-cell table:formula="of:=AVERAGE([.B50:.E50])" office:value-type="float" office:value="590.093915" calcext:value-type="float">
            <text:p>590.09391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320.88872" calcext:value-type="float">
            <text:p>320.88872</text:p>
          </table:table-cell>
          <table:table-cell office:value-type="float" office:value="774.508" calcext:value-type="float">
            <text:p>774.508</text:p>
          </table:table-cell>
          <table:table-cell office:value-type="float" office:value="785.304" calcext:value-type="float">
            <text:p>785.304</text:p>
          </table:table-cell>
          <table:table-cell office:value-type="float" office:value="443.96" calcext:value-type="float">
            <text:p>443.96</text:p>
          </table:table-cell>
          <table:table-cell/>
          <table:table-cell table:formula="of:=AVERAGE([.B51:.E51])" office:value-type="float" office:value="581.16518" calcext:value-type="float">
            <text:p>581.1651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4.83072" calcext:value-type="float">
            <text:p>324.83072</text:p>
          </table:table-cell>
          <table:table-cell office:value-type="float" office:value="796.826" calcext:value-type="float">
            <text:p>796.826</text:p>
          </table:table-cell>
          <table:table-cell office:value-type="float" office:value="764.798" calcext:value-type="float">
            <text:p>764.798</text:p>
          </table:table-cell>
          <table:table-cell office:value-type="float" office:value="452.062" calcext:value-type="float">
            <text:p>452.062</text:p>
          </table:table-cell>
          <table:table-cell/>
          <table:table-cell table:formula="of:=AVERAGE([.B52:.E52])" office:value-type="float" office:value="584.62918" calcext:value-type="float">
            <text:p>584.62918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319.44942" calcext:value-type="float">
            <text:p>319.44942</text:p>
          </table:table-cell>
          <table:table-cell office:value-type="float" office:value="778.17" calcext:value-type="float">
            <text:p>778.17</text:p>
          </table:table-cell>
          <table:table-cell office:value-type="float" office:value="698.234" calcext:value-type="float">
            <text:p>698.234</text:p>
          </table:table-cell>
          <table:table-cell office:value-type="float" office:value="471.166" calcext:value-type="float">
            <text:p>471.166</text:p>
          </table:table-cell>
          <table:table-cell/>
          <table:table-cell table:formula="of:=AVERAGE([.B53:.E53])" office:value-type="float" office:value="566.754855" calcext:value-type="float">
            <text:p>566.75485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27.55104" calcext:value-type="float">
            <text:p>327.55104</text:p>
          </table:table-cell>
          <table:table-cell office:value-type="float" office:value="773.164" calcext:value-type="float">
            <text:p>773.164</text:p>
          </table:table-cell>
          <table:table-cell office:value-type="float" office:value="687.808" calcext:value-type="float">
            <text:p>687.808</text:p>
          </table:table-cell>
          <table:table-cell office:value-type="float" office:value="493.234" calcext:value-type="float">
            <text:p>493.234</text:p>
          </table:table-cell>
          <table:table-cell/>
          <table:table-cell table:formula="of:=AVERAGE([.B54:.E54])" office:value-type="float" office:value="570.43926" calcext:value-type="float">
            <text:p>570.43926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318.88802" calcext:value-type="float">
            <text:p>318.88802</text:p>
          </table:table-cell>
          <table:table-cell office:value-type="float" office:value="736.042" calcext:value-type="float">
            <text:p>736.042</text:p>
          </table:table-cell>
          <table:table-cell office:value-type="float" office:value="699.212" calcext:value-type="float">
            <text:p>699.212</text:p>
          </table:table-cell>
          <table:table-cell office:value-type="float" office:value="478.022" calcext:value-type="float">
            <text:p>478.022</text:p>
          </table:table-cell>
          <table:table-cell/>
          <table:table-cell table:formula="of:=AVERAGE([.B55:.E55])" office:value-type="float" office:value="558.041005" calcext:value-type="float">
            <text:p>558.04100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09.29812" calcext:value-type="float">
            <text:p>309.29812</text:p>
          </table:table-cell>
          <table:table-cell office:value-type="float" office:value="736.856" calcext:value-type="float">
            <text:p>736.856</text:p>
          </table:table-cell>
          <table:table-cell office:value-type="float" office:value="723.058" calcext:value-type="float">
            <text:p>723.058</text:p>
          </table:table-cell>
          <table:table-cell office:value-type="float" office:value="508.506" calcext:value-type="float">
            <text:p>508.506</text:p>
          </table:table-cell>
          <table:table-cell/>
          <table:table-cell table:formula="of:=AVERAGE([.B56:.E56])" office:value-type="float" office:value="569.42953" calcext:value-type="float">
            <text:p>569.42953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313.74222" calcext:value-type="float">
            <text:p>313.74222</text:p>
          </table:table-cell>
          <table:table-cell office:value-type="float" office:value="675.466" calcext:value-type="float">
            <text:p>675.466</text:p>
          </table:table-cell>
          <table:table-cell office:value-type="float" office:value="774.048" calcext:value-type="float">
            <text:p>774.048</text:p>
          </table:table-cell>
          <table:table-cell office:value-type="float" office:value="557.706" calcext:value-type="float">
            <text:p>557.706</text:p>
          </table:table-cell>
          <table:table-cell/>
          <table:table-cell table:formula="of:=AVERAGE([.B57:.E57])" office:value-type="float" office:value="580.240555" calcext:value-type="float">
            <text:p>580.24055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291.60948" calcext:value-type="float">
            <text:p>291.60948</text:p>
          </table:table-cell>
          <table:table-cell office:value-type="float" office:value="701.86" calcext:value-type="float">
            <text:p>701.86</text:p>
          </table:table-cell>
          <table:table-cell office:value-type="float" office:value="757.214" calcext:value-type="float">
            <text:p>757.214</text:p>
          </table:table-cell>
          <table:table-cell office:value-type="float" office:value="528.622" calcext:value-type="float">
            <text:p>528.622</text:p>
          </table:table-cell>
          <table:table-cell/>
          <table:table-cell table:formula="of:=AVERAGE([.B58:.E58])" office:value-type="float" office:value="569.82637" calcext:value-type="float">
            <text:p>569.82637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289.63676" calcext:value-type="float">
            <text:p>289.63676</text:p>
          </table:table-cell>
          <table:table-cell office:value-type="float" office:value="715.966" calcext:value-type="float">
            <text:p>715.966</text:p>
          </table:table-cell>
          <table:table-cell office:value-type="float" office:value="737.078" calcext:value-type="float">
            <text:p>737.078</text:p>
          </table:table-cell>
          <table:table-cell office:value-type="float" office:value="570.622" calcext:value-type="float">
            <text:p>570.622</text:p>
          </table:table-cell>
          <table:table-cell/>
          <table:table-cell table:formula="of:=AVERAGE([.B59:.E59])" office:value-type="float" office:value="578.32569" calcext:value-type="float">
            <text:p>578.3256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88.156" calcext:value-type="float">
            <text:p>288.156</text:p>
          </table:table-cell>
          <table:table-cell office:value-type="float" office:value="708.372" calcext:value-type="float">
            <text:p>708.372</text:p>
          </table:table-cell>
          <table:table-cell office:value-type="float" office:value="694.05" calcext:value-type="float">
            <text:p>694.05</text:p>
          </table:table-cell>
          <table:table-cell office:value-type="float" office:value="586.538" calcext:value-type="float">
            <text:p>586.538</text:p>
          </table:table-cell>
          <table:table-cell/>
          <table:table-cell table:formula="of:=AVERAGE([.B60:.E60])" office:value-type="float" office:value="569.279" calcext:value-type="float">
            <text:p>569.279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296.4941" calcext:value-type="float">
            <text:p>296.4941</text:p>
          </table:table-cell>
          <table:table-cell office:value-type="float" office:value="832.828" calcext:value-type="float">
            <text:p>832.828</text:p>
          </table:table-cell>
          <table:table-cell office:value-type="float" office:value="814.894" calcext:value-type="float">
            <text:p>814.894</text:p>
          </table:table-cell>
          <table:table-cell office:value-type="float" office:value="630.276" calcext:value-type="float">
            <text:p>630.276</text:p>
          </table:table-cell>
          <table:table-cell/>
          <table:table-cell table:formula="of:=AVERAGE([.B61:.E61])" office:value-type="float" office:value="643.623025" calcext:value-type="float">
            <text:p>643.62302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01.92658" calcext:value-type="float">
            <text:p>301.92658</text:p>
          </table:table-cell>
          <table:table-cell office:value-type="float" office:value="1001.604" calcext:value-type="float">
            <text:p>1001.604</text:p>
          </table:table-cell>
          <table:table-cell office:value-type="float" office:value="1528.336" calcext:value-type="float">
            <text:p>1528.336</text:p>
          </table:table-cell>
          <table:table-cell office:value-type="float" office:value="565.012" calcext:value-type="float">
            <text:p>565.012</text:p>
          </table:table-cell>
          <table:table-cell/>
          <table:table-cell table:formula="of:=AVERAGE([.B62:.E62])" office:value-type="float" office:value="849.219645" calcext:value-type="float">
            <text:p>849.21964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307.9483" calcext:value-type="float">
            <text:p>307.9483</text:p>
          </table:table-cell>
          <table:table-cell office:value-type="float" office:value="901.852" calcext:value-type="float">
            <text:p>901.852</text:p>
          </table:table-cell>
          <table:table-cell office:value-type="float" office:value="1535.6" calcext:value-type="float">
            <text:p>1535.6</text:p>
          </table:table-cell>
          <table:table-cell office:value-type="float" office:value="569.77" calcext:value-type="float">
            <text:p>569.77</text:p>
          </table:table-cell>
          <table:table-cell/>
          <table:table-cell table:formula="of:=AVERAGE([.B63:.E63])" office:value-type="float" office:value="828.792575" calcext:value-type="float">
            <text:p>828.7925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306.93732" calcext:value-type="float">
            <text:p>306.93732</text:p>
          </table:table-cell>
          <table:table-cell office:value-type="float" office:value="734.044" calcext:value-type="float">
            <text:p>734.044</text:p>
          </table:table-cell>
          <table:table-cell office:value-type="float" office:value="1720.314" calcext:value-type="float">
            <text:p>1720.314</text:p>
          </table:table-cell>
          <table:table-cell office:value-type="float" office:value="548.13" calcext:value-type="float">
            <text:p>548.13</text:p>
          </table:table-cell>
          <table:table-cell/>
          <table:table-cell table:formula="of:=AVERAGE([.B64:.E64])" office:value-type="float" office:value="827.35633" calcext:value-type="float">
            <text:p>827.35633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307.61548" calcext:value-type="float">
            <text:p>307.61548</text:p>
          </table:table-cell>
          <table:table-cell office:value-type="float" office:value="716.402" calcext:value-type="float">
            <text:p>716.402</text:p>
          </table:table-cell>
          <table:table-cell office:value-type="float" office:value="1930.582" calcext:value-type="float">
            <text:p>1930.582</text:p>
          </table:table-cell>
          <table:table-cell office:value-type="float" office:value="588.47" calcext:value-type="float">
            <text:p>588.47</text:p>
          </table:table-cell>
          <table:table-cell/>
          <table:table-cell table:formula="of:=AVERAGE([.B65:.E65])" office:value-type="float" office:value="885.76737" calcext:value-type="float">
            <text:p>885.7673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96.12228" calcext:value-type="float">
            <text:p>296.12228</text:p>
          </table:table-cell>
          <table:table-cell office:value-type="float" office:value="738.346" calcext:value-type="float">
            <text:p>738.346</text:p>
          </table:table-cell>
          <table:table-cell office:value-type="float" office:value="2091.806" calcext:value-type="float">
            <text:p>2091.806</text:p>
          </table:table-cell>
          <table:table-cell office:value-type="float" office:value="542.79" calcext:value-type="float">
            <text:p>542.79</text:p>
          </table:table-cell>
          <table:table-cell/>
          <table:table-cell table:formula="of:=AVERAGE([.B66:.E66])" office:value-type="float" office:value="917.26607" calcext:value-type="float">
            <text:p>917.26607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298.79178" calcext:value-type="float">
            <text:p>298.79178</text:p>
          </table:table-cell>
          <table:table-cell office:value-type="float" office:value="770.924" calcext:value-type="float">
            <text:p>770.924</text:p>
          </table:table-cell>
          <table:table-cell office:value-type="float" office:value="2243.488" calcext:value-type="float">
            <text:p>2243.488</text:p>
          </table:table-cell>
          <table:table-cell office:value-type="float" office:value="579.296" calcext:value-type="float">
            <text:p>579.296</text:p>
          </table:table-cell>
          <table:table-cell/>
          <table:table-cell table:formula="of:=AVERAGE([.B67:.E67])" office:value-type="float" office:value="973.124945" calcext:value-type="float">
            <text:p>973.12494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99.19176" calcext:value-type="float">
            <text:p>299.19176</text:p>
          </table:table-cell>
          <table:table-cell office:value-type="float" office:value="782.294" calcext:value-type="float">
            <text:p>782.294</text:p>
          </table:table-cell>
          <table:table-cell office:value-type="float" office:value="2236.092" calcext:value-type="float">
            <text:p>2236.092</text:p>
          </table:table-cell>
          <table:table-cell office:value-type="float" office:value="614.62" calcext:value-type="float">
            <text:p>614.62</text:p>
          </table:table-cell>
          <table:table-cell/>
          <table:table-cell table:formula="of:=AVERAGE([.B68:.E68])" office:value-type="float" office:value="983.04944" calcext:value-type="float">
            <text:p>983.04944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291.39014" calcext:value-type="float">
            <text:p>291.39014</text:p>
          </table:table-cell>
          <table:table-cell office:value-type="float" office:value="767.214" calcext:value-type="float">
            <text:p>767.214</text:p>
          </table:table-cell>
          <table:table-cell office:value-type="float" office:value="2097.538" calcext:value-type="float">
            <text:p>2097.538</text:p>
          </table:table-cell>
          <table:table-cell office:value-type="float" office:value="635.386" calcext:value-type="float">
            <text:p>635.386</text:p>
          </table:table-cell>
          <table:table-cell/>
          <table:table-cell table:formula="of:=AVERAGE([.B69:.E69])" office:value-type="float" office:value="947.882035" calcext:value-type="float">
            <text:p>947.88203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92.99326" calcext:value-type="float">
            <text:p>292.99326</text:p>
          </table:table-cell>
          <table:table-cell office:value-type="float" office:value="740.188" calcext:value-type="float">
            <text:p>740.188</text:p>
          </table:table-cell>
          <table:table-cell office:value-type="float" office:value="2055.972" calcext:value-type="float">
            <text:p>2055.972</text:p>
          </table:table-cell>
          <table:table-cell office:value-type="float" office:value="707.43" calcext:value-type="float">
            <text:p>707.43</text:p>
          </table:table-cell>
          <table:table-cell/>
          <table:table-cell table:formula="of:=AVERAGE([.B70:.E70])" office:value-type="float" office:value="949.145815" calcext:value-type="float">
            <text:p>949.14581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293.53012" calcext:value-type="float">
            <text:p>293.53012</text:p>
          </table:table-cell>
          <table:table-cell office:value-type="float" office:value="785.784" calcext:value-type="float">
            <text:p>785.784</text:p>
          </table:table-cell>
          <table:table-cell office:value-type="float" office:value="2138.474" calcext:value-type="float">
            <text:p>2138.474</text:p>
          </table:table-cell>
          <table:table-cell office:value-type="float" office:value="670.17" calcext:value-type="float">
            <text:p>670.17</text:p>
          </table:table-cell>
          <table:table-cell/>
          <table:table-cell table:formula="of:=AVERAGE([.B71:.E71])" office:value-type="float" office:value="971.98953" calcext:value-type="float">
            <text:p>971.9895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01.9232" calcext:value-type="float">
            <text:p>301.9232</text:p>
          </table:table-cell>
          <table:table-cell office:value-type="float" office:value="835.092" calcext:value-type="float">
            <text:p>835.092</text:p>
          </table:table-cell>
          <table:table-cell office:value-type="float" office:value="1864.59" calcext:value-type="float">
            <text:p>1864.59</text:p>
          </table:table-cell>
          <table:table-cell office:value-type="float" office:value="769.596" calcext:value-type="float">
            <text:p>769.596</text:p>
          </table:table-cell>
          <table:table-cell/>
          <table:table-cell table:formula="of:=AVERAGE([.B72:.E72])" office:value-type="float" office:value="942.8003" calcext:value-type="float">
            <text:p>942.8003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07.29218" calcext:value-type="float">
            <text:p>307.29218</text:p>
          </table:table-cell>
          <table:table-cell office:value-type="float" office:value="953.136" calcext:value-type="float">
            <text:p>953.136</text:p>
          </table:table-cell>
          <table:table-cell office:value-type="float" office:value="1675.558" calcext:value-type="float">
            <text:p>1675.558</text:p>
          </table:table-cell>
          <table:table-cell office:value-type="float" office:value="714.572" calcext:value-type="float">
            <text:p>714.572</text:p>
          </table:table-cell>
          <table:table-cell/>
          <table:table-cell table:formula="of:=AVERAGE([.B73:.E73])" office:value-type="float" office:value="912.639545" calcext:value-type="float">
            <text:p>912.639545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97.6659" calcext:value-type="float">
            <text:p>297.6659</text:p>
          </table:table-cell>
          <table:table-cell office:value-type="float" office:value="910.356" calcext:value-type="float">
            <text:p>910.356</text:p>
          </table:table-cell>
          <table:table-cell office:value-type="float" office:value="1880.27" calcext:value-type="float">
            <text:p>1880.27</text:p>
          </table:table-cell>
          <table:table-cell office:value-type="float" office:value="611.794" calcext:value-type="float">
            <text:p>611.794</text:p>
          </table:table-cell>
          <table:table-cell/>
          <table:table-cell table:formula="of:=AVERAGE([.B74:.E74])" office:value-type="float" office:value="925.021475" calcext:value-type="float">
            <text:p>925.02147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293.02206" calcext:value-type="float">
            <text:p>293.02206</text:p>
          </table:table-cell>
          <table:table-cell office:value-type="float" office:value="745.334" calcext:value-type="float">
            <text:p>745.334</text:p>
          </table:table-cell>
          <table:table-cell office:value-type="float" office:value="1583.624" calcext:value-type="float">
            <text:p>1583.624</text:p>
          </table:table-cell>
          <table:table-cell office:value-type="float" office:value="700.552" calcext:value-type="float">
            <text:p>700.552</text:p>
          </table:table-cell>
          <table:table-cell/>
          <table:table-cell table:formula="of:=AVERAGE([.B75:.E75])" office:value-type="float" office:value="830.633015" calcext:value-type="float">
            <text:p>830.63301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294.24336" calcext:value-type="float">
            <text:p>294.24336</text:p>
          </table:table-cell>
          <table:table-cell office:value-type="float" office:value="711.39" calcext:value-type="float">
            <text:p>711.39</text:p>
          </table:table-cell>
          <table:table-cell office:value-type="float" office:value="2207.388" calcext:value-type="float">
            <text:p>2207.388</text:p>
          </table:table-cell>
          <table:table-cell office:value-type="float" office:value="790.126" calcext:value-type="float">
            <text:p>790.126</text:p>
          </table:table-cell>
          <table:table-cell/>
          <table:table-cell table:formula="of:=AVERAGE([.B76:.E76])" office:value-type="float" office:value="1000.78684" calcext:value-type="float">
            <text:p>1000.78684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296.59388" calcext:value-type="float">
            <text:p>296.59388</text:p>
          </table:table-cell>
          <table:table-cell office:value-type="float" office:value="713.322" calcext:value-type="float">
            <text:p>713.322</text:p>
          </table:table-cell>
          <table:table-cell office:value-type="float" office:value="1781.508" calcext:value-type="float">
            <text:p>1781.508</text:p>
          </table:table-cell>
          <table:table-cell office:value-type="float" office:value="1048.884" calcext:value-type="float">
            <text:p>1048.884</text:p>
          </table:table-cell>
          <table:table-cell/>
          <table:table-cell table:formula="of:=AVERAGE([.B77:.E77])" office:value-type="float" office:value="960.07697" calcext:value-type="float">
            <text:p>960.07697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84.22558" calcext:value-type="float">
            <text:p>284.22558</text:p>
          </table:table-cell>
          <table:table-cell office:value-type="float" office:value="725.05" calcext:value-type="float">
            <text:p>725.05</text:p>
          </table:table-cell>
          <table:table-cell office:value-type="float" office:value="2190.132" calcext:value-type="float">
            <text:p>2190.132</text:p>
          </table:table-cell>
          <table:table-cell office:value-type="float" office:value="1192.742" calcext:value-type="float">
            <text:p>1192.742</text:p>
          </table:table-cell>
          <table:table-cell/>
          <table:table-cell table:formula="of:=AVERAGE([.B78:.E78])" office:value-type="float" office:value="1098.037395" calcext:value-type="float">
            <text:p>1098.03739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289.82162" calcext:value-type="float">
            <text:p>289.82162</text:p>
          </table:table-cell>
          <table:table-cell office:value-type="float" office:value="715.868" calcext:value-type="float">
            <text:p>715.868</text:p>
          </table:table-cell>
          <table:table-cell office:value-type="float" office:value="2069.27" calcext:value-type="float">
            <text:p>2069.27</text:p>
          </table:table-cell>
          <table:table-cell office:value-type="float" office:value="1093.764" calcext:value-type="float">
            <text:p>1093.764</text:p>
          </table:table-cell>
          <table:table-cell/>
          <table:table-cell table:formula="of:=AVERAGE([.B79:.E79])" office:value-type="float" office:value="1042.180905" calcext:value-type="float">
            <text:p>1042.18090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298.49144" calcext:value-type="float">
            <text:p>298.49144</text:p>
          </table:table-cell>
          <table:table-cell office:value-type="float" office:value="717.02" calcext:value-type="float">
            <text:p>717.02</text:p>
          </table:table-cell>
          <table:table-cell office:value-type="float" office:value="2511.788" calcext:value-type="float">
            <text:p>2511.788</text:p>
          </table:table-cell>
          <table:table-cell office:value-type="float" office:value="1111.548" calcext:value-type="float">
            <text:p>1111.548</text:p>
          </table:table-cell>
          <table:table-cell/>
          <table:table-cell table:formula="of:=AVERAGE([.B80:.E80])" office:value-type="float" office:value="1159.71186" calcext:value-type="float">
            <text:p>1159.71186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302.93922" calcext:value-type="float">
            <text:p>302.93922</text:p>
          </table:table-cell>
          <table:table-cell office:value-type="float" office:value="718.148" calcext:value-type="float">
            <text:p>718.148</text:p>
          </table:table-cell>
          <table:table-cell office:value-type="float" office:value="2325.358" calcext:value-type="float">
            <text:p>2325.358</text:p>
          </table:table-cell>
          <table:table-cell office:value-type="float" office:value="981.236" calcext:value-type="float">
            <text:p>981.236</text:p>
          </table:table-cell>
          <table:table-cell/>
          <table:table-cell table:formula="of:=AVERAGE([.B81:.E81])" office:value-type="float" office:value="1081.920305" calcext:value-type="float">
            <text:p>1081.92030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11.35488" calcext:value-type="float">
            <text:p>311.35488</text:p>
          </table:table-cell>
          <table:table-cell office:value-type="float" office:value="739.96" calcext:value-type="float">
            <text:p>739.96</text:p>
          </table:table-cell>
          <table:table-cell office:value-type="float" office:value="2433.1" calcext:value-type="float">
            <text:p>2433.1</text:p>
          </table:table-cell>
          <table:table-cell office:value-type="float" office:value="1152.392" calcext:value-type="float">
            <text:p>1152.392</text:p>
          </table:table-cell>
          <table:table-cell/>
          <table:table-cell table:formula="of:=AVERAGE([.B82:.E82])" office:value-type="float" office:value="1159.20172" calcext:value-type="float">
            <text:p>1159.20172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302.22124" calcext:value-type="float">
            <text:p>302.22124</text:p>
          </table:table-cell>
          <table:table-cell office:value-type="float" office:value="708.988" calcext:value-type="float">
            <text:p>708.988</text:p>
          </table:table-cell>
          <table:table-cell office:value-type="float" office:value="2326.236" calcext:value-type="float">
            <text:p>2326.236</text:p>
          </table:table-cell>
          <table:table-cell office:value-type="float" office:value="947.318" calcext:value-type="float">
            <text:p>947.318</text:p>
          </table:table-cell>
          <table:table-cell/>
          <table:table-cell table:formula="of:=AVERAGE([.B83:.E83])" office:value-type="float" office:value="1071.19081" calcext:value-type="float">
            <text:p>1071.19081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304.67562" calcext:value-type="float">
            <text:p>304.67562</text:p>
          </table:table-cell>
          <table:table-cell office:value-type="float" office:value="712.09" calcext:value-type="float">
            <text:p>712.09</text:p>
          </table:table-cell>
          <table:table-cell office:value-type="float" office:value="1975.26" calcext:value-type="float">
            <text:p>1975.26</text:p>
          </table:table-cell>
          <table:table-cell office:value-type="float" office:value="834.628" calcext:value-type="float">
            <text:p>834.628</text:p>
          </table:table-cell>
          <table:table-cell/>
          <table:table-cell table:formula="of:=AVERAGE([.B84:.E84])" office:value-type="float" office:value="956.663405" calcext:value-type="float">
            <text:p>956.66340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320.3484" calcext:value-type="float">
            <text:p>320.3484</text:p>
          </table:table-cell>
          <table:table-cell office:value-type="float" office:value="683.37" calcext:value-type="float">
            <text:p>683.37</text:p>
          </table:table-cell>
          <table:table-cell office:value-type="float" office:value="2009.36" calcext:value-type="float">
            <text:p>2009.36</text:p>
          </table:table-cell>
          <table:table-cell office:value-type="float" office:value="1146.012" calcext:value-type="float">
            <text:p>1146.012</text:p>
          </table:table-cell>
          <table:table-cell/>
          <table:table-cell table:formula="of:=AVERAGE([.B85:.E85])" office:value-type="float" office:value="1039.7726" calcext:value-type="float">
            <text:p>1039.7726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305.492" calcext:value-type="float">
            <text:p>305.492</text:p>
          </table:table-cell>
          <table:table-cell office:value-type="float" office:value="692.758" calcext:value-type="float">
            <text:p>692.758</text:p>
          </table:table-cell>
          <table:table-cell office:value-type="float" office:value="1919.04" calcext:value-type="float">
            <text:p>1919.04</text:p>
          </table:table-cell>
          <table:table-cell office:value-type="float" office:value="1011.202" calcext:value-type="float">
            <text:p>1011.202</text:p>
          </table:table-cell>
          <table:table-cell/>
          <table:table-cell table:formula="of:=AVERAGE([.B86:.E86])" office:value-type="float" office:value="982.123" calcext:value-type="float">
            <text:p>982.123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315.52086" calcext:value-type="float">
            <text:p>315.52086</text:p>
          </table:table-cell>
          <table:table-cell office:value-type="float" office:value="690.234" calcext:value-type="float">
            <text:p>690.234</text:p>
          </table:table-cell>
          <table:table-cell office:value-type="float" office:value="2202.982" calcext:value-type="float">
            <text:p>2202.982</text:p>
          </table:table-cell>
          <table:table-cell office:value-type="float" office:value="1021.18" calcext:value-type="float">
            <text:p>1021.18</text:p>
          </table:table-cell>
          <table:table-cell/>
          <table:table-cell table:formula="of:=AVERAGE([.B87:.E87])" office:value-type="float" office:value="1057.479215" calcext:value-type="float">
            <text:p>1057.47921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325.77304" calcext:value-type="float">
            <text:p>325.77304</text:p>
          </table:table-cell>
          <table:table-cell office:value-type="float" office:value="683.114" calcext:value-type="float">
            <text:p>683.114</text:p>
          </table:table-cell>
          <table:table-cell office:value-type="float" office:value="2339.414" calcext:value-type="float">
            <text:p>2339.414</text:p>
          </table:table-cell>
          <table:table-cell office:value-type="float" office:value="922.636" calcext:value-type="float">
            <text:p>922.636</text:p>
          </table:table-cell>
          <table:table-cell/>
          <table:table-cell table:formula="of:=AVERAGE([.B88:.E88])" office:value-type="float" office:value="1067.73426" calcext:value-type="float">
            <text:p>1067.73426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334.12836" calcext:value-type="float">
            <text:p>334.12836</text:p>
          </table:table-cell>
          <table:table-cell office:value-type="float" office:value="690.332" calcext:value-type="float">
            <text:p>690.332</text:p>
          </table:table-cell>
          <table:table-cell office:value-type="float" office:value="2448.714" calcext:value-type="float">
            <text:p>2448.714</text:p>
          </table:table-cell>
          <table:table-cell office:value-type="float" office:value="987.122" calcext:value-type="float">
            <text:p>987.122</text:p>
          </table:table-cell>
          <table:table-cell/>
          <table:table-cell table:formula="of:=AVERAGE([.B89:.E89])" office:value-type="float" office:value="1115.07409" calcext:value-type="float">
            <text:p>1115.07409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342.27262" calcext:value-type="float">
            <text:p>342.27262</text:p>
          </table:table-cell>
          <table:table-cell office:value-type="float" office:value="712.304" calcext:value-type="float">
            <text:p>712.304</text:p>
          </table:table-cell>
          <table:table-cell office:value-type="float" office:value="2052.728" calcext:value-type="float">
            <text:p>2052.728</text:p>
          </table:table-cell>
          <table:table-cell office:value-type="float" office:value="1169.27" calcext:value-type="float">
            <text:p>1169.27</text:p>
          </table:table-cell>
          <table:table-cell/>
          <table:table-cell table:formula="of:=AVERAGE([.B90:.E90])" office:value-type="float" office:value="1069.143655" calcext:value-type="float">
            <text:p>1069.14365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336.02046" calcext:value-type="float">
            <text:p>336.02046</text:p>
          </table:table-cell>
          <table:table-cell office:value-type="float" office:value="707.236" calcext:value-type="float">
            <text:p>707.236</text:p>
          </table:table-cell>
          <table:table-cell office:value-type="float" office:value="1985.516" calcext:value-type="float">
            <text:p>1985.516</text:p>
          </table:table-cell>
          <table:table-cell office:value-type="float" office:value="988.092" calcext:value-type="float">
            <text:p>988.092</text:p>
          </table:table-cell>
          <table:table-cell/>
          <table:table-cell table:formula="of:=AVERAGE([.B91:.E91])" office:value-type="float" office:value="1004.216115" calcext:value-type="float">
            <text:p>1004.216115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335.43044" calcext:value-type="float">
            <text:p>335.43044</text:p>
          </table:table-cell>
          <table:table-cell office:value-type="float" office:value="714.52" calcext:value-type="float">
            <text:p>714.52</text:p>
          </table:table-cell>
          <table:table-cell office:value-type="float" office:value="1939.132" calcext:value-type="float">
            <text:p>1939.132</text:p>
          </table:table-cell>
          <table:table-cell office:value-type="float" office:value="1251.526" calcext:value-type="float">
            <text:p>1251.526</text:p>
          </table:table-cell>
          <table:table-cell/>
          <table:table-cell table:formula="of:=AVERAGE([.B92:.E92])" office:value-type="float" office:value="1060.15211" calcext:value-type="float">
            <text:p>1060.15211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333.90806" calcext:value-type="float">
            <text:p>333.90806</text:p>
          </table:table-cell>
          <table:table-cell office:value-type="float" office:value="726.754" calcext:value-type="float">
            <text:p>726.754</text:p>
          </table:table-cell>
          <table:table-cell office:value-type="float" office:value="1755.964" calcext:value-type="float">
            <text:p>1755.964</text:p>
          </table:table-cell>
          <table:table-cell office:value-type="float" office:value="1217.05" calcext:value-type="float">
            <text:p>1217.05</text:p>
          </table:table-cell>
          <table:table-cell/>
          <table:table-cell table:formula="of:=AVERAGE([.B93:.E93])" office:value-type="float" office:value="1008.419015" calcext:value-type="float">
            <text:p>1008.41901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345.93688" calcext:value-type="float">
            <text:p>345.93688</text:p>
          </table:table-cell>
          <table:table-cell office:value-type="float" office:value="761.232" calcext:value-type="float">
            <text:p>761.232</text:p>
          </table:table-cell>
          <table:table-cell office:value-type="float" office:value="1710.526" calcext:value-type="float">
            <text:p>1710.526</text:p>
          </table:table-cell>
          <table:table-cell office:value-type="float" office:value="1077.216" calcext:value-type="float">
            <text:p>1077.216</text:p>
          </table:table-cell>
          <table:table-cell/>
          <table:table-cell table:formula="of:=AVERAGE([.B94:.E94])" office:value-type="float" office:value="973.72772" calcext:value-type="float">
            <text:p>973.72772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330.66764" calcext:value-type="float">
            <text:p>330.66764</text:p>
          </table:table-cell>
          <table:table-cell office:value-type="float" office:value="737.34" calcext:value-type="float">
            <text:p>737.34</text:p>
          </table:table-cell>
          <table:table-cell office:value-type="float" office:value="2107.958" calcext:value-type="float">
            <text:p>2107.958</text:p>
          </table:table-cell>
          <table:table-cell office:value-type="float" office:value="921.568" calcext:value-type="float">
            <text:p>921.568</text:p>
          </table:table-cell>
          <table:table-cell/>
          <table:table-cell table:formula="of:=AVERAGE([.B95:.E95])" office:value-type="float" office:value="1024.38341" calcext:value-type="float">
            <text:p>1024.38341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318.32722" calcext:value-type="float">
            <text:p>318.32722</text:p>
          </table:table-cell>
          <table:table-cell office:value-type="float" office:value="779.682" calcext:value-type="float">
            <text:p>779.682</text:p>
          </table:table-cell>
          <table:table-cell office:value-type="float" office:value="2033.312" calcext:value-type="float">
            <text:p>2033.312</text:p>
          </table:table-cell>
          <table:table-cell office:value-type="float" office:value="831.054" calcext:value-type="float">
            <text:p>831.054</text:p>
          </table:table-cell>
          <table:table-cell/>
          <table:table-cell table:formula="of:=AVERAGE([.B96:.E96])" office:value-type="float" office:value="990.593805" calcext:value-type="float">
            <text:p>990.59380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308.87906" calcext:value-type="float">
            <text:p>308.87906</text:p>
          </table:table-cell>
          <table:table-cell office:value-type="float" office:value="743.88" calcext:value-type="float">
            <text:p>743.88</text:p>
          </table:table-cell>
          <table:table-cell office:value-type="float" office:value="2036.924" calcext:value-type="float">
            <text:p>2036.924</text:p>
          </table:table-cell>
          <table:table-cell office:value-type="float" office:value="912.434" calcext:value-type="float">
            <text:p>912.434</text:p>
          </table:table-cell>
          <table:table-cell/>
          <table:table-cell table:formula="of:=AVERAGE([.B97:.E97])" office:value-type="float" office:value="1000.529265" calcext:value-type="float">
            <text:p>1000.52926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318.63542" calcext:value-type="float">
            <text:p>318.63542</text:p>
          </table:table-cell>
          <table:table-cell office:value-type="float" office:value="764.6" calcext:value-type="float">
            <text:p>764.6</text:p>
          </table:table-cell>
          <table:table-cell office:value-type="float" office:value="2334.242" calcext:value-type="float">
            <text:p>2334.242</text:p>
          </table:table-cell>
          <table:table-cell office:value-type="float" office:value="663.674" calcext:value-type="float">
            <text:p>663.674</text:p>
          </table:table-cell>
          <table:table-cell/>
          <table:table-cell table:formula="of:=AVERAGE([.B98:.E98])" office:value-type="float" office:value="1020.287855" calcext:value-type="float">
            <text:p>1020.287855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323.1132" calcext:value-type="float">
            <text:p>323.1132</text:p>
          </table:table-cell>
          <table:table-cell office:value-type="float" office:value="790.296" calcext:value-type="float">
            <text:p>790.296</text:p>
          </table:table-cell>
          <table:table-cell office:value-type="float" office:value="2536.566" calcext:value-type="float">
            <text:p>2536.566</text:p>
          </table:table-cell>
          <table:table-cell office:value-type="float" office:value="969.988" calcext:value-type="float">
            <text:p>969.988</text:p>
          </table:table-cell>
          <table:table-cell/>
          <table:table-cell table:formula="of:=AVERAGE([.B99:.E99])" office:value-type="float" office:value="1154.9908" calcext:value-type="float">
            <text:p>1154.990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328.32168" calcext:value-type="float">
            <text:p>328.32168</text:p>
          </table:table-cell>
          <table:table-cell office:value-type="float" office:value="774.048" calcext:value-type="float">
            <text:p>774.048</text:p>
          </table:table-cell>
          <table:table-cell office:value-type="float" office:value="2265.43" calcext:value-type="float">
            <text:p>2265.43</text:p>
          </table:table-cell>
          <table:table-cell office:value-type="float" office:value="1023.282" calcext:value-type="float">
            <text:p>1023.282</text:p>
          </table:table-cell>
          <table:table-cell/>
          <table:table-cell table:formula="of:=AVERAGE([.B100:.E100])" office:value-type="float" office:value="1097.77042" calcext:value-type="float">
            <text:p>1097.77042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326.34712" calcext:value-type="float">
            <text:p>326.34712</text:p>
          </table:table-cell>
          <table:table-cell office:value-type="float" office:value="746.166" calcext:value-type="float">
            <text:p>746.166</text:p>
          </table:table-cell>
          <table:table-cell office:value-type="float" office:value="1975.172" calcext:value-type="float">
            <text:p>1975.172</text:p>
          </table:table-cell>
          <table:table-cell office:value-type="float" office:value="1000.794" calcext:value-type="float">
            <text:p>1000.794</text:p>
          </table:table-cell>
          <table:table-cell/>
          <table:table-cell table:formula="of:=AVERAGE([.B101:.E101])" office:value-type="float" office:value="1012.11978" calcext:value-type="float">
            <text:p>1012.1197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15.96018" calcext:value-type="float">
            <text:p>315.96018</text:p>
          </table:table-cell>
          <table:table-cell office:value-type="float" office:value="788.156" calcext:value-type="float">
            <text:p>788.156</text:p>
          </table:table-cell>
          <table:table-cell office:value-type="float" office:value="2061.714" calcext:value-type="float">
            <text:p>2061.714</text:p>
          </table:table-cell>
          <table:table-cell office:value-type="float" office:value="1285.21" calcext:value-type="float">
            <text:p>1285.21</text:p>
          </table:table-cell>
          <table:table-cell/>
          <table:table-cell table:formula="of:=AVERAGE([.B102:.E102])" office:value-type="float" office:value="1112.760045" calcext:value-type="float">
            <text:p>1112.76004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307.27208" calcext:value-type="float">
            <text:p>307.27208</text:p>
          </table:table-cell>
          <table:table-cell office:value-type="float" office:value="738.072" calcext:value-type="float">
            <text:p>738.072</text:p>
          </table:table-cell>
          <table:table-cell office:value-type="float" office:value="2091.144" calcext:value-type="float">
            <text:p>2091.144</text:p>
          </table:table-cell>
          <table:table-cell office:value-type="float" office:value="1319.524" calcext:value-type="float">
            <text:p>1319.524</text:p>
          </table:table-cell>
          <table:table-cell/>
          <table:table-cell table:formula="of:=AVERAGE([.B103:.E103])" office:value-type="float" office:value="1114.00302" calcext:value-type="float">
            <text:p>1114.00302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302.07828" calcext:value-type="float">
            <text:p>302.07828</text:p>
          </table:table-cell>
          <table:table-cell office:value-type="float" office:value="699.612" calcext:value-type="float">
            <text:p>699.612</text:p>
          </table:table-cell>
          <table:table-cell office:value-type="float" office:value="2211.814" calcext:value-type="float">
            <text:p>2211.814</text:p>
          </table:table-cell>
          <table:table-cell office:value-type="float" office:value="1460.598" calcext:value-type="float">
            <text:p>1460.598</text:p>
          </table:table-cell>
          <table:table-cell/>
          <table:table-cell table:formula="of:=AVERAGE([.B104:.E104])" office:value-type="float" office:value="1168.52557" calcext:value-type="float">
            <text:p>1168.52557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326.61962" calcext:value-type="float">
            <text:p>326.61962</text:p>
          </table:table-cell>
          <table:table-cell office:value-type="float" office:value="777.412" calcext:value-type="float">
            <text:p>777.412</text:p>
          </table:table-cell>
          <table:table-cell office:value-type="float" office:value="2229.894" calcext:value-type="float">
            <text:p>2229.894</text:p>
          </table:table-cell>
          <table:table-cell office:value-type="float" office:value="1222.116" calcext:value-type="float">
            <text:p>1222.116</text:p>
          </table:table-cell>
          <table:table-cell/>
          <table:table-cell table:formula="of:=AVERAGE([.B105:.E105])" office:value-type="float" office:value="1139.010405" calcext:value-type="float">
            <text:p>1139.01040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318.8421" calcext:value-type="float">
            <text:p>318.8421</text:p>
          </table:table-cell>
          <table:table-cell office:value-type="float" office:value="883.084" calcext:value-type="float">
            <text:p>883.084</text:p>
          </table:table-cell>
          <table:table-cell office:value-type="float" office:value="2382.964" calcext:value-type="float">
            <text:p>2382.964</text:p>
          </table:table-cell>
          <table:table-cell office:value-type="float" office:value="1171.638" calcext:value-type="float">
            <text:p>1171.638</text:p>
          </table:table-cell>
          <table:table-cell/>
          <table:table-cell table:formula="of:=AVERAGE([.B106:.E106])" office:value-type="float" office:value="1189.132025" calcext:value-type="float">
            <text:p>1189.13202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301.08856" calcext:value-type="float">
            <text:p>301.08856</text:p>
          </table:table-cell>
          <table:table-cell office:value-type="float" office:value="910.216" calcext:value-type="float">
            <text:p>910.216</text:p>
          </table:table-cell>
          <table:table-cell office:value-type="float" office:value="2399.114" calcext:value-type="float">
            <text:p>2399.114</text:p>
          </table:table-cell>
          <table:table-cell office:value-type="float" office:value="1064.052" calcext:value-type="float">
            <text:p>1064.052</text:p>
          </table:table-cell>
          <table:table-cell/>
          <table:table-cell table:formula="of:=AVERAGE([.B107:.E107])" office:value-type="float" office:value="1168.61764" calcext:value-type="float">
            <text:p>1168.61764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299.08878" calcext:value-type="float">
            <text:p>299.08878</text:p>
          </table:table-cell>
          <table:table-cell office:value-type="float" office:value="1121.914" calcext:value-type="float">
            <text:p>1121.914</text:p>
          </table:table-cell>
          <table:table-cell office:value-type="float" office:value="2166.568" calcext:value-type="float">
            <text:p>2166.568</text:p>
          </table:table-cell>
          <table:table-cell office:value-type="float" office:value="966.412" calcext:value-type="float">
            <text:p>966.412</text:p>
          </table:table-cell>
          <table:table-cell/>
          <table:table-cell table:formula="of:=AVERAGE([.B108:.E108])" office:value-type="float" office:value="1138.495695" calcext:value-type="float">
            <text:p>1138.49569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291.93392" calcext:value-type="float">
            <text:p>291.93392</text:p>
          </table:table-cell>
          <table:table-cell office:value-type="float" office:value="1188.974" calcext:value-type="float">
            <text:p>1188.974</text:p>
          </table:table-cell>
          <table:table-cell office:value-type="float" office:value="2137.794" calcext:value-type="float">
            <text:p>2137.794</text:p>
          </table:table-cell>
          <table:table-cell office:value-type="float" office:value="840.028" calcext:value-type="float">
            <text:p>840.028</text:p>
          </table:table-cell>
          <table:table-cell/>
          <table:table-cell table:formula="of:=AVERAGE([.B109:.E109])" office:value-type="float" office:value="1114.68248" calcext:value-type="float">
            <text:p>1114.6824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294.90754" calcext:value-type="float">
            <text:p>294.90754</text:p>
          </table:table-cell>
          <table:table-cell office:value-type="float" office:value="1075.024" calcext:value-type="float">
            <text:p>1075.024</text:p>
          </table:table-cell>
          <table:table-cell office:value-type="float" office:value="1957.636" calcext:value-type="float">
            <text:p>1957.636</text:p>
          </table:table-cell>
          <table:table-cell office:value-type="float" office:value="825.758" calcext:value-type="float">
            <text:p>825.758</text:p>
          </table:table-cell>
          <table:table-cell/>
          <table:table-cell table:formula="of:=AVERAGE([.B110:.E110])" office:value-type="float" office:value="1038.331385" calcext:value-type="float">
            <text:p>1038.33138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287.57922" calcext:value-type="float">
            <text:p>287.57922</text:p>
          </table:table-cell>
          <table:table-cell office:value-type="float" office:value="929.184" calcext:value-type="float">
            <text:p>929.184</text:p>
          </table:table-cell>
          <table:table-cell office:value-type="float" office:value="2116.224" calcext:value-type="float">
            <text:p>2116.224</text:p>
          </table:table-cell>
          <table:table-cell office:value-type="float" office:value="866.572" calcext:value-type="float">
            <text:p>866.572</text:p>
          </table:table-cell>
          <table:table-cell/>
          <table:table-cell table:formula="of:=AVERAGE([.B111:.E111])" office:value-type="float" office:value="1049.889805" calcext:value-type="float">
            <text:p>1049.88980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276.1804" calcext:value-type="float">
            <text:p>276.1804</text:p>
          </table:table-cell>
          <table:table-cell office:value-type="float" office:value="985.556" calcext:value-type="float">
            <text:p>985.556</text:p>
          </table:table-cell>
          <table:table-cell office:value-type="float" office:value="1931.936" calcext:value-type="float">
            <text:p>1931.936</text:p>
          </table:table-cell>
          <table:table-cell office:value-type="float" office:value="812.216" calcext:value-type="float">
            <text:p>812.216</text:p>
          </table:table-cell>
          <table:table-cell/>
          <table:table-cell table:formula="of:=AVERAGE([.B112:.E112])" office:value-type="float" office:value="1001.4721" calcext:value-type="float">
            <text:p>1001.4721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279.37108" calcext:value-type="float">
            <text:p>279.37108</text:p>
          </table:table-cell>
          <table:table-cell office:value-type="float" office:value="946.362" calcext:value-type="float">
            <text:p>946.362</text:p>
          </table:table-cell>
          <table:table-cell office:value-type="float" office:value="1933.276" calcext:value-type="float">
            <text:p>1933.276</text:p>
          </table:table-cell>
          <table:table-cell office:value-type="float" office:value="965.104" calcext:value-type="float">
            <text:p>965.104</text:p>
          </table:table-cell>
          <table:table-cell/>
          <table:table-cell table:formula="of:=AVERAGE([.B113:.E113])" office:value-type="float" office:value="1031.02827" calcext:value-type="float">
            <text:p>1031.0282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286.41428" calcext:value-type="float">
            <text:p>286.41428</text:p>
          </table:table-cell>
          <table:table-cell office:value-type="float" office:value="1002.802" calcext:value-type="float">
            <text:p>1002.802</text:p>
          </table:table-cell>
          <table:table-cell office:value-type="float" office:value="1875.22" calcext:value-type="float">
            <text:p>1875.22</text:p>
          </table:table-cell>
          <table:table-cell office:value-type="float" office:value="936.156" calcext:value-type="float">
            <text:p>936.156</text:p>
          </table:table-cell>
          <table:table-cell/>
          <table:table-cell table:formula="of:=AVERAGE([.B114:.E114])" office:value-type="float" office:value="1025.14807" calcext:value-type="float">
            <text:p>1025.14807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275.30196" calcext:value-type="float">
            <text:p>275.30196</text:p>
          </table:table-cell>
          <table:table-cell office:value-type="float" office:value="944.234" calcext:value-type="float">
            <text:p>944.234</text:p>
          </table:table-cell>
          <table:table-cell office:value-type="float" office:value="1811.29" calcext:value-type="float">
            <text:p>1811.29</text:p>
          </table:table-cell>
          <table:table-cell office:value-type="float" office:value="1041.674" calcext:value-type="float">
            <text:p>1041.674</text:p>
          </table:table-cell>
          <table:table-cell/>
          <table:table-cell table:formula="of:=AVERAGE([.B115:.E115])" office:value-type="float" office:value="1018.12499" calcext:value-type="float">
            <text:p>1018.12499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273.73844" calcext:value-type="float">
            <text:p>273.73844</text:p>
          </table:table-cell>
          <table:table-cell office:value-type="float" office:value="945.954" calcext:value-type="float">
            <text:p>945.954</text:p>
          </table:table-cell>
          <table:table-cell office:value-type="float" office:value="1833.836" calcext:value-type="float">
            <text:p>1833.836</text:p>
          </table:table-cell>
          <table:table-cell office:value-type="float" office:value="1063.242" calcext:value-type="float">
            <text:p>1063.242</text:p>
          </table:table-cell>
          <table:table-cell/>
          <table:table-cell table:formula="of:=AVERAGE([.B116:.E116])" office:value-type="float" office:value="1029.19261" calcext:value-type="float">
            <text:p>1029.19261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276.18848" calcext:value-type="float">
            <text:p>276.18848</text:p>
          </table:table-cell>
          <table:table-cell office:value-type="float" office:value="1079.518" calcext:value-type="float">
            <text:p>1079.518</text:p>
          </table:table-cell>
          <table:table-cell office:value-type="float" office:value="1928.288" calcext:value-type="float">
            <text:p>1928.288</text:p>
          </table:table-cell>
          <table:table-cell office:value-type="float" office:value="1009.768" calcext:value-type="float">
            <text:p>1009.768</text:p>
          </table:table-cell>
          <table:table-cell/>
          <table:table-cell table:formula="of:=AVERAGE([.B117:.E117])" office:value-type="float" office:value="1073.44062" calcext:value-type="float">
            <text:p>1073.44062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276.42346" calcext:value-type="float">
            <text:p>276.42346</text:p>
          </table:table-cell>
          <table:table-cell office:value-type="float" office:value="1094.48" calcext:value-type="float">
            <text:p>1094.48</text:p>
          </table:table-cell>
          <table:table-cell office:value-type="float" office:value="2052.83" calcext:value-type="float">
            <text:p>2052.83</text:p>
          </table:table-cell>
          <table:table-cell office:value-type="float" office:value="1069.244" calcext:value-type="float">
            <text:p>1069.244</text:p>
          </table:table-cell>
          <table:table-cell/>
          <table:table-cell table:formula="of:=AVERAGE([.B118:.E118])" office:value-type="float" office:value="1123.244365" calcext:value-type="float">
            <text:p>1123.24436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336.36644" calcext:value-type="float">
            <text:p>336.36644</text:p>
          </table:table-cell>
          <table:table-cell office:value-type="float" office:value="1215.9" calcext:value-type="float">
            <text:p>1215.9</text:p>
          </table:table-cell>
          <table:table-cell office:value-type="float" office:value="1906.042" calcext:value-type="float">
            <text:p>1906.042</text:p>
          </table:table-cell>
          <table:table-cell office:value-type="float" office:value="1074.922" calcext:value-type="float">
            <text:p>1074.922</text:p>
          </table:table-cell>
          <table:table-cell/>
          <table:table-cell table:formula="of:=AVERAGE([.B119:.E119])" office:value-type="float" office:value="1133.30761" calcext:value-type="float">
            <text:p>1133.3076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294.37856" calcext:value-type="float">
            <text:p>294.37856</text:p>
          </table:table-cell>
          <table:table-cell office:value-type="float" office:value="1095.86" calcext:value-type="float">
            <text:p>1095.86</text:p>
          </table:table-cell>
          <table:table-cell office:value-type="float" office:value="2062.142" calcext:value-type="float">
            <text:p>2062.142</text:p>
          </table:table-cell>
          <table:table-cell office:value-type="float" office:value="1200.842" calcext:value-type="float">
            <text:p>1200.842</text:p>
          </table:table-cell>
          <table:table-cell/>
          <table:table-cell table:formula="of:=AVERAGE([.B120:.E120])" office:value-type="float" office:value="1163.30564" calcext:value-type="float">
            <text:p>1163.30564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284.94582" calcext:value-type="float">
            <text:p>284.94582</text:p>
          </table:table-cell>
          <table:table-cell office:value-type="float" office:value="970.912" calcext:value-type="float">
            <text:p>970.912</text:p>
          </table:table-cell>
          <table:table-cell office:value-type="float" office:value="2183.204" calcext:value-type="float">
            <text:p>2183.204</text:p>
          </table:table-cell>
          <table:table-cell office:value-type="float" office:value="1238.168" calcext:value-type="float">
            <text:p>1238.168</text:p>
          </table:table-cell>
          <table:table-cell/>
          <table:table-cell table:formula="of:=AVERAGE([.B121:.E121])" office:value-type="float" office:value="1169.307455" calcext:value-type="float">
            <text:p>1169.3074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76.80572" calcext:value-type="float">
            <text:p>276.80572</text:p>
          </table:table-cell>
          <table:table-cell office:value-type="float" office:value="931.444" calcext:value-type="float">
            <text:p>931.444</text:p>
          </table:table-cell>
          <table:table-cell office:value-type="float" office:value="2065.036" calcext:value-type="float">
            <text:p>2065.036</text:p>
          </table:table-cell>
          <table:table-cell office:value-type="float" office:value="997.342" calcext:value-type="float">
            <text:p>997.342</text:p>
          </table:table-cell>
          <table:table-cell/>
          <table:table-cell table:formula="of:=AVERAGE([.B122:.E122])" office:value-type="float" office:value="1067.65693" calcext:value-type="float">
            <text:p>1067.65693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278.51694" calcext:value-type="float">
            <text:p>278.51694</text:p>
          </table:table-cell>
          <table:table-cell office:value-type="float" office:value="848.522" calcext:value-type="float">
            <text:p>848.522</text:p>
          </table:table-cell>
          <table:table-cell office:value-type="float" office:value="1879.86" calcext:value-type="float">
            <text:p>1879.86</text:p>
          </table:table-cell>
          <table:table-cell office:value-type="float" office:value="1214.424" calcext:value-type="float">
            <text:p>1214.424</text:p>
          </table:table-cell>
          <table:table-cell/>
          <table:table-cell table:formula="of:=AVERAGE([.B123:.E123])" office:value-type="float" office:value="1055.330735" calcext:value-type="float">
            <text:p>1055.330735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275.76392" calcext:value-type="float">
            <text:p>275.76392</text:p>
          </table:table-cell>
          <table:table-cell office:value-type="float" office:value="815.776" calcext:value-type="float">
            <text:p>815.776</text:p>
          </table:table-cell>
          <table:table-cell office:value-type="float" office:value="2122.42" calcext:value-type="float">
            <text:p>2122.42</text:p>
          </table:table-cell>
          <table:table-cell office:value-type="float" office:value="1200.736" calcext:value-type="float">
            <text:p>1200.736</text:p>
          </table:table-cell>
          <table:table-cell/>
          <table:table-cell table:formula="of:=AVERAGE([.B124:.E124])" office:value-type="float" office:value="1103.67398" calcext:value-type="float">
            <text:p>1103.67398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273.4683" calcext:value-type="float">
            <text:p>273.4683</text:p>
          </table:table-cell>
          <table:table-cell office:value-type="float" office:value="834.93" calcext:value-type="float">
            <text:p>834.93</text:p>
          </table:table-cell>
          <table:table-cell office:value-type="float" office:value="1999.522" calcext:value-type="float">
            <text:p>1999.522</text:p>
          </table:table-cell>
          <table:table-cell office:value-type="float" office:value="1236.916" calcext:value-type="float">
            <text:p>1236.916</text:p>
          </table:table-cell>
          <table:table-cell/>
          <table:table-cell table:formula="of:=AVERAGE([.B125:.E125])" office:value-type="float" office:value="1086.209075" calcext:value-type="float">
            <text:p>1086.209075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279.57882" calcext:value-type="float">
            <text:p>279.57882</text:p>
          </table:table-cell>
          <table:table-cell office:value-type="float" office:value="928.678" calcext:value-type="float">
            <text:p>928.678</text:p>
          </table:table-cell>
          <table:table-cell office:value-type="float" office:value="1800.732" calcext:value-type="float">
            <text:p>1800.732</text:p>
          </table:table-cell>
          <table:table-cell office:value-type="float" office:value="1182.144" calcext:value-type="float">
            <text:p>1182.144</text:p>
          </table:table-cell>
          <table:table-cell/>
          <table:table-cell table:formula="of:=AVERAGE([.B126:.E126])" office:value-type="float" office:value="1047.783205" calcext:value-type="float">
            <text:p>1047.78320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281.73772" calcext:value-type="float">
            <text:p>281.73772</text:p>
          </table:table-cell>
          <table:table-cell office:value-type="float" office:value="985.178" calcext:value-type="float">
            <text:p>985.178</text:p>
          </table:table-cell>
          <table:table-cell office:value-type="float" office:value="1872.652" calcext:value-type="float">
            <text:p>1872.652</text:p>
          </table:table-cell>
          <table:table-cell office:value-type="float" office:value="1310.05" calcext:value-type="float">
            <text:p>1310.05</text:p>
          </table:table-cell>
          <table:table-cell/>
          <table:table-cell table:formula="of:=AVERAGE([.B127:.E127])" office:value-type="float" office:value="1112.40443" calcext:value-type="float">
            <text:p>1112.40443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279.05698" calcext:value-type="float">
            <text:p>279.05698</text:p>
          </table:table-cell>
          <table:table-cell office:value-type="float" office:value="997.026" calcext:value-type="float">
            <text:p>997.026</text:p>
          </table:table-cell>
          <table:table-cell office:value-type="float" office:value="1807.918" calcext:value-type="float">
            <text:p>1807.918</text:p>
          </table:table-cell>
          <table:table-cell office:value-type="float" office:value="1211.802" calcext:value-type="float">
            <text:p>1211.802</text:p>
          </table:table-cell>
          <table:table-cell/>
          <table:table-cell table:formula="of:=AVERAGE([.B128:.E128])" office:value-type="float" office:value="1073.950745" calcext:value-type="float">
            <text:p>1073.95074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333.31546" calcext:value-type="float">
            <text:p>333.31546</text:p>
          </table:table-cell>
          <table:table-cell office:value-type="float" office:value="1050.184" calcext:value-type="float">
            <text:p>1050.184</text:p>
          </table:table-cell>
          <table:table-cell office:value-type="float" office:value="1594.238" calcext:value-type="float">
            <text:p>1594.238</text:p>
          </table:table-cell>
          <table:table-cell office:value-type="float" office:value="1189.034" calcext:value-type="float">
            <text:p>1189.034</text:p>
          </table:table-cell>
          <table:table-cell/>
          <table:table-cell table:formula="of:=AVERAGE([.B129:.E129])" office:value-type="float" office:value="1041.692865" calcext:value-type="float">
            <text:p>1041.69286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448.57122" calcext:value-type="float">
            <text:p>448.57122</text:p>
          </table:table-cell>
          <table:table-cell office:value-type="float" office:value="1002.358" calcext:value-type="float">
            <text:p>1002.358</text:p>
          </table:table-cell>
          <table:table-cell office:value-type="float" office:value="1587.652" calcext:value-type="float">
            <text:p>1587.652</text:p>
          </table:table-cell>
          <table:table-cell office:value-type="float" office:value="1251.424" calcext:value-type="float">
            <text:p>1251.424</text:p>
          </table:table-cell>
          <table:table-cell/>
          <table:table-cell table:formula="of:=AVERAGE([.B130:.E130])" office:value-type="float" office:value="1072.501305" calcext:value-type="float">
            <text:p>1072.50130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532.94208" calcext:value-type="float">
            <text:p>532.94208</text:p>
          </table:table-cell>
          <table:table-cell office:value-type="float" office:value="909.862" calcext:value-type="float">
            <text:p>909.862</text:p>
          </table:table-cell>
          <table:table-cell office:value-type="float" office:value="1693.124" calcext:value-type="float">
            <text:p>1693.124</text:p>
          </table:table-cell>
          <table:table-cell office:value-type="float" office:value="1514.172" calcext:value-type="float">
            <text:p>1514.172</text:p>
          </table:table-cell>
          <table:table-cell/>
          <table:table-cell table:formula="of:=AVERAGE([.B131:.E131])" office:value-type="float" office:value="1162.52502" calcext:value-type="float">
            <text:p>1162.5250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532.86366" calcext:value-type="float">
            <text:p>532.86366</text:p>
          </table:table-cell>
          <table:table-cell office:value-type="float" office:value="1022.768" calcext:value-type="float">
            <text:p>1022.768</text:p>
          </table:table-cell>
          <table:table-cell office:value-type="float" office:value="1931.212" calcext:value-type="float">
            <text:p>1931.212</text:p>
          </table:table-cell>
          <table:table-cell office:value-type="float" office:value="1337.104" calcext:value-type="float">
            <text:p>1337.104</text:p>
          </table:table-cell>
          <table:table-cell/>
          <table:table-cell table:formula="of:=AVERAGE([.B132:.E132])" office:value-type="float" office:value="1205.986915" calcext:value-type="float">
            <text:p>1205.986915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520.52432" calcext:value-type="float">
            <text:p>520.52432</text:p>
          </table:table-cell>
          <table:table-cell office:value-type="float" office:value="975.836" calcext:value-type="float">
            <text:p>975.836</text:p>
          </table:table-cell>
          <table:table-cell office:value-type="float" office:value="1748.266" calcext:value-type="float">
            <text:p>1748.266</text:p>
          </table:table-cell>
          <table:table-cell office:value-type="float" office:value="1363.17" calcext:value-type="float">
            <text:p>1363.17</text:p>
          </table:table-cell>
          <table:table-cell/>
          <table:table-cell table:formula="of:=AVERAGE([.B133:.E133])" office:value-type="float" office:value="1151.94908" calcext:value-type="float">
            <text:p>1151.94908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517.10692" calcext:value-type="float">
            <text:p>517.10692</text:p>
          </table:table-cell>
          <table:table-cell office:value-type="float" office:value="1004.172" calcext:value-type="float">
            <text:p>1004.172</text:p>
          </table:table-cell>
          <table:table-cell office:value-type="float" office:value="1653.282" calcext:value-type="float">
            <text:p>1653.282</text:p>
          </table:table-cell>
          <table:table-cell office:value-type="float" office:value="1157.084" calcext:value-type="float">
            <text:p>1157.084</text:p>
          </table:table-cell>
          <table:table-cell/>
          <table:table-cell table:formula="of:=AVERAGE([.B134:.E134])" office:value-type="float" office:value="1082.91123" calcext:value-type="float">
            <text:p>1082.91123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514.44692" calcext:value-type="float">
            <text:p>514.44692</text:p>
          </table:table-cell>
          <table:table-cell office:value-type="float" office:value="1046.068" calcext:value-type="float">
            <text:p>1046.068</text:p>
          </table:table-cell>
          <table:table-cell office:value-type="float" office:value="1638.25" calcext:value-type="float">
            <text:p>1638.25</text:p>
          </table:table-cell>
          <table:table-cell office:value-type="float" office:value="1051.624" calcext:value-type="float">
            <text:p>1051.624</text:p>
          </table:table-cell>
          <table:table-cell/>
          <table:table-cell table:formula="of:=AVERAGE([.B135:.E135])" office:value-type="float" office:value="1062.59723" calcext:value-type="float">
            <text:p>1062.59723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505.32934" calcext:value-type="float">
            <text:p>505.32934</text:p>
          </table:table-cell>
          <table:table-cell office:value-type="float" office:value="1053.432" calcext:value-type="float">
            <text:p>1053.432</text:p>
          </table:table-cell>
          <table:table-cell office:value-type="float" office:value="1790.544" calcext:value-type="float">
            <text:p>1790.544</text:p>
          </table:table-cell>
          <table:table-cell office:value-type="float" office:value="1122.268" calcext:value-type="float">
            <text:p>1122.268</text:p>
          </table:table-cell>
          <table:table-cell/>
          <table:table-cell table:formula="of:=AVERAGE([.B136:.E136])" office:value-type="float" office:value="1117.893335" calcext:value-type="float">
            <text:p>1117.89333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486.26656" calcext:value-type="float">
            <text:p>486.26656</text:p>
          </table:table-cell>
          <table:table-cell office:value-type="float" office:value="1065.97" calcext:value-type="float">
            <text:p>1065.97</text:p>
          </table:table-cell>
          <table:table-cell office:value-type="float" office:value="1791.294" calcext:value-type="float">
            <text:p>1791.294</text:p>
          </table:table-cell>
          <table:table-cell office:value-type="float" office:value="1287.87" calcext:value-type="float">
            <text:p>1287.87</text:p>
          </table:table-cell>
          <table:table-cell/>
          <table:table-cell table:formula="of:=AVERAGE([.B137:.E137])" office:value-type="float" office:value="1157.85014" calcext:value-type="float">
            <text:p>1157.85014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523.22122" calcext:value-type="float">
            <text:p>523.22122</text:p>
          </table:table-cell>
          <table:table-cell office:value-type="float" office:value="1090.632" calcext:value-type="float">
            <text:p>1090.632</text:p>
          </table:table-cell>
          <table:table-cell office:value-type="float" office:value="1806.882" calcext:value-type="float">
            <text:p>1806.882</text:p>
          </table:table-cell>
          <table:table-cell office:value-type="float" office:value="1222.818" calcext:value-type="float">
            <text:p>1222.818</text:p>
          </table:table-cell>
          <table:table-cell/>
          <table:table-cell table:formula="of:=AVERAGE([.B138:.E138])" office:value-type="float" office:value="1160.888305" calcext:value-type="float">
            <text:p>1160.888305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527.88856" calcext:value-type="float">
            <text:p>527.88856</text:p>
          </table:table-cell>
          <table:table-cell office:value-type="float" office:value="1021.588" calcext:value-type="float">
            <text:p>1021.588</text:p>
          </table:table-cell>
          <table:table-cell office:value-type="float" office:value="1987.236" calcext:value-type="float">
            <text:p>1987.236</text:p>
          </table:table-cell>
          <table:table-cell office:value-type="float" office:value="1263.76" calcext:value-type="float">
            <text:p>1263.76</text:p>
          </table:table-cell>
          <table:table-cell/>
          <table:table-cell table:formula="of:=AVERAGE([.B139:.E139])" office:value-type="float" office:value="1200.11814" calcext:value-type="float">
            <text:p>1200.11814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507.5066" calcext:value-type="float">
            <text:p>507.5066</text:p>
          </table:table-cell>
          <table:table-cell office:value-type="float" office:value="975.076" calcext:value-type="float">
            <text:p>975.076</text:p>
          </table:table-cell>
          <table:table-cell office:value-type="float" office:value="2060.002" calcext:value-type="float">
            <text:p>2060.002</text:p>
          </table:table-cell>
          <table:table-cell office:value-type="float" office:value="1254.5" calcext:value-type="float">
            <text:p>1254.5</text:p>
          </table:table-cell>
          <table:table-cell/>
          <table:table-cell table:formula="of:=AVERAGE([.B140:.E140])" office:value-type="float" office:value="1199.27115" calcext:value-type="float">
            <text:p>1199.2711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506.59412" calcext:value-type="float">
            <text:p>506.59412</text:p>
          </table:table-cell>
          <table:table-cell office:value-type="float" office:value="1127.364" calcext:value-type="float">
            <text:p>1127.364</text:p>
          </table:table-cell>
          <table:table-cell office:value-type="float" office:value="1836.246" calcext:value-type="float">
            <text:p>1836.246</text:p>
          </table:table-cell>
          <table:table-cell office:value-type="float" office:value="1539.486" calcext:value-type="float">
            <text:p>1539.486</text:p>
          </table:table-cell>
          <table:table-cell/>
          <table:table-cell table:formula="of:=AVERAGE([.B141:.E141])" office:value-type="float" office:value="1252.42253" calcext:value-type="float">
            <text:p>1252.4225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99.1104" calcext:value-type="float">
            <text:p>499.1104</text:p>
          </table:table-cell>
          <table:table-cell office:value-type="float" office:value="1020.756" calcext:value-type="float">
            <text:p>1020.756</text:p>
          </table:table-cell>
          <table:table-cell office:value-type="float" office:value="1819.64" calcext:value-type="float">
            <text:p>1819.64</text:p>
          </table:table-cell>
          <table:table-cell office:value-type="float" office:value="1830.854" calcext:value-type="float">
            <text:p>1830.854</text:p>
          </table:table-cell>
          <table:table-cell/>
          <table:table-cell table:formula="of:=AVERAGE([.B142:.E142])" office:value-type="float" office:value="1292.5901" calcext:value-type="float">
            <text:p>1292.5901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510.61722" calcext:value-type="float">
            <text:p>510.61722</text:p>
          </table:table-cell>
          <table:table-cell office:value-type="float" office:value="1117.38" calcext:value-type="float">
            <text:p>1117.38</text:p>
          </table:table-cell>
          <table:table-cell office:value-type="float" office:value="2151.338" calcext:value-type="float">
            <text:p>2151.338</text:p>
          </table:table-cell>
          <table:table-cell office:value-type="float" office:value="1797.492" calcext:value-type="float">
            <text:p>1797.492</text:p>
          </table:table-cell>
          <table:table-cell/>
          <table:table-cell table:formula="of:=AVERAGE([.B143:.E143])" office:value-type="float" office:value="1394.206805" calcext:value-type="float">
            <text:p>1394.206805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505.49162" calcext:value-type="float">
            <text:p>505.49162</text:p>
          </table:table-cell>
          <table:table-cell office:value-type="float" office:value="1109.874" calcext:value-type="float">
            <text:p>1109.874</text:p>
          </table:table-cell>
          <table:table-cell office:value-type="float" office:value="1977.666" calcext:value-type="float">
            <text:p>1977.666</text:p>
          </table:table-cell>
          <table:table-cell office:value-type="float" office:value="1687.42" calcext:value-type="float">
            <text:p>1687.42</text:p>
          </table:table-cell>
          <table:table-cell/>
          <table:table-cell table:formula="of:=AVERAGE([.B144:.E144])" office:value-type="float" office:value="1320.112905" calcext:value-type="float">
            <text:p>1320.11290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512.66682" calcext:value-type="float">
            <text:p>512.66682</text:p>
          </table:table-cell>
          <table:table-cell office:value-type="float" office:value="1156.38" calcext:value-type="float">
            <text:p>1156.38</text:p>
          </table:table-cell>
          <table:table-cell office:value-type="float" office:value="1845.514" calcext:value-type="float">
            <text:p>1845.514</text:p>
          </table:table-cell>
          <table:table-cell office:value-type="float" office:value="1689.028" calcext:value-type="float">
            <text:p>1689.028</text:p>
          </table:table-cell>
          <table:table-cell/>
          <table:table-cell table:formula="of:=AVERAGE([.B145:.E145])" office:value-type="float" office:value="1300.897205" calcext:value-type="float">
            <text:p>1300.89720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25.55652" calcext:value-type="float">
            <text:p>525.55652</text:p>
          </table:table-cell>
          <table:table-cell office:value-type="float" office:value="1123.574" calcext:value-type="float">
            <text:p>1123.574</text:p>
          </table:table-cell>
          <table:table-cell office:value-type="float" office:value="1984.762" calcext:value-type="float">
            <text:p>1984.762</text:p>
          </table:table-cell>
          <table:table-cell office:value-type="float" office:value="1602.548" calcext:value-type="float">
            <text:p>1602.548</text:p>
          </table:table-cell>
          <table:table-cell/>
          <table:table-cell table:formula="of:=AVERAGE([.B146:.E146])" office:value-type="float" office:value="1309.11013" calcext:value-type="float">
            <text:p>1309.11013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526.79988" calcext:value-type="float">
            <text:p>526.79988</text:p>
          </table:table-cell>
          <table:table-cell office:value-type="float" office:value="984.076" calcext:value-type="float">
            <text:p>984.076</text:p>
          </table:table-cell>
          <table:table-cell office:value-type="float" office:value="1944.344" calcext:value-type="float">
            <text:p>1944.344</text:p>
          </table:table-cell>
          <table:table-cell office:value-type="float" office:value="1520.926" calcext:value-type="float">
            <text:p>1520.926</text:p>
          </table:table-cell>
          <table:table-cell/>
          <table:table-cell table:formula="of:=AVERAGE([.B147:.E147])" office:value-type="float" office:value="1244.03647" calcext:value-type="float">
            <text:p>1244.03647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527.63832" calcext:value-type="float">
            <text:p>527.63832</text:p>
          </table:table-cell>
          <table:table-cell office:value-type="float" office:value="942.454" calcext:value-type="float">
            <text:p>942.454</text:p>
          </table:table-cell>
          <table:table-cell office:value-type="float" office:value="1946.822" calcext:value-type="float">
            <text:p>1946.822</text:p>
          </table:table-cell>
          <table:table-cell office:value-type="float" office:value="1607.122" calcext:value-type="float">
            <text:p>1607.122</text:p>
          </table:table-cell>
          <table:table-cell/>
          <table:table-cell table:formula="of:=AVERAGE([.B148:.E148])" office:value-type="float" office:value="1256.00908" calcext:value-type="float">
            <text:p>1256.00908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535.85956" calcext:value-type="float">
            <text:p>535.85956</text:p>
          </table:table-cell>
          <table:table-cell office:value-type="float" office:value="898.506" calcext:value-type="float">
            <text:p>898.506</text:p>
          </table:table-cell>
          <table:table-cell office:value-type="float" office:value="1965.062" calcext:value-type="float">
            <text:p>1965.062</text:p>
          </table:table-cell>
          <table:table-cell office:value-type="float" office:value="1576.984" calcext:value-type="float">
            <text:p>1576.984</text:p>
          </table:table-cell>
          <table:table-cell/>
          <table:table-cell table:formula="of:=AVERAGE([.B149:.E149])" office:value-type="float" office:value="1244.10289" calcext:value-type="float">
            <text:p>1244.10289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534.63406" calcext:value-type="float">
            <text:p>534.63406</text:p>
          </table:table-cell>
          <table:table-cell office:value-type="float" office:value="853.654" calcext:value-type="float">
            <text:p>853.654</text:p>
          </table:table-cell>
          <table:table-cell office:value-type="float" office:value="1610.122" calcext:value-type="float">
            <text:p>1610.122</text:p>
          </table:table-cell>
          <table:table-cell office:value-type="float" office:value="1805.85" calcext:value-type="float">
            <text:p>1805.85</text:p>
          </table:table-cell>
          <table:table-cell/>
          <table:table-cell table:formula="of:=AVERAGE([.B150:.E150])" office:value-type="float" office:value="1201.065015" calcext:value-type="float">
            <text:p>1201.06501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497.20556" calcext:value-type="float">
            <text:p>497.20556</text:p>
          </table:table-cell>
          <table:table-cell office:value-type="float" office:value="813.676" calcext:value-type="float">
            <text:p>813.676</text:p>
          </table:table-cell>
          <table:table-cell office:value-type="float" office:value="1836.986" calcext:value-type="float">
            <text:p>1836.986</text:p>
          </table:table-cell>
          <table:table-cell office:value-type="float" office:value="1811.014" calcext:value-type="float">
            <text:p>1811.014</text:p>
          </table:table-cell>
          <table:table-cell/>
          <table:table-cell table:formula="of:=AVERAGE([.B151:.E151])" office:value-type="float" office:value="1239.72039" calcext:value-type="float">
            <text:p>1239.72039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500.42586" calcext:value-type="float">
            <text:p>500.42586</text:p>
          </table:table-cell>
          <table:table-cell office:value-type="float" office:value="884.24" calcext:value-type="float">
            <text:p>884.24</text:p>
          </table:table-cell>
          <table:table-cell office:value-type="float" office:value="1751.498" calcext:value-type="float">
            <text:p>1751.498</text:p>
          </table:table-cell>
          <table:table-cell office:value-type="float" office:value="1818.59" calcext:value-type="float">
            <text:p>1818.59</text:p>
          </table:table-cell>
          <table:table-cell/>
          <table:table-cell table:formula="of:=AVERAGE([.B152:.E152])" office:value-type="float" office:value="1238.688465" calcext:value-type="float">
            <text:p>1238.68846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538.37958" calcext:value-type="float">
            <text:p>538.37958</text:p>
          </table:table-cell>
          <table:table-cell office:value-type="float" office:value="1018.646" calcext:value-type="float">
            <text:p>1018.646</text:p>
          </table:table-cell>
          <table:table-cell office:value-type="float" office:value="1739.946" calcext:value-type="float">
            <text:p>1739.946</text:p>
          </table:table-cell>
          <table:table-cell office:value-type="float" office:value="1903.214" calcext:value-type="float">
            <text:p>1903.214</text:p>
          </table:table-cell>
          <table:table-cell/>
          <table:table-cell table:formula="of:=AVERAGE([.B153:.E153])" office:value-type="float" office:value="1300.046395" calcext:value-type="float">
            <text:p>1300.04639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549.93872" calcext:value-type="float">
            <text:p>549.93872</text:p>
          </table:table-cell>
          <table:table-cell office:value-type="float" office:value="1213.48" calcext:value-type="float">
            <text:p>1213.48</text:p>
          </table:table-cell>
          <table:table-cell office:value-type="float" office:value="1934.726" calcext:value-type="float">
            <text:p>1934.726</text:p>
          </table:table-cell>
          <table:table-cell office:value-type="float" office:value="1896.462" calcext:value-type="float">
            <text:p>1896.462</text:p>
          </table:table-cell>
          <table:table-cell/>
          <table:table-cell table:formula="of:=AVERAGE([.B154:.E154])" office:value-type="float" office:value="1398.65168" calcext:value-type="float">
            <text:p>1398.65168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549.76122" calcext:value-type="float">
            <text:p>549.76122</text:p>
          </table:table-cell>
          <table:table-cell office:value-type="float" office:value="1123.554" calcext:value-type="float">
            <text:p>1123.554</text:p>
          </table:table-cell>
          <table:table-cell office:value-type="float" office:value="2035.26" calcext:value-type="float">
            <text:p>2035.26</text:p>
          </table:table-cell>
          <table:table-cell office:value-type="float" office:value="2043.04" calcext:value-type="float">
            <text:p>2043.04</text:p>
          </table:table-cell>
          <table:table-cell/>
          <table:table-cell table:formula="of:=AVERAGE([.B155:.E155])" office:value-type="float" office:value="1437.903805" calcext:value-type="float">
            <text:p>1437.90380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565.18148" calcext:value-type="float">
            <text:p>565.18148</text:p>
          </table:table-cell>
          <table:table-cell office:value-type="float" office:value="1254.662" calcext:value-type="float">
            <text:p>1254.662</text:p>
          </table:table-cell>
          <table:table-cell office:value-type="float" office:value="1884.27" calcext:value-type="float">
            <text:p>1884.27</text:p>
          </table:table-cell>
          <table:table-cell office:value-type="float" office:value="1713.88" calcext:value-type="float">
            <text:p>1713.88</text:p>
          </table:table-cell>
          <table:table-cell/>
          <table:table-cell table:formula="of:=AVERAGE([.B156:.E156])" office:value-type="float" office:value="1354.49837" calcext:value-type="float">
            <text:p>1354.49837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533.05444" calcext:value-type="float">
            <text:p>533.05444</text:p>
          </table:table-cell>
          <table:table-cell office:value-type="float" office:value="1165.408" calcext:value-type="float">
            <text:p>1165.408</text:p>
          </table:table-cell>
          <table:table-cell office:value-type="float" office:value="1748.894" calcext:value-type="float">
            <text:p>1748.894</text:p>
          </table:table-cell>
          <table:table-cell office:value-type="float" office:value="1895.546" calcext:value-type="float">
            <text:p>1895.546</text:p>
          </table:table-cell>
          <table:table-cell/>
          <table:table-cell table:formula="of:=AVERAGE([.B157:.E157])" office:value-type="float" office:value="1335.72561" calcext:value-type="float">
            <text:p>1335.72561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535.37044" calcext:value-type="float">
            <text:p>535.37044</text:p>
          </table:table-cell>
          <table:table-cell office:value-type="float" office:value="1103.086" calcext:value-type="float">
            <text:p>1103.086</text:p>
          </table:table-cell>
          <table:table-cell office:value-type="float" office:value="1697.352" calcext:value-type="float">
            <text:p>1697.352</text:p>
          </table:table-cell>
          <table:table-cell office:value-type="float" office:value="1721.79" calcext:value-type="float">
            <text:p>1721.79</text:p>
          </table:table-cell>
          <table:table-cell/>
          <table:table-cell table:formula="of:=AVERAGE([.B158:.E158])" office:value-type="float" office:value="1264.39961" calcext:value-type="float">
            <text:p>1264.39961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552.61496" calcext:value-type="float">
            <text:p>552.61496</text:p>
          </table:table-cell>
          <table:table-cell office:value-type="float" office:value="977.134" calcext:value-type="float">
            <text:p>977.134</text:p>
          </table:table-cell>
          <table:table-cell office:value-type="float" office:value="1344.212" calcext:value-type="float">
            <text:p>1344.212</text:p>
          </table:table-cell>
          <table:table-cell office:value-type="float" office:value="1605.866" calcext:value-type="float">
            <text:p>1605.866</text:p>
          </table:table-cell>
          <table:table-cell/>
          <table:table-cell table:formula="of:=AVERAGE([.B159:.E159])" office:value-type="float" office:value="1119.95674" calcext:value-type="float">
            <text:p>1119.95674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525.55082" calcext:value-type="float">
            <text:p>525.55082</text:p>
          </table:table-cell>
          <table:table-cell office:value-type="float" office:value="1046.764" calcext:value-type="float">
            <text:p>1046.764</text:p>
          </table:table-cell>
          <table:table-cell office:value-type="float" office:value="1595.584" calcext:value-type="float">
            <text:p>1595.584</text:p>
          </table:table-cell>
          <table:table-cell office:value-type="float" office:value="1637.044" calcext:value-type="float">
            <text:p>1637.044</text:p>
          </table:table-cell>
          <table:table-cell/>
          <table:table-cell table:formula="of:=AVERAGE([.B160:.E160])" office:value-type="float" office:value="1201.235705" calcext:value-type="float">
            <text:p>1201.23570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532.30536" calcext:value-type="float">
            <text:p>532.30536</text:p>
          </table:table-cell>
          <table:table-cell office:value-type="float" office:value="1030.16" calcext:value-type="float">
            <text:p>1030.16</text:p>
          </table:table-cell>
          <table:table-cell office:value-type="float" office:value="1841.032" calcext:value-type="float">
            <text:p>1841.032</text:p>
          </table:table-cell>
          <table:table-cell office:value-type="float" office:value="1817.81" calcext:value-type="float">
            <text:p>1817.81</text:p>
          </table:table-cell>
          <table:table-cell/>
          <table:table-cell table:formula="of:=AVERAGE([.B161:.E161])" office:value-type="float" office:value="1305.32684" calcext:value-type="float">
            <text:p>1305.3268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45.76776" calcext:value-type="float">
            <text:p>545.76776</text:p>
          </table:table-cell>
          <table:table-cell office:value-type="float" office:value="1006.336" calcext:value-type="float">
            <text:p>1006.336</text:p>
          </table:table-cell>
          <table:table-cell office:value-type="float" office:value="1485.174" calcext:value-type="float">
            <text:p>1485.174</text:p>
          </table:table-cell>
          <table:table-cell office:value-type="float" office:value="1721.994" calcext:value-type="float">
            <text:p>1721.994</text:p>
          </table:table-cell>
          <table:table-cell/>
          <table:table-cell table:formula="of:=AVERAGE([.B162:.E162])" office:value-type="float" office:value="1189.81794" calcext:value-type="float">
            <text:p>1189.8179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578.86122" calcext:value-type="float">
            <text:p>578.86122</text:p>
          </table:table-cell>
          <table:table-cell office:value-type="float" office:value="942.174" calcext:value-type="float">
            <text:p>942.174</text:p>
          </table:table-cell>
          <table:table-cell office:value-type="float" office:value="1605.968" calcext:value-type="float">
            <text:p>1605.968</text:p>
          </table:table-cell>
          <table:table-cell office:value-type="float" office:value="1625.188" calcext:value-type="float">
            <text:p>1625.188</text:p>
          </table:table-cell>
          <table:table-cell/>
          <table:table-cell table:formula="of:=AVERAGE([.B163:.E163])" office:value-type="float" office:value="1188.047805" calcext:value-type="float">
            <text:p>1188.04780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543.00646" calcext:value-type="float">
            <text:p>543.00646</text:p>
          </table:table-cell>
          <table:table-cell office:value-type="float" office:value="971.384" calcext:value-type="float">
            <text:p>971.384</text:p>
          </table:table-cell>
          <table:table-cell office:value-type="float" office:value="1449.792" calcext:value-type="float">
            <text:p>1449.792</text:p>
          </table:table-cell>
          <table:table-cell office:value-type="float" office:value="1794.164" calcext:value-type="float">
            <text:p>1794.164</text:p>
          </table:table-cell>
          <table:table-cell/>
          <table:table-cell table:formula="of:=AVERAGE([.B164:.E164])" office:value-type="float" office:value="1189.586615" calcext:value-type="float">
            <text:p>1189.586615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566.10156" calcext:value-type="float">
            <text:p>566.10156</text:p>
          </table:table-cell>
          <table:table-cell office:value-type="float" office:value="987.994" calcext:value-type="float">
            <text:p>987.994</text:p>
          </table:table-cell>
          <table:table-cell office:value-type="float" office:value="1438.778" calcext:value-type="float">
            <text:p>1438.778</text:p>
          </table:table-cell>
          <table:table-cell office:value-type="float" office:value="1724.982" calcext:value-type="float">
            <text:p>1724.982</text:p>
          </table:table-cell>
          <table:table-cell/>
          <table:table-cell table:formula="of:=AVERAGE([.B165:.E165])" office:value-type="float" office:value="1179.46389" calcext:value-type="float">
            <text:p>1179.46389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579.1792" calcext:value-type="float">
            <text:p>579.1792</text:p>
          </table:table-cell>
          <table:table-cell office:value-type="float" office:value="975.462" calcext:value-type="float">
            <text:p>975.462</text:p>
          </table:table-cell>
          <table:table-cell office:value-type="float" office:value="1890.684" calcext:value-type="float">
            <text:p>1890.684</text:p>
          </table:table-cell>
          <table:table-cell office:value-type="float" office:value="1635.022" calcext:value-type="float">
            <text:p>1635.022</text:p>
          </table:table-cell>
          <table:table-cell/>
          <table:table-cell table:formula="of:=AVERAGE([.B166:.E166])" office:value-type="float" office:value="1270.0868" calcext:value-type="float">
            <text:p>1270.0868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579.03622" calcext:value-type="float">
            <text:p>579.03622</text:p>
          </table:table-cell>
          <table:table-cell office:value-type="float" office:value="814.29" calcext:value-type="float">
            <text:p>814.29</text:p>
          </table:table-cell>
          <table:table-cell office:value-type="float" office:value="1851.136" calcext:value-type="float">
            <text:p>1851.136</text:p>
          </table:table-cell>
          <table:table-cell office:value-type="float" office:value="1604.478" calcext:value-type="float">
            <text:p>1604.478</text:p>
          </table:table-cell>
          <table:table-cell/>
          <table:table-cell table:formula="of:=AVERAGE([.B167:.E167])" office:value-type="float" office:value="1212.235055" calcext:value-type="float">
            <text:p>1212.235055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589.33694" calcext:value-type="float">
            <text:p>589.33694</text:p>
          </table:table-cell>
          <table:table-cell office:value-type="float" office:value="834.996" calcext:value-type="float">
            <text:p>834.996</text:p>
          </table:table-cell>
          <table:table-cell office:value-type="float" office:value="1675.76" calcext:value-type="float">
            <text:p>1675.76</text:p>
          </table:table-cell>
          <table:table-cell office:value-type="float" office:value="1541.068" calcext:value-type="float">
            <text:p>1541.068</text:p>
          </table:table-cell>
          <table:table-cell/>
          <table:table-cell table:formula="of:=AVERAGE([.B168:.E168])" office:value-type="float" office:value="1160.290235" calcext:value-type="float">
            <text:p>1160.290235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593.50652" calcext:value-type="float">
            <text:p>593.50652</text:p>
          </table:table-cell>
          <table:table-cell office:value-type="float" office:value="919.894" calcext:value-type="float">
            <text:p>919.894</text:p>
          </table:table-cell>
          <table:table-cell office:value-type="float" office:value="1542.312" calcext:value-type="float">
            <text:p>1542.312</text:p>
          </table:table-cell>
          <table:table-cell office:value-type="float" office:value="1694.876" calcext:value-type="float">
            <text:p>1694.876</text:p>
          </table:table-cell>
          <table:table-cell/>
          <table:table-cell table:formula="of:=AVERAGE([.B169:.E169])" office:value-type="float" office:value="1187.64713" calcext:value-type="float">
            <text:p>1187.64713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614.4407" calcext:value-type="float">
            <text:p>614.4407</text:p>
          </table:table-cell>
          <table:table-cell office:value-type="float" office:value="996.78" calcext:value-type="float">
            <text:p>996.78</text:p>
          </table:table-cell>
          <table:table-cell office:value-type="float" office:value="1623.784" calcext:value-type="float">
            <text:p>1623.784</text:p>
          </table:table-cell>
          <table:table-cell office:value-type="float" office:value="1449.172" calcext:value-type="float">
            <text:p>1449.172</text:p>
          </table:table-cell>
          <table:table-cell/>
          <table:table-cell table:formula="of:=AVERAGE([.B170:.E170])" office:value-type="float" office:value="1171.044175" calcext:value-type="float">
            <text:p>1171.044175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614.76054" calcext:value-type="float">
            <text:p>614.76054</text:p>
          </table:table-cell>
          <table:table-cell office:value-type="float" office:value="1018.386" calcext:value-type="float">
            <text:p>1018.386</text:p>
          </table:table-cell>
          <table:table-cell office:value-type="float" office:value="1670.866" calcext:value-type="float">
            <text:p>1670.866</text:p>
          </table:table-cell>
          <table:table-cell office:value-type="float" office:value="1484.992" calcext:value-type="float">
            <text:p>1484.992</text:p>
          </table:table-cell>
          <table:table-cell/>
          <table:table-cell table:formula="of:=AVERAGE([.B171:.E171])" office:value-type="float" office:value="1197.251135" calcext:value-type="float">
            <text:p>1197.251135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78.1248" calcext:value-type="float">
            <text:p>578.1248</text:p>
          </table:table-cell>
          <table:table-cell office:value-type="float" office:value="1155.136" calcext:value-type="float">
            <text:p>1155.136</text:p>
          </table:table-cell>
          <table:table-cell office:value-type="float" office:value="1597.974" calcext:value-type="float">
            <text:p>1597.974</text:p>
          </table:table-cell>
          <table:table-cell office:value-type="float" office:value="1736.928" calcext:value-type="float">
            <text:p>1736.928</text:p>
          </table:table-cell>
          <table:table-cell/>
          <table:table-cell table:formula="of:=AVERAGE([.B172:.E172])" office:value-type="float" office:value="1267.0407" calcext:value-type="float">
            <text:p>1267.0407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615.4604" calcext:value-type="float">
            <text:p>615.4604</text:p>
          </table:table-cell>
          <table:table-cell office:value-type="float" office:value="1079.134" calcext:value-type="float">
            <text:p>1079.134</text:p>
          </table:table-cell>
          <table:table-cell office:value-type="float" office:value="1538.35" calcext:value-type="float">
            <text:p>1538.35</text:p>
          </table:table-cell>
          <table:table-cell office:value-type="float" office:value="1453.138" calcext:value-type="float">
            <text:p>1453.138</text:p>
          </table:table-cell>
          <table:table-cell/>
          <table:table-cell table:formula="of:=AVERAGE([.B173:.E173])" office:value-type="float" office:value="1171.5206" calcext:value-type="float">
            <text:p>1171.520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600.65552" calcext:value-type="float">
            <text:p>600.65552</text:p>
          </table:table-cell>
          <table:table-cell office:value-type="float" office:value="902.018" calcext:value-type="float">
            <text:p>902.018</text:p>
          </table:table-cell>
          <table:table-cell office:value-type="float" office:value="1524.614" calcext:value-type="float">
            <text:p>1524.614</text:p>
          </table:table-cell>
          <table:table-cell office:value-type="float" office:value="1686.906" calcext:value-type="float">
            <text:p>1686.906</text:p>
          </table:table-cell>
          <table:table-cell/>
          <table:table-cell table:formula="of:=AVERAGE([.B174:.E174])" office:value-type="float" office:value="1178.54838" calcext:value-type="float">
            <text:p>1178.54838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558.79706" calcext:value-type="float">
            <text:p>558.79706</text:p>
          </table:table-cell>
          <table:table-cell office:value-type="float" office:value="1002.838" calcext:value-type="float">
            <text:p>1002.838</text:p>
          </table:table-cell>
          <table:table-cell office:value-type="float" office:value="1539.82" calcext:value-type="float">
            <text:p>1539.82</text:p>
          </table:table-cell>
          <table:table-cell office:value-type="float" office:value="1981.556" calcext:value-type="float">
            <text:p>1981.556</text:p>
          </table:table-cell>
          <table:table-cell/>
          <table:table-cell table:formula="of:=AVERAGE([.B175:.E175])" office:value-type="float" office:value="1270.752765" calcext:value-type="float">
            <text:p>1270.75276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542.51246" calcext:value-type="float">
            <text:p>542.51246</text:p>
          </table:table-cell>
          <table:table-cell office:value-type="float" office:value="917.994" calcext:value-type="float">
            <text:p>917.994</text:p>
          </table:table-cell>
          <table:table-cell office:value-type="float" office:value="1471.232" calcext:value-type="float">
            <text:p>1471.232</text:p>
          </table:table-cell>
          <table:table-cell office:value-type="float" office:value="1515.462" calcext:value-type="float">
            <text:p>1515.462</text:p>
          </table:table-cell>
          <table:table-cell/>
          <table:table-cell table:formula="of:=AVERAGE([.B176:.E176])" office:value-type="float" office:value="1111.800115" calcext:value-type="float">
            <text:p>1111.800115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551.20148" calcext:value-type="float">
            <text:p>551.20148</text:p>
          </table:table-cell>
          <table:table-cell office:value-type="float" office:value="899.546" calcext:value-type="float">
            <text:p>899.546</text:p>
          </table:table-cell>
          <table:table-cell office:value-type="float" office:value="1387.072" calcext:value-type="float">
            <text:p>1387.072</text:p>
          </table:table-cell>
          <table:table-cell office:value-type="float" office:value="1783.48" calcext:value-type="float">
            <text:p>1783.48</text:p>
          </table:table-cell>
          <table:table-cell/>
          <table:table-cell table:formula="of:=AVERAGE([.B177:.E177])" office:value-type="float" office:value="1155.32487" calcext:value-type="float">
            <text:p>1155.3248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575.31054" calcext:value-type="float">
            <text:p>575.31054</text:p>
          </table:table-cell>
          <table:table-cell office:value-type="float" office:value="987.646" calcext:value-type="float">
            <text:p>987.646</text:p>
          </table:table-cell>
          <table:table-cell office:value-type="float" office:value="1538.668" calcext:value-type="float">
            <text:p>1538.668</text:p>
          </table:table-cell>
          <table:table-cell office:value-type="float" office:value="1688.658" calcext:value-type="float">
            <text:p>1688.658</text:p>
          </table:table-cell>
          <table:table-cell/>
          <table:table-cell table:formula="of:=AVERAGE([.B178:.E178])" office:value-type="float" office:value="1197.570635" calcext:value-type="float">
            <text:p>1197.57063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601.7671" calcext:value-type="float">
            <text:p>601.7671</text:p>
          </table:table-cell>
          <table:table-cell office:value-type="float" office:value="1066.114" calcext:value-type="float">
            <text:p>1066.114</text:p>
          </table:table-cell>
          <table:table-cell office:value-type="float" office:value="1708.598" calcext:value-type="float">
            <text:p>1708.598</text:p>
          </table:table-cell>
          <table:table-cell office:value-type="float" office:value="1793.796" calcext:value-type="float">
            <text:p>1793.796</text:p>
          </table:table-cell>
          <table:table-cell/>
          <table:table-cell table:formula="of:=AVERAGE([.B179:.E179])" office:value-type="float" office:value="1292.568775" calcext:value-type="float">
            <text:p>1292.568775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587.25186" calcext:value-type="float">
            <text:p>587.25186</text:p>
          </table:table-cell>
          <table:table-cell office:value-type="float" office:value="1100.922" calcext:value-type="float">
            <text:p>1100.922</text:p>
          </table:table-cell>
          <table:table-cell office:value-type="float" office:value="1675.142" calcext:value-type="float">
            <text:p>1675.142</text:p>
          </table:table-cell>
          <table:table-cell office:value-type="float" office:value="1702.132" calcext:value-type="float">
            <text:p>1702.132</text:p>
          </table:table-cell>
          <table:table-cell/>
          <table:table-cell table:formula="of:=AVERAGE([.B180:.E180])" office:value-type="float" office:value="1266.361965" calcext:value-type="float">
            <text:p>1266.36196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604.83552" calcext:value-type="float">
            <text:p>604.83552</text:p>
          </table:table-cell>
          <table:table-cell office:value-type="float" office:value="1070.548" calcext:value-type="float">
            <text:p>1070.548</text:p>
          </table:table-cell>
          <table:table-cell office:value-type="float" office:value="1486.754" calcext:value-type="float">
            <text:p>1486.754</text:p>
          </table:table-cell>
          <table:table-cell office:value-type="float" office:value="1513.332" calcext:value-type="float">
            <text:p>1513.332</text:p>
          </table:table-cell>
          <table:table-cell/>
          <table:table-cell table:formula="of:=AVERAGE([.B181:.E181])" office:value-type="float" office:value="1168.86738" calcext:value-type="float">
            <text:p>1168.8673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85.5661" calcext:value-type="float">
            <text:p>585.5661</text:p>
          </table:table-cell>
          <table:table-cell office:value-type="float" office:value="889.274" calcext:value-type="float">
            <text:p>889.274</text:p>
          </table:table-cell>
          <table:table-cell office:value-type="float" office:value="1466.54" calcext:value-type="float">
            <text:p>1466.54</text:p>
          </table:table-cell>
          <table:table-cell office:value-type="float" office:value="1560.414" calcext:value-type="float">
            <text:p>1560.414</text:p>
          </table:table-cell>
          <table:table-cell/>
          <table:table-cell table:formula="of:=AVERAGE([.B182:.E182])" office:value-type="float" office:value="1125.448525" calcext:value-type="float">
            <text:p>1125.44852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612.62428" calcext:value-type="float">
            <text:p>612.62428</text:p>
          </table:table-cell>
          <table:table-cell office:value-type="float" office:value="990.096" calcext:value-type="float">
            <text:p>990.096</text:p>
          </table:table-cell>
          <table:table-cell office:value-type="float" office:value="1596.608" calcext:value-type="float">
            <text:p>1596.608</text:p>
          </table:table-cell>
          <table:table-cell office:value-type="float" office:value="1446.888" calcext:value-type="float">
            <text:p>1446.888</text:p>
          </table:table-cell>
          <table:table-cell/>
          <table:table-cell table:formula="of:=AVERAGE([.B183:.E183])" office:value-type="float" office:value="1161.55407" calcext:value-type="float">
            <text:p>1161.55407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599.40604" calcext:value-type="float">
            <text:p>599.40604</text:p>
          </table:table-cell>
          <table:table-cell office:value-type="float" office:value="1008.748" calcext:value-type="float">
            <text:p>1008.748</text:p>
          </table:table-cell>
          <table:table-cell office:value-type="float" office:value="1678.356" calcext:value-type="float">
            <text:p>1678.356</text:p>
          </table:table-cell>
          <table:table-cell office:value-type="float" office:value="1574.014" calcext:value-type="float">
            <text:p>1574.014</text:p>
          </table:table-cell>
          <table:table-cell/>
          <table:table-cell table:formula="of:=AVERAGE([.B184:.E184])" office:value-type="float" office:value="1215.13101" calcext:value-type="float">
            <text:p>1215.13101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609.55264" calcext:value-type="float">
            <text:p>609.55264</text:p>
          </table:table-cell>
          <table:table-cell office:value-type="float" office:value="974.438" calcext:value-type="float">
            <text:p>974.438</text:p>
          </table:table-cell>
          <table:table-cell office:value-type="float" office:value="1595.966" calcext:value-type="float">
            <text:p>1595.966</text:p>
          </table:table-cell>
          <table:table-cell office:value-type="float" office:value="1428.278" calcext:value-type="float">
            <text:p>1428.278</text:p>
          </table:table-cell>
          <table:table-cell/>
          <table:table-cell table:formula="of:=AVERAGE([.B185:.E185])" office:value-type="float" office:value="1152.05866" calcext:value-type="float">
            <text:p>1152.0586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575.77406" calcext:value-type="float">
            <text:p>575.77406</text:p>
          </table:table-cell>
          <table:table-cell office:value-type="float" office:value="1037.744" calcext:value-type="float">
            <text:p>1037.744</text:p>
          </table:table-cell>
          <table:table-cell office:value-type="float" office:value="1547.642" calcext:value-type="float">
            <text:p>1547.642</text:p>
          </table:table-cell>
          <table:table-cell office:value-type="float" office:value="1450.022" calcext:value-type="float">
            <text:p>1450.022</text:p>
          </table:table-cell>
          <table:table-cell/>
          <table:table-cell table:formula="of:=AVERAGE([.B186:.E186])" office:value-type="float" office:value="1152.795515" calcext:value-type="float">
            <text:p>1152.79551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591.64436" calcext:value-type="float">
            <text:p>591.64436</text:p>
          </table:table-cell>
          <table:table-cell office:value-type="float" office:value="996.67" calcext:value-type="float">
            <text:p>996.67</text:p>
          </table:table-cell>
          <table:table-cell office:value-type="float" office:value="1799.592" calcext:value-type="float">
            <text:p>1799.592</text:p>
          </table:table-cell>
          <table:table-cell office:value-type="float" office:value="1447.738" calcext:value-type="float">
            <text:p>1447.738</text:p>
          </table:table-cell>
          <table:table-cell/>
          <table:table-cell table:formula="of:=AVERAGE([.B187:.E187])" office:value-type="float" office:value="1208.91109" calcext:value-type="float">
            <text:p>1208.91109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601.23448" calcext:value-type="float">
            <text:p>601.23448</text:p>
          </table:table-cell>
          <table:table-cell office:value-type="float" office:value="988.632" calcext:value-type="float">
            <text:p>988.632</text:p>
          </table:table-cell>
          <table:table-cell office:value-type="float" office:value="1842.256" calcext:value-type="float">
            <text:p>1842.256</text:p>
          </table:table-cell>
          <table:table-cell office:value-type="float" office:value="1332.042" calcext:value-type="float">
            <text:p>1332.042</text:p>
          </table:table-cell>
          <table:table-cell/>
          <table:table-cell table:formula="of:=AVERAGE([.B188:.E188])" office:value-type="float" office:value="1191.04112" calcext:value-type="float">
            <text:p>1191.04112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614.58278" calcext:value-type="float">
            <text:p>614.58278</text:p>
          </table:table-cell>
          <table:table-cell office:value-type="float" office:value="898.074" calcext:value-type="float">
            <text:p>898.074</text:p>
          </table:table-cell>
          <table:table-cell office:value-type="float" office:value="1860.794" calcext:value-type="float">
            <text:p>1860.794</text:p>
          </table:table-cell>
          <table:table-cell office:value-type="float" office:value="1323.932" calcext:value-type="float">
            <text:p>1323.932</text:p>
          </table:table-cell>
          <table:table-cell/>
          <table:table-cell table:formula="of:=AVERAGE([.B189:.E189])" office:value-type="float" office:value="1174.345695" calcext:value-type="float">
            <text:p>1174.345695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633.63854" calcext:value-type="float">
            <text:p>633.63854</text:p>
          </table:table-cell>
          <table:table-cell office:value-type="float" office:value="849.04" calcext:value-type="float">
            <text:p>849.04</text:p>
          </table:table-cell>
          <table:table-cell office:value-type="float" office:value="2050.456" calcext:value-type="float">
            <text:p>2050.456</text:p>
          </table:table-cell>
          <table:table-cell office:value-type="float" office:value="1292.784" calcext:value-type="float">
            <text:p>1292.784</text:p>
          </table:table-cell>
          <table:table-cell/>
          <table:table-cell table:formula="of:=AVERAGE([.B190:.E190])" office:value-type="float" office:value="1206.479635" calcext:value-type="float">
            <text:p>1206.479635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594.5989" calcext:value-type="float">
            <text:p>594.5989</text:p>
          </table:table-cell>
          <table:table-cell office:value-type="float" office:value="837.442" calcext:value-type="float">
            <text:p>837.442</text:p>
          </table:table-cell>
          <table:table-cell office:value-type="float" office:value="1882.746" calcext:value-type="float">
            <text:p>1882.746</text:p>
          </table:table-cell>
          <table:table-cell office:value-type="float" office:value="1389.546" calcext:value-type="float">
            <text:p>1389.546</text:p>
          </table:table-cell>
          <table:table-cell/>
          <table:table-cell table:formula="of:=AVERAGE([.B191:.E191])" office:value-type="float" office:value="1176.083225" calcext:value-type="float">
            <text:p>1176.08322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611.07598" calcext:value-type="float">
            <text:p>611.07598</text:p>
          </table:table-cell>
          <table:table-cell office:value-type="float" office:value="852.112" calcext:value-type="float">
            <text:p>852.112</text:p>
          </table:table-cell>
          <table:table-cell office:value-type="float" office:value="1561.672" calcext:value-type="float">
            <text:p>1561.672</text:p>
          </table:table-cell>
          <table:table-cell office:value-type="float" office:value="1392.852" calcext:value-type="float">
            <text:p>1392.852</text:p>
          </table:table-cell>
          <table:table-cell/>
          <table:table-cell table:formula="of:=AVERAGE([.B192:.E192])" office:value-type="float" office:value="1104.427995" calcext:value-type="float">
            <text:p>1104.42799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607.41664" calcext:value-type="float">
            <text:p>607.41664</text:p>
          </table:table-cell>
          <table:table-cell office:value-type="float" office:value="898.184" calcext:value-type="float">
            <text:p>898.184</text:p>
          </table:table-cell>
          <table:table-cell office:value-type="float" office:value="1961.216" calcext:value-type="float">
            <text:p>1961.216</text:p>
          </table:table-cell>
          <table:table-cell office:value-type="float" office:value="1287.966" calcext:value-type="float">
            <text:p>1287.966</text:p>
          </table:table-cell>
          <table:table-cell/>
          <table:table-cell table:formula="of:=AVERAGE([.B193:.E193])" office:value-type="float" office:value="1188.69566" calcext:value-type="float">
            <text:p>1188.69566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623.27536" calcext:value-type="float">
            <text:p>623.27536</text:p>
          </table:table-cell>
          <table:table-cell office:value-type="float" office:value="854.674" calcext:value-type="float">
            <text:p>854.674</text:p>
          </table:table-cell>
          <table:table-cell office:value-type="float" office:value="1744.126" calcext:value-type="float">
            <text:p>1744.126</text:p>
          </table:table-cell>
          <table:table-cell office:value-type="float" office:value="1160.348" calcext:value-type="float">
            <text:p>1160.348</text:p>
          </table:table-cell>
          <table:table-cell/>
          <table:table-cell table:formula="of:=AVERAGE([.B194:.E194])" office:value-type="float" office:value="1095.60584" calcext:value-type="float">
            <text:p>1095.60584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575.2405" calcext:value-type="float">
            <text:p>575.2405</text:p>
          </table:table-cell>
          <table:table-cell office:value-type="float" office:value="813.292" calcext:value-type="float">
            <text:p>813.292</text:p>
          </table:table-cell>
          <table:table-cell office:value-type="float" office:value="1678.628" calcext:value-type="float">
            <text:p>1678.628</text:p>
          </table:table-cell>
          <table:table-cell office:value-type="float" office:value="1188.2" calcext:value-type="float">
            <text:p>1188.2</text:p>
          </table:table-cell>
          <table:table-cell/>
          <table:table-cell table:formula="of:=AVERAGE([.B195:.E195])" office:value-type="float" office:value="1063.840125" calcext:value-type="float">
            <text:p>1063.8401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587.77192" calcext:value-type="float">
            <text:p>587.77192</text:p>
          </table:table-cell>
          <table:table-cell office:value-type="float" office:value="735.956" calcext:value-type="float">
            <text:p>735.956</text:p>
          </table:table-cell>
          <table:table-cell office:value-type="float" office:value="1530.662" calcext:value-type="float">
            <text:p>1530.662</text:p>
          </table:table-cell>
          <table:table-cell office:value-type="float" office:value="1326.48" calcext:value-type="float">
            <text:p>1326.48</text:p>
          </table:table-cell>
          <table:table-cell/>
          <table:table-cell table:formula="of:=AVERAGE([.B196:.E196])" office:value-type="float" office:value="1045.21748" calcext:value-type="float">
            <text:p>1045.21748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563.80068" calcext:value-type="float">
            <text:p>563.80068</text:p>
          </table:table-cell>
          <table:table-cell office:value-type="float" office:value="758.444" calcext:value-type="float">
            <text:p>758.444</text:p>
          </table:table-cell>
          <table:table-cell office:value-type="float" office:value="1535.468" calcext:value-type="float">
            <text:p>1535.468</text:p>
          </table:table-cell>
          <table:table-cell office:value-type="float" office:value="1332.928" calcext:value-type="float">
            <text:p>1332.928</text:p>
          </table:table-cell>
          <table:table-cell/>
          <table:table-cell table:formula="of:=AVERAGE([.B197:.E197])" office:value-type="float" office:value="1047.66017" calcext:value-type="float">
            <text:p>1047.66017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569.51224" calcext:value-type="float">
            <text:p>569.51224</text:p>
          </table:table-cell>
          <table:table-cell office:value-type="float" office:value="794.542" calcext:value-type="float">
            <text:p>794.542</text:p>
          </table:table-cell>
          <table:table-cell office:value-type="float" office:value="1803.024" calcext:value-type="float">
            <text:p>1803.024</text:p>
          </table:table-cell>
          <table:table-cell office:value-type="float" office:value="1465.214" calcext:value-type="float">
            <text:p>1465.214</text:p>
          </table:table-cell>
          <table:table-cell/>
          <table:table-cell table:formula="of:=AVERAGE([.B198:.E198])" office:value-type="float" office:value="1158.07306" calcext:value-type="float">
            <text:p>1158.07306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568.1228" calcext:value-type="float">
            <text:p>568.1228</text:p>
          </table:table-cell>
          <table:table-cell office:value-type="float" office:value="870.428" calcext:value-type="float">
            <text:p>870.428</text:p>
          </table:table-cell>
          <table:table-cell office:value-type="float" office:value="1876.208" calcext:value-type="float">
            <text:p>1876.208</text:p>
          </table:table-cell>
          <table:table-cell office:value-type="float" office:value="1319.258" calcext:value-type="float">
            <text:p>1319.258</text:p>
          </table:table-cell>
          <table:table-cell/>
          <table:table-cell table:formula="of:=AVERAGE([.B199:.E199])" office:value-type="float" office:value="1158.5042" calcext:value-type="float">
            <text:p>1158.5042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573.80396" calcext:value-type="float">
            <text:p>573.80396</text:p>
          </table:table-cell>
          <table:table-cell office:value-type="float" office:value="859.66" calcext:value-type="float">
            <text:p>859.66</text:p>
          </table:table-cell>
          <table:table-cell office:value-type="float" office:value="1838.772" calcext:value-type="float">
            <text:p>1838.772</text:p>
          </table:table-cell>
          <table:table-cell office:value-type="float" office:value="1476.806" calcext:value-type="float">
            <text:p>1476.806</text:p>
          </table:table-cell>
          <table:table-cell/>
          <table:table-cell table:formula="of:=AVERAGE([.B200:.E200])" office:value-type="float" office:value="1187.26049" calcext:value-type="float">
            <text:p>1187.26049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590.19966" calcext:value-type="float">
            <text:p>590.19966</text:p>
          </table:table-cell>
          <table:table-cell office:value-type="float" office:value="941.14" calcext:value-type="float">
            <text:p>941.14</text:p>
          </table:table-cell>
          <table:table-cell office:value-type="float" office:value="1829.074" calcext:value-type="float">
            <text:p>1829.074</text:p>
          </table:table-cell>
          <table:table-cell office:value-type="float" office:value="1258.97" calcext:value-type="float">
            <text:p>1258.97</text:p>
          </table:table-cell>
          <table:table-cell/>
          <table:table-cell table:formula="of:=AVERAGE([.B201:.E201])" office:value-type="float" office:value="1154.845915" calcext:value-type="float">
            <text:p>1154.84591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98.285" calcext:value-type="float">
            <text:p>498.285</text:p>
          </table:table-cell>
          <table:table-cell office:value-type="float" office:value="635" calcext:value-type="float">
            <text:p>635</text:p>
          </table:table-cell>
          <table:table-cell office:value-type="float" office:value="2068.5" calcext:value-type="float">
            <text:p>2068.5</text:p>
          </table:table-cell>
          <table:table-cell office:value-type="float" office:value="1016.5" calcext:value-type="float">
            <text:p>1016.5</text:p>
          </table:table-cell>
          <table:table-cell/>
          <table:table-cell table:formula="of:=AVERAGE([.B202:.E202])" office:value-type="float" office:value="1054.57125" calcext:value-type="float">
            <text:p>1054.57125</text:p>
          </table:table-cell>
        </table:table-row>
      </table:table>
      <table:table table:name="Sheet2" table:style-name="ta1">
        <table:shapes>
          <draw:frame draw:z-index="0" draw:style-name="gr1" draw:text-style-name="P1" svg:width="10.3449in" svg:height="3.5429in" svg:x="7.1831in" svg:y="0.3736in">
            <draw:object draw:notify-on-update-of-ranges="Sheet2.A3:Sheet2.A202 Sheet2.B3:Sheet2.B202 Sheet2.C3:Sheet2.C202 Sheet2.D3:Sheet2.D202 Sheet2.E3:Sheet2.E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5039in" svg:height="3.5449in" svg:x="7.1654in" svg:y="4.2563in">
            <draw:object draw:notify-on-update-of-ranges="Sheet2.G3:Sheet2.G2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6.312" calcext:value-type="float">
            <text:p>156.312</text:p>
          </table:table-cell>
          <table:table-cell office:value-type="float" office:value="144.932" calcext:value-type="float">
            <text:p>144.932</text:p>
          </table:table-cell>
          <table:table-cell office:value-type="float" office:value="168.37" calcext:value-type="float">
            <text:p>168.37</text:p>
          </table:table-cell>
          <table:table-cell office:value-type="float" office:value="151.816" calcext:value-type="float">
            <text:p>151.816</text:p>
          </table:table-cell>
          <table:table-cell/>
          <table:table-cell table:formula="of:=AVERAGE([.B3:.E3])" office:value-type="float" office:value="155.3575" calcext:value-type="float">
            <text:p>155.35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9.93" calcext:value-type="float">
            <text:p>179.93</text:p>
          </table:table-cell>
          <table:table-cell office:value-type="float" office:value="169.048" calcext:value-type="float">
            <text:p>169.048</text:p>
          </table:table-cell>
          <table:table-cell office:value-type="float" office:value="208.048" calcext:value-type="float">
            <text:p>208.048</text:p>
          </table:table-cell>
          <table:table-cell office:value-type="float" office:value="157.358" calcext:value-type="float">
            <text:p>157.358</text:p>
          </table:table-cell>
          <table:table-cell/>
          <table:table-cell table:formula="of:=AVERAGE([.B4:.E4])" office:value-type="float" office:value="178.596" calcext:value-type="float">
            <text:p>178.59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7.12" calcext:value-type="float">
            <text:p>197.12</text:p>
          </table:table-cell>
          <table:table-cell office:value-type="float" office:value="220.362" calcext:value-type="float">
            <text:p>220.362</text:p>
          </table:table-cell>
          <table:table-cell office:value-type="float" office:value="233.49" calcext:value-type="float">
            <text:p>233.49</text:p>
          </table:table-cell>
          <table:table-cell office:value-type="float" office:value="175.43" calcext:value-type="float">
            <text:p>175.43</text:p>
          </table:table-cell>
          <table:table-cell/>
          <table:table-cell table:formula="of:=AVERAGE([.B5:.E5])" office:value-type="float" office:value="206.6005" calcext:value-type="float">
            <text:p>206.60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1.8" calcext:value-type="float">
            <text:p>171.8</text:p>
          </table:table-cell>
          <table:table-cell office:value-type="float" office:value="267.83" calcext:value-type="float">
            <text:p>267.83</text:p>
          </table:table-cell>
          <table:table-cell office:value-type="float" office:value="294.54" calcext:value-type="float">
            <text:p>294.54</text:p>
          </table:table-cell>
          <table:table-cell office:value-type="float" office:value="199.896" calcext:value-type="float">
            <text:p>199.896</text:p>
          </table:table-cell>
          <table:table-cell/>
          <table:table-cell table:formula="of:=AVERAGE([.B6:.E6])" office:value-type="float" office:value="233.5165" calcext:value-type="float">
            <text:p>233.516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80.04" calcext:value-type="float">
            <text:p>180.04</text:p>
          </table:table-cell>
          <table:table-cell office:value-type="float" office:value="293.314" calcext:value-type="float">
            <text:p>293.314</text:p>
          </table:table-cell>
          <table:table-cell office:value-type="float" office:value="333.094" calcext:value-type="float">
            <text:p>333.094</text:p>
          </table:table-cell>
          <table:table-cell office:value-type="float" office:value="188.12" calcext:value-type="float">
            <text:p>188.12</text:p>
          </table:table-cell>
          <table:table-cell/>
          <table:table-cell table:formula="of:=AVERAGE([.B7:.E7])" office:value-type="float" office:value="248.642" calcext:value-type="float">
            <text:p>248.6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1.562" calcext:value-type="float">
            <text:p>171.562</text:p>
          </table:table-cell>
          <table:table-cell office:value-type="float" office:value="321.142" calcext:value-type="float">
            <text:p>321.142</text:p>
          </table:table-cell>
          <table:table-cell office:value-type="float" office:value="305.856" calcext:value-type="float">
            <text:p>305.856</text:p>
          </table:table-cell>
          <table:table-cell office:value-type="float" office:value="219.156" calcext:value-type="float">
            <text:p>219.156</text:p>
          </table:table-cell>
          <table:table-cell/>
          <table:table-cell table:formula="of:=AVERAGE([.B8:.E8])" office:value-type="float" office:value="254.429" calcext:value-type="float">
            <text:p>254.42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94.756" calcext:value-type="float">
            <text:p>194.756</text:p>
          </table:table-cell>
          <table:table-cell office:value-type="float" office:value="307.566" calcext:value-type="float">
            <text:p>307.566</text:p>
          </table:table-cell>
          <table:table-cell office:value-type="float" office:value="377.612" calcext:value-type="float">
            <text:p>377.612</text:p>
          </table:table-cell>
          <table:table-cell office:value-type="float" office:value="267.262" calcext:value-type="float">
            <text:p>267.262</text:p>
          </table:table-cell>
          <table:table-cell/>
          <table:table-cell table:formula="of:=AVERAGE([.B9:.E9])" office:value-type="float" office:value="286.799" calcext:value-type="float">
            <text:p>286.79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8.038" calcext:value-type="float">
            <text:p>188.038</text:p>
          </table:table-cell>
          <table:table-cell office:value-type="float" office:value="285.66" calcext:value-type="float">
            <text:p>285.66</text:p>
          </table:table-cell>
          <table:table-cell office:value-type="float" office:value="334.768" calcext:value-type="float">
            <text:p>334.768</text:p>
          </table:table-cell>
          <table:table-cell office:value-type="float" office:value="284.122" calcext:value-type="float">
            <text:p>284.122</text:p>
          </table:table-cell>
          <table:table-cell/>
          <table:table-cell table:formula="of:=AVERAGE([.B10:.E10])" office:value-type="float" office:value="273.147" calcext:value-type="float">
            <text:p>273.14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86.156" calcext:value-type="float">
            <text:p>186.156</text:p>
          </table:table-cell>
          <table:table-cell office:value-type="float" office:value="290.816" calcext:value-type="float">
            <text:p>290.816</text:p>
          </table:table-cell>
          <table:table-cell office:value-type="float" office:value="394.026" calcext:value-type="float">
            <text:p>394.026</text:p>
          </table:table-cell>
          <table:table-cell office:value-type="float" office:value="268.852" calcext:value-type="float">
            <text:p>268.852</text:p>
          </table:table-cell>
          <table:table-cell/>
          <table:table-cell table:formula="of:=AVERAGE([.B11:.E11])" office:value-type="float" office:value="284.9625" calcext:value-type="float">
            <text:p>284.96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.798" calcext:value-type="float">
            <text:p>199.798</text:p>
          </table:table-cell>
          <table:table-cell office:value-type="float" office:value="309.632" calcext:value-type="float">
            <text:p>309.632</text:p>
          </table:table-cell>
          <table:table-cell office:value-type="float" office:value="354.098" calcext:value-type="float">
            <text:p>354.098</text:p>
          </table:table-cell>
          <table:table-cell office:value-type="float" office:value="217.772" calcext:value-type="float">
            <text:p>217.772</text:p>
          </table:table-cell>
          <table:table-cell/>
          <table:table-cell table:formula="of:=AVERAGE([.B12:.E12])" office:value-type="float" office:value="270.325" calcext:value-type="float">
            <text:p>270.32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13.534" calcext:value-type="float">
            <text:p>213.534</text:p>
          </table:table-cell>
          <table:table-cell office:value-type="float" office:value="314.52" calcext:value-type="float">
            <text:p>314.52</text:p>
          </table:table-cell>
          <table:table-cell office:value-type="float" office:value="409.516" calcext:value-type="float">
            <text:p>409.516</text:p>
          </table:table-cell>
          <table:table-cell office:value-type="float" office:value="244.622" calcext:value-type="float">
            <text:p>244.622</text:p>
          </table:table-cell>
          <table:table-cell/>
          <table:table-cell table:formula="of:=AVERAGE([.B13:.E13])" office:value-type="float" office:value="295.548" calcext:value-type="float">
            <text:p>295.54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.344" calcext:value-type="float">
            <text:p>220.344</text:p>
          </table:table-cell>
          <table:table-cell office:value-type="float" office:value="307.448" calcext:value-type="float">
            <text:p>307.448</text:p>
          </table:table-cell>
          <table:table-cell office:value-type="float" office:value="392.17" calcext:value-type="float">
            <text:p>392.17</text:p>
          </table:table-cell>
          <table:table-cell office:value-type="float" office:value="296.154" calcext:value-type="float">
            <text:p>296.154</text:p>
          </table:table-cell>
          <table:table-cell/>
          <table:table-cell table:formula="of:=AVERAGE([.B14:.E14])" office:value-type="float" office:value="304.029" calcext:value-type="float">
            <text:p>304.02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41.846" calcext:value-type="float">
            <text:p>241.846</text:p>
          </table:table-cell>
          <table:table-cell office:value-type="float" office:value="311.646" calcext:value-type="float">
            <text:p>311.646</text:p>
          </table:table-cell>
          <table:table-cell office:value-type="float" office:value="358.32" calcext:value-type="float">
            <text:p>358.32</text:p>
          </table:table-cell>
          <table:table-cell office:value-type="float" office:value="264.5" calcext:value-type="float">
            <text:p>264.5</text:p>
          </table:table-cell>
          <table:table-cell/>
          <table:table-cell table:formula="of:=AVERAGE([.B15:.E15])" office:value-type="float" office:value="294.078" calcext:value-type="float">
            <text:p>294.0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44.954" calcext:value-type="float">
            <text:p>244.954</text:p>
          </table:table-cell>
          <table:table-cell office:value-type="float" office:value="326.256" calcext:value-type="float">
            <text:p>326.256</text:p>
          </table:table-cell>
          <table:table-cell office:value-type="float" office:value="374.984" calcext:value-type="float">
            <text:p>374.984</text:p>
          </table:table-cell>
          <table:table-cell office:value-type="float" office:value="262.086" calcext:value-type="float">
            <text:p>262.086</text:p>
          </table:table-cell>
          <table:table-cell/>
          <table:table-cell table:formula="of:=AVERAGE([.B16:.E16])" office:value-type="float" office:value="302.07" calcext:value-type="float">
            <text:p>302.0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263.826" calcext:value-type="float">
            <text:p>263.826</text:p>
          </table:table-cell>
          <table:table-cell office:value-type="float" office:value="338.288" calcext:value-type="float">
            <text:p>338.288</text:p>
          </table:table-cell>
          <table:table-cell office:value-type="float" office:value="478.96" calcext:value-type="float">
            <text:p>478.96</text:p>
          </table:table-cell>
          <table:table-cell office:value-type="float" office:value="249.746" calcext:value-type="float">
            <text:p>249.746</text:p>
          </table:table-cell>
          <table:table-cell/>
          <table:table-cell table:formula="of:=AVERAGE([.B17:.E17])" office:value-type="float" office:value="332.705" calcext:value-type="float">
            <text:p>332.7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0.312" calcext:value-type="float">
            <text:p>210.312</text:p>
          </table:table-cell>
          <table:table-cell office:value-type="float" office:value="322.702" calcext:value-type="float">
            <text:p>322.702</text:p>
          </table:table-cell>
          <table:table-cell office:value-type="float" office:value="394.184" calcext:value-type="float">
            <text:p>394.184</text:p>
          </table:table-cell>
          <table:table-cell office:value-type="float" office:value="273.802" calcext:value-type="float">
            <text:p>273.802</text:p>
          </table:table-cell>
          <table:table-cell/>
          <table:table-cell table:formula="of:=AVERAGE([.B18:.E18])" office:value-type="float" office:value="300.25" calcext:value-type="float">
            <text:p>300.2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91.312" calcext:value-type="float">
            <text:p>191.312</text:p>
          </table:table-cell>
          <table:table-cell office:value-type="float" office:value="346.202" calcext:value-type="float">
            <text:p>346.202</text:p>
          </table:table-cell>
          <table:table-cell office:value-type="float" office:value="344.416" calcext:value-type="float">
            <text:p>344.416</text:p>
          </table:table-cell>
          <table:table-cell office:value-type="float" office:value="357.846" calcext:value-type="float">
            <text:p>357.846</text:p>
          </table:table-cell>
          <table:table-cell/>
          <table:table-cell table:formula="of:=AVERAGE([.B19:.E19])" office:value-type="float" office:value="309.944" calcext:value-type="float">
            <text:p>309.94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7.334" calcext:value-type="float">
            <text:p>207.334</text:p>
          </table:table-cell>
          <table:table-cell office:value-type="float" office:value="311.702" calcext:value-type="float">
            <text:p>311.702</text:p>
          </table:table-cell>
          <table:table-cell office:value-type="float" office:value="431.706" calcext:value-type="float">
            <text:p>431.706</text:p>
          </table:table-cell>
          <table:table-cell office:value-type="float" office:value="374.384" calcext:value-type="float">
            <text:p>374.384</text:p>
          </table:table-cell>
          <table:table-cell/>
          <table:table-cell table:formula="of:=AVERAGE([.B20:.E20])" office:value-type="float" office:value="331.2815" calcext:value-type="float">
            <text:p>331.281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91.164" calcext:value-type="float">
            <text:p>191.164</text:p>
          </table:table-cell>
          <table:table-cell office:value-type="float" office:value="305.726" calcext:value-type="float">
            <text:p>305.726</text:p>
          </table:table-cell>
          <table:table-cell office:value-type="float" office:value="517.156" calcext:value-type="float">
            <text:p>517.156</text:p>
          </table:table-cell>
          <table:table-cell office:value-type="float" office:value="410.72" calcext:value-type="float">
            <text:p>410.72</text:p>
          </table:table-cell>
          <table:table-cell/>
          <table:table-cell table:formula="of:=AVERAGE([.B21:.E21])" office:value-type="float" office:value="356.1915" calcext:value-type="float">
            <text:p>356.19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2.39" calcext:value-type="float">
            <text:p>242.39</text:p>
          </table:table-cell>
          <table:table-cell office:value-type="float" office:value="339.612" calcext:value-type="float">
            <text:p>339.6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370.968" calcext:value-type="float">
            <text:p>370.968</text:p>
          </table:table-cell>
          <table:table-cell/>
          <table:table-cell table:formula="of:=AVERAGE([.B22:.E22])" office:value-type="float" office:value="385.2225" calcext:value-type="float">
            <text:p>385.222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57.426" calcext:value-type="float">
            <text:p>257.426</text:p>
          </table:table-cell>
          <table:table-cell office:value-type="float" office:value="331.458" calcext:value-type="float">
            <text:p>331.458</text:p>
          </table:table-cell>
          <table:table-cell office:value-type="float" office:value="463.556" calcext:value-type="float">
            <text:p>463.556</text:p>
          </table:table-cell>
          <table:table-cell office:value-type="float" office:value="414.258" calcext:value-type="float">
            <text:p>414.258</text:p>
          </table:table-cell>
          <table:table-cell/>
          <table:table-cell table:formula="of:=AVERAGE([.B23:.E23])" office:value-type="float" office:value="366.6745" calcext:value-type="float">
            <text:p>366.674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61.084" calcext:value-type="float">
            <text:p>261.084</text:p>
          </table:table-cell>
          <table:table-cell office:value-type="float" office:value="333.004" calcext:value-type="float">
            <text:p>333.004</text:p>
          </table:table-cell>
          <table:table-cell office:value-type="float" office:value="357.338" calcext:value-type="float">
            <text:p>357.338</text:p>
          </table:table-cell>
          <table:table-cell office:value-type="float" office:value="416.266" calcext:value-type="float">
            <text:p>416.266</text:p>
          </table:table-cell>
          <table:table-cell/>
          <table:table-cell table:formula="of:=AVERAGE([.B24:.E24])" office:value-type="float" office:value="341.923" calcext:value-type="float">
            <text:p>341.923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229.842" calcext:value-type="float">
            <text:p>229.842</text:p>
          </table:table-cell>
          <table:table-cell office:value-type="float" office:value="373.654" calcext:value-type="float">
            <text:p>373.654</text:p>
          </table:table-cell>
          <table:table-cell office:value-type="float" office:value="335.1" calcext:value-type="float">
            <text:p>335.1</text:p>
          </table:table-cell>
          <table:table-cell office:value-type="float" office:value="409.472" calcext:value-type="float">
            <text:p>409.472</text:p>
          </table:table-cell>
          <table:table-cell/>
          <table:table-cell table:formula="of:=AVERAGE([.B25:.E25])" office:value-type="float" office:value="337.017" calcext:value-type="float">
            <text:p>337.01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48.11" calcext:value-type="float">
            <text:p>248.11</text:p>
          </table:table-cell>
          <table:table-cell office:value-type="float" office:value="377.27" calcext:value-type="float">
            <text:p>377.27</text:p>
          </table:table-cell>
          <table:table-cell office:value-type="float" office:value="330.51" calcext:value-type="float">
            <text:p>330.51</text:p>
          </table:table-cell>
          <table:table-cell office:value-type="float" office:value="393.91" calcext:value-type="float">
            <text:p>393.91</text:p>
          </table:table-cell>
          <table:table-cell/>
          <table:table-cell table:formula="of:=AVERAGE([.B26:.E26])" office:value-type="float" office:value="337.45" calcext:value-type="float">
            <text:p>337.4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246.03" calcext:value-type="float">
            <text:p>246.03</text:p>
          </table:table-cell>
          <table:table-cell office:value-type="float" office:value="389.542" calcext:value-type="float">
            <text:p>389.542</text:p>
          </table:table-cell>
          <table:table-cell office:value-type="float" office:value="329.934" calcext:value-type="float">
            <text:p>329.934</text:p>
          </table:table-cell>
          <table:table-cell office:value-type="float" office:value="378.35" calcext:value-type="float">
            <text:p>378.35</text:p>
          </table:table-cell>
          <table:table-cell/>
          <table:table-cell table:formula="of:=AVERAGE([.B27:.E27])" office:value-type="float" office:value="335.964" calcext:value-type="float">
            <text:p>335.96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44.582" calcext:value-type="float">
            <text:p>244.582</text:p>
          </table:table-cell>
          <table:table-cell office:value-type="float" office:value="433.16" calcext:value-type="float">
            <text:p>433.16</text:p>
          </table:table-cell>
          <table:table-cell office:value-type="float" office:value="345.784" calcext:value-type="float">
            <text:p>345.784</text:p>
          </table:table-cell>
          <table:table-cell office:value-type="float" office:value="395.928" calcext:value-type="float">
            <text:p>395.928</text:p>
          </table:table-cell>
          <table:table-cell/>
          <table:table-cell table:formula="of:=AVERAGE([.B28:.E28])" office:value-type="float" office:value="354.8635" calcext:value-type="float">
            <text:p>354.863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253.002" calcext:value-type="float">
            <text:p>253.002</text:p>
          </table:table-cell>
          <table:table-cell office:value-type="float" office:value="561.792" calcext:value-type="float">
            <text:p>561.792</text:p>
          </table:table-cell>
          <table:table-cell office:value-type="float" office:value="377.334" calcext:value-type="float">
            <text:p>377.334</text:p>
          </table:table-cell>
          <table:table-cell office:value-type="float" office:value="354.49" calcext:value-type="float">
            <text:p>354.49</text:p>
          </table:table-cell>
          <table:table-cell/>
          <table:table-cell table:formula="of:=AVERAGE([.B29:.E29])" office:value-type="float" office:value="386.6545" calcext:value-type="float">
            <text:p>386.654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69.642" calcext:value-type="float">
            <text:p>269.642</text:p>
          </table:table-cell>
          <table:table-cell office:value-type="float" office:value="618.98" calcext:value-type="float">
            <text:p>618.98</text:p>
          </table:table-cell>
          <table:table-cell office:value-type="float" office:value="373.448" calcext:value-type="float">
            <text:p>373.448</text:p>
          </table:table-cell>
          <table:table-cell office:value-type="float" office:value="361.564" calcext:value-type="float">
            <text:p>361.564</text:p>
          </table:table-cell>
          <table:table-cell/>
          <table:table-cell table:formula="of:=AVERAGE([.B30:.E30])" office:value-type="float" office:value="405.9085" calcext:value-type="float">
            <text:p>405.9085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260.026" calcext:value-type="float">
            <text:p>260.026</text:p>
          </table:table-cell>
          <table:table-cell office:value-type="float" office:value="675.534" calcext:value-type="float">
            <text:p>675.534</text:p>
          </table:table-cell>
          <table:table-cell office:value-type="float" office:value="354.012" calcext:value-type="float">
            <text:p>354.012</text:p>
          </table:table-cell>
          <table:table-cell office:value-type="float" office:value="395.834" calcext:value-type="float">
            <text:p>395.834</text:p>
          </table:table-cell>
          <table:table-cell/>
          <table:table-cell table:formula="of:=AVERAGE([.B31:.E31])" office:value-type="float" office:value="421.3515" calcext:value-type="float">
            <text:p>421.351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84.24" calcext:value-type="float">
            <text:p>284.24</text:p>
          </table:table-cell>
          <table:table-cell office:value-type="float" office:value="691.674" calcext:value-type="float">
            <text:p>691.674</text:p>
          </table:table-cell>
          <table:table-cell office:value-type="float" office:value="407.056" calcext:value-type="float">
            <text:p>407.056</text:p>
          </table:table-cell>
          <table:table-cell office:value-type="float" office:value="433.408" calcext:value-type="float">
            <text:p>433.408</text:p>
          </table:table-cell>
          <table:table-cell/>
          <table:table-cell table:formula="of:=AVERAGE([.B32:.E32])" office:value-type="float" office:value="454.0945" calcext:value-type="float">
            <text:p>454.094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267.622" calcext:value-type="float">
            <text:p>267.622</text:p>
          </table:table-cell>
          <table:table-cell office:value-type="float" office:value="692.916" calcext:value-type="float">
            <text:p>692.916</text:p>
          </table:table-cell>
          <table:table-cell office:value-type="float" office:value="388.736" calcext:value-type="float">
            <text:p>388.736</text:p>
          </table:table-cell>
          <table:table-cell office:value-type="float" office:value="468.786" calcext:value-type="float">
            <text:p>468.786</text:p>
          </table:table-cell>
          <table:table-cell/>
          <table:table-cell table:formula="of:=AVERAGE([.B33:.E33])" office:value-type="float" office:value="454.515" calcext:value-type="float">
            <text:p>454.51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90.7" calcext:value-type="float">
            <text:p>290.7</text:p>
          </table:table-cell>
          <table:table-cell office:value-type="float" office:value="729.382" calcext:value-type="float">
            <text:p>729.382</text:p>
          </table:table-cell>
          <table:table-cell office:value-type="float" office:value="375.636" calcext:value-type="float">
            <text:p>375.636</text:p>
          </table:table-cell>
          <table:table-cell office:value-type="float" office:value="447.6" calcext:value-type="float">
            <text:p>447.6</text:p>
          </table:table-cell>
          <table:table-cell/>
          <table:table-cell table:formula="of:=AVERAGE([.B34:.E34])" office:value-type="float" office:value="460.8295" calcext:value-type="float">
            <text:p>460.8295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300.314" calcext:value-type="float">
            <text:p>300.314</text:p>
          </table:table-cell>
          <table:table-cell office:value-type="float" office:value="824.372" calcext:value-type="float">
            <text:p>824.372</text:p>
          </table:table-cell>
          <table:table-cell office:value-type="float" office:value="369.91" calcext:value-type="float">
            <text:p>369.91</text:p>
          </table:table-cell>
          <table:table-cell office:value-type="float" office:value="447.142" calcext:value-type="float">
            <text:p>447.142</text:p>
          </table:table-cell>
          <table:table-cell/>
          <table:table-cell table:formula="of:=AVERAGE([.B35:.E35])" office:value-type="float" office:value="485.4345" calcext:value-type="float">
            <text:p>485.434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93.542" calcext:value-type="float">
            <text:p>293.542</text:p>
          </table:table-cell>
          <table:table-cell office:value-type="float" office:value="756.458" calcext:value-type="float">
            <text:p>756.458</text:p>
          </table:table-cell>
          <table:table-cell office:value-type="float" office:value="381.61" calcext:value-type="float">
            <text:p>381.61</text:p>
          </table:table-cell>
          <table:table-cell office:value-type="float" office:value="565.59" calcext:value-type="float">
            <text:p>565.59</text:p>
          </table:table-cell>
          <table:table-cell/>
          <table:table-cell table:formula="of:=AVERAGE([.B36:.E36])" office:value-type="float" office:value="499.3" calcext:value-type="float">
            <text:p>499.3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292.374" calcext:value-type="float">
            <text:p>292.374</text:p>
          </table:table-cell>
          <table:table-cell office:value-type="float" office:value="752.08" calcext:value-type="float">
            <text:p>752.08</text:p>
          </table:table-cell>
          <table:table-cell office:value-type="float" office:value="358.348" calcext:value-type="float">
            <text:p>358.348</text:p>
          </table:table-cell>
          <table:table-cell office:value-type="float" office:value="565.666" calcext:value-type="float">
            <text:p>565.666</text:p>
          </table:table-cell>
          <table:table-cell/>
          <table:table-cell table:formula="of:=AVERAGE([.B37:.E37])" office:value-type="float" office:value="492.117" calcext:value-type="float">
            <text:p>492.11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23.34" calcext:value-type="float">
            <text:p>323.34</text:p>
          </table:table-cell>
          <table:table-cell office:value-type="float" office:value="696.556" calcext:value-type="float">
            <text:p>696.556</text:p>
          </table:table-cell>
          <table:table-cell office:value-type="float" office:value="382.83" calcext:value-type="float">
            <text:p>382.83</text:p>
          </table:table-cell>
          <table:table-cell office:value-type="float" office:value="593.096" calcext:value-type="float">
            <text:p>593.096</text:p>
          </table:table-cell>
          <table:table-cell/>
          <table:table-cell table:formula="of:=AVERAGE([.B38:.E38])" office:value-type="float" office:value="498.9555" calcext:value-type="float">
            <text:p>498.955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19.14" calcext:value-type="float">
            <text:p>319.14</text:p>
          </table:table-cell>
          <table:table-cell office:value-type="float" office:value="736.712" calcext:value-type="float">
            <text:p>736.712</text:p>
          </table:table-cell>
          <table:table-cell office:value-type="float" office:value="387.682" calcext:value-type="float">
            <text:p>387.682</text:p>
          </table:table-cell>
          <table:table-cell office:value-type="float" office:value="527.04" calcext:value-type="float">
            <text:p>527.04</text:p>
          </table:table-cell>
          <table:table-cell/>
          <table:table-cell table:formula="of:=AVERAGE([.B39:.E39])" office:value-type="float" office:value="492.6435" calcext:value-type="float">
            <text:p>492.643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43.236" calcext:value-type="float">
            <text:p>343.236</text:p>
          </table:table-cell>
          <table:table-cell office:value-type="float" office:value="716.398" calcext:value-type="float">
            <text:p>716.398</text:p>
          </table:table-cell>
          <table:table-cell office:value-type="float" office:value="404.768" calcext:value-type="float">
            <text:p>404.768</text:p>
          </table:table-cell>
          <table:table-cell office:value-type="float" office:value="604.662" calcext:value-type="float">
            <text:p>604.662</text:p>
          </table:table-cell>
          <table:table-cell/>
          <table:table-cell table:formula="of:=AVERAGE([.B40:.E40])" office:value-type="float" office:value="517.266" calcext:value-type="float">
            <text:p>517.266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344.356" calcext:value-type="float">
            <text:p>344.356</text:p>
          </table:table-cell>
          <table:table-cell office:value-type="float" office:value="752.372" calcext:value-type="float">
            <text:p>752.372</text:p>
          </table:table-cell>
          <table:table-cell office:value-type="float" office:value="419.41" calcext:value-type="float">
            <text:p>419.41</text:p>
          </table:table-cell>
          <table:table-cell office:value-type="float" office:value="690.808" calcext:value-type="float">
            <text:p>690.808</text:p>
          </table:table-cell>
          <table:table-cell/>
          <table:table-cell table:formula="of:=AVERAGE([.B41:.E41])" office:value-type="float" office:value="551.7365" calcext:value-type="float">
            <text:p>551.73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6.408" calcext:value-type="float">
            <text:p>376.408</text:p>
          </table:table-cell>
          <table:table-cell office:value-type="float" office:value="883.552" calcext:value-type="float">
            <text:p>883.552</text:p>
          </table:table-cell>
          <table:table-cell office:value-type="float" office:value="400.702" calcext:value-type="float">
            <text:p>400.702</text:p>
          </table:table-cell>
          <table:table-cell office:value-type="float" office:value="630.766" calcext:value-type="float">
            <text:p>630.766</text:p>
          </table:table-cell>
          <table:table-cell/>
          <table:table-cell table:formula="of:=AVERAGE([.B42:.E42])" office:value-type="float" office:value="572.857" calcext:value-type="float">
            <text:p>572.857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436.612" calcext:value-type="float">
            <text:p>436.612</text:p>
          </table:table-cell>
          <table:table-cell office:value-type="float" office:value="793.376" calcext:value-type="float">
            <text:p>793.376</text:p>
          </table:table-cell>
          <table:table-cell office:value-type="float" office:value="379.232" calcext:value-type="float">
            <text:p>379.232</text:p>
          </table:table-cell>
          <table:table-cell office:value-type="float" office:value="564.892" calcext:value-type="float">
            <text:p>564.892</text:p>
          </table:table-cell>
          <table:table-cell/>
          <table:table-cell table:formula="of:=AVERAGE([.B43:.E43])" office:value-type="float" office:value="543.528" calcext:value-type="float">
            <text:p>543.528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30.356" calcext:value-type="float">
            <text:p>430.356</text:p>
          </table:table-cell>
          <table:table-cell office:value-type="float" office:value="805.256" calcext:value-type="float">
            <text:p>805.256</text:p>
          </table:table-cell>
          <table:table-cell office:value-type="float" office:value="382.818" calcext:value-type="float">
            <text:p>382.818</text:p>
          </table:table-cell>
          <table:table-cell office:value-type="float" office:value="637.8" calcext:value-type="float">
            <text:p>637.8</text:p>
          </table:table-cell>
          <table:table-cell/>
          <table:table-cell table:formula="of:=AVERAGE([.B44:.E44])" office:value-type="float" office:value="564.0575" calcext:value-type="float">
            <text:p>564.057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446.858" calcext:value-type="float">
            <text:p>446.858</text:p>
          </table:table-cell>
          <table:table-cell office:value-type="float" office:value="808.868" calcext:value-type="float">
            <text:p>808.868</text:p>
          </table:table-cell>
          <table:table-cell office:value-type="float" office:value="423.954" calcext:value-type="float">
            <text:p>423.954</text:p>
          </table:table-cell>
          <table:table-cell office:value-type="float" office:value="618.98" calcext:value-type="float">
            <text:p>618.98</text:p>
          </table:table-cell>
          <table:table-cell/>
          <table:table-cell table:formula="of:=AVERAGE([.B45:.E45])" office:value-type="float" office:value="574.665" calcext:value-type="float">
            <text:p>574.66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423.802" calcext:value-type="float">
            <text:p>423.802</text:p>
          </table:table-cell>
          <table:table-cell office:value-type="float" office:value="819.158" calcext:value-type="float">
            <text:p>819.158</text:p>
          </table:table-cell>
          <table:table-cell office:value-type="float" office:value="445.56" calcext:value-type="float">
            <text:p>445.56</text:p>
          </table:table-cell>
          <table:table-cell office:value-type="float" office:value="695.03" calcext:value-type="float">
            <text:p>695.03</text:p>
          </table:table-cell>
          <table:table-cell/>
          <table:table-cell table:formula="of:=AVERAGE([.B46:.E46])" office:value-type="float" office:value="595.8875" calcext:value-type="float">
            <text:p>595.887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450.364" calcext:value-type="float">
            <text:p>450.364</text:p>
          </table:table-cell>
          <table:table-cell office:value-type="float" office:value="821.562" calcext:value-type="float">
            <text:p>821.562</text:p>
          </table:table-cell>
          <table:table-cell office:value-type="float" office:value="440.246" calcext:value-type="float">
            <text:p>440.246</text:p>
          </table:table-cell>
          <table:table-cell office:value-type="float" office:value="609.866" calcext:value-type="float">
            <text:p>609.866</text:p>
          </table:table-cell>
          <table:table-cell/>
          <table:table-cell table:formula="of:=AVERAGE([.B47:.E47])" office:value-type="float" office:value="580.5095" calcext:value-type="float">
            <text:p>580.509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429.054" calcext:value-type="float">
            <text:p>429.054</text:p>
          </table:table-cell>
          <table:table-cell office:value-type="float" office:value="726.41" calcext:value-type="float">
            <text:p>726.41</text:p>
          </table:table-cell>
          <table:table-cell office:value-type="float" office:value="434.316" calcext:value-type="float">
            <text:p>434.316</text:p>
          </table:table-cell>
          <table:table-cell office:value-type="float" office:value="732.438" calcext:value-type="float">
            <text:p>732.438</text:p>
          </table:table-cell>
          <table:table-cell/>
          <table:table-cell table:formula="of:=AVERAGE([.B48:.E48])" office:value-type="float" office:value="580.5545" calcext:value-type="float">
            <text:p>580.554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437.282" calcext:value-type="float">
            <text:p>437.282</text:p>
          </table:table-cell>
          <table:table-cell office:value-type="float" office:value="725.138" calcext:value-type="float">
            <text:p>725.138</text:p>
          </table:table-cell>
          <table:table-cell office:value-type="float" office:value="404.44" calcext:value-type="float">
            <text:p>404.44</text:p>
          </table:table-cell>
          <table:table-cell office:value-type="float" office:value="868.74" calcext:value-type="float">
            <text:p>868.74</text:p>
          </table:table-cell>
          <table:table-cell/>
          <table:table-cell table:formula="of:=AVERAGE([.B49:.E49])" office:value-type="float" office:value="608.9" calcext:value-type="float">
            <text:p>608.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436.388" calcext:value-type="float">
            <text:p>436.388</text:p>
          </table:table-cell>
          <table:table-cell office:value-type="float" office:value="772.27" calcext:value-type="float">
            <text:p>772.27</text:p>
          </table:table-cell>
          <table:table-cell office:value-type="float" office:value="422.512" calcext:value-type="float">
            <text:p>422.512</text:p>
          </table:table-cell>
          <table:table-cell office:value-type="float" office:value="914.292" calcext:value-type="float">
            <text:p>914.292</text:p>
          </table:table-cell>
          <table:table-cell/>
          <table:table-cell table:formula="of:=AVERAGE([.B50:.E50])" office:value-type="float" office:value="636.3655" calcext:value-type="float">
            <text:p>636.3655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479.24" calcext:value-type="float">
            <text:p>479.24</text:p>
          </table:table-cell>
          <table:table-cell office:value-type="float" office:value="779.756" calcext:value-type="float">
            <text:p>779.756</text:p>
          </table:table-cell>
          <table:table-cell office:value-type="float" office:value="367.254" calcext:value-type="float">
            <text:p>367.254</text:p>
          </table:table-cell>
          <table:table-cell office:value-type="float" office:value="664.78" calcext:value-type="float">
            <text:p>664.78</text:p>
          </table:table-cell>
          <table:table-cell/>
          <table:table-cell table:formula="of:=AVERAGE([.B51:.E51])" office:value-type="float" office:value="572.7575" calcext:value-type="float">
            <text:p>572.757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12.896" calcext:value-type="float">
            <text:p>412.896</text:p>
          </table:table-cell>
          <table:table-cell office:value-type="float" office:value="765.548" calcext:value-type="float">
            <text:p>765.548</text:p>
          </table:table-cell>
          <table:table-cell office:value-type="float" office:value="367.498" calcext:value-type="float">
            <text:p>367.498</text:p>
          </table:table-cell>
          <table:table-cell office:value-type="float" office:value="687.148" calcext:value-type="float">
            <text:p>687.148</text:p>
          </table:table-cell>
          <table:table-cell/>
          <table:table-cell table:formula="of:=AVERAGE([.B52:.E52])" office:value-type="float" office:value="558.2725" calcext:value-type="float">
            <text:p>558.272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396.132" calcext:value-type="float">
            <text:p>396.132</text:p>
          </table:table-cell>
          <table:table-cell office:value-type="float" office:value="750.674" calcext:value-type="float">
            <text:p>750.674</text:p>
          </table:table-cell>
          <table:table-cell office:value-type="float" office:value="345.854" calcext:value-type="float">
            <text:p>345.854</text:p>
          </table:table-cell>
          <table:table-cell office:value-type="float" office:value="617.63" calcext:value-type="float">
            <text:p>617.63</text:p>
          </table:table-cell>
          <table:table-cell/>
          <table:table-cell table:formula="of:=AVERAGE([.B53:.E53])" office:value-type="float" office:value="527.5725" calcext:value-type="float">
            <text:p>527.57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98.858" calcext:value-type="float">
            <text:p>398.858</text:p>
          </table:table-cell>
          <table:table-cell office:value-type="float" office:value="719.482" calcext:value-type="float">
            <text:p>719.482</text:p>
          </table:table-cell>
          <table:table-cell office:value-type="float" office:value="352.284" calcext:value-type="float">
            <text:p>352.284</text:p>
          </table:table-cell>
          <table:table-cell office:value-type="float" office:value="709.288" calcext:value-type="float">
            <text:p>709.288</text:p>
          </table:table-cell>
          <table:table-cell/>
          <table:table-cell table:formula="of:=AVERAGE([.B54:.E54])" office:value-type="float" office:value="544.978" calcext:value-type="float">
            <text:p>544.978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361.316" calcext:value-type="float">
            <text:p>361.316</text:p>
          </table:table-cell>
          <table:table-cell office:value-type="float" office:value="672.098" calcext:value-type="float">
            <text:p>672.098</text:p>
          </table:table-cell>
          <table:table-cell office:value-type="float" office:value="331.296" calcext:value-type="float">
            <text:p>331.296</text:p>
          </table:table-cell>
          <table:table-cell office:value-type="float" office:value="756.372" calcext:value-type="float">
            <text:p>756.372</text:p>
          </table:table-cell>
          <table:table-cell/>
          <table:table-cell table:formula="of:=AVERAGE([.B55:.E55])" office:value-type="float" office:value="530.2705" calcext:value-type="float">
            <text:p>530.270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382.812" calcext:value-type="float">
            <text:p>382.812</text:p>
          </table:table-cell>
          <table:table-cell office:value-type="float" office:value="674.18" calcext:value-type="float">
            <text:p>674.18</text:p>
          </table:table-cell>
          <table:table-cell office:value-type="float" office:value="343.434" calcext:value-type="float">
            <text:p>343.434</text:p>
          </table:table-cell>
          <table:table-cell office:value-type="float" office:value="741.148" calcext:value-type="float">
            <text:p>741.148</text:p>
          </table:table-cell>
          <table:table-cell/>
          <table:table-cell table:formula="of:=AVERAGE([.B56:.E56])" office:value-type="float" office:value="535.3935" calcext:value-type="float">
            <text:p>535.393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448.124" calcext:value-type="float">
            <text:p>448.124</text:p>
          </table:table-cell>
          <table:table-cell office:value-type="float" office:value="747.698" calcext:value-type="float">
            <text:p>747.698</text:p>
          </table:table-cell>
          <table:table-cell office:value-type="float" office:value="367.372" calcext:value-type="float">
            <text:p>367.372</text:p>
          </table:table-cell>
          <table:table-cell office:value-type="float" office:value="665.406" calcext:value-type="float">
            <text:p>665.406</text:p>
          </table:table-cell>
          <table:table-cell/>
          <table:table-cell table:formula="of:=AVERAGE([.B57:.E57])" office:value-type="float" office:value="557.15" calcext:value-type="float">
            <text:p>557.1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381.164" calcext:value-type="float">
            <text:p>381.164</text:p>
          </table:table-cell>
          <table:table-cell office:value-type="float" office:value="749.31" calcext:value-type="float">
            <text:p>749.31</text:p>
          </table:table-cell>
          <table:table-cell office:value-type="float" office:value="384.5" calcext:value-type="float">
            <text:p>384.5</text:p>
          </table:table-cell>
          <table:table-cell office:value-type="float" office:value="568.83" calcext:value-type="float">
            <text:p>568.83</text:p>
          </table:table-cell>
          <table:table-cell/>
          <table:table-cell table:formula="of:=AVERAGE([.B58:.E58])" office:value-type="float" office:value="520.951" calcext:value-type="float">
            <text:p>520.951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90.942" calcext:value-type="float">
            <text:p>390.942</text:p>
          </table:table-cell>
          <table:table-cell office:value-type="float" office:value="797.128" calcext:value-type="float">
            <text:p>797.128</text:p>
          </table:table-cell>
          <table:table-cell office:value-type="float" office:value="390.154" calcext:value-type="float">
            <text:p>390.154</text:p>
          </table:table-cell>
          <table:table-cell office:value-type="float" office:value="520.572" calcext:value-type="float">
            <text:p>520.572</text:p>
          </table:table-cell>
          <table:table-cell/>
          <table:table-cell table:formula="of:=AVERAGE([.B59:.E59])" office:value-type="float" office:value="524.699" calcext:value-type="float">
            <text:p>524.69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395.888" calcext:value-type="float">
            <text:p>395.888</text:p>
          </table:table-cell>
          <table:table-cell office:value-type="float" office:value="849.952" calcext:value-type="float">
            <text:p>849.952</text:p>
          </table:table-cell>
          <table:table-cell office:value-type="float" office:value="449.004" calcext:value-type="float">
            <text:p>449.004</text:p>
          </table:table-cell>
          <table:table-cell office:value-type="float" office:value="529.02" calcext:value-type="float">
            <text:p>529.02</text:p>
          </table:table-cell>
          <table:table-cell/>
          <table:table-cell table:formula="of:=AVERAGE([.B60:.E60])" office:value-type="float" office:value="555.966" calcext:value-type="float">
            <text:p>555.966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458.576" calcext:value-type="float">
            <text:p>458.576</text:p>
          </table:table-cell>
          <table:table-cell office:value-type="float" office:value="868.144" calcext:value-type="float">
            <text:p>868.144</text:p>
          </table:table-cell>
          <table:table-cell office:value-type="float" office:value="463.99" calcext:value-type="float">
            <text:p>463.99</text:p>
          </table:table-cell>
          <table:table-cell office:value-type="float" office:value="655.564" calcext:value-type="float">
            <text:p>655.564</text:p>
          </table:table-cell>
          <table:table-cell/>
          <table:table-cell table:formula="of:=AVERAGE([.B61:.E61])" office:value-type="float" office:value="611.5685" calcext:value-type="float">
            <text:p>611.568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26.61" calcext:value-type="float">
            <text:p>526.61</text:p>
          </table:table-cell>
          <table:table-cell office:value-type="float" office:value="694.402" calcext:value-type="float">
            <text:p>694.402</text:p>
          </table:table-cell>
          <table:table-cell office:value-type="float" office:value="516.418" calcext:value-type="float">
            <text:p>516.418</text:p>
          </table:table-cell>
          <table:table-cell office:value-type="float" office:value="622.196" calcext:value-type="float">
            <text:p>622.196</text:p>
          </table:table-cell>
          <table:table-cell/>
          <table:table-cell table:formula="of:=AVERAGE([.B62:.E62])" office:value-type="float" office:value="589.9065" calcext:value-type="float">
            <text:p>589.906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471.21" calcext:value-type="float">
            <text:p>471.21</text:p>
          </table:table-cell>
          <table:table-cell office:value-type="float" office:value="686.656" calcext:value-type="float">
            <text:p>686.656</text:p>
          </table:table-cell>
          <table:table-cell office:value-type="float" office:value="536.026" calcext:value-type="float">
            <text:p>536.026</text:p>
          </table:table-cell>
          <table:table-cell office:value-type="float" office:value="709.426" calcext:value-type="float">
            <text:p>709.426</text:p>
          </table:table-cell>
          <table:table-cell/>
          <table:table-cell table:formula="of:=AVERAGE([.B63:.E63])" office:value-type="float" office:value="600.8295" calcext:value-type="float">
            <text:p>600.829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499.506" calcext:value-type="float">
            <text:p>499.506</text:p>
          </table:table-cell>
          <table:table-cell office:value-type="float" office:value="647.03" calcext:value-type="float">
            <text:p>647.03</text:p>
          </table:table-cell>
          <table:table-cell office:value-type="float" office:value="554.054" calcext:value-type="float">
            <text:p>554.054</text:p>
          </table:table-cell>
          <table:table-cell office:value-type="float" office:value="632.69" calcext:value-type="float">
            <text:p>632.69</text:p>
          </table:table-cell>
          <table:table-cell/>
          <table:table-cell table:formula="of:=AVERAGE([.B64:.E64])" office:value-type="float" office:value="583.32" calcext:value-type="float">
            <text:p>583.32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494.462" calcext:value-type="float">
            <text:p>494.462</text:p>
          </table:table-cell>
          <table:table-cell office:value-type="float" office:value="677.944" calcext:value-type="float">
            <text:p>677.944</text:p>
          </table:table-cell>
          <table:table-cell office:value-type="float" office:value="562.32" calcext:value-type="float">
            <text:p>562.32</text:p>
          </table:table-cell>
          <table:table-cell office:value-type="float" office:value="601.866" calcext:value-type="float">
            <text:p>601.866</text:p>
          </table:table-cell>
          <table:table-cell/>
          <table:table-cell table:formula="of:=AVERAGE([.B65:.E65])" office:value-type="float" office:value="584.148" calcext:value-type="float">
            <text:p>584.14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461.68" calcext:value-type="float">
            <text:p>461.68</text:p>
          </table:table-cell>
          <table:table-cell office:value-type="float" office:value="698.356" calcext:value-type="float">
            <text:p>698.356</text:p>
          </table:table-cell>
          <table:table-cell office:value-type="float" office:value="523.69" calcext:value-type="float">
            <text:p>523.69</text:p>
          </table:table-cell>
          <table:table-cell office:value-type="float" office:value="752.356" calcext:value-type="float">
            <text:p>752.356</text:p>
          </table:table-cell>
          <table:table-cell/>
          <table:table-cell table:formula="of:=AVERAGE([.B66:.E66])" office:value-type="float" office:value="609.0205" calcext:value-type="float">
            <text:p>609.0205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446.172" calcext:value-type="float">
            <text:p>446.172</text:p>
          </table:table-cell>
          <table:table-cell office:value-type="float" office:value="807.27" calcext:value-type="float">
            <text:p>807.27</text:p>
          </table:table-cell>
          <table:table-cell office:value-type="float" office:value="557.618" calcext:value-type="float">
            <text:p>557.618</text:p>
          </table:table-cell>
          <table:table-cell office:value-type="float" office:value="705.314" calcext:value-type="float">
            <text:p>705.314</text:p>
          </table:table-cell>
          <table:table-cell/>
          <table:table-cell table:formula="of:=AVERAGE([.B67:.E67])" office:value-type="float" office:value="629.0935" calcext:value-type="float">
            <text:p>629.093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450.58" calcext:value-type="float">
            <text:p>450.58</text:p>
          </table:table-cell>
          <table:table-cell office:value-type="float" office:value="684.444" calcext:value-type="float">
            <text:p>684.444</text:p>
          </table:table-cell>
          <table:table-cell office:value-type="float" office:value="559.158" calcext:value-type="float">
            <text:p>559.158</text:p>
          </table:table-cell>
          <table:table-cell office:value-type="float" office:value="571.902" calcext:value-type="float">
            <text:p>571.902</text:p>
          </table:table-cell>
          <table:table-cell/>
          <table:table-cell table:formula="of:=AVERAGE([.B68:.E68])" office:value-type="float" office:value="566.521" calcext:value-type="float">
            <text:p>566.52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448.514" calcext:value-type="float">
            <text:p>448.514</text:p>
          </table:table-cell>
          <table:table-cell office:value-type="float" office:value="657.48" calcext:value-type="float">
            <text:p>657.48</text:p>
          </table:table-cell>
          <table:table-cell office:value-type="float" office:value="547.388" calcext:value-type="float">
            <text:p>547.388</text:p>
          </table:table-cell>
          <table:table-cell office:value-type="float" office:value="576.334" calcext:value-type="float">
            <text:p>576.334</text:p>
          </table:table-cell>
          <table:table-cell/>
          <table:table-cell table:formula="of:=AVERAGE([.B69:.E69])" office:value-type="float" office:value="557.429" calcext:value-type="float">
            <text:p>557.429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626.576" calcext:value-type="float">
            <text:p>626.576</text:p>
          </table:table-cell>
          <table:table-cell office:value-type="float" office:value="671.046" calcext:value-type="float">
            <text:p>671.046</text:p>
          </table:table-cell>
          <table:table-cell office:value-type="float" office:value="589.254" calcext:value-type="float">
            <text:p>589.254</text:p>
          </table:table-cell>
          <table:table-cell office:value-type="float" office:value="523.538" calcext:value-type="float">
            <text:p>523.538</text:p>
          </table:table-cell>
          <table:table-cell/>
          <table:table-cell table:formula="of:=AVERAGE([.B70:.E70])" office:value-type="float" office:value="602.6035" calcext:value-type="float">
            <text:p>602.6035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650.304" calcext:value-type="float">
            <text:p>650.304</text:p>
          </table:table-cell>
          <table:table-cell office:value-type="float" office:value="652.98" calcext:value-type="float">
            <text:p>652.98</text:p>
          </table:table-cell>
          <table:table-cell office:value-type="float" office:value="548.854" calcext:value-type="float">
            <text:p>548.854</text:p>
          </table:table-cell>
          <table:table-cell office:value-type="float" office:value="475.092" calcext:value-type="float">
            <text:p>475.092</text:p>
          </table:table-cell>
          <table:table-cell/>
          <table:table-cell table:formula="of:=AVERAGE([.B71:.E71])" office:value-type="float" office:value="581.8075" calcext:value-type="float">
            <text:p>581.807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41.97" calcext:value-type="float">
            <text:p>541.97</text:p>
          </table:table-cell>
          <table:table-cell office:value-type="float" office:value="674.658" calcext:value-type="float">
            <text:p>674.658</text:p>
          </table:table-cell>
          <table:table-cell office:value-type="float" office:value="581.494" calcext:value-type="float">
            <text:p>581.494</text:p>
          </table:table-cell>
          <table:table-cell office:value-type="float" office:value="598.38" calcext:value-type="float">
            <text:p>598.38</text:p>
          </table:table-cell>
          <table:table-cell/>
          <table:table-cell table:formula="of:=AVERAGE([.B72:.E72])" office:value-type="float" office:value="599.1255" calcext:value-type="float">
            <text:p>599.1255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553.524" calcext:value-type="float">
            <text:p>553.524</text:p>
          </table:table-cell>
          <table:table-cell office:value-type="float" office:value="680.71" calcext:value-type="float">
            <text:p>680.71</text:p>
          </table:table-cell>
          <table:table-cell office:value-type="float" office:value="562.408" calcext:value-type="float">
            <text:p>562.408</text:p>
          </table:table-cell>
          <table:table-cell office:value-type="float" office:value="651.746" calcext:value-type="float">
            <text:p>651.746</text:p>
          </table:table-cell>
          <table:table-cell/>
          <table:table-cell table:formula="of:=AVERAGE([.B73:.E73])" office:value-type="float" office:value="612.097" calcext:value-type="float">
            <text:p>612.097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596.498" calcext:value-type="float">
            <text:p>596.498</text:p>
          </table:table-cell>
          <table:table-cell office:value-type="float" office:value="659.796" calcext:value-type="float">
            <text:p>659.796</text:p>
          </table:table-cell>
          <table:table-cell office:value-type="float" office:value="502.48" calcext:value-type="float">
            <text:p>502.48</text:p>
          </table:table-cell>
          <table:table-cell office:value-type="float" office:value="677.748" calcext:value-type="float">
            <text:p>677.748</text:p>
          </table:table-cell>
          <table:table-cell/>
          <table:table-cell table:formula="of:=AVERAGE([.B74:.E74])" office:value-type="float" office:value="609.1305" calcext:value-type="float">
            <text:p>609.130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490.262" calcext:value-type="float">
            <text:p>490.262</text:p>
          </table:table-cell>
          <table:table-cell office:value-type="float" office:value="673.412" calcext:value-type="float">
            <text:p>673.412</text:p>
          </table:table-cell>
          <table:table-cell office:value-type="float" office:value="556.1" calcext:value-type="float">
            <text:p>556.1</text:p>
          </table:table-cell>
          <table:table-cell office:value-type="float" office:value="798.78" calcext:value-type="float">
            <text:p>798.78</text:p>
          </table:table-cell>
          <table:table-cell/>
          <table:table-cell table:formula="of:=AVERAGE([.B75:.E75])" office:value-type="float" office:value="629.6385" calcext:value-type="float">
            <text:p>629.638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482.866" calcext:value-type="float">
            <text:p>482.866</text:p>
          </table:table-cell>
          <table:table-cell office:value-type="float" office:value="664.48" calcext:value-type="float">
            <text:p>664.48</text:p>
          </table:table-cell>
          <table:table-cell office:value-type="float" office:value="598.636" calcext:value-type="float">
            <text:p>598.636</text:p>
          </table:table-cell>
          <table:table-cell office:value-type="float" office:value="794.716" calcext:value-type="float">
            <text:p>794.716</text:p>
          </table:table-cell>
          <table:table-cell/>
          <table:table-cell table:formula="of:=AVERAGE([.B76:.E76])" office:value-type="float" office:value="635.1745" calcext:value-type="float">
            <text:p>635.174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580.302" calcext:value-type="float">
            <text:p>580.302</text:p>
          </table:table-cell>
          <table:table-cell office:value-type="float" office:value="655.468" calcext:value-type="float">
            <text:p>655.468</text:p>
          </table:table-cell>
          <table:table-cell office:value-type="float" office:value="657.89" calcext:value-type="float">
            <text:p>657.89</text:p>
          </table:table-cell>
          <table:table-cell office:value-type="float" office:value="878.874" calcext:value-type="float">
            <text:p>878.874</text:p>
          </table:table-cell>
          <table:table-cell/>
          <table:table-cell table:formula="of:=AVERAGE([.B77:.E77])" office:value-type="float" office:value="693.1335" calcext:value-type="float">
            <text:p>693.133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24.628" calcext:value-type="float">
            <text:p>524.628</text:p>
          </table:table-cell>
          <table:table-cell office:value-type="float" office:value="671.704" calcext:value-type="float">
            <text:p>671.704</text:p>
          </table:table-cell>
          <table:table-cell office:value-type="float" office:value="613.834" calcext:value-type="float">
            <text:p>613.834</text:p>
          </table:table-cell>
          <table:table-cell office:value-type="float" office:value="962.224" calcext:value-type="float">
            <text:p>962.224</text:p>
          </table:table-cell>
          <table:table-cell/>
          <table:table-cell table:formula="of:=AVERAGE([.B78:.E78])" office:value-type="float" office:value="693.0975" calcext:value-type="float">
            <text:p>693.097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537.64" calcext:value-type="float">
            <text:p>537.64</text:p>
          </table:table-cell>
          <table:table-cell office:value-type="float" office:value="678.554" calcext:value-type="float">
            <text:p>678.554</text:p>
          </table:table-cell>
          <table:table-cell office:value-type="float" office:value="611.228" calcext:value-type="float">
            <text:p>611.228</text:p>
          </table:table-cell>
          <table:table-cell office:value-type="float" office:value="987.932" calcext:value-type="float">
            <text:p>987.932</text:p>
          </table:table-cell>
          <table:table-cell/>
          <table:table-cell table:formula="of:=AVERAGE([.B79:.E79])" office:value-type="float" office:value="703.8385" calcext:value-type="float">
            <text:p>703.838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582.554" calcext:value-type="float">
            <text:p>582.554</text:p>
          </table:table-cell>
          <table:table-cell office:value-type="float" office:value="656.034" calcext:value-type="float">
            <text:p>656.034</text:p>
          </table:table-cell>
          <table:table-cell office:value-type="float" office:value="638.19" calcext:value-type="float">
            <text:p>638.19</text:p>
          </table:table-cell>
          <table:table-cell office:value-type="float" office:value="1096.496" calcext:value-type="float">
            <text:p>1096.496</text:p>
          </table:table-cell>
          <table:table-cell/>
          <table:table-cell table:formula="of:=AVERAGE([.B80:.E80])" office:value-type="float" office:value="743.3185" calcext:value-type="float">
            <text:p>743.318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555.016" calcext:value-type="float">
            <text:p>555.016</text:p>
          </table:table-cell>
          <table:table-cell office:value-type="float" office:value="662.784" calcext:value-type="float">
            <text:p>662.784</text:p>
          </table:table-cell>
          <table:table-cell office:value-type="float" office:value="646.712" calcext:value-type="float">
            <text:p>646.712</text:p>
          </table:table-cell>
          <table:table-cell office:value-type="float" office:value="1133.196" calcext:value-type="float">
            <text:p>1133.196</text:p>
          </table:table-cell>
          <table:table-cell/>
          <table:table-cell table:formula="of:=AVERAGE([.B81:.E81])" office:value-type="float" office:value="749.427" calcext:value-type="float">
            <text:p>749.42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79.55" calcext:value-type="float">
            <text:p>579.55</text:p>
          </table:table-cell>
          <table:table-cell office:value-type="float" office:value="683.898" calcext:value-type="float">
            <text:p>683.898</text:p>
          </table:table-cell>
          <table:table-cell office:value-type="float" office:value="636.596" calcext:value-type="float">
            <text:p>636.596</text:p>
          </table:table-cell>
          <table:table-cell office:value-type="float" office:value="1126.888" calcext:value-type="float">
            <text:p>1126.888</text:p>
          </table:table-cell>
          <table:table-cell/>
          <table:table-cell table:formula="of:=AVERAGE([.B82:.E82])" office:value-type="float" office:value="756.733" calcext:value-type="float">
            <text:p>756.733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579.378" calcext:value-type="float">
            <text:p>579.378</text:p>
          </table:table-cell>
          <table:table-cell office:value-type="float" office:value="666.536" calcext:value-type="float">
            <text:p>666.536</text:p>
          </table:table-cell>
          <table:table-cell office:value-type="float" office:value="504.438" calcext:value-type="float">
            <text:p>504.438</text:p>
          </table:table-cell>
          <table:table-cell office:value-type="float" office:value="993.632" calcext:value-type="float">
            <text:p>993.632</text:p>
          </table:table-cell>
          <table:table-cell/>
          <table:table-cell table:formula="of:=AVERAGE([.B83:.E83])" office:value-type="float" office:value="685.996" calcext:value-type="float">
            <text:p>685.996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696.682" calcext:value-type="float">
            <text:p>696.682</text:p>
          </table:table-cell>
          <table:table-cell office:value-type="float" office:value="682.736" calcext:value-type="float">
            <text:p>682.736</text:p>
          </table:table-cell>
          <table:table-cell office:value-type="float" office:value="600.568" calcext:value-type="float">
            <text:p>600.568</text:p>
          </table:table-cell>
          <table:table-cell office:value-type="float" office:value="951.076" calcext:value-type="float">
            <text:p>951.076</text:p>
          </table:table-cell>
          <table:table-cell/>
          <table:table-cell table:formula="of:=AVERAGE([.B84:.E84])" office:value-type="float" office:value="732.7655" calcext:value-type="float">
            <text:p>732.7655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592.368" calcext:value-type="float">
            <text:p>592.368</text:p>
          </table:table-cell>
          <table:table-cell office:value-type="float" office:value="665.748" calcext:value-type="float">
            <text:p>665.748</text:p>
          </table:table-cell>
          <table:table-cell office:value-type="float" office:value="589.408" calcext:value-type="float">
            <text:p>589.408</text:p>
          </table:table-cell>
          <table:table-cell office:value-type="float" office:value="962.848" calcext:value-type="float">
            <text:p>962.848</text:p>
          </table:table-cell>
          <table:table-cell/>
          <table:table-cell table:formula="of:=AVERAGE([.B85:.E85])" office:value-type="float" office:value="702.593" calcext:value-type="float">
            <text:p>702.593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533.996" calcext:value-type="float">
            <text:p>533.996</text:p>
          </table:table-cell>
          <table:table-cell office:value-type="float" office:value="675.692" calcext:value-type="float">
            <text:p>675.692</text:p>
          </table:table-cell>
          <table:table-cell office:value-type="float" office:value="554.928" calcext:value-type="float">
            <text:p>554.928</text:p>
          </table:table-cell>
          <table:table-cell office:value-type="float" office:value="966.874" calcext:value-type="float">
            <text:p>966.874</text:p>
          </table:table-cell>
          <table:table-cell/>
          <table:table-cell table:formula="of:=AVERAGE([.B86:.E86])" office:value-type="float" office:value="682.8725" calcext:value-type="float">
            <text:p>682.872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511.504" calcext:value-type="float">
            <text:p>511.504</text:p>
          </table:table-cell>
          <table:table-cell office:value-type="float" office:value="695.186" calcext:value-type="float">
            <text:p>695.186</text:p>
          </table:table-cell>
          <table:table-cell office:value-type="float" office:value="568.024" calcext:value-type="float">
            <text:p>568.024</text:p>
          </table:table-cell>
          <table:table-cell office:value-type="float" office:value="993.044" calcext:value-type="float">
            <text:p>993.044</text:p>
          </table:table-cell>
          <table:table-cell/>
          <table:table-cell table:formula="of:=AVERAGE([.B87:.E87])" office:value-type="float" office:value="691.9395" calcext:value-type="float">
            <text:p>691.939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564.77" calcext:value-type="float">
            <text:p>564.77</text:p>
          </table:table-cell>
          <table:table-cell office:value-type="float" office:value="702.748" calcext:value-type="float">
            <text:p>702.748</text:p>
          </table:table-cell>
          <table:table-cell office:value-type="float" office:value="557.674" calcext:value-type="float">
            <text:p>557.674</text:p>
          </table:table-cell>
          <table:table-cell office:value-type="float" office:value="915.372" calcext:value-type="float">
            <text:p>915.372</text:p>
          </table:table-cell>
          <table:table-cell/>
          <table:table-cell table:formula="of:=AVERAGE([.B88:.E88])" office:value-type="float" office:value="685.141" calcext:value-type="float">
            <text:p>685.141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517.968" calcext:value-type="float">
            <text:p>517.968</text:p>
          </table:table-cell>
          <table:table-cell office:value-type="float" office:value="740.12" calcext:value-type="float">
            <text:p>740.12</text:p>
          </table:table-cell>
          <table:table-cell office:value-type="float" office:value="542.584" calcext:value-type="float">
            <text:p>542.584</text:p>
          </table:table-cell>
          <table:table-cell office:value-type="float" office:value="885.304" calcext:value-type="float">
            <text:p>885.304</text:p>
          </table:table-cell>
          <table:table-cell/>
          <table:table-cell table:formula="of:=AVERAGE([.B89:.E89])" office:value-type="float" office:value="671.494" calcext:value-type="float">
            <text:p>671.494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578.922" calcext:value-type="float">
            <text:p>578.922</text:p>
          </table:table-cell>
          <table:table-cell office:value-type="float" office:value="714.002" calcext:value-type="float">
            <text:p>714.002</text:p>
          </table:table-cell>
          <table:table-cell office:value-type="float" office:value="554.094" calcext:value-type="float">
            <text:p>554.094</text:p>
          </table:table-cell>
          <table:table-cell office:value-type="float" office:value="969.128" calcext:value-type="float">
            <text:p>969.128</text:p>
          </table:table-cell>
          <table:table-cell/>
          <table:table-cell table:formula="of:=AVERAGE([.B90:.E90])" office:value-type="float" office:value="704.0365" calcext:value-type="float">
            <text:p>704.036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555.63" calcext:value-type="float">
            <text:p>555.63</text:p>
          </table:table-cell>
          <table:table-cell office:value-type="float" office:value="723.574" calcext:value-type="float">
            <text:p>723.574</text:p>
          </table:table-cell>
          <table:table-cell office:value-type="float" office:value="502.632" calcext:value-type="float">
            <text:p>502.632</text:p>
          </table:table-cell>
          <table:table-cell office:value-type="float" office:value="848.812" calcext:value-type="float">
            <text:p>848.812</text:p>
          </table:table-cell>
          <table:table-cell/>
          <table:table-cell table:formula="of:=AVERAGE([.B91:.E91])" office:value-type="float" office:value="657.662" calcext:value-type="float">
            <text:p>657.66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51" calcext:value-type="float">
            <text:p>551</text:p>
          </table:table-cell>
          <table:table-cell office:value-type="float" office:value="728.944" calcext:value-type="float">
            <text:p>728.944</text:p>
          </table:table-cell>
          <table:table-cell office:value-type="float" office:value="522.764" calcext:value-type="float">
            <text:p>522.764</text:p>
          </table:table-cell>
          <table:table-cell office:value-type="float" office:value="932.772" calcext:value-type="float">
            <text:p>932.772</text:p>
          </table:table-cell>
          <table:table-cell/>
          <table:table-cell table:formula="of:=AVERAGE([.B92:.E92])" office:value-type="float" office:value="683.87" calcext:value-type="float">
            <text:p>683.87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524.338" calcext:value-type="float">
            <text:p>524.338</text:p>
          </table:table-cell>
          <table:table-cell office:value-type="float" office:value="729.024" calcext:value-type="float">
            <text:p>729.024</text:p>
          </table:table-cell>
          <table:table-cell office:value-type="float" office:value="691.962" calcext:value-type="float">
            <text:p>691.962</text:p>
          </table:table-cell>
          <table:table-cell office:value-type="float" office:value="1000.534" calcext:value-type="float">
            <text:p>1000.534</text:p>
          </table:table-cell>
          <table:table-cell/>
          <table:table-cell table:formula="of:=AVERAGE([.B93:.E93])" office:value-type="float" office:value="736.4645" calcext:value-type="float">
            <text:p>736.4645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72.406" calcext:value-type="float">
            <text:p>572.406</text:p>
          </table:table-cell>
          <table:table-cell office:value-type="float" office:value="701.166" calcext:value-type="float">
            <text:p>701.166</text:p>
          </table:table-cell>
          <table:table-cell office:value-type="float" office:value="617.618" calcext:value-type="float">
            <text:p>617.618</text:p>
          </table:table-cell>
          <table:table-cell office:value-type="float" office:value="969.24" calcext:value-type="float">
            <text:p>969.24</text:p>
          </table:table-cell>
          <table:table-cell/>
          <table:table-cell table:formula="of:=AVERAGE([.B94:.E94])" office:value-type="float" office:value="715.1075" calcext:value-type="float">
            <text:p>715.107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594.864" calcext:value-type="float">
            <text:p>594.864</text:p>
          </table:table-cell>
          <table:table-cell office:value-type="float" office:value="662.664" calcext:value-type="float">
            <text:p>662.664</text:p>
          </table:table-cell>
          <table:table-cell office:value-type="float" office:value="560.978" calcext:value-type="float">
            <text:p>560.978</text:p>
          </table:table-cell>
          <table:table-cell office:value-type="float" office:value="996.5" calcext:value-type="float">
            <text:p>996.5</text:p>
          </table:table-cell>
          <table:table-cell/>
          <table:table-cell table:formula="of:=AVERAGE([.B95:.E95])" office:value-type="float" office:value="703.7515" calcext:value-type="float">
            <text:p>703.751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616.264" calcext:value-type="float">
            <text:p>616.264</text:p>
          </table:table-cell>
          <table:table-cell office:value-type="float" office:value="680.052" calcext:value-type="float">
            <text:p>680.052</text:p>
          </table:table-cell>
          <table:table-cell office:value-type="float" office:value="639.376" calcext:value-type="float">
            <text:p>639.376</text:p>
          </table:table-cell>
          <table:table-cell office:value-type="float" office:value="804.446" calcext:value-type="float">
            <text:p>804.446</text:p>
          </table:table-cell>
          <table:table-cell/>
          <table:table-cell table:formula="of:=AVERAGE([.B96:.E96])" office:value-type="float" office:value="685.0345" calcext:value-type="float">
            <text:p>685.0345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574.396" calcext:value-type="float">
            <text:p>574.396</text:p>
          </table:table-cell>
          <table:table-cell office:value-type="float" office:value="677.272" calcext:value-type="float">
            <text:p>677.272</text:p>
          </table:table-cell>
          <table:table-cell office:value-type="float" office:value="549.02" calcext:value-type="float">
            <text:p>549.02</text:p>
          </table:table-cell>
          <table:table-cell office:value-type="float" office:value="838.942" calcext:value-type="float">
            <text:p>838.942</text:p>
          </table:table-cell>
          <table:table-cell/>
          <table:table-cell table:formula="of:=AVERAGE([.B97:.E97])" office:value-type="float" office:value="659.9075" calcext:value-type="float">
            <text:p>659.9075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467.618" calcext:value-type="float">
            <text:p>467.618</text:p>
          </table:table-cell>
          <table:table-cell office:value-type="float" office:value="662.998" calcext:value-type="float">
            <text:p>662.998</text:p>
          </table:table-cell>
          <table:table-cell office:value-type="float" office:value="604.662" calcext:value-type="float">
            <text:p>604.662</text:p>
          </table:table-cell>
          <table:table-cell office:value-type="float" office:value="871.922" calcext:value-type="float">
            <text:p>871.922</text:p>
          </table:table-cell>
          <table:table-cell/>
          <table:table-cell table:formula="of:=AVERAGE([.B98:.E98])" office:value-type="float" office:value="651.8" calcext:value-type="float">
            <text:p>651.8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464.612" calcext:value-type="float">
            <text:p>464.612</text:p>
          </table:table-cell>
          <table:table-cell office:value-type="float" office:value="714.882" calcext:value-type="float">
            <text:p>714.882</text:p>
          </table:table-cell>
          <table:table-cell office:value-type="float" office:value="553.27" calcext:value-type="float">
            <text:p>553.27</text:p>
          </table:table-cell>
          <table:table-cell office:value-type="float" office:value="871.748" calcext:value-type="float">
            <text:p>871.748</text:p>
          </table:table-cell>
          <table:table-cell/>
          <table:table-cell table:formula="of:=AVERAGE([.B99:.E99])" office:value-type="float" office:value="651.128" calcext:value-type="float">
            <text:p>651.128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488.39" calcext:value-type="float">
            <text:p>488.39</text:p>
          </table:table-cell>
          <table:table-cell office:value-type="float" office:value="710.374" calcext:value-type="float">
            <text:p>710.374</text:p>
          </table:table-cell>
          <table:table-cell office:value-type="float" office:value="597.962" calcext:value-type="float">
            <text:p>597.962</text:p>
          </table:table-cell>
          <table:table-cell office:value-type="float" office:value="904.538" calcext:value-type="float">
            <text:p>904.538</text:p>
          </table:table-cell>
          <table:table-cell/>
          <table:table-cell table:formula="of:=AVERAGE([.B100:.E100])" office:value-type="float" office:value="675.316" calcext:value-type="float">
            <text:p>675.316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530.284" calcext:value-type="float">
            <text:p>530.284</text:p>
          </table:table-cell>
          <table:table-cell office:value-type="float" office:value="718.436" calcext:value-type="float">
            <text:p>718.436</text:p>
          </table:table-cell>
          <table:table-cell office:value-type="float" office:value="609.166" calcext:value-type="float">
            <text:p>609.166</text:p>
          </table:table-cell>
          <table:table-cell office:value-type="float" office:value="840.244" calcext:value-type="float">
            <text:p>840.244</text:p>
          </table:table-cell>
          <table:table-cell/>
          <table:table-cell table:formula="of:=AVERAGE([.B101:.E101])" office:value-type="float" office:value="674.5325" calcext:value-type="float">
            <text:p>674.53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85.75" calcext:value-type="float">
            <text:p>485.75</text:p>
          </table:table-cell>
          <table:table-cell office:value-type="float" office:value="724.492" calcext:value-type="float">
            <text:p>724.492</text:p>
          </table:table-cell>
          <table:table-cell office:value-type="float" office:value="540.63" calcext:value-type="float">
            <text:p>540.63</text:p>
          </table:table-cell>
          <table:table-cell office:value-type="float" office:value="799.986" calcext:value-type="float">
            <text:p>799.986</text:p>
          </table:table-cell>
          <table:table-cell/>
          <table:table-cell table:formula="of:=AVERAGE([.B102:.E102])" office:value-type="float" office:value="637.7145" calcext:value-type="float">
            <text:p>637.714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592.834" calcext:value-type="float">
            <text:p>592.834</text:p>
          </table:table-cell>
          <table:table-cell office:value-type="float" office:value="727.3" calcext:value-type="float">
            <text:p>727.3</text:p>
          </table:table-cell>
          <table:table-cell office:value-type="float" office:value="618.956" calcext:value-type="float">
            <text:p>618.956</text:p>
          </table:table-cell>
          <table:table-cell office:value-type="float" office:value="874.88" calcext:value-type="float">
            <text:p>874.88</text:p>
          </table:table-cell>
          <table:table-cell/>
          <table:table-cell table:formula="of:=AVERAGE([.B103:.E103])" office:value-type="float" office:value="703.4925" calcext:value-type="float">
            <text:p>703.492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646.556" calcext:value-type="float">
            <text:p>646.556</text:p>
          </table:table-cell>
          <table:table-cell office:value-type="float" office:value="718.31" calcext:value-type="float">
            <text:p>718.31</text:p>
          </table:table-cell>
          <table:table-cell office:value-type="float" office:value="522.362" calcext:value-type="float">
            <text:p>522.362</text:p>
          </table:table-cell>
          <table:table-cell office:value-type="float" office:value="868.79" calcext:value-type="float">
            <text:p>868.79</text:p>
          </table:table-cell>
          <table:table-cell/>
          <table:table-cell table:formula="of:=AVERAGE([.B104:.E104])" office:value-type="float" office:value="689.0045" calcext:value-type="float">
            <text:p>689.004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782.128" calcext:value-type="float">
            <text:p>782.128</text:p>
          </table:table-cell>
          <table:table-cell office:value-type="float" office:value="749.606" calcext:value-type="float">
            <text:p>749.606</text:p>
          </table:table-cell>
          <table:table-cell office:value-type="float" office:value="584.022" calcext:value-type="float">
            <text:p>584.022</text:p>
          </table:table-cell>
          <table:table-cell office:value-type="float" office:value="714.246" calcext:value-type="float">
            <text:p>714.246</text:p>
          </table:table-cell>
          <table:table-cell/>
          <table:table-cell table:formula="of:=AVERAGE([.B105:.E105])" office:value-type="float" office:value="707.5005" calcext:value-type="float">
            <text:p>707.500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54.162" calcext:value-type="float">
            <text:p>854.162</text:p>
          </table:table-cell>
          <table:table-cell office:value-type="float" office:value="753.842" calcext:value-type="float">
            <text:p>753.842</text:p>
          </table:table-cell>
          <table:table-cell office:value-type="float" office:value="694.054" calcext:value-type="float">
            <text:p>694.054</text:p>
          </table:table-cell>
          <table:table-cell office:value-type="float" office:value="840.682" calcext:value-type="float">
            <text:p>840.682</text:p>
          </table:table-cell>
          <table:table-cell/>
          <table:table-cell table:formula="of:=AVERAGE([.B106:.E106])" office:value-type="float" office:value="785.685" calcext:value-type="float">
            <text:p>785.68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898.994" calcext:value-type="float">
            <text:p>898.994</text:p>
          </table:table-cell>
          <table:table-cell office:value-type="float" office:value="782.388" calcext:value-type="float">
            <text:p>782.388</text:p>
          </table:table-cell>
          <table:table-cell office:value-type="float" office:value="646.736" calcext:value-type="float">
            <text:p>646.736</text:p>
          </table:table-cell>
          <table:table-cell office:value-type="float" office:value="883.378" calcext:value-type="float">
            <text:p>883.378</text:p>
          </table:table-cell>
          <table:table-cell/>
          <table:table-cell table:formula="of:=AVERAGE([.B107:.E107])" office:value-type="float" office:value="802.874" calcext:value-type="float">
            <text:p>802.874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21.488" calcext:value-type="float">
            <text:p>821.488</text:p>
          </table:table-cell>
          <table:table-cell office:value-type="float" office:value="814.954" calcext:value-type="float">
            <text:p>814.954</text:p>
          </table:table-cell>
          <table:table-cell office:value-type="float" office:value="714.488" calcext:value-type="float">
            <text:p>714.488</text:p>
          </table:table-cell>
          <table:table-cell office:value-type="float" office:value="875.81" calcext:value-type="float">
            <text:p>875.81</text:p>
          </table:table-cell>
          <table:table-cell/>
          <table:table-cell table:formula="of:=AVERAGE([.B108:.E108])" office:value-type="float" office:value="806.685" calcext:value-type="float">
            <text:p>806.68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784.594" calcext:value-type="float">
            <text:p>784.594</text:p>
          </table:table-cell>
          <table:table-cell office:value-type="float" office:value="861.378" calcext:value-type="float">
            <text:p>861.378</text:p>
          </table:table-cell>
          <table:table-cell office:value-type="float" office:value="716.09" calcext:value-type="float">
            <text:p>716.09</text:p>
          </table:table-cell>
          <table:table-cell office:value-type="float" office:value="961.688" calcext:value-type="float">
            <text:p>961.688</text:p>
          </table:table-cell>
          <table:table-cell/>
          <table:table-cell table:formula="of:=AVERAGE([.B109:.E109])" office:value-type="float" office:value="830.9375" calcext:value-type="float">
            <text:p>830.937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42.472" calcext:value-type="float">
            <text:p>842.472</text:p>
          </table:table-cell>
          <table:table-cell office:value-type="float" office:value="797.528" calcext:value-type="float">
            <text:p>797.528</text:p>
          </table:table-cell>
          <table:table-cell office:value-type="float" office:value="629.298" calcext:value-type="float">
            <text:p>629.298</text:p>
          </table:table-cell>
          <table:table-cell office:value-type="float" office:value="930.694" calcext:value-type="float">
            <text:p>930.694</text:p>
          </table:table-cell>
          <table:table-cell/>
          <table:table-cell table:formula="of:=AVERAGE([.B110:.E110])" office:value-type="float" office:value="799.998" calcext:value-type="float">
            <text:p>799.998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767.636" calcext:value-type="float">
            <text:p>767.636</text:p>
          </table:table-cell>
          <table:table-cell office:value-type="float" office:value="888.166" calcext:value-type="float">
            <text:p>888.166</text:p>
          </table:table-cell>
          <table:table-cell office:value-type="float" office:value="613.726" calcext:value-type="float">
            <text:p>613.726</text:p>
          </table:table-cell>
          <table:table-cell office:value-type="float" office:value="949.406" calcext:value-type="float">
            <text:p>949.406</text:p>
          </table:table-cell>
          <table:table-cell/>
          <table:table-cell table:formula="of:=AVERAGE([.B111:.E111])" office:value-type="float" office:value="804.7335" calcext:value-type="float">
            <text:p>804.733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713.18" calcext:value-type="float">
            <text:p>713.18</text:p>
          </table:table-cell>
          <table:table-cell office:value-type="float" office:value="876.42" calcext:value-type="float">
            <text:p>876.42</text:p>
          </table:table-cell>
          <table:table-cell office:value-type="float" office:value="629.568" calcext:value-type="float">
            <text:p>629.568</text:p>
          </table:table-cell>
          <table:table-cell office:value-type="float" office:value="1001.188" calcext:value-type="float">
            <text:p>1001.188</text:p>
          </table:table-cell>
          <table:table-cell/>
          <table:table-cell table:formula="of:=AVERAGE([.B112:.E112])" office:value-type="float" office:value="805.089" calcext:value-type="float">
            <text:p>805.089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737.152" calcext:value-type="float">
            <text:p>737.152</text:p>
          </table:table-cell>
          <table:table-cell office:value-type="float" office:value="894.266" calcext:value-type="float">
            <text:p>894.266</text:p>
          </table:table-cell>
          <table:table-cell office:value-type="float" office:value="692.576" calcext:value-type="float">
            <text:p>692.576</text:p>
          </table:table-cell>
          <table:table-cell office:value-type="float" office:value="1077.11" calcext:value-type="float">
            <text:p>1077.11</text:p>
          </table:table-cell>
          <table:table-cell/>
          <table:table-cell table:formula="of:=AVERAGE([.B113:.E113])" office:value-type="float" office:value="850.276" calcext:value-type="float">
            <text:p>850.27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700.898" calcext:value-type="float">
            <text:p>700.898</text:p>
          </table:table-cell>
          <table:table-cell office:value-type="float" office:value="937.158" calcext:value-type="float">
            <text:p>937.158</text:p>
          </table:table-cell>
          <table:table-cell office:value-type="float" office:value="717.148" calcext:value-type="float">
            <text:p>717.148</text:p>
          </table:table-cell>
          <table:table-cell office:value-type="float" office:value="977.418" calcext:value-type="float">
            <text:p>977.418</text:p>
          </table:table-cell>
          <table:table-cell/>
          <table:table-cell table:formula="of:=AVERAGE([.B114:.E114])" office:value-type="float" office:value="833.1555" calcext:value-type="float">
            <text:p>833.1555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596.15" calcext:value-type="float">
            <text:p>596.15</text:p>
          </table:table-cell>
          <table:table-cell office:value-type="float" office:value="846.99" calcext:value-type="float">
            <text:p>846.99</text:p>
          </table:table-cell>
          <table:table-cell office:value-type="float" office:value="695.46" calcext:value-type="float">
            <text:p>695.46</text:p>
          </table:table-cell>
          <table:table-cell office:value-type="float" office:value="1067.152" calcext:value-type="float">
            <text:p>1067.152</text:p>
          </table:table-cell>
          <table:table-cell/>
          <table:table-cell table:formula="of:=AVERAGE([.B115:.E115])" office:value-type="float" office:value="801.438" calcext:value-type="float">
            <text:p>801.438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548.556" calcext:value-type="float">
            <text:p>548.556</text:p>
          </table:table-cell>
          <table:table-cell office:value-type="float" office:value="901.136" calcext:value-type="float">
            <text:p>901.136</text:p>
          </table:table-cell>
          <table:table-cell office:value-type="float" office:value="797.98" calcext:value-type="float">
            <text:p>797.98</text:p>
          </table:table-cell>
          <table:table-cell office:value-type="float" office:value="1133.21" calcext:value-type="float">
            <text:p>1133.21</text:p>
          </table:table-cell>
          <table:table-cell/>
          <table:table-cell table:formula="of:=AVERAGE([.B116:.E116])" office:value-type="float" office:value="845.2205" calcext:value-type="float">
            <text:p>845.220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474.336" calcext:value-type="float">
            <text:p>474.336</text:p>
          </table:table-cell>
          <table:table-cell office:value-type="float" office:value="923.49" calcext:value-type="float">
            <text:p>923.49</text:p>
          </table:table-cell>
          <table:table-cell office:value-type="float" office:value="664.29" calcext:value-type="float">
            <text:p>664.29</text:p>
          </table:table-cell>
          <table:table-cell office:value-type="float" office:value="1214.744" calcext:value-type="float">
            <text:p>1214.744</text:p>
          </table:table-cell>
          <table:table-cell/>
          <table:table-cell table:formula="of:=AVERAGE([.B117:.E117])" office:value-type="float" office:value="819.215" calcext:value-type="float">
            <text:p>819.215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506.134" calcext:value-type="float">
            <text:p>506.134</text:p>
          </table:table-cell>
          <table:table-cell office:value-type="float" office:value="841.96" calcext:value-type="float">
            <text:p>841.96</text:p>
          </table:table-cell>
          <table:table-cell office:value-type="float" office:value="614.79" calcext:value-type="float">
            <text:p>614.79</text:p>
          </table:table-cell>
          <table:table-cell office:value-type="float" office:value="1138.896" calcext:value-type="float">
            <text:p>1138.896</text:p>
          </table:table-cell>
          <table:table-cell/>
          <table:table-cell table:formula="of:=AVERAGE([.B118:.E118])" office:value-type="float" office:value="775.445" calcext:value-type="float">
            <text:p>775.445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544.912" calcext:value-type="float">
            <text:p>544.912</text:p>
          </table:table-cell>
          <table:table-cell office:value-type="float" office:value="858.134" calcext:value-type="float">
            <text:p>858.134</text:p>
          </table:table-cell>
          <table:table-cell office:value-type="float" office:value="545.43" calcext:value-type="float">
            <text:p>545.43</text:p>
          </table:table-cell>
          <table:table-cell office:value-type="float" office:value="1040.03" calcext:value-type="float">
            <text:p>1040.03</text:p>
          </table:table-cell>
          <table:table-cell/>
          <table:table-cell table:formula="of:=AVERAGE([.B119:.E119])" office:value-type="float" office:value="747.1265" calcext:value-type="float">
            <text:p>747.1265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469.176" calcext:value-type="float">
            <text:p>469.176</text:p>
          </table:table-cell>
          <table:table-cell office:value-type="float" office:value="796.81" calcext:value-type="float">
            <text:p>796.81</text:p>
          </table:table-cell>
          <table:table-cell office:value-type="float" office:value="551.992" calcext:value-type="float">
            <text:p>551.992</text:p>
          </table:table-cell>
          <table:table-cell office:value-type="float" office:value="1027.184" calcext:value-type="float">
            <text:p>1027.184</text:p>
          </table:table-cell>
          <table:table-cell/>
          <table:table-cell table:formula="of:=AVERAGE([.B120:.E120])" office:value-type="float" office:value="711.2905" calcext:value-type="float">
            <text:p>711.2905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500.072" calcext:value-type="float">
            <text:p>500.072</text:p>
          </table:table-cell>
          <table:table-cell office:value-type="float" office:value="794.29" calcext:value-type="float">
            <text:p>794.29</text:p>
          </table:table-cell>
          <table:table-cell office:value-type="float" office:value="646.08" calcext:value-type="float">
            <text:p>646.08</text:p>
          </table:table-cell>
          <table:table-cell office:value-type="float" office:value="1089.162" calcext:value-type="float">
            <text:p>1089.162</text:p>
          </table:table-cell>
          <table:table-cell/>
          <table:table-cell table:formula="of:=AVERAGE([.B121:.E121])" office:value-type="float" office:value="757.401" calcext:value-type="float">
            <text:p>757.40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02.514" calcext:value-type="float">
            <text:p>502.514</text:p>
          </table:table-cell>
          <table:table-cell office:value-type="float" office:value="799.734" calcext:value-type="float">
            <text:p>799.734</text:p>
          </table:table-cell>
          <table:table-cell office:value-type="float" office:value="732.088" calcext:value-type="float">
            <text:p>732.088</text:p>
          </table:table-cell>
          <table:table-cell office:value-type="float" office:value="1116.41" calcext:value-type="float">
            <text:p>1116.41</text:p>
          </table:table-cell>
          <table:table-cell/>
          <table:table-cell table:formula="of:=AVERAGE([.B122:.E122])" office:value-type="float" office:value="787.6865" calcext:value-type="float">
            <text:p>787.6865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458.162" calcext:value-type="float">
            <text:p>458.162</text:p>
          </table:table-cell>
          <table:table-cell office:value-type="float" office:value="798.322" calcext:value-type="float">
            <text:p>798.322</text:p>
          </table:table-cell>
          <table:table-cell office:value-type="float" office:value="659.408" calcext:value-type="float">
            <text:p>659.408</text:p>
          </table:table-cell>
          <table:table-cell office:value-type="float" office:value="988.784" calcext:value-type="float">
            <text:p>988.784</text:p>
          </table:table-cell>
          <table:table-cell/>
          <table:table-cell table:formula="of:=AVERAGE([.B123:.E123])" office:value-type="float" office:value="726.169" calcext:value-type="float">
            <text:p>726.169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452.116" calcext:value-type="float">
            <text:p>452.116</text:p>
          </table:table-cell>
          <table:table-cell office:value-type="float" office:value="813.238" calcext:value-type="float">
            <text:p>813.238</text:p>
          </table:table-cell>
          <table:table-cell office:value-type="float" office:value="644.152" calcext:value-type="float">
            <text:p>644.152</text:p>
          </table:table-cell>
          <table:table-cell office:value-type="float" office:value="909.35" calcext:value-type="float">
            <text:p>909.35</text:p>
          </table:table-cell>
          <table:table-cell/>
          <table:table-cell table:formula="of:=AVERAGE([.B124:.E124])" office:value-type="float" office:value="704.714" calcext:value-type="float">
            <text:p>704.714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466.816" calcext:value-type="float">
            <text:p>466.816</text:p>
          </table:table-cell>
          <table:table-cell office:value-type="float" office:value="814.39" calcext:value-type="float">
            <text:p>814.39</text:p>
          </table:table-cell>
          <table:table-cell office:value-type="float" office:value="548.024" calcext:value-type="float">
            <text:p>548.024</text:p>
          </table:table-cell>
          <table:table-cell office:value-type="float" office:value="944.218" calcext:value-type="float">
            <text:p>944.218</text:p>
          </table:table-cell>
          <table:table-cell/>
          <table:table-cell table:formula="of:=AVERAGE([.B125:.E125])" office:value-type="float" office:value="693.362" calcext:value-type="float">
            <text:p>693.362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467.098" calcext:value-type="float">
            <text:p>467.098</text:p>
          </table:table-cell>
          <table:table-cell office:value-type="float" office:value="775.378" calcext:value-type="float">
            <text:p>775.378</text:p>
          </table:table-cell>
          <table:table-cell office:value-type="float" office:value="579.434" calcext:value-type="float">
            <text:p>579.434</text:p>
          </table:table-cell>
          <table:table-cell office:value-type="float" office:value="886.476" calcext:value-type="float">
            <text:p>886.476</text:p>
          </table:table-cell>
          <table:table-cell/>
          <table:table-cell table:formula="of:=AVERAGE([.B126:.E126])" office:value-type="float" office:value="677.0965" calcext:value-type="float">
            <text:p>677.0965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444.696" calcext:value-type="float">
            <text:p>444.696</text:p>
          </table:table-cell>
          <table:table-cell office:value-type="float" office:value="873.826" calcext:value-type="float">
            <text:p>873.826</text:p>
          </table:table-cell>
          <table:table-cell office:value-type="float" office:value="534.422" calcext:value-type="float">
            <text:p>534.422</text:p>
          </table:table-cell>
          <table:table-cell office:value-type="float" office:value="902.476" calcext:value-type="float">
            <text:p>902.476</text:p>
          </table:table-cell>
          <table:table-cell/>
          <table:table-cell table:formula="of:=AVERAGE([.B127:.E127])" office:value-type="float" office:value="688.855" calcext:value-type="float">
            <text:p>688.855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471.994" calcext:value-type="float">
            <text:p>471.994</text:p>
          </table:table-cell>
          <table:table-cell office:value-type="float" office:value="908.096" calcext:value-type="float">
            <text:p>908.096</text:p>
          </table:table-cell>
          <table:table-cell office:value-type="float" office:value="580.176" calcext:value-type="float">
            <text:p>580.176</text:p>
          </table:table-cell>
          <table:table-cell office:value-type="float" office:value="788.204" calcext:value-type="float">
            <text:p>788.204</text:p>
          </table:table-cell>
          <table:table-cell/>
          <table:table-cell table:formula="of:=AVERAGE([.B128:.E128])" office:value-type="float" office:value="687.1175" calcext:value-type="float">
            <text:p>687.1175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493.704" calcext:value-type="float">
            <text:p>493.704</text:p>
          </table:table-cell>
          <table:table-cell office:value-type="float" office:value="1022.818" calcext:value-type="float">
            <text:p>1022.818</text:p>
          </table:table-cell>
          <table:table-cell office:value-type="float" office:value="589.274" calcext:value-type="float">
            <text:p>589.274</text:p>
          </table:table-cell>
          <table:table-cell office:value-type="float" office:value="886.446" calcext:value-type="float">
            <text:p>886.446</text:p>
          </table:table-cell>
          <table:table-cell/>
          <table:table-cell table:formula="of:=AVERAGE([.B129:.E129])" office:value-type="float" office:value="748.0605" calcext:value-type="float">
            <text:p>748.060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443.374" calcext:value-type="float">
            <text:p>443.374</text:p>
          </table:table-cell>
          <table:table-cell office:value-type="float" office:value="1128.872" calcext:value-type="float">
            <text:p>1128.872</text:p>
          </table:table-cell>
          <table:table-cell office:value-type="float" office:value="622.45" calcext:value-type="float">
            <text:p>622.45</text:p>
          </table:table-cell>
          <table:table-cell office:value-type="float" office:value="1244.31" calcext:value-type="float">
            <text:p>1244.31</text:p>
          </table:table-cell>
          <table:table-cell/>
          <table:table-cell table:formula="of:=AVERAGE([.B130:.E130])" office:value-type="float" office:value="859.7515" calcext:value-type="float">
            <text:p>859.7515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489.7" calcext:value-type="float">
            <text:p>489.7</text:p>
          </table:table-cell>
          <table:table-cell office:value-type="float" office:value="1112.858" calcext:value-type="float">
            <text:p>1112.858</text:p>
          </table:table-cell>
          <table:table-cell office:value-type="float" office:value="591.686" calcext:value-type="float">
            <text:p>591.686</text:p>
          </table:table-cell>
          <table:table-cell office:value-type="float" office:value="1184.614" calcext:value-type="float">
            <text:p>1184.614</text:p>
          </table:table-cell>
          <table:table-cell/>
          <table:table-cell table:formula="of:=AVERAGE([.B131:.E131])" office:value-type="float" office:value="844.7145" calcext:value-type="float">
            <text:p>844.714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493.418" calcext:value-type="float">
            <text:p>493.418</text:p>
          </table:table-cell>
          <table:table-cell office:value-type="float" office:value="938.338" calcext:value-type="float">
            <text:p>938.338</text:p>
          </table:table-cell>
          <table:table-cell office:value-type="float" office:value="695.128" calcext:value-type="float">
            <text:p>695.128</text:p>
          </table:table-cell>
          <table:table-cell office:value-type="float" office:value="1124.732" calcext:value-type="float">
            <text:p>1124.732</text:p>
          </table:table-cell>
          <table:table-cell/>
          <table:table-cell table:formula="of:=AVERAGE([.B132:.E132])" office:value-type="float" office:value="812.904" calcext:value-type="float">
            <text:p>812.904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442.464" calcext:value-type="float">
            <text:p>442.464</text:p>
          </table:table-cell>
          <table:table-cell office:value-type="float" office:value="946.864" calcext:value-type="float">
            <text:p>946.864</text:p>
          </table:table-cell>
          <table:table-cell office:value-type="float" office:value="674.178" calcext:value-type="float">
            <text:p>674.178</text:p>
          </table:table-cell>
          <table:table-cell office:value-type="float" office:value="794.44" calcext:value-type="float">
            <text:p>794.44</text:p>
          </table:table-cell>
          <table:table-cell/>
          <table:table-cell table:formula="of:=AVERAGE([.B133:.E133])" office:value-type="float" office:value="714.4865" calcext:value-type="float">
            <text:p>714.4865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473.416" calcext:value-type="float">
            <text:p>473.416</text:p>
          </table:table-cell>
          <table:table-cell office:value-type="float" office:value="934.04" calcext:value-type="float">
            <text:p>934.04</text:p>
          </table:table-cell>
          <table:table-cell office:value-type="float" office:value="611.368" calcext:value-type="float">
            <text:p>611.368</text:p>
          </table:table-cell>
          <table:table-cell office:value-type="float" office:value="843.026" calcext:value-type="float">
            <text:p>843.026</text:p>
          </table:table-cell>
          <table:table-cell/>
          <table:table-cell table:formula="of:=AVERAGE([.B134:.E134])" office:value-type="float" office:value="715.4625" calcext:value-type="float">
            <text:p>715.4625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592.642" calcext:value-type="float">
            <text:p>592.642</text:p>
          </table:table-cell>
          <table:table-cell office:value-type="float" office:value="1025.612" calcext:value-type="float">
            <text:p>1025.612</text:p>
          </table:table-cell>
          <table:table-cell office:value-type="float" office:value="484.014" calcext:value-type="float">
            <text:p>484.014</text:p>
          </table:table-cell>
          <table:table-cell office:value-type="float" office:value="825.208" calcext:value-type="float">
            <text:p>825.208</text:p>
          </table:table-cell>
          <table:table-cell/>
          <table:table-cell table:formula="of:=AVERAGE([.B135:.E135])" office:value-type="float" office:value="731.869" calcext:value-type="float">
            <text:p>731.869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585.022" calcext:value-type="float">
            <text:p>585.022</text:p>
          </table:table-cell>
          <table:table-cell office:value-type="float" office:value="1048.426" calcext:value-type="float">
            <text:p>1048.426</text:p>
          </table:table-cell>
          <table:table-cell office:value-type="float" office:value="498.852" calcext:value-type="float">
            <text:p>498.852</text:p>
          </table:table-cell>
          <table:table-cell office:value-type="float" office:value="693.33" calcext:value-type="float">
            <text:p>693.33</text:p>
          </table:table-cell>
          <table:table-cell/>
          <table:table-cell table:formula="of:=AVERAGE([.B136:.E136])" office:value-type="float" office:value="706.4075" calcext:value-type="float">
            <text:p>706.4075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570.852" calcext:value-type="float">
            <text:p>570.852</text:p>
          </table:table-cell>
          <table:table-cell office:value-type="float" office:value="992.416" calcext:value-type="float">
            <text:p>992.416</text:p>
          </table:table-cell>
          <table:table-cell office:value-type="float" office:value="658.544" calcext:value-type="float">
            <text:p>658.544</text:p>
          </table:table-cell>
          <table:table-cell office:value-type="float" office:value="675.628" calcext:value-type="float">
            <text:p>675.628</text:p>
          </table:table-cell>
          <table:table-cell/>
          <table:table-cell table:formula="of:=AVERAGE([.B137:.E137])" office:value-type="float" office:value="724.36" calcext:value-type="float">
            <text:p>724.36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564.672" calcext:value-type="float">
            <text:p>564.672</text:p>
          </table:table-cell>
          <table:table-cell office:value-type="float" office:value="851.88" calcext:value-type="float">
            <text:p>851.88</text:p>
          </table:table-cell>
          <table:table-cell office:value-type="float" office:value="476.344" calcext:value-type="float">
            <text:p>476.344</text:p>
          </table:table-cell>
          <table:table-cell office:value-type="float" office:value="767.66" calcext:value-type="float">
            <text:p>767.66</text:p>
          </table:table-cell>
          <table:table-cell/>
          <table:table-cell table:formula="of:=AVERAGE([.B138:.E138])" office:value-type="float" office:value="665.139" calcext:value-type="float">
            <text:p>665.139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548.024" calcext:value-type="float">
            <text:p>548.024</text:p>
          </table:table-cell>
          <table:table-cell office:value-type="float" office:value="837.762" calcext:value-type="float">
            <text:p>837.762</text:p>
          </table:table-cell>
          <table:table-cell office:value-type="float" office:value="589.562" calcext:value-type="float">
            <text:p>589.562</text:p>
          </table:table-cell>
          <table:table-cell office:value-type="float" office:value="734.154" calcext:value-type="float">
            <text:p>734.154</text:p>
          </table:table-cell>
          <table:table-cell/>
          <table:table-cell table:formula="of:=AVERAGE([.B139:.E139])" office:value-type="float" office:value="677.3755" calcext:value-type="float">
            <text:p>677.3755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542.244" calcext:value-type="float">
            <text:p>542.244</text:p>
          </table:table-cell>
          <table:table-cell office:value-type="float" office:value="975.638" calcext:value-type="float">
            <text:p>975.638</text:p>
          </table:table-cell>
          <table:table-cell office:value-type="float" office:value="601.13" calcext:value-type="float">
            <text:p>601.13</text:p>
          </table:table-cell>
          <table:table-cell office:value-type="float" office:value="805.326" calcext:value-type="float">
            <text:p>805.326</text:p>
          </table:table-cell>
          <table:table-cell/>
          <table:table-cell table:formula="of:=AVERAGE([.B140:.E140])" office:value-type="float" office:value="731.0845" calcext:value-type="float">
            <text:p>731.084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533.756" calcext:value-type="float">
            <text:p>533.756</text:p>
          </table:table-cell>
          <table:table-cell office:value-type="float" office:value="953.312" calcext:value-type="float">
            <text:p>953.312</text:p>
          </table:table-cell>
          <table:table-cell office:value-type="float" office:value="616.666" calcext:value-type="float">
            <text:p>616.666</text:p>
          </table:table-cell>
          <table:table-cell office:value-type="float" office:value="639.024" calcext:value-type="float">
            <text:p>639.024</text:p>
          </table:table-cell>
          <table:table-cell/>
          <table:table-cell table:formula="of:=AVERAGE([.B141:.E141])" office:value-type="float" office:value="685.6895" calcext:value-type="float">
            <text:p>685.689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21.872" calcext:value-type="float">
            <text:p>521.872</text:p>
          </table:table-cell>
          <table:table-cell office:value-type="float" office:value="895.67" calcext:value-type="float">
            <text:p>895.67</text:p>
          </table:table-cell>
          <table:table-cell office:value-type="float" office:value="607.478" calcext:value-type="float">
            <text:p>607.478</text:p>
          </table:table-cell>
          <table:table-cell office:value-type="float" office:value="588.806" calcext:value-type="float">
            <text:p>588.806</text:p>
          </table:table-cell>
          <table:table-cell/>
          <table:table-cell table:formula="of:=AVERAGE([.B142:.E142])" office:value-type="float" office:value="653.4565" calcext:value-type="float">
            <text:p>653.4565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555.734" calcext:value-type="float">
            <text:p>555.734</text:p>
          </table:table-cell>
          <table:table-cell office:value-type="float" office:value="978.276" calcext:value-type="float">
            <text:p>978.276</text:p>
          </table:table-cell>
          <table:table-cell office:value-type="float" office:value="631.692" calcext:value-type="float">
            <text:p>631.692</text:p>
          </table:table-cell>
          <table:table-cell office:value-type="float" office:value="560.41" calcext:value-type="float">
            <text:p>560.41</text:p>
          </table:table-cell>
          <table:table-cell/>
          <table:table-cell table:formula="of:=AVERAGE([.B143:.E143])" office:value-type="float" office:value="681.528" calcext:value-type="float">
            <text:p>681.52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552.36" calcext:value-type="float">
            <text:p>552.36</text:p>
          </table:table-cell>
          <table:table-cell office:value-type="float" office:value="982.124" calcext:value-type="float">
            <text:p>982.124</text:p>
          </table:table-cell>
          <table:table-cell office:value-type="float" office:value="650.046" calcext:value-type="float">
            <text:p>650.046</text:p>
          </table:table-cell>
          <table:table-cell office:value-type="float" office:value="758.216" calcext:value-type="float">
            <text:p>758.216</text:p>
          </table:table-cell>
          <table:table-cell/>
          <table:table-cell table:formula="of:=AVERAGE([.B144:.E144])" office:value-type="float" office:value="735.6865" calcext:value-type="float">
            <text:p>735.6865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535.192" calcext:value-type="float">
            <text:p>535.192</text:p>
          </table:table-cell>
          <table:table-cell office:value-type="float" office:value="914.9" calcext:value-type="float">
            <text:p>914.9</text:p>
          </table:table-cell>
          <table:table-cell office:value-type="float" office:value="610.63" calcext:value-type="float">
            <text:p>610.63</text:p>
          </table:table-cell>
          <table:table-cell office:value-type="float" office:value="766.29" calcext:value-type="float">
            <text:p>766.29</text:p>
          </table:table-cell>
          <table:table-cell/>
          <table:table-cell table:formula="of:=AVERAGE([.B145:.E145])" office:value-type="float" office:value="706.753" calcext:value-type="float">
            <text:p>706.753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509.474" calcext:value-type="float">
            <text:p>509.474</text:p>
          </table:table-cell>
          <table:table-cell office:value-type="float" office:value="958.758" calcext:value-type="float">
            <text:p>958.758</text:p>
          </table:table-cell>
          <table:table-cell office:value-type="float" office:value="574.894" calcext:value-type="float">
            <text:p>574.894</text:p>
          </table:table-cell>
          <table:table-cell office:value-type="float" office:value="807.62" calcext:value-type="float">
            <text:p>807.62</text:p>
          </table:table-cell>
          <table:table-cell/>
          <table:table-cell table:formula="of:=AVERAGE([.B146:.E146])" office:value-type="float" office:value="712.6865" calcext:value-type="float">
            <text:p>712.6865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518.552" calcext:value-type="float">
            <text:p>518.552</text:p>
          </table:table-cell>
          <table:table-cell office:value-type="float" office:value="910.778" calcext:value-type="float">
            <text:p>910.778</text:p>
          </table:table-cell>
          <table:table-cell office:value-type="float" office:value="652.182" calcext:value-type="float">
            <text:p>652.182</text:p>
          </table:table-cell>
          <table:table-cell office:value-type="float" office:value="710.124" calcext:value-type="float">
            <text:p>710.124</text:p>
          </table:table-cell>
          <table:table-cell/>
          <table:table-cell table:formula="of:=AVERAGE([.B147:.E147])" office:value-type="float" office:value="697.909" calcext:value-type="float">
            <text:p>697.909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497.13" calcext:value-type="float">
            <text:p>497.13</text:p>
          </table:table-cell>
          <table:table-cell office:value-type="float" office:value="862.376" calcext:value-type="float">
            <text:p>862.376</text:p>
          </table:table-cell>
          <table:table-cell office:value-type="float" office:value="580.428" calcext:value-type="float">
            <text:p>580.428</text:p>
          </table:table-cell>
          <table:table-cell office:value-type="float" office:value="740.88" calcext:value-type="float">
            <text:p>740.88</text:p>
          </table:table-cell>
          <table:table-cell/>
          <table:table-cell table:formula="of:=AVERAGE([.B148:.E148])" office:value-type="float" office:value="670.2035" calcext:value-type="float">
            <text:p>670.2035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497.872" calcext:value-type="float">
            <text:p>497.872</text:p>
          </table:table-cell>
          <table:table-cell office:value-type="float" office:value="990.348" calcext:value-type="float">
            <text:p>990.348</text:p>
          </table:table-cell>
          <table:table-cell office:value-type="float" office:value="574.046" calcext:value-type="float">
            <text:p>574.046</text:p>
          </table:table-cell>
          <table:table-cell office:value-type="float" office:value="837.586" calcext:value-type="float">
            <text:p>837.586</text:p>
          </table:table-cell>
          <table:table-cell/>
          <table:table-cell table:formula="of:=AVERAGE([.B149:.E149])" office:value-type="float" office:value="724.963" calcext:value-type="float">
            <text:p>724.963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489.712" calcext:value-type="float">
            <text:p>489.712</text:p>
          </table:table-cell>
          <table:table-cell office:value-type="float" office:value="1022.434" calcext:value-type="float">
            <text:p>1022.434</text:p>
          </table:table-cell>
          <table:table-cell office:value-type="float" office:value="576.536" calcext:value-type="float">
            <text:p>576.536</text:p>
          </table:table-cell>
          <table:table-cell office:value-type="float" office:value="784.492" calcext:value-type="float">
            <text:p>784.492</text:p>
          </table:table-cell>
          <table:table-cell/>
          <table:table-cell table:formula="of:=AVERAGE([.B150:.E150])" office:value-type="float" office:value="718.2935" calcext:value-type="float">
            <text:p>718.2935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486.976" calcext:value-type="float">
            <text:p>486.976</text:p>
          </table:table-cell>
          <table:table-cell office:value-type="float" office:value="965.652" calcext:value-type="float">
            <text:p>965.652</text:p>
          </table:table-cell>
          <table:table-cell office:value-type="float" office:value="525.798" calcext:value-type="float">
            <text:p>525.798</text:p>
          </table:table-cell>
          <table:table-cell office:value-type="float" office:value="782.666" calcext:value-type="float">
            <text:p>782.666</text:p>
          </table:table-cell>
          <table:table-cell/>
          <table:table-cell table:formula="of:=AVERAGE([.B151:.E151])" office:value-type="float" office:value="690.273" calcext:value-type="float">
            <text:p>690.27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496.556" calcext:value-type="float">
            <text:p>496.556</text:p>
          </table:table-cell>
          <table:table-cell office:value-type="float" office:value="1141.576" calcext:value-type="float">
            <text:p>1141.576</text:p>
          </table:table-cell>
          <table:table-cell office:value-type="float" office:value="493.338" calcext:value-type="float">
            <text:p>493.338</text:p>
          </table:table-cell>
          <table:table-cell office:value-type="float" office:value="751.708" calcext:value-type="float">
            <text:p>751.708</text:p>
          </table:table-cell>
          <table:table-cell/>
          <table:table-cell table:formula="of:=AVERAGE([.B152:.E152])" office:value-type="float" office:value="720.7945" calcext:value-type="float">
            <text:p>720.7945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490.802" calcext:value-type="float">
            <text:p>490.802</text:p>
          </table:table-cell>
          <table:table-cell office:value-type="float" office:value="1227.076" calcext:value-type="float">
            <text:p>1227.076</text:p>
          </table:table-cell>
          <table:table-cell office:value-type="float" office:value="526.23" calcext:value-type="float">
            <text:p>526.23</text:p>
          </table:table-cell>
          <table:table-cell office:value-type="float" office:value="857.134" calcext:value-type="float">
            <text:p>857.134</text:p>
          </table:table-cell>
          <table:table-cell/>
          <table:table-cell table:formula="of:=AVERAGE([.B153:.E153])" office:value-type="float" office:value="775.3105" calcext:value-type="float">
            <text:p>775.3105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527.468" calcext:value-type="float">
            <text:p>527.468</text:p>
          </table:table-cell>
          <table:table-cell office:value-type="float" office:value="1162.03" calcext:value-type="float">
            <text:p>1162.03</text:p>
          </table:table-cell>
          <table:table-cell office:value-type="float" office:value="439.502" calcext:value-type="float">
            <text:p>439.502</text:p>
          </table:table-cell>
          <table:table-cell office:value-type="float" office:value="838.916" calcext:value-type="float">
            <text:p>838.916</text:p>
          </table:table-cell>
          <table:table-cell/>
          <table:table-cell table:formula="of:=AVERAGE([.B154:.E154])" office:value-type="float" office:value="741.979" calcext:value-type="float">
            <text:p>741.979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505.9" calcext:value-type="float">
            <text:p>505.9</text:p>
          </table:table-cell>
          <table:table-cell office:value-type="float" office:value="1111.074" calcext:value-type="float">
            <text:p>1111.074</text:p>
          </table:table-cell>
          <table:table-cell office:value-type="float" office:value="491.69" calcext:value-type="float">
            <text:p>491.69</text:p>
          </table:table-cell>
          <table:table-cell office:value-type="float" office:value="801.434" calcext:value-type="float">
            <text:p>801.434</text:p>
          </table:table-cell>
          <table:table-cell/>
          <table:table-cell table:formula="of:=AVERAGE([.B155:.E155])" office:value-type="float" office:value="727.5245" calcext:value-type="float">
            <text:p>727.5245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499.132" calcext:value-type="float">
            <text:p>499.132</text:p>
          </table:table-cell>
          <table:table-cell office:value-type="float" office:value="1134.272" calcext:value-type="float">
            <text:p>1134.272</text:p>
          </table:table-cell>
          <table:table-cell office:value-type="float" office:value="611.926" calcext:value-type="float">
            <text:p>611.926</text:p>
          </table:table-cell>
          <table:table-cell office:value-type="float" office:value="709.38" calcext:value-type="float">
            <text:p>709.38</text:p>
          </table:table-cell>
          <table:table-cell/>
          <table:table-cell table:formula="of:=AVERAGE([.B156:.E156])" office:value-type="float" office:value="738.6775" calcext:value-type="float">
            <text:p>738.6775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500.48" calcext:value-type="float">
            <text:p>500.48</text:p>
          </table:table-cell>
          <table:table-cell office:value-type="float" office:value="1110.818" calcext:value-type="float">
            <text:p>1110.818</text:p>
          </table:table-cell>
          <table:table-cell office:value-type="float" office:value="662.998" calcext:value-type="float">
            <text:p>662.998</text:p>
          </table:table-cell>
          <table:table-cell office:value-type="float" office:value="625.026" calcext:value-type="float">
            <text:p>625.026</text:p>
          </table:table-cell>
          <table:table-cell/>
          <table:table-cell table:formula="of:=AVERAGE([.B157:.E157])" office:value-type="float" office:value="724.8305" calcext:value-type="float">
            <text:p>724.8305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475.758" calcext:value-type="float">
            <text:p>475.758</text:p>
          </table:table-cell>
          <table:table-cell office:value-type="float" office:value="969.822" calcext:value-type="float">
            <text:p>969.822</text:p>
          </table:table-cell>
          <table:table-cell office:value-type="float" office:value="590.156" calcext:value-type="float">
            <text:p>590.156</text:p>
          </table:table-cell>
          <table:table-cell office:value-type="float" office:value="710.702" calcext:value-type="float">
            <text:p>710.702</text:p>
          </table:table-cell>
          <table:table-cell/>
          <table:table-cell table:formula="of:=AVERAGE([.B158:.E158])" office:value-type="float" office:value="686.6095" calcext:value-type="float">
            <text:p>686.6095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502.636" calcext:value-type="float">
            <text:p>502.636</text:p>
          </table:table-cell>
          <table:table-cell office:value-type="float" office:value="942.126" calcext:value-type="float">
            <text:p>942.126</text:p>
          </table:table-cell>
          <table:table-cell office:value-type="float" office:value="558.704" calcext:value-type="float">
            <text:p>558.704</text:p>
          </table:table-cell>
          <table:table-cell office:value-type="float" office:value="698.238" calcext:value-type="float">
            <text:p>698.238</text:p>
          </table:table-cell>
          <table:table-cell/>
          <table:table-cell table:formula="of:=AVERAGE([.B159:.E159])" office:value-type="float" office:value="675.426" calcext:value-type="float">
            <text:p>675.426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479.84" calcext:value-type="float">
            <text:p>479.84</text:p>
          </table:table-cell>
          <table:table-cell office:value-type="float" office:value="1001.908" calcext:value-type="float">
            <text:p>1001.908</text:p>
          </table:table-cell>
          <table:table-cell office:value-type="float" office:value="546.49" calcext:value-type="float">
            <text:p>546.49</text:p>
          </table:table-cell>
          <table:table-cell office:value-type="float" office:value="745.182" calcext:value-type="float">
            <text:p>745.182</text:p>
          </table:table-cell>
          <table:table-cell/>
          <table:table-cell table:formula="of:=AVERAGE([.B160:.E160])" office:value-type="float" office:value="693.355" calcext:value-type="float">
            <text:p>693.355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506.402" calcext:value-type="float">
            <text:p>506.402</text:p>
          </table:table-cell>
          <table:table-cell office:value-type="float" office:value="949.462" calcext:value-type="float">
            <text:p>949.462</text:p>
          </table:table-cell>
          <table:table-cell office:value-type="float" office:value="559.6" calcext:value-type="float">
            <text:p>559.6</text:p>
          </table:table-cell>
          <table:table-cell office:value-type="float" office:value="685.908" calcext:value-type="float">
            <text:p>685.908</text:p>
          </table:table-cell>
          <table:table-cell/>
          <table:table-cell table:formula="of:=AVERAGE([.B161:.E161])" office:value-type="float" office:value="675.343" calcext:value-type="float">
            <text:p>675.34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513.782" calcext:value-type="float">
            <text:p>513.782</text:p>
          </table:table-cell>
          <table:table-cell office:value-type="float" office:value="917.018" calcext:value-type="float">
            <text:p>917.018</text:p>
          </table:table-cell>
          <table:table-cell office:value-type="float" office:value="518.162" calcext:value-type="float">
            <text:p>518.162</text:p>
          </table:table-cell>
          <table:table-cell office:value-type="float" office:value="729.164" calcext:value-type="float">
            <text:p>729.164</text:p>
          </table:table-cell>
          <table:table-cell/>
          <table:table-cell table:formula="of:=AVERAGE([.B162:.E162])" office:value-type="float" office:value="669.5315" calcext:value-type="float">
            <text:p>669.5315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586.614" calcext:value-type="float">
            <text:p>586.614</text:p>
          </table:table-cell>
          <table:table-cell office:value-type="float" office:value="900.92" calcext:value-type="float">
            <text:p>900.92</text:p>
          </table:table-cell>
          <table:table-cell office:value-type="float" office:value="529.232" calcext:value-type="float">
            <text:p>529.232</text:p>
          </table:table-cell>
          <table:table-cell office:value-type="float" office:value="804.38" calcext:value-type="float">
            <text:p>804.38</text:p>
          </table:table-cell>
          <table:table-cell/>
          <table:table-cell table:formula="of:=AVERAGE([.B163:.E163])" office:value-type="float" office:value="705.2865" calcext:value-type="float">
            <text:p>705.286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594.304" calcext:value-type="float">
            <text:p>594.304</text:p>
          </table:table-cell>
          <table:table-cell office:value-type="float" office:value="899.338" calcext:value-type="float">
            <text:p>899.338</text:p>
          </table:table-cell>
          <table:table-cell office:value-type="float" office:value="523.942" calcext:value-type="float">
            <text:p>523.942</text:p>
          </table:table-cell>
          <table:table-cell office:value-type="float" office:value="741.088" calcext:value-type="float">
            <text:p>741.088</text:p>
          </table:table-cell>
          <table:table-cell/>
          <table:table-cell table:formula="of:=AVERAGE([.B164:.E164])" office:value-type="float" office:value="689.668" calcext:value-type="float">
            <text:p>689.668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547.472" calcext:value-type="float">
            <text:p>547.472</text:p>
          </table:table-cell>
          <table:table-cell office:value-type="float" office:value="903.956" calcext:value-type="float">
            <text:p>903.956</text:p>
          </table:table-cell>
          <table:table-cell office:value-type="float" office:value="513.18" calcext:value-type="float">
            <text:p>513.18</text:p>
          </table:table-cell>
          <table:table-cell office:value-type="float" office:value="768.758" calcext:value-type="float">
            <text:p>768.758</text:p>
          </table:table-cell>
          <table:table-cell/>
          <table:table-cell table:formula="of:=AVERAGE([.B165:.E165])" office:value-type="float" office:value="683.3415" calcext:value-type="float">
            <text:p>683.3415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552.036" calcext:value-type="float">
            <text:p>552.036</text:p>
          </table:table-cell>
          <table:table-cell office:value-type="float" office:value="821.922" calcext:value-type="float">
            <text:p>821.922</text:p>
          </table:table-cell>
          <table:table-cell office:value-type="float" office:value="563.876" calcext:value-type="float">
            <text:p>563.876</text:p>
          </table:table-cell>
          <table:table-cell office:value-type="float" office:value="782.836" calcext:value-type="float">
            <text:p>782.836</text:p>
          </table:table-cell>
          <table:table-cell/>
          <table:table-cell table:formula="of:=AVERAGE([.B166:.E166])" office:value-type="float" office:value="680.1675" calcext:value-type="float">
            <text:p>680.1675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558.438" calcext:value-type="float">
            <text:p>558.438</text:p>
          </table:table-cell>
          <table:table-cell office:value-type="float" office:value="878.798" calcext:value-type="float">
            <text:p>878.798</text:p>
          </table:table-cell>
          <table:table-cell office:value-type="float" office:value="606.198" calcext:value-type="float">
            <text:p>606.198</text:p>
          </table:table-cell>
          <table:table-cell office:value-type="float" office:value="755.294" calcext:value-type="float">
            <text:p>755.294</text:p>
          </table:table-cell>
          <table:table-cell/>
          <table:table-cell table:formula="of:=AVERAGE([.B167:.E167])" office:value-type="float" office:value="699.682" calcext:value-type="float">
            <text:p>699.682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615.894" calcext:value-type="float">
            <text:p>615.894</text:p>
          </table:table-cell>
          <table:table-cell office:value-type="float" office:value="959.292" calcext:value-type="float">
            <text:p>959.292</text:p>
          </table:table-cell>
          <table:table-cell office:value-type="float" office:value="582.616" calcext:value-type="float">
            <text:p>582.616</text:p>
          </table:table-cell>
          <table:table-cell office:value-type="float" office:value="797.974" calcext:value-type="float">
            <text:p>797.974</text:p>
          </table:table-cell>
          <table:table-cell/>
          <table:table-cell table:formula="of:=AVERAGE([.B168:.E168])" office:value-type="float" office:value="738.944" calcext:value-type="float">
            <text:p>738.944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596.914" calcext:value-type="float">
            <text:p>596.914</text:p>
          </table:table-cell>
          <table:table-cell office:value-type="float" office:value="1083.52" calcext:value-type="float">
            <text:p>1083.52</text:p>
          </table:table-cell>
          <table:table-cell office:value-type="float" office:value="562.826" calcext:value-type="float">
            <text:p>562.826</text:p>
          </table:table-cell>
          <table:table-cell office:value-type="float" office:value="770.556" calcext:value-type="float">
            <text:p>770.556</text:p>
          </table:table-cell>
          <table:table-cell/>
          <table:table-cell table:formula="of:=AVERAGE([.B169:.E169])" office:value-type="float" office:value="753.454" calcext:value-type="float">
            <text:p>753.454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610.84" calcext:value-type="float">
            <text:p>610.84</text:p>
          </table:table-cell>
          <table:table-cell office:value-type="float" office:value="1095.948" calcext:value-type="float">
            <text:p>1095.948</text:p>
          </table:table-cell>
          <table:table-cell office:value-type="float" office:value="517.806" calcext:value-type="float">
            <text:p>517.806</text:p>
          </table:table-cell>
          <table:table-cell office:value-type="float" office:value="742.542" calcext:value-type="float">
            <text:p>742.542</text:p>
          </table:table-cell>
          <table:table-cell/>
          <table:table-cell table:formula="of:=AVERAGE([.B170:.E170])" office:value-type="float" office:value="741.784" calcext:value-type="float">
            <text:p>741.784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600.918" calcext:value-type="float">
            <text:p>600.918</text:p>
          </table:table-cell>
          <table:table-cell office:value-type="float" office:value="1036.616" calcext:value-type="float">
            <text:p>1036.616</text:p>
          </table:table-cell>
          <table:table-cell office:value-type="float" office:value="499.196" calcext:value-type="float">
            <text:p>499.196</text:p>
          </table:table-cell>
          <table:table-cell office:value-type="float" office:value="665.67" calcext:value-type="float">
            <text:p>665.67</text:p>
          </table:table-cell>
          <table:table-cell/>
          <table:table-cell table:formula="of:=AVERAGE([.B171:.E171])" office:value-type="float" office:value="700.6" calcext:value-type="float">
            <text:p>700.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45.046" calcext:value-type="float">
            <text:p>545.046</text:p>
          </table:table-cell>
          <table:table-cell office:value-type="float" office:value="1060.628" calcext:value-type="float">
            <text:p>1060.628</text:p>
          </table:table-cell>
          <table:table-cell office:value-type="float" office:value="503.332" calcext:value-type="float">
            <text:p>503.332</text:p>
          </table:table-cell>
          <table:table-cell office:value-type="float" office:value="632.996" calcext:value-type="float">
            <text:p>632.996</text:p>
          </table:table-cell>
          <table:table-cell/>
          <table:table-cell table:formula="of:=AVERAGE([.B172:.E172])" office:value-type="float" office:value="685.5005" calcext:value-type="float">
            <text:p>685.5005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611.928" calcext:value-type="float">
            <text:p>611.928</text:p>
          </table:table-cell>
          <table:table-cell office:value-type="float" office:value="869.226" calcext:value-type="float">
            <text:p>869.226</text:p>
          </table:table-cell>
          <table:table-cell office:value-type="float" office:value="529.992" calcext:value-type="float">
            <text:p>529.992</text:p>
          </table:table-cell>
          <table:table-cell office:value-type="float" office:value="622.198" calcext:value-type="float">
            <text:p>622.198</text:p>
          </table:table-cell>
          <table:table-cell/>
          <table:table-cell table:formula="of:=AVERAGE([.B173:.E173])" office:value-type="float" office:value="658.336" calcext:value-type="float">
            <text:p>658.336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612.986" calcext:value-type="float">
            <text:p>612.986</text:p>
          </table:table-cell>
          <table:table-cell office:value-type="float" office:value="804.17" calcext:value-type="float">
            <text:p>804.17</text:p>
          </table:table-cell>
          <table:table-cell office:value-type="float" office:value="548.02" calcext:value-type="float">
            <text:p>548.02</text:p>
          </table:table-cell>
          <table:table-cell office:value-type="float" office:value="643.87" calcext:value-type="float">
            <text:p>643.87</text:p>
          </table:table-cell>
          <table:table-cell/>
          <table:table-cell table:formula="of:=AVERAGE([.B174:.E174])" office:value-type="float" office:value="652.2615" calcext:value-type="float">
            <text:p>652.2615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596.8" calcext:value-type="float">
            <text:p>596.8</text:p>
          </table:table-cell>
          <table:table-cell office:value-type="float" office:value="828.588" calcext:value-type="float">
            <text:p>828.588</text:p>
          </table:table-cell>
          <table:table-cell office:value-type="float" office:value="565.758" calcext:value-type="float">
            <text:p>565.758</text:p>
          </table:table-cell>
          <table:table-cell office:value-type="float" office:value="739.28" calcext:value-type="float">
            <text:p>739.28</text:p>
          </table:table-cell>
          <table:table-cell/>
          <table:table-cell table:formula="of:=AVERAGE([.B175:.E175])" office:value-type="float" office:value="682.6065" calcext:value-type="float">
            <text:p>682.6065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538.854" calcext:value-type="float">
            <text:p>538.854</text:p>
          </table:table-cell>
          <table:table-cell office:value-type="float" office:value="828.91" calcext:value-type="float">
            <text:p>828.91</text:p>
          </table:table-cell>
          <table:table-cell office:value-type="float" office:value="584.88" calcext:value-type="float">
            <text:p>584.88</text:p>
          </table:table-cell>
          <table:table-cell office:value-type="float" office:value="646.676" calcext:value-type="float">
            <text:p>646.676</text:p>
          </table:table-cell>
          <table:table-cell/>
          <table:table-cell table:formula="of:=AVERAGE([.B176:.E176])" office:value-type="float" office:value="649.83" calcext:value-type="float">
            <text:p>649.83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494.57" calcext:value-type="float">
            <text:p>494.57</text:p>
          </table:table-cell>
          <table:table-cell office:value-type="float" office:value="831.25" calcext:value-type="float">
            <text:p>831.25</text:p>
          </table:table-cell>
          <table:table-cell office:value-type="float" office:value="561.558" calcext:value-type="float">
            <text:p>561.558</text:p>
          </table:table-cell>
          <table:table-cell office:value-type="float" office:value="632.838" calcext:value-type="float">
            <text:p>632.838</text:p>
          </table:table-cell>
          <table:table-cell/>
          <table:table-cell table:formula="of:=AVERAGE([.B177:.E177])" office:value-type="float" office:value="630.054" calcext:value-type="float">
            <text:p>630.054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477.866" calcext:value-type="float">
            <text:p>477.866</text:p>
          </table:table-cell>
          <table:table-cell office:value-type="float" office:value="789.054" calcext:value-type="float">
            <text:p>789.054</text:p>
          </table:table-cell>
          <table:table-cell office:value-type="float" office:value="593.634" calcext:value-type="float">
            <text:p>593.634</text:p>
          </table:table-cell>
          <table:table-cell office:value-type="float" office:value="634.048" calcext:value-type="float">
            <text:p>634.048</text:p>
          </table:table-cell>
          <table:table-cell/>
          <table:table-cell table:formula="of:=AVERAGE([.B178:.E178])" office:value-type="float" office:value="623.6505" calcext:value-type="float">
            <text:p>623.6505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504.366" calcext:value-type="float">
            <text:p>504.366</text:p>
          </table:table-cell>
          <table:table-cell office:value-type="float" office:value="788.92" calcext:value-type="float">
            <text:p>788.92</text:p>
          </table:table-cell>
          <table:table-cell office:value-type="float" office:value="659.072" calcext:value-type="float">
            <text:p>659.072</text:p>
          </table:table-cell>
          <table:table-cell office:value-type="float" office:value="617.882" calcext:value-type="float">
            <text:p>617.882</text:p>
          </table:table-cell>
          <table:table-cell/>
          <table:table-cell table:formula="of:=AVERAGE([.B179:.E179])" office:value-type="float" office:value="642.56" calcext:value-type="float">
            <text:p>642.56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502.656" calcext:value-type="float">
            <text:p>502.656</text:p>
          </table:table-cell>
          <table:table-cell office:value-type="float" office:value="824.672" calcext:value-type="float">
            <text:p>824.672</text:p>
          </table:table-cell>
          <table:table-cell office:value-type="float" office:value="648.518" calcext:value-type="float">
            <text:p>648.518</text:p>
          </table:table-cell>
          <table:table-cell office:value-type="float" office:value="720.676" calcext:value-type="float">
            <text:p>720.676</text:p>
          </table:table-cell>
          <table:table-cell/>
          <table:table-cell table:formula="of:=AVERAGE([.B180:.E180])" office:value-type="float" office:value="674.1305" calcext:value-type="float">
            <text:p>674.1305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509.404" calcext:value-type="float">
            <text:p>509.404</text:p>
          </table:table-cell>
          <table:table-cell office:value-type="float" office:value="822.75" calcext:value-type="float">
            <text:p>822.75</text:p>
          </table:table-cell>
          <table:table-cell office:value-type="float" office:value="655.846" calcext:value-type="float">
            <text:p>655.846</text:p>
          </table:table-cell>
          <table:table-cell office:value-type="float" office:value="681.648" calcext:value-type="float">
            <text:p>681.648</text:p>
          </table:table-cell>
          <table:table-cell/>
          <table:table-cell table:formula="of:=AVERAGE([.B181:.E181])" office:value-type="float" office:value="667.412" calcext:value-type="float">
            <text:p>667.41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96.856" calcext:value-type="float">
            <text:p>496.856</text:p>
          </table:table-cell>
          <table:table-cell office:value-type="float" office:value="944.518" calcext:value-type="float">
            <text:p>944.518</text:p>
          </table:table-cell>
          <table:table-cell office:value-type="float" office:value="663.782" calcext:value-type="float">
            <text:p>663.782</text:p>
          </table:table-cell>
          <table:table-cell office:value-type="float" office:value="590.394" calcext:value-type="float">
            <text:p>590.394</text:p>
          </table:table-cell>
          <table:table-cell/>
          <table:table-cell table:formula="of:=AVERAGE([.B182:.E182])" office:value-type="float" office:value="673.8875" calcext:value-type="float">
            <text:p>673.8875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538.512" calcext:value-type="float">
            <text:p>538.512</text:p>
          </table:table-cell>
          <table:table-cell office:value-type="float" office:value="930.018" calcext:value-type="float">
            <text:p>930.018</text:p>
          </table:table-cell>
          <table:table-cell office:value-type="float" office:value="725.666" calcext:value-type="float">
            <text:p>725.666</text:p>
          </table:table-cell>
          <table:table-cell office:value-type="float" office:value="750.838" calcext:value-type="float">
            <text:p>750.838</text:p>
          </table:table-cell>
          <table:table-cell/>
          <table:table-cell table:formula="of:=AVERAGE([.B183:.E183])" office:value-type="float" office:value="736.2585" calcext:value-type="float">
            <text:p>736.2585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628.268" calcext:value-type="float">
            <text:p>628.268</text:p>
          </table:table-cell>
          <table:table-cell office:value-type="float" office:value="1181.944" calcext:value-type="float">
            <text:p>1181.944</text:p>
          </table:table-cell>
          <table:table-cell office:value-type="float" office:value="788.344" calcext:value-type="float">
            <text:p>788.344</text:p>
          </table:table-cell>
          <table:table-cell office:value-type="float" office:value="786.524" calcext:value-type="float">
            <text:p>786.524</text:p>
          </table:table-cell>
          <table:table-cell/>
          <table:table-cell table:formula="of:=AVERAGE([.B184:.E184])" office:value-type="float" office:value="846.27" calcext:value-type="float">
            <text:p>846.27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607.614" calcext:value-type="float">
            <text:p>607.614</text:p>
          </table:table-cell>
          <table:table-cell office:value-type="float" office:value="1147.86" calcext:value-type="float">
            <text:p>1147.86</text:p>
          </table:table-cell>
          <table:table-cell office:value-type="float" office:value="719.388" calcext:value-type="float">
            <text:p>719.388</text:p>
          </table:table-cell>
          <table:table-cell office:value-type="float" office:value="763.112" calcext:value-type="float">
            <text:p>763.112</text:p>
          </table:table-cell>
          <table:table-cell/>
          <table:table-cell table:formula="of:=AVERAGE([.B185:.E185])" office:value-type="float" office:value="809.4935" calcext:value-type="float">
            <text:p>809.4935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575.126" calcext:value-type="float">
            <text:p>575.126</text:p>
          </table:table-cell>
          <table:table-cell office:value-type="float" office:value="1020.224" calcext:value-type="float">
            <text:p>1020.224</text:p>
          </table:table-cell>
          <table:table-cell office:value-type="float" office:value="720.24" calcext:value-type="float">
            <text:p>720.24</text:p>
          </table:table-cell>
          <table:table-cell office:value-type="float" office:value="824.092" calcext:value-type="float">
            <text:p>824.092</text:p>
          </table:table-cell>
          <table:table-cell/>
          <table:table-cell table:formula="of:=AVERAGE([.B186:.E186])" office:value-type="float" office:value="784.9205" calcext:value-type="float">
            <text:p>784.920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593.374" calcext:value-type="float">
            <text:p>593.374</text:p>
          </table:table-cell>
          <table:table-cell office:value-type="float" office:value="1008.866" calcext:value-type="float">
            <text:p>1008.866</text:p>
          </table:table-cell>
          <table:table-cell office:value-type="float" office:value="704.998" calcext:value-type="float">
            <text:p>704.998</text:p>
          </table:table-cell>
          <table:table-cell office:value-type="float" office:value="1006.942" calcext:value-type="float">
            <text:p>1006.942</text:p>
          </table:table-cell>
          <table:table-cell/>
          <table:table-cell table:formula="of:=AVERAGE([.B187:.E187])" office:value-type="float" office:value="828.545" calcext:value-type="float">
            <text:p>828.545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731.776" calcext:value-type="float">
            <text:p>731.776</text:p>
          </table:table-cell>
          <table:table-cell office:value-type="float" office:value="1152.144" calcext:value-type="float">
            <text:p>1152.144</text:p>
          </table:table-cell>
          <table:table-cell office:value-type="float" office:value="645.756" calcext:value-type="float">
            <text:p>645.756</text:p>
          </table:table-cell>
          <table:table-cell office:value-type="float" office:value="954.102" calcext:value-type="float">
            <text:p>954.102</text:p>
          </table:table-cell>
          <table:table-cell/>
          <table:table-cell table:formula="of:=AVERAGE([.B188:.E188])" office:value-type="float" office:value="870.9445" calcext:value-type="float">
            <text:p>870.944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776.598" calcext:value-type="float">
            <text:p>776.598</text:p>
          </table:table-cell>
          <table:table-cell office:value-type="float" office:value="1222.38" calcext:value-type="float">
            <text:p>1222.38</text:p>
          </table:table-cell>
          <table:table-cell office:value-type="float" office:value="604.436" calcext:value-type="float">
            <text:p>604.436</text:p>
          </table:table-cell>
          <table:table-cell office:value-type="float" office:value="925.466" calcext:value-type="float">
            <text:p>925.466</text:p>
          </table:table-cell>
          <table:table-cell/>
          <table:table-cell table:formula="of:=AVERAGE([.B189:.E189])" office:value-type="float" office:value="882.22" calcext:value-type="float">
            <text:p>882.22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847.162" calcext:value-type="float">
            <text:p>847.162</text:p>
          </table:table-cell>
          <table:table-cell office:value-type="float" office:value="1092.252" calcext:value-type="float">
            <text:p>1092.252</text:p>
          </table:table-cell>
          <table:table-cell office:value-type="float" office:value="572.808" calcext:value-type="float">
            <text:p>572.808</text:p>
          </table:table-cell>
          <table:table-cell office:value-type="float" office:value="977.23" calcext:value-type="float">
            <text:p>977.23</text:p>
          </table:table-cell>
          <table:table-cell/>
          <table:table-cell table:formula="of:=AVERAGE([.B190:.E190])" office:value-type="float" office:value="872.363" calcext:value-type="float">
            <text:p>872.363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857" calcext:value-type="float">
            <text:p>857</text:p>
          </table:table-cell>
          <table:table-cell office:value-type="float" office:value="1039.678" calcext:value-type="float">
            <text:p>1039.678</text:p>
          </table:table-cell>
          <table:table-cell office:value-type="float" office:value="632.696" calcext:value-type="float">
            <text:p>632.696</text:p>
          </table:table-cell>
          <table:table-cell office:value-type="float" office:value="1106.338" calcext:value-type="float">
            <text:p>1106.338</text:p>
          </table:table-cell>
          <table:table-cell/>
          <table:table-cell table:formula="of:=AVERAGE([.B191:.E191])" office:value-type="float" office:value="908.928" calcext:value-type="float">
            <text:p>908.928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049.04" calcext:value-type="float">
            <text:p>1049.04</text:p>
          </table:table-cell>
          <table:table-cell office:value-type="float" office:value="1044.368" calcext:value-type="float">
            <text:p>1044.368</text:p>
          </table:table-cell>
          <table:table-cell office:value-type="float" office:value="730.592" calcext:value-type="float">
            <text:p>730.592</text:p>
          </table:table-cell>
          <table:table-cell office:value-type="float" office:value="1139.878" calcext:value-type="float">
            <text:p>1139.878</text:p>
          </table:table-cell>
          <table:table-cell/>
          <table:table-cell table:formula="of:=AVERAGE([.B192:.E192])" office:value-type="float" office:value="990.9695" calcext:value-type="float">
            <text:p>990.9695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998.29" calcext:value-type="float">
            <text:p>998.29</text:p>
          </table:table-cell>
          <table:table-cell office:value-type="float" office:value="1173.234" calcext:value-type="float">
            <text:p>1173.234</text:p>
          </table:table-cell>
          <table:table-cell office:value-type="float" office:value="590.646" calcext:value-type="float">
            <text:p>590.646</text:p>
          </table:table-cell>
          <table:table-cell office:value-type="float" office:value="1016.128" calcext:value-type="float">
            <text:p>1016.128</text:p>
          </table:table-cell>
          <table:table-cell/>
          <table:table-cell table:formula="of:=AVERAGE([.B193:.E193])" office:value-type="float" office:value="944.5745" calcext:value-type="float">
            <text:p>944.5745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909.744" calcext:value-type="float">
            <text:p>909.744</text:p>
          </table:table-cell>
          <table:table-cell office:value-type="float" office:value="1154.37" calcext:value-type="float">
            <text:p>1154.37</text:p>
          </table:table-cell>
          <table:table-cell office:value-type="float" office:value="562.964" calcext:value-type="float">
            <text:p>562.964</text:p>
          </table:table-cell>
          <table:table-cell office:value-type="float" office:value="940.488" calcext:value-type="float">
            <text:p>940.488</text:p>
          </table:table-cell>
          <table:table-cell/>
          <table:table-cell table:formula="of:=AVERAGE([.B194:.E194])" office:value-type="float" office:value="891.8915" calcext:value-type="float">
            <text:p>891.8915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988.386" calcext:value-type="float">
            <text:p>988.386</text:p>
          </table:table-cell>
          <table:table-cell office:value-type="float" office:value="1109.934" calcext:value-type="float">
            <text:p>1109.934</text:p>
          </table:table-cell>
          <table:table-cell office:value-type="float" office:value="573.978" calcext:value-type="float">
            <text:p>573.978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AVERAGE([.B195:.E195])" office:value-type="float" office:value="907.0745" calcext:value-type="float">
            <text:p>907.074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947.492" calcext:value-type="float">
            <text:p>947.492</text:p>
          </table:table-cell>
          <table:table-cell office:value-type="float" office:value="1204.542" calcext:value-type="float">
            <text:p>1204.542</text:p>
          </table:table-cell>
          <table:table-cell office:value-type="float" office:value="554.678" calcext:value-type="float">
            <text:p>554.678</text:p>
          </table:table-cell>
          <table:table-cell office:value-type="float" office:value="984.302" calcext:value-type="float">
            <text:p>984.302</text:p>
          </table:table-cell>
          <table:table-cell/>
          <table:table-cell table:formula="of:=AVERAGE([.B196:.E196])" office:value-type="float" office:value="922.7535" calcext:value-type="float">
            <text:p>922.7535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824.816" calcext:value-type="float">
            <text:p>824.816</text:p>
          </table:table-cell>
          <table:table-cell office:value-type="float" office:value="1147.782" calcext:value-type="float">
            <text:p>1147.782</text:p>
          </table:table-cell>
          <table:table-cell office:value-type="float" office:value="577.426" calcext:value-type="float">
            <text:p>577.426</text:p>
          </table:table-cell>
          <table:table-cell office:value-type="float" office:value="961.232" calcext:value-type="float">
            <text:p>961.232</text:p>
          </table:table-cell>
          <table:table-cell/>
          <table:table-cell table:formula="of:=AVERAGE([.B197:.E197])" office:value-type="float" office:value="877.814" calcext:value-type="float">
            <text:p>877.814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847.416" calcext:value-type="float">
            <text:p>847.416</text:p>
          </table:table-cell>
          <table:table-cell office:value-type="float" office:value="1137.056" calcext:value-type="float">
            <text:p>1137.056</text:p>
          </table:table-cell>
          <table:table-cell office:value-type="float" office:value="576.116" calcext:value-type="float">
            <text:p>576.116</text:p>
          </table:table-cell>
          <table:table-cell office:value-type="float" office:value="1007.576" calcext:value-type="float">
            <text:p>1007.576</text:p>
          </table:table-cell>
          <table:table-cell/>
          <table:table-cell table:formula="of:=AVERAGE([.B198:.E198])" office:value-type="float" office:value="892.041" calcext:value-type="float">
            <text:p>892.041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926.682" calcext:value-type="float">
            <text:p>926.682</text:p>
          </table:table-cell>
          <table:table-cell office:value-type="float" office:value="1227.92" calcext:value-type="float">
            <text:p>1227.92</text:p>
          </table:table-cell>
          <table:table-cell office:value-type="float" office:value="499.646" calcext:value-type="float">
            <text:p>499.646</text:p>
          </table:table-cell>
          <table:table-cell office:value-type="float" office:value="1004.892" calcext:value-type="float">
            <text:p>1004.892</text:p>
          </table:table-cell>
          <table:table-cell/>
          <table:table-cell table:formula="of:=AVERAGE([.B199:.E199])" office:value-type="float" office:value="914.785" calcext:value-type="float">
            <text:p>914.785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786.456" calcext:value-type="float">
            <text:p>786.456</text:p>
          </table:table-cell>
          <table:table-cell office:value-type="float" office:value="1254.658" calcext:value-type="float">
            <text:p>1254.658</text:p>
          </table:table-cell>
          <table:table-cell office:value-type="float" office:value="520.508" calcext:value-type="float">
            <text:p>520.508</text:p>
          </table:table-cell>
          <table:table-cell office:value-type="float" office:value="912.108" calcext:value-type="float">
            <text:p>912.108</text:p>
          </table:table-cell>
          <table:table-cell/>
          <table:table-cell table:formula="of:=AVERAGE([.B200:.E200])" office:value-type="float" office:value="868.4325" calcext:value-type="float">
            <text:p>868.4325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895.624" calcext:value-type="float">
            <text:p>895.624</text:p>
          </table:table-cell>
          <table:table-cell office:value-type="float" office:value="1200.382" calcext:value-type="float">
            <text:p>1200.382</text:p>
          </table:table-cell>
          <table:table-cell office:value-type="float" office:value="507.89" calcext:value-type="float">
            <text:p>507.89</text:p>
          </table:table-cell>
          <table:table-cell office:value-type="float" office:value="728.412" calcext:value-type="float">
            <text:p>728.412</text:p>
          </table:table-cell>
          <table:table-cell/>
          <table:table-cell table:formula="of:=AVERAGE([.B201:.E201])" office:value-type="float" office:value="833.077" calcext:value-type="float">
            <text:p>833.0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92" calcext:value-type="float">
            <text:p>1192</text:p>
          </table:table-cell>
          <table:table-cell office:value-type="float" office:value="1101" calcext:value-type="float">
            <text:p>1101</text:p>
          </table:table-cell>
          <table:table-cell office:value-type="float" office:value="520.5" calcext:value-type="float">
            <text:p>520.5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AVERAGE([.B202:.E202])" office:value-type="float" office:value="894.375" calcext:value-type="float">
            <text:p>894.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2:48:59.477797017</meta:creation-date>
    <dc:date>2026-02-13T14:25:37.095113661</dc:date>
    <meta:editing-duration>PT10M9S</meta:editing-duration>
    <meta:editing-cycles>1</meta:editing-cycles>
    <meta:document-statistic meta:table-count="2" meta:cell-count="2412" meta:object-count="4"/>
    <meta:generator>LibreOffice/25.8.4.2$Linux_X86_64 LibreOffice_project/5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84cm" svg:height="9.006cm" xlink:href=".." xlink:type="simple" chart:class="chart:line" chart:style-name="ch1">
        <chart:legend chart:legend-position="end" svg:x="31.194cm" svg:y="3.457cm" style:legend-expansion="high" chart:style-name="ch2"/>
        <chart:plot-area chart:style-name="ch3" svg:x="0.676cm" svg:y="0.18cm" svg:width="29.842cm" svg:height="8.646cm">
          <chart:coordinate-region svg:x="1.692cm" svg:y="0.38cm" svg:width="28.826cm" svg:height="7.24cm"/>
          <chart:axis chart:dimension="x" chart:name="primary-x" chart:style-name="ch4" chartooo:axis-type="auto">
            <chartooo:date-scale/>
            <chart:categories table:cell-range-address="Sheet1.A3:Sheet1.A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02" loext:label-string="seed_1" chart:class="chart:line">
            <chart:data-point chart:repeated="200"/>
          </chart:series>
          <chart:series chart:style-name="ch7" chart:values-cell-range-address="Sheet1.C3:Sheet1.C202" loext:label-string="seed_2" chart:class="chart:line">
            <chart:data-point chart:repeated="200"/>
          </chart:series>
          <chart:series chart:style-name="ch8" chart:values-cell-range-address="Sheet1.D3:Sheet1.D202" loext:label-string="seed_42" chart:class="chart:line">
            <chart:data-point chart:repeated="200"/>
          </chart:series>
          <chart:series chart:style-name="ch9" chart:values-cell-range-address="Sheet1.E3:Sheet1.E202" loext:label-string="seed_50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ed_1</text:p>
              </table:table-cell>
              <table:table-cell office:value-type="string">
                <text:p>seed_2</text:p>
              </table:table-cell>
              <table:table-cell office:value-type="string">
                <text:p>seed_42</text:p>
              </table:table-cell>
              <table:table-cell office:value-type="string">
                <text:p>seed_50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3:Sheet1.A202</svg:desc>
                </draw:g>
              </table:table-cell>
              <table:table-cell office:value-type="float" office:value="146.47262">
                <text:p>146.47262</text:p>
                <draw:g>
                  <svg:desc>Sheet1.B3:Sheet1.B202</svg:desc>
                </draw:g>
              </table:table-cell>
              <table:table-cell office:value-type="float" office:value="182.842">
                <text:p>182.842</text:p>
                <draw:g>
                  <svg:desc>Sheet1.C3:Sheet1.C202</svg:desc>
                </draw:g>
              </table:table-cell>
              <table:table-cell office:value-type="float" office:value="151.814">
                <text:p>151.814</text:p>
                <draw:g>
                  <svg:desc>Sheet1.D3:Sheet1.D202</svg:desc>
                </draw:g>
              </table:table-cell>
              <table:table-cell office:value-type="float" office:value="142.52">
                <text:p>142.52</text:p>
                <draw:g>
                  <svg:desc>Sheet1.E3:Sheet1.E20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2.65704">
                <text:p>162.65704</text:p>
              </table:table-cell>
              <table:table-cell office:value-type="float" office:value="175.402">
                <text:p>175.402</text:p>
              </table:table-cell>
              <table:table-cell office:value-type="float" office:value="154.126">
                <text:p>154.126</text:p>
              </table:table-cell>
              <table:table-cell office:value-type="float" office:value="139.532">
                <text:p>139.53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66.00246">
                <text:p>166.00246</text:p>
              </table:table-cell>
              <table:table-cell office:value-type="float" office:value="206.308">
                <text:p>206.308</text:p>
              </table:table-cell>
              <table:table-cell office:value-type="float" office:value="165.418">
                <text:p>165.418</text:p>
              </table:table-cell>
              <table:table-cell office:value-type="float" office:value="138.604">
                <text:p>138.6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9.63268">
                <text:p>169.63268</text:p>
              </table:table-cell>
              <table:table-cell office:value-type="float" office:value="223.802">
                <text:p>223.802</text:p>
              </table:table-cell>
              <table:table-cell office:value-type="float" office:value="152.714">
                <text:p>152.714</text:p>
              </table:table-cell>
              <table:table-cell office:value-type="float" office:value="142.488">
                <text:p>142.48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0.66978">
                <text:p>180.66978</text:p>
              </table:table-cell>
              <table:table-cell office:value-type="float" office:value="265.122">
                <text:p>265.122</text:p>
              </table:table-cell>
              <table:table-cell office:value-type="float" office:value="152.608">
                <text:p>152.608</text:p>
              </table:table-cell>
              <table:table-cell office:value-type="float" office:value="151.082">
                <text:p>151.08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9.92614">
                <text:p>179.92614</text:p>
              </table:table-cell>
              <table:table-cell office:value-type="float" office:value="420.076">
                <text:p>420.076</text:p>
              </table:table-cell>
              <table:table-cell office:value-type="float" office:value="160.126">
                <text:p>160.126</text:p>
              </table:table-cell>
              <table:table-cell office:value-type="float" office:value="174.626">
                <text:p>174.62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76.33632">
                <text:p>176.33632</text:p>
              </table:table-cell>
              <table:table-cell office:value-type="float" office:value="496.242">
                <text:p>496.242</text:p>
              </table:table-cell>
              <table:table-cell office:value-type="float" office:value="164.228">
                <text:p>164.228</text:p>
              </table:table-cell>
              <table:table-cell office:value-type="float" office:value="202.762">
                <text:p>202.76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2.12318">
                <text:p>182.12318</text:p>
              </table:table-cell>
              <table:table-cell office:value-type="float" office:value="543.942">
                <text:p>543.942</text:p>
              </table:table-cell>
              <table:table-cell office:value-type="float" office:value="187.846">
                <text:p>187.846</text:p>
              </table:table-cell>
              <table:table-cell office:value-type="float" office:value="235.16">
                <text:p>235.1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92.13078">
                <text:p>192.13078</text:p>
              </table:table-cell>
              <table:table-cell office:value-type="float" office:value="553.72">
                <text:p>553.72</text:p>
              </table:table-cell>
              <table:table-cell office:value-type="float" office:value="161.244">
                <text:p>161.244</text:p>
              </table:table-cell>
              <table:table-cell office:value-type="float" office:value="247.942">
                <text:p>247.94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9.50006">
                <text:p>189.50006</text:p>
              </table:table-cell>
              <table:table-cell office:value-type="float" office:value="550.536">
                <text:p>550.536</text:p>
              </table:table-cell>
              <table:table-cell office:value-type="float" office:value="166.968">
                <text:p>166.968</text:p>
              </table:table-cell>
              <table:table-cell office:value-type="float" office:value="223.74">
                <text:p>223.74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85.72004">
                <text:p>185.72004</text:p>
              </table:table-cell>
              <table:table-cell office:value-type="float" office:value="534.394">
                <text:p>534.394</text:p>
              </table:table-cell>
              <table:table-cell office:value-type="float" office:value="184.306">
                <text:p>184.306</text:p>
              </table:table-cell>
              <table:table-cell office:value-type="float" office:value="258.678">
                <text:p>258.67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85.54572">
                <text:p>185.54572</text:p>
              </table:table-cell>
              <table:table-cell office:value-type="float" office:value="514.896">
                <text:p>514.896</text:p>
              </table:table-cell>
              <table:table-cell office:value-type="float" office:value="168.104">
                <text:p>168.104</text:p>
              </table:table-cell>
              <table:table-cell office:value-type="float" office:value="248.44">
                <text:p>248.4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82.98052">
                <text:p>182.98052</text:p>
              </table:table-cell>
              <table:table-cell office:value-type="float" office:value="549.788">
                <text:p>549.788</text:p>
              </table:table-cell>
              <table:table-cell office:value-type="float" office:value="196.344">
                <text:p>196.344</text:p>
              </table:table-cell>
              <table:table-cell office:value-type="float" office:value="232.122">
                <text:p>232.12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8.1882">
                <text:p>188.1882</text:p>
              </table:table-cell>
              <table:table-cell office:value-type="float" office:value="581.898">
                <text:p>581.898</text:p>
              </table:table-cell>
              <table:table-cell office:value-type="float" office:value="176.812">
                <text:p>176.812</text:p>
              </table:table-cell>
              <table:table-cell office:value-type="float" office:value="266.026">
                <text:p>266.02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97.23818">
                <text:p>197.23818</text:p>
              </table:table-cell>
              <table:table-cell office:value-type="float" office:value="602.382">
                <text:p>602.382</text:p>
              </table:table-cell>
              <table:table-cell office:value-type="float" office:value="228.988">
                <text:p>228.988</text:p>
              </table:table-cell>
              <table:table-cell office:value-type="float" office:value="305.012">
                <text:p>305.01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37.42296">
                <text:p>237.42296</text:p>
              </table:table-cell>
              <table:table-cell office:value-type="float" office:value="574.354">
                <text:p>574.354</text:p>
              </table:table-cell>
              <table:table-cell office:value-type="float" office:value="245.508">
                <text:p>245.508</text:p>
              </table:table-cell>
              <table:table-cell office:value-type="float" office:value="278.922">
                <text:p>278.92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250.94054">
                <text:p>250.94054</text:p>
              </table:table-cell>
              <table:table-cell office:value-type="float" office:value="593.048">
                <text:p>593.048</text:p>
              </table:table-cell>
              <table:table-cell office:value-type="float" office:value="241.256">
                <text:p>241.256</text:p>
              </table:table-cell>
              <table:table-cell office:value-type="float" office:value="287.552">
                <text:p>287.55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70.56844">
                <text:p>270.56844</text:p>
              </table:table-cell>
              <table:table-cell office:value-type="float" office:value="579.642">
                <text:p>579.642</text:p>
              </table:table-cell>
              <table:table-cell office:value-type="float" office:value="232.126">
                <text:p>232.126</text:p>
              </table:table-cell>
              <table:table-cell office:value-type="float" office:value="311.256">
                <text:p>311.25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83.36412">
                <text:p>283.36412</text:p>
              </table:table-cell>
              <table:table-cell office:value-type="float" office:value="613.704">
                <text:p>613.704</text:p>
              </table:table-cell>
              <table:table-cell office:value-type="float" office:value="229.214">
                <text:p>229.214</text:p>
              </table:table-cell>
              <table:table-cell office:value-type="float" office:value="287.03">
                <text:p>287.0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3.09032">
                <text:p>283.09032</text:p>
              </table:table-cell>
              <table:table-cell office:value-type="float" office:value="614.352">
                <text:p>614.352</text:p>
              </table:table-cell>
              <table:table-cell office:value-type="float" office:value="265.358">
                <text:p>265.358</text:p>
              </table:table-cell>
              <table:table-cell office:value-type="float" office:value="301.372">
                <text:p>301.372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278.15236">
                <text:p>278.15236</text:p>
              </table:table-cell>
              <table:table-cell office:value-type="float" office:value="640.342">
                <text:p>640.342</text:p>
              </table:table-cell>
              <table:table-cell office:value-type="float" office:value="282.25">
                <text:p>282.25</text:p>
              </table:table-cell>
              <table:table-cell office:value-type="float" office:value="279.292">
                <text:p>279.292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80.30788">
                <text:p>280.30788</text:p>
              </table:table-cell>
              <table:table-cell office:value-type="float" office:value="700.792">
                <text:p>700.792</text:p>
              </table:table-cell>
              <table:table-cell office:value-type="float" office:value="287.764">
                <text:p>287.764</text:p>
              </table:table-cell>
              <table:table-cell office:value-type="float" office:value="301.17">
                <text:p>301.17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81.51916">
                <text:p>281.51916</text:p>
              </table:table-cell>
              <table:table-cell office:value-type="float" office:value="768.69">
                <text:p>768.69</text:p>
              </table:table-cell>
              <table:table-cell office:value-type="float" office:value="279.122">
                <text:p>279.122</text:p>
              </table:table-cell>
              <table:table-cell office:value-type="float" office:value="279.436">
                <text:p>279.43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84.69522">
                <text:p>284.69522</text:p>
              </table:table-cell>
              <table:table-cell office:value-type="float" office:value="728.984">
                <text:p>728.984</text:p>
              </table:table-cell>
              <table:table-cell office:value-type="float" office:value="316.61">
                <text:p>316.61</text:p>
              </table:table-cell>
              <table:table-cell office:value-type="float" office:value="294.644">
                <text:p>294.644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79.17932">
                <text:p>279.17932</text:p>
              </table:table-cell>
              <table:table-cell office:value-type="float" office:value="728.032">
                <text:p>728.032</text:p>
              </table:table-cell>
              <table:table-cell office:value-type="float" office:value="374.348">
                <text:p>374.348</text:p>
              </table:table-cell>
              <table:table-cell office:value-type="float" office:value="285.776">
                <text:p>285.77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84.57">
                <text:p>284.57</text:p>
              </table:table-cell>
              <table:table-cell office:value-type="float" office:value="731.668">
                <text:p>731.668</text:p>
              </table:table-cell>
              <table:table-cell office:value-type="float" office:value="417.632">
                <text:p>417.632</text:p>
              </table:table-cell>
              <table:table-cell office:value-type="float" office:value="289.22">
                <text:p>289.22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92.02514">
                <text:p>292.02514</text:p>
              </table:table-cell>
              <table:table-cell office:value-type="float" office:value="691.252">
                <text:p>691.252</text:p>
              </table:table-cell>
              <table:table-cell office:value-type="float" office:value="463.83">
                <text:p>463.83</text:p>
              </table:table-cell>
              <table:table-cell office:value-type="float" office:value="310.134">
                <text:p>310.134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94.29556">
                <text:p>294.29556</text:p>
              </table:table-cell>
              <table:table-cell office:value-type="float" office:value="635.104">
                <text:p>635.104</text:p>
              </table:table-cell>
              <table:table-cell office:value-type="float" office:value="484.012">
                <text:p>484.012</text:p>
              </table:table-cell>
              <table:table-cell office:value-type="float" office:value="285.582">
                <text:p>285.582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304.35842">
                <text:p>304.35842</text:p>
              </table:table-cell>
              <table:table-cell office:value-type="float" office:value="641.696">
                <text:p>641.696</text:p>
              </table:table-cell>
              <table:table-cell office:value-type="float" office:value="588.688">
                <text:p>588.688</text:p>
              </table:table-cell>
              <table:table-cell office:value-type="float" office:value="241.94">
                <text:p>241.9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04.6502">
                <text:p>304.6502</text:p>
              </table:table-cell>
              <table:table-cell office:value-type="float" office:value="668.306">
                <text:p>668.306</text:p>
              </table:table-cell>
              <table:table-cell office:value-type="float" office:value="622.838">
                <text:p>622.838</text:p>
              </table:table-cell>
              <table:table-cell office:value-type="float" office:value="242.536">
                <text:p>242.536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90.96442">
                <text:p>290.96442</text:p>
              </table:table-cell>
              <table:table-cell office:value-type="float" office:value="682.516">
                <text:p>682.516</text:p>
              </table:table-cell>
              <table:table-cell office:value-type="float" office:value="617.22">
                <text:p>617.22</text:p>
              </table:table-cell>
              <table:table-cell office:value-type="float" office:value="254.526">
                <text:p>254.52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8.86212">
                <text:p>298.86212</text:p>
              </table:table-cell>
              <table:table-cell office:value-type="float" office:value="747.26">
                <text:p>747.26</text:p>
              </table:table-cell>
              <table:table-cell office:value-type="float" office:value="571.286">
                <text:p>571.286</text:p>
              </table:table-cell>
              <table:table-cell office:value-type="float" office:value="259.044">
                <text:p>259.044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08.9756">
                <text:p>308.9756</text:p>
              </table:table-cell>
              <table:table-cell office:value-type="float" office:value="703.822">
                <text:p>703.822</text:p>
              </table:table-cell>
              <table:table-cell office:value-type="float" office:value="563.83">
                <text:p>563.83</text:p>
              </table:table-cell>
              <table:table-cell office:value-type="float" office:value="256.74">
                <text:p>256.74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315.75032">
                <text:p>315.75032</text:p>
              </table:table-cell>
              <table:table-cell office:value-type="float" office:value="696.62">
                <text:p>696.62</text:p>
              </table:table-cell>
              <table:table-cell office:value-type="float" office:value="620.444">
                <text:p>620.444</text:p>
              </table:table-cell>
              <table:table-cell office:value-type="float" office:value="267.144">
                <text:p>267.144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318.91914">
                <text:p>318.91914</text:p>
              </table:table-cell>
              <table:table-cell office:value-type="float" office:value="667.242">
                <text:p>667.242</text:p>
              </table:table-cell>
              <table:table-cell office:value-type="float" office:value="667.046">
                <text:p>667.046</text:p>
              </table:table-cell>
              <table:table-cell office:value-type="float" office:value="299.676">
                <text:p>299.67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1.97688">
                <text:p>321.97688</text:p>
              </table:table-cell>
              <table:table-cell office:value-type="float" office:value="774.484">
                <text:p>774.484</text:p>
              </table:table-cell>
              <table:table-cell office:value-type="float" office:value="719.706">
                <text:p>719.706</text:p>
              </table:table-cell>
              <table:table-cell office:value-type="float" office:value="279.774">
                <text:p>279.774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16.20426">
                <text:p>316.20426</text:p>
              </table:table-cell>
              <table:table-cell office:value-type="float" office:value="782.008">
                <text:p>782.008</text:p>
              </table:table-cell>
              <table:table-cell office:value-type="float" office:value="705.506">
                <text:p>705.506</text:p>
              </table:table-cell>
              <table:table-cell office:value-type="float" office:value="282.402">
                <text:p>282.402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33.165">
                <text:p>333.165</text:p>
              </table:table-cell>
              <table:table-cell office:value-type="float" office:value="812.514">
                <text:p>812.514</text:p>
              </table:table-cell>
              <table:table-cell office:value-type="float" office:value="668.416">
                <text:p>668.416</text:p>
              </table:table-cell>
              <table:table-cell office:value-type="float" office:value="338.126">
                <text:p>338.126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17.05922">
                <text:p>317.05922</text:p>
              </table:table-cell>
              <table:table-cell office:value-type="float" office:value="742.068">
                <text:p>742.068</text:p>
              </table:table-cell>
              <table:table-cell office:value-type="float" office:value="735.304">
                <text:p>735.304</text:p>
              </table:table-cell>
              <table:table-cell office:value-type="float" office:value="333.03">
                <text:p>333.0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06.31562">
                <text:p>306.31562</text:p>
              </table:table-cell>
              <table:table-cell office:value-type="float" office:value="715.048">
                <text:p>715.048</text:p>
              </table:table-cell>
              <table:table-cell office:value-type="float" office:value="802.13">
                <text:p>802.13</text:p>
              </table:table-cell>
              <table:table-cell office:value-type="float" office:value="414.078">
                <text:p>414.078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317.66546">
                <text:p>317.66546</text:p>
              </table:table-cell>
              <table:table-cell office:value-type="float" office:value="718.594">
                <text:p>718.594</text:p>
              </table:table-cell>
              <table:table-cell office:value-type="float" office:value="750.666">
                <text:p>750.666</text:p>
              </table:table-cell>
              <table:table-cell office:value-type="float" office:value="352.146">
                <text:p>352.14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324.11364">
                <text:p>324.11364</text:p>
              </table:table-cell>
              <table:table-cell office:value-type="float" office:value="791.27">
                <text:p>791.27</text:p>
              </table:table-cell>
              <table:table-cell office:value-type="float" office:value="707.926">
                <text:p>707.926</text:p>
              </table:table-cell>
              <table:table-cell office:value-type="float" office:value="361.336">
                <text:p>361.336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313.76442">
                <text:p>313.76442</text:p>
              </table:table-cell>
              <table:table-cell office:value-type="float" office:value="750.07">
                <text:p>750.07</text:p>
              </table:table-cell>
              <table:table-cell office:value-type="float" office:value="756.876">
                <text:p>756.876</text:p>
              </table:table-cell>
              <table:table-cell office:value-type="float" office:value="409.44">
                <text:p>409.4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314.14322">
                <text:p>314.14322</text:p>
              </table:table-cell>
              <table:table-cell office:value-type="float" office:value="791.272">
                <text:p>791.272</text:p>
              </table:table-cell>
              <table:table-cell office:value-type="float" office:value="705.432">
                <text:p>705.432</text:p>
              </table:table-cell>
              <table:table-cell office:value-type="float" office:value="413.346">
                <text:p>413.346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299.12602">
                <text:p>299.12602</text:p>
              </table:table-cell>
              <table:table-cell office:value-type="float" office:value="842.022">
                <text:p>842.022</text:p>
              </table:table-cell>
              <table:table-cell office:value-type="float" office:value="702.342">
                <text:p>702.342</text:p>
              </table:table-cell>
              <table:table-cell office:value-type="float" office:value="448.326">
                <text:p>448.32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302.67334">
                <text:p>302.67334</text:p>
              </table:table-cell>
              <table:table-cell office:value-type="float" office:value="835.468">
                <text:p>835.468</text:p>
              </table:table-cell>
              <table:table-cell office:value-type="float" office:value="754.666">
                <text:p>754.666</text:p>
              </table:table-cell>
              <table:table-cell office:value-type="float" office:value="441.542">
                <text:p>441.542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317.02658">
                <text:p>317.02658</text:p>
              </table:table-cell>
              <table:table-cell office:value-type="float" office:value="739.222">
                <text:p>739.222</text:p>
              </table:table-cell>
              <table:table-cell office:value-type="float" office:value="827.598">
                <text:p>827.598</text:p>
              </table:table-cell>
              <table:table-cell office:value-type="float" office:value="474.134">
                <text:p>474.13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316.71766">
                <text:p>316.71766</text:p>
              </table:table-cell>
              <table:table-cell office:value-type="float" office:value="787.352">
                <text:p>787.352</text:p>
              </table:table-cell>
              <table:table-cell office:value-type="float" office:value="776.41">
                <text:p>776.41</text:p>
              </table:table-cell>
              <table:table-cell office:value-type="float" office:value="479.896">
                <text:p>479.896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320.88872">
                <text:p>320.88872</text:p>
              </table:table-cell>
              <table:table-cell office:value-type="float" office:value="774.508">
                <text:p>774.508</text:p>
              </table:table-cell>
              <table:table-cell office:value-type="float" office:value="785.304">
                <text:p>785.304</text:p>
              </table:table-cell>
              <table:table-cell office:value-type="float" office:value="443.96">
                <text:p>443.9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24.83072">
                <text:p>324.83072</text:p>
              </table:table-cell>
              <table:table-cell office:value-type="float" office:value="796.826">
                <text:p>796.826</text:p>
              </table:table-cell>
              <table:table-cell office:value-type="float" office:value="764.798">
                <text:p>764.798</text:p>
              </table:table-cell>
              <table:table-cell office:value-type="float" office:value="452.062">
                <text:p>452.062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19.44942">
                <text:p>319.44942</text:p>
              </table:table-cell>
              <table:table-cell office:value-type="float" office:value="778.17">
                <text:p>778.17</text:p>
              </table:table-cell>
              <table:table-cell office:value-type="float" office:value="698.234">
                <text:p>698.234</text:p>
              </table:table-cell>
              <table:table-cell office:value-type="float" office:value="471.166">
                <text:p>471.166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27.55104">
                <text:p>327.55104</text:p>
              </table:table-cell>
              <table:table-cell office:value-type="float" office:value="773.164">
                <text:p>773.164</text:p>
              </table:table-cell>
              <table:table-cell office:value-type="float" office:value="687.808">
                <text:p>687.808</text:p>
              </table:table-cell>
              <table:table-cell office:value-type="float" office:value="493.234">
                <text:p>493.234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18.88802">
                <text:p>318.88802</text:p>
              </table:table-cell>
              <table:table-cell office:value-type="float" office:value="736.042">
                <text:p>736.042</text:p>
              </table:table-cell>
              <table:table-cell office:value-type="float" office:value="699.212">
                <text:p>699.212</text:p>
              </table:table-cell>
              <table:table-cell office:value-type="float" office:value="478.022">
                <text:p>478.02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09.29812">
                <text:p>309.29812</text:p>
              </table:table-cell>
              <table:table-cell office:value-type="float" office:value="736.856">
                <text:p>736.856</text:p>
              </table:table-cell>
              <table:table-cell office:value-type="float" office:value="723.058">
                <text:p>723.058</text:p>
              </table:table-cell>
              <table:table-cell office:value-type="float" office:value="508.506">
                <text:p>508.506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313.74222">
                <text:p>313.74222</text:p>
              </table:table-cell>
              <table:table-cell office:value-type="float" office:value="675.466">
                <text:p>675.466</text:p>
              </table:table-cell>
              <table:table-cell office:value-type="float" office:value="774.048">
                <text:p>774.048</text:p>
              </table:table-cell>
              <table:table-cell office:value-type="float" office:value="557.706">
                <text:p>557.70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291.60948">
                <text:p>291.60948</text:p>
              </table:table-cell>
              <table:table-cell office:value-type="float" office:value="701.86">
                <text:p>701.86</text:p>
              </table:table-cell>
              <table:table-cell office:value-type="float" office:value="757.214">
                <text:p>757.214</text:p>
              </table:table-cell>
              <table:table-cell office:value-type="float" office:value="528.622">
                <text:p>528.622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289.63676">
                <text:p>289.63676</text:p>
              </table:table-cell>
              <table:table-cell office:value-type="float" office:value="715.966">
                <text:p>715.966</text:p>
              </table:table-cell>
              <table:table-cell office:value-type="float" office:value="737.078">
                <text:p>737.078</text:p>
              </table:table-cell>
              <table:table-cell office:value-type="float" office:value="570.622">
                <text:p>570.62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88.156">
                <text:p>288.156</text:p>
              </table:table-cell>
              <table:table-cell office:value-type="float" office:value="708.372">
                <text:p>708.372</text:p>
              </table:table-cell>
              <table:table-cell office:value-type="float" office:value="694.05">
                <text:p>694.05</text:p>
              </table:table-cell>
              <table:table-cell office:value-type="float" office:value="586.538">
                <text:p>586.538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296.4941">
                <text:p>296.4941</text:p>
              </table:table-cell>
              <table:table-cell office:value-type="float" office:value="832.828">
                <text:p>832.828</text:p>
              </table:table-cell>
              <table:table-cell office:value-type="float" office:value="814.894">
                <text:p>814.894</text:p>
              </table:table-cell>
              <table:table-cell office:value-type="float" office:value="630.276">
                <text:p>630.27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1.92658">
                <text:p>301.92658</text:p>
              </table:table-cell>
              <table:table-cell office:value-type="float" office:value="1001.604">
                <text:p>1001.604</text:p>
              </table:table-cell>
              <table:table-cell office:value-type="float" office:value="1528.336">
                <text:p>1528.336</text:p>
              </table:table-cell>
              <table:table-cell office:value-type="float" office:value="565.012">
                <text:p>565.012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307.9483">
                <text:p>307.9483</text:p>
              </table:table-cell>
              <table:table-cell office:value-type="float" office:value="901.852">
                <text:p>901.852</text:p>
              </table:table-cell>
              <table:table-cell office:value-type="float" office:value="1535.6">
                <text:p>1535.6</text:p>
              </table:table-cell>
              <table:table-cell office:value-type="float" office:value="569.77">
                <text:p>569.77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06.93732">
                <text:p>306.93732</text:p>
              </table:table-cell>
              <table:table-cell office:value-type="float" office:value="734.044">
                <text:p>734.044</text:p>
              </table:table-cell>
              <table:table-cell office:value-type="float" office:value="1720.314">
                <text:p>1720.314</text:p>
              </table:table-cell>
              <table:table-cell office:value-type="float" office:value="548.13">
                <text:p>548.13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307.61548">
                <text:p>307.61548</text:p>
              </table:table-cell>
              <table:table-cell office:value-type="float" office:value="716.402">
                <text:p>716.402</text:p>
              </table:table-cell>
              <table:table-cell office:value-type="float" office:value="1930.582">
                <text:p>1930.582</text:p>
              </table:table-cell>
              <table:table-cell office:value-type="float" office:value="588.47">
                <text:p>588.47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96.12228">
                <text:p>296.12228</text:p>
              </table:table-cell>
              <table:table-cell office:value-type="float" office:value="738.346">
                <text:p>738.346</text:p>
              </table:table-cell>
              <table:table-cell office:value-type="float" office:value="2091.806">
                <text:p>2091.806</text:p>
              </table:table-cell>
              <table:table-cell office:value-type="float" office:value="542.79">
                <text:p>542.79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298.79178">
                <text:p>298.79178</text:p>
              </table:table-cell>
              <table:table-cell office:value-type="float" office:value="770.924">
                <text:p>770.924</text:p>
              </table:table-cell>
              <table:table-cell office:value-type="float" office:value="2243.488">
                <text:p>2243.488</text:p>
              </table:table-cell>
              <table:table-cell office:value-type="float" office:value="579.296">
                <text:p>579.29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99.19176">
                <text:p>299.19176</text:p>
              </table:table-cell>
              <table:table-cell office:value-type="float" office:value="782.294">
                <text:p>782.294</text:p>
              </table:table-cell>
              <table:table-cell office:value-type="float" office:value="2236.092">
                <text:p>2236.092</text:p>
              </table:table-cell>
              <table:table-cell office:value-type="float" office:value="614.62">
                <text:p>614.62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291.39014">
                <text:p>291.39014</text:p>
              </table:table-cell>
              <table:table-cell office:value-type="float" office:value="767.214">
                <text:p>767.214</text:p>
              </table:table-cell>
              <table:table-cell office:value-type="float" office:value="2097.538">
                <text:p>2097.538</text:p>
              </table:table-cell>
              <table:table-cell office:value-type="float" office:value="635.386">
                <text:p>635.386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92.99326">
                <text:p>292.99326</text:p>
              </table:table-cell>
              <table:table-cell office:value-type="float" office:value="740.188">
                <text:p>740.188</text:p>
              </table:table-cell>
              <table:table-cell office:value-type="float" office:value="2055.972">
                <text:p>2055.972</text:p>
              </table:table-cell>
              <table:table-cell office:value-type="float" office:value="707.43">
                <text:p>707.43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293.53012">
                <text:p>293.53012</text:p>
              </table:table-cell>
              <table:table-cell office:value-type="float" office:value="785.784">
                <text:p>785.784</text:p>
              </table:table-cell>
              <table:table-cell office:value-type="float" office:value="2138.474">
                <text:p>2138.474</text:p>
              </table:table-cell>
              <table:table-cell office:value-type="float" office:value="670.17">
                <text:p>670.17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01.9232">
                <text:p>301.9232</text:p>
              </table:table-cell>
              <table:table-cell office:value-type="float" office:value="835.092">
                <text:p>835.092</text:p>
              </table:table-cell>
              <table:table-cell office:value-type="float" office:value="1864.59">
                <text:p>1864.59</text:p>
              </table:table-cell>
              <table:table-cell office:value-type="float" office:value="769.596">
                <text:p>769.596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307.29218">
                <text:p>307.29218</text:p>
              </table:table-cell>
              <table:table-cell office:value-type="float" office:value="953.136">
                <text:p>953.136</text:p>
              </table:table-cell>
              <table:table-cell office:value-type="float" office:value="1675.558">
                <text:p>1675.558</text:p>
              </table:table-cell>
              <table:table-cell office:value-type="float" office:value="714.572">
                <text:p>714.57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297.6659">
                <text:p>297.6659</text:p>
              </table:table-cell>
              <table:table-cell office:value-type="float" office:value="910.356">
                <text:p>910.356</text:p>
              </table:table-cell>
              <table:table-cell office:value-type="float" office:value="1880.27">
                <text:p>1880.27</text:p>
              </table:table-cell>
              <table:table-cell office:value-type="float" office:value="611.794">
                <text:p>611.794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293.02206">
                <text:p>293.02206</text:p>
              </table:table-cell>
              <table:table-cell office:value-type="float" office:value="745.334">
                <text:p>745.334</text:p>
              </table:table-cell>
              <table:table-cell office:value-type="float" office:value="1583.624">
                <text:p>1583.624</text:p>
              </table:table-cell>
              <table:table-cell office:value-type="float" office:value="700.552">
                <text:p>700.552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294.24336">
                <text:p>294.24336</text:p>
              </table:table-cell>
              <table:table-cell office:value-type="float" office:value="711.39">
                <text:p>711.39</text:p>
              </table:table-cell>
              <table:table-cell office:value-type="float" office:value="2207.388">
                <text:p>2207.388</text:p>
              </table:table-cell>
              <table:table-cell office:value-type="float" office:value="790.126">
                <text:p>790.126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296.59388">
                <text:p>296.59388</text:p>
              </table:table-cell>
              <table:table-cell office:value-type="float" office:value="713.322">
                <text:p>713.322</text:p>
              </table:table-cell>
              <table:table-cell office:value-type="float" office:value="1781.508">
                <text:p>1781.508</text:p>
              </table:table-cell>
              <table:table-cell office:value-type="float" office:value="1048.884">
                <text:p>1048.88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284.22558">
                <text:p>284.22558</text:p>
              </table:table-cell>
              <table:table-cell office:value-type="float" office:value="725.05">
                <text:p>725.05</text:p>
              </table:table-cell>
              <table:table-cell office:value-type="float" office:value="2190.132">
                <text:p>2190.132</text:p>
              </table:table-cell>
              <table:table-cell office:value-type="float" office:value="1192.742">
                <text:p>1192.742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289.82162">
                <text:p>289.82162</text:p>
              </table:table-cell>
              <table:table-cell office:value-type="float" office:value="715.868">
                <text:p>715.868</text:p>
              </table:table-cell>
              <table:table-cell office:value-type="float" office:value="2069.27">
                <text:p>2069.27</text:p>
              </table:table-cell>
              <table:table-cell office:value-type="float" office:value="1093.764">
                <text:p>1093.764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298.49144">
                <text:p>298.49144</text:p>
              </table:table-cell>
              <table:table-cell office:value-type="float" office:value="717.02">
                <text:p>717.02</text:p>
              </table:table-cell>
              <table:table-cell office:value-type="float" office:value="2511.788">
                <text:p>2511.788</text:p>
              </table:table-cell>
              <table:table-cell office:value-type="float" office:value="1111.548">
                <text:p>1111.548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302.93922">
                <text:p>302.93922</text:p>
              </table:table-cell>
              <table:table-cell office:value-type="float" office:value="718.148">
                <text:p>718.148</text:p>
              </table:table-cell>
              <table:table-cell office:value-type="float" office:value="2325.358">
                <text:p>2325.358</text:p>
              </table:table-cell>
              <table:table-cell office:value-type="float" office:value="981.236">
                <text:p>981.23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11.35488">
                <text:p>311.35488</text:p>
              </table:table-cell>
              <table:table-cell office:value-type="float" office:value="739.96">
                <text:p>739.96</text:p>
              </table:table-cell>
              <table:table-cell office:value-type="float" office:value="2433.1">
                <text:p>2433.1</text:p>
              </table:table-cell>
              <table:table-cell office:value-type="float" office:value="1152.392">
                <text:p>1152.392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302.22124">
                <text:p>302.22124</text:p>
              </table:table-cell>
              <table:table-cell office:value-type="float" office:value="708.988">
                <text:p>708.988</text:p>
              </table:table-cell>
              <table:table-cell office:value-type="float" office:value="2326.236">
                <text:p>2326.236</text:p>
              </table:table-cell>
              <table:table-cell office:value-type="float" office:value="947.318">
                <text:p>947.318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04.67562">
                <text:p>304.67562</text:p>
              </table:table-cell>
              <table:table-cell office:value-type="float" office:value="712.09">
                <text:p>712.09</text:p>
              </table:table-cell>
              <table:table-cell office:value-type="float" office:value="1975.26">
                <text:p>1975.26</text:p>
              </table:table-cell>
              <table:table-cell office:value-type="float" office:value="834.628">
                <text:p>834.628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320.3484">
                <text:p>320.3484</text:p>
              </table:table-cell>
              <table:table-cell office:value-type="float" office:value="683.37">
                <text:p>683.37</text:p>
              </table:table-cell>
              <table:table-cell office:value-type="float" office:value="2009.36">
                <text:p>2009.36</text:p>
              </table:table-cell>
              <table:table-cell office:value-type="float" office:value="1146.012">
                <text:p>1146.012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305.492">
                <text:p>305.492</text:p>
              </table:table-cell>
              <table:table-cell office:value-type="float" office:value="692.758">
                <text:p>692.758</text:p>
              </table:table-cell>
              <table:table-cell office:value-type="float" office:value="1919.04">
                <text:p>1919.04</text:p>
              </table:table-cell>
              <table:table-cell office:value-type="float" office:value="1011.202">
                <text:p>1011.202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315.52086">
                <text:p>315.52086</text:p>
              </table:table-cell>
              <table:table-cell office:value-type="float" office:value="690.234">
                <text:p>690.234</text:p>
              </table:table-cell>
              <table:table-cell office:value-type="float" office:value="2202.982">
                <text:p>2202.982</text:p>
              </table:table-cell>
              <table:table-cell office:value-type="float" office:value="1021.18">
                <text:p>1021.18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325.77304">
                <text:p>325.77304</text:p>
              </table:table-cell>
              <table:table-cell office:value-type="float" office:value="683.114">
                <text:p>683.114</text:p>
              </table:table-cell>
              <table:table-cell office:value-type="float" office:value="2339.414">
                <text:p>2339.414</text:p>
              </table:table-cell>
              <table:table-cell office:value-type="float" office:value="922.636">
                <text:p>922.636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334.12836">
                <text:p>334.12836</text:p>
              </table:table-cell>
              <table:table-cell office:value-type="float" office:value="690.332">
                <text:p>690.332</text:p>
              </table:table-cell>
              <table:table-cell office:value-type="float" office:value="2448.714">
                <text:p>2448.714</text:p>
              </table:table-cell>
              <table:table-cell office:value-type="float" office:value="987.122">
                <text:p>987.12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42.27262">
                <text:p>342.27262</text:p>
              </table:table-cell>
              <table:table-cell office:value-type="float" office:value="712.304">
                <text:p>712.304</text:p>
              </table:table-cell>
              <table:table-cell office:value-type="float" office:value="2052.728">
                <text:p>2052.728</text:p>
              </table:table-cell>
              <table:table-cell office:value-type="float" office:value="1169.27">
                <text:p>1169.2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36.02046">
                <text:p>336.02046</text:p>
              </table:table-cell>
              <table:table-cell office:value-type="float" office:value="707.236">
                <text:p>707.236</text:p>
              </table:table-cell>
              <table:table-cell office:value-type="float" office:value="1985.516">
                <text:p>1985.516</text:p>
              </table:table-cell>
              <table:table-cell office:value-type="float" office:value="988.092">
                <text:p>988.09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35.43044">
                <text:p>335.43044</text:p>
              </table:table-cell>
              <table:table-cell office:value-type="float" office:value="714.52">
                <text:p>714.52</text:p>
              </table:table-cell>
              <table:table-cell office:value-type="float" office:value="1939.132">
                <text:p>1939.132</text:p>
              </table:table-cell>
              <table:table-cell office:value-type="float" office:value="1251.526">
                <text:p>1251.526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333.90806">
                <text:p>333.90806</text:p>
              </table:table-cell>
              <table:table-cell office:value-type="float" office:value="726.754">
                <text:p>726.754</text:p>
              </table:table-cell>
              <table:table-cell office:value-type="float" office:value="1755.964">
                <text:p>1755.964</text:p>
              </table:table-cell>
              <table:table-cell office:value-type="float" office:value="1217.05">
                <text:p>1217.05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45.93688">
                <text:p>345.93688</text:p>
              </table:table-cell>
              <table:table-cell office:value-type="float" office:value="761.232">
                <text:p>761.232</text:p>
              </table:table-cell>
              <table:table-cell office:value-type="float" office:value="1710.526">
                <text:p>1710.526</text:p>
              </table:table-cell>
              <table:table-cell office:value-type="float" office:value="1077.216">
                <text:p>1077.216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330.66764">
                <text:p>330.66764</text:p>
              </table:table-cell>
              <table:table-cell office:value-type="float" office:value="737.34">
                <text:p>737.34</text:p>
              </table:table-cell>
              <table:table-cell office:value-type="float" office:value="2107.958">
                <text:p>2107.958</text:p>
              </table:table-cell>
              <table:table-cell office:value-type="float" office:value="921.568">
                <text:p>921.568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318.32722">
                <text:p>318.32722</text:p>
              </table:table-cell>
              <table:table-cell office:value-type="float" office:value="779.682">
                <text:p>779.682</text:p>
              </table:table-cell>
              <table:table-cell office:value-type="float" office:value="2033.312">
                <text:p>2033.312</text:p>
              </table:table-cell>
              <table:table-cell office:value-type="float" office:value="831.054">
                <text:p>831.054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308.87906">
                <text:p>308.87906</text:p>
              </table:table-cell>
              <table:table-cell office:value-type="float" office:value="743.88">
                <text:p>743.88</text:p>
              </table:table-cell>
              <table:table-cell office:value-type="float" office:value="2036.924">
                <text:p>2036.924</text:p>
              </table:table-cell>
              <table:table-cell office:value-type="float" office:value="912.434">
                <text:p>912.434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318.63542">
                <text:p>318.63542</text:p>
              </table:table-cell>
              <table:table-cell office:value-type="float" office:value="764.6">
                <text:p>764.6</text:p>
              </table:table-cell>
              <table:table-cell office:value-type="float" office:value="2334.242">
                <text:p>2334.242</text:p>
              </table:table-cell>
              <table:table-cell office:value-type="float" office:value="663.674">
                <text:p>663.674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323.1132">
                <text:p>323.1132</text:p>
              </table:table-cell>
              <table:table-cell office:value-type="float" office:value="790.296">
                <text:p>790.296</text:p>
              </table:table-cell>
              <table:table-cell office:value-type="float" office:value="2536.566">
                <text:p>2536.566</text:p>
              </table:table-cell>
              <table:table-cell office:value-type="float" office:value="969.988">
                <text:p>969.98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328.32168">
                <text:p>328.32168</text:p>
              </table:table-cell>
              <table:table-cell office:value-type="float" office:value="774.048">
                <text:p>774.048</text:p>
              </table:table-cell>
              <table:table-cell office:value-type="float" office:value="2265.43">
                <text:p>2265.43</text:p>
              </table:table-cell>
              <table:table-cell office:value-type="float" office:value="1023.282">
                <text:p>1023.282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326.34712">
                <text:p>326.34712</text:p>
              </table:table-cell>
              <table:table-cell office:value-type="float" office:value="746.166">
                <text:p>746.166</text:p>
              </table:table-cell>
              <table:table-cell office:value-type="float" office:value="1975.172">
                <text:p>1975.172</text:p>
              </table:table-cell>
              <table:table-cell office:value-type="float" office:value="1000.794">
                <text:p>1000.79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15.96018">
                <text:p>315.96018</text:p>
              </table:table-cell>
              <table:table-cell office:value-type="float" office:value="788.156">
                <text:p>788.156</text:p>
              </table:table-cell>
              <table:table-cell office:value-type="float" office:value="2061.714">
                <text:p>2061.714</text:p>
              </table:table-cell>
              <table:table-cell office:value-type="float" office:value="1285.21">
                <text:p>1285.21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307.27208">
                <text:p>307.27208</text:p>
              </table:table-cell>
              <table:table-cell office:value-type="float" office:value="738.072">
                <text:p>738.072</text:p>
              </table:table-cell>
              <table:table-cell office:value-type="float" office:value="2091.144">
                <text:p>2091.144</text:p>
              </table:table-cell>
              <table:table-cell office:value-type="float" office:value="1319.524">
                <text:p>1319.524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302.07828">
                <text:p>302.07828</text:p>
              </table:table-cell>
              <table:table-cell office:value-type="float" office:value="699.612">
                <text:p>699.612</text:p>
              </table:table-cell>
              <table:table-cell office:value-type="float" office:value="2211.814">
                <text:p>2211.814</text:p>
              </table:table-cell>
              <table:table-cell office:value-type="float" office:value="1460.598">
                <text:p>1460.598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326.61962">
                <text:p>326.61962</text:p>
              </table:table-cell>
              <table:table-cell office:value-type="float" office:value="777.412">
                <text:p>777.412</text:p>
              </table:table-cell>
              <table:table-cell office:value-type="float" office:value="2229.894">
                <text:p>2229.894</text:p>
              </table:table-cell>
              <table:table-cell office:value-type="float" office:value="1222.116">
                <text:p>1222.11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318.8421">
                <text:p>318.8421</text:p>
              </table:table-cell>
              <table:table-cell office:value-type="float" office:value="883.084">
                <text:p>883.084</text:p>
              </table:table-cell>
              <table:table-cell office:value-type="float" office:value="2382.964">
                <text:p>2382.964</text:p>
              </table:table-cell>
              <table:table-cell office:value-type="float" office:value="1171.638">
                <text:p>1171.638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301.08856">
                <text:p>301.08856</text:p>
              </table:table-cell>
              <table:table-cell office:value-type="float" office:value="910.216">
                <text:p>910.216</text:p>
              </table:table-cell>
              <table:table-cell office:value-type="float" office:value="2399.114">
                <text:p>2399.114</text:p>
              </table:table-cell>
              <table:table-cell office:value-type="float" office:value="1064.052">
                <text:p>1064.052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299.08878">
                <text:p>299.08878</text:p>
              </table:table-cell>
              <table:table-cell office:value-type="float" office:value="1121.914">
                <text:p>1121.914</text:p>
              </table:table-cell>
              <table:table-cell office:value-type="float" office:value="2166.568">
                <text:p>2166.568</text:p>
              </table:table-cell>
              <table:table-cell office:value-type="float" office:value="966.412">
                <text:p>966.412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291.93392">
                <text:p>291.93392</text:p>
              </table:table-cell>
              <table:table-cell office:value-type="float" office:value="1188.974">
                <text:p>1188.974</text:p>
              </table:table-cell>
              <table:table-cell office:value-type="float" office:value="2137.794">
                <text:p>2137.794</text:p>
              </table:table-cell>
              <table:table-cell office:value-type="float" office:value="840.028">
                <text:p>840.02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294.90754">
                <text:p>294.90754</text:p>
              </table:table-cell>
              <table:table-cell office:value-type="float" office:value="1075.024">
                <text:p>1075.024</text:p>
              </table:table-cell>
              <table:table-cell office:value-type="float" office:value="1957.636">
                <text:p>1957.636</text:p>
              </table:table-cell>
              <table:table-cell office:value-type="float" office:value="825.758">
                <text:p>825.758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287.57922">
                <text:p>287.57922</text:p>
              </table:table-cell>
              <table:table-cell office:value-type="float" office:value="929.184">
                <text:p>929.184</text:p>
              </table:table-cell>
              <table:table-cell office:value-type="float" office:value="2116.224">
                <text:p>2116.224</text:p>
              </table:table-cell>
              <table:table-cell office:value-type="float" office:value="866.572">
                <text:p>866.57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276.1804">
                <text:p>276.1804</text:p>
              </table:table-cell>
              <table:table-cell office:value-type="float" office:value="985.556">
                <text:p>985.556</text:p>
              </table:table-cell>
              <table:table-cell office:value-type="float" office:value="1931.936">
                <text:p>1931.936</text:p>
              </table:table-cell>
              <table:table-cell office:value-type="float" office:value="812.216">
                <text:p>812.216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279.37108">
                <text:p>279.37108</text:p>
              </table:table-cell>
              <table:table-cell office:value-type="float" office:value="946.362">
                <text:p>946.362</text:p>
              </table:table-cell>
              <table:table-cell office:value-type="float" office:value="1933.276">
                <text:p>1933.276</text:p>
              </table:table-cell>
              <table:table-cell office:value-type="float" office:value="965.104">
                <text:p>965.104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286.41428">
                <text:p>286.41428</text:p>
              </table:table-cell>
              <table:table-cell office:value-type="float" office:value="1002.802">
                <text:p>1002.802</text:p>
              </table:table-cell>
              <table:table-cell office:value-type="float" office:value="1875.22">
                <text:p>1875.22</text:p>
              </table:table-cell>
              <table:table-cell office:value-type="float" office:value="936.156">
                <text:p>936.156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275.30196">
                <text:p>275.30196</text:p>
              </table:table-cell>
              <table:table-cell office:value-type="float" office:value="944.234">
                <text:p>944.234</text:p>
              </table:table-cell>
              <table:table-cell office:value-type="float" office:value="1811.29">
                <text:p>1811.29</text:p>
              </table:table-cell>
              <table:table-cell office:value-type="float" office:value="1041.674">
                <text:p>1041.674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273.73844">
                <text:p>273.73844</text:p>
              </table:table-cell>
              <table:table-cell office:value-type="float" office:value="945.954">
                <text:p>945.954</text:p>
              </table:table-cell>
              <table:table-cell office:value-type="float" office:value="1833.836">
                <text:p>1833.836</text:p>
              </table:table-cell>
              <table:table-cell office:value-type="float" office:value="1063.242">
                <text:p>1063.242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276.18848">
                <text:p>276.18848</text:p>
              </table:table-cell>
              <table:table-cell office:value-type="float" office:value="1079.518">
                <text:p>1079.518</text:p>
              </table:table-cell>
              <table:table-cell office:value-type="float" office:value="1928.288">
                <text:p>1928.288</text:p>
              </table:table-cell>
              <table:table-cell office:value-type="float" office:value="1009.768">
                <text:p>1009.76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276.42346">
                <text:p>276.42346</text:p>
              </table:table-cell>
              <table:table-cell office:value-type="float" office:value="1094.48">
                <text:p>1094.48</text:p>
              </table:table-cell>
              <table:table-cell office:value-type="float" office:value="2052.83">
                <text:p>2052.83</text:p>
              </table:table-cell>
              <table:table-cell office:value-type="float" office:value="1069.244">
                <text:p>1069.244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336.36644">
                <text:p>336.36644</text:p>
              </table:table-cell>
              <table:table-cell office:value-type="float" office:value="1215.9">
                <text:p>1215.9</text:p>
              </table:table-cell>
              <table:table-cell office:value-type="float" office:value="1906.042">
                <text:p>1906.042</text:p>
              </table:table-cell>
              <table:table-cell office:value-type="float" office:value="1074.922">
                <text:p>1074.922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294.37856">
                <text:p>294.37856</text:p>
              </table:table-cell>
              <table:table-cell office:value-type="float" office:value="1095.86">
                <text:p>1095.86</text:p>
              </table:table-cell>
              <table:table-cell office:value-type="float" office:value="2062.142">
                <text:p>2062.142</text:p>
              </table:table-cell>
              <table:table-cell office:value-type="float" office:value="1200.842">
                <text:p>1200.842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284.94582">
                <text:p>284.94582</text:p>
              </table:table-cell>
              <table:table-cell office:value-type="float" office:value="970.912">
                <text:p>970.912</text:p>
              </table:table-cell>
              <table:table-cell office:value-type="float" office:value="2183.204">
                <text:p>2183.204</text:p>
              </table:table-cell>
              <table:table-cell office:value-type="float" office:value="1238.168">
                <text:p>1238.168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76.80572">
                <text:p>276.80572</text:p>
              </table:table-cell>
              <table:table-cell office:value-type="float" office:value="931.444">
                <text:p>931.444</text:p>
              </table:table-cell>
              <table:table-cell office:value-type="float" office:value="2065.036">
                <text:p>2065.036</text:p>
              </table:table-cell>
              <table:table-cell office:value-type="float" office:value="997.342">
                <text:p>997.342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278.51694">
                <text:p>278.51694</text:p>
              </table:table-cell>
              <table:table-cell office:value-type="float" office:value="848.522">
                <text:p>848.522</text:p>
              </table:table-cell>
              <table:table-cell office:value-type="float" office:value="1879.86">
                <text:p>1879.86</text:p>
              </table:table-cell>
              <table:table-cell office:value-type="float" office:value="1214.424">
                <text:p>1214.424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275.76392">
                <text:p>275.76392</text:p>
              </table:table-cell>
              <table:table-cell office:value-type="float" office:value="815.776">
                <text:p>815.776</text:p>
              </table:table-cell>
              <table:table-cell office:value-type="float" office:value="2122.42">
                <text:p>2122.42</text:p>
              </table:table-cell>
              <table:table-cell office:value-type="float" office:value="1200.736">
                <text:p>1200.736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273.4683">
                <text:p>273.4683</text:p>
              </table:table-cell>
              <table:table-cell office:value-type="float" office:value="834.93">
                <text:p>834.93</text:p>
              </table:table-cell>
              <table:table-cell office:value-type="float" office:value="1999.522">
                <text:p>1999.522</text:p>
              </table:table-cell>
              <table:table-cell office:value-type="float" office:value="1236.916">
                <text:p>1236.916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279.57882">
                <text:p>279.57882</text:p>
              </table:table-cell>
              <table:table-cell office:value-type="float" office:value="928.678">
                <text:p>928.678</text:p>
              </table:table-cell>
              <table:table-cell office:value-type="float" office:value="1800.732">
                <text:p>1800.732</text:p>
              </table:table-cell>
              <table:table-cell office:value-type="float" office:value="1182.144">
                <text:p>1182.144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281.73772">
                <text:p>281.73772</text:p>
              </table:table-cell>
              <table:table-cell office:value-type="float" office:value="985.178">
                <text:p>985.178</text:p>
              </table:table-cell>
              <table:table-cell office:value-type="float" office:value="1872.652">
                <text:p>1872.652</text:p>
              </table:table-cell>
              <table:table-cell office:value-type="float" office:value="1310.05">
                <text:p>1310.05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279.05698">
                <text:p>279.05698</text:p>
              </table:table-cell>
              <table:table-cell office:value-type="float" office:value="997.026">
                <text:p>997.026</text:p>
              </table:table-cell>
              <table:table-cell office:value-type="float" office:value="1807.918">
                <text:p>1807.918</text:p>
              </table:table-cell>
              <table:table-cell office:value-type="float" office:value="1211.802">
                <text:p>1211.802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333.31546">
                <text:p>333.31546</text:p>
              </table:table-cell>
              <table:table-cell office:value-type="float" office:value="1050.184">
                <text:p>1050.184</text:p>
              </table:table-cell>
              <table:table-cell office:value-type="float" office:value="1594.238">
                <text:p>1594.238</text:p>
              </table:table-cell>
              <table:table-cell office:value-type="float" office:value="1189.034">
                <text:p>1189.034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448.57122">
                <text:p>448.57122</text:p>
              </table:table-cell>
              <table:table-cell office:value-type="float" office:value="1002.358">
                <text:p>1002.358</text:p>
              </table:table-cell>
              <table:table-cell office:value-type="float" office:value="1587.652">
                <text:p>1587.652</text:p>
              </table:table-cell>
              <table:table-cell office:value-type="float" office:value="1251.424">
                <text:p>1251.424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532.94208">
                <text:p>532.94208</text:p>
              </table:table-cell>
              <table:table-cell office:value-type="float" office:value="909.862">
                <text:p>909.862</text:p>
              </table:table-cell>
              <table:table-cell office:value-type="float" office:value="1693.124">
                <text:p>1693.124</text:p>
              </table:table-cell>
              <table:table-cell office:value-type="float" office:value="1514.172">
                <text:p>1514.17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532.86366">
                <text:p>532.86366</text:p>
              </table:table-cell>
              <table:table-cell office:value-type="float" office:value="1022.768">
                <text:p>1022.768</text:p>
              </table:table-cell>
              <table:table-cell office:value-type="float" office:value="1931.212">
                <text:p>1931.212</text:p>
              </table:table-cell>
              <table:table-cell office:value-type="float" office:value="1337.104">
                <text:p>1337.104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520.52432">
                <text:p>520.52432</text:p>
              </table:table-cell>
              <table:table-cell office:value-type="float" office:value="975.836">
                <text:p>975.836</text:p>
              </table:table-cell>
              <table:table-cell office:value-type="float" office:value="1748.266">
                <text:p>1748.266</text:p>
              </table:table-cell>
              <table:table-cell office:value-type="float" office:value="1363.17">
                <text:p>1363.17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517.10692">
                <text:p>517.10692</text:p>
              </table:table-cell>
              <table:table-cell office:value-type="float" office:value="1004.172">
                <text:p>1004.172</text:p>
              </table:table-cell>
              <table:table-cell office:value-type="float" office:value="1653.282">
                <text:p>1653.282</text:p>
              </table:table-cell>
              <table:table-cell office:value-type="float" office:value="1157.084">
                <text:p>1157.084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514.44692">
                <text:p>514.44692</text:p>
              </table:table-cell>
              <table:table-cell office:value-type="float" office:value="1046.068">
                <text:p>1046.068</text:p>
              </table:table-cell>
              <table:table-cell office:value-type="float" office:value="1638.25">
                <text:p>1638.25</text:p>
              </table:table-cell>
              <table:table-cell office:value-type="float" office:value="1051.624">
                <text:p>1051.624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505.32934">
                <text:p>505.32934</text:p>
              </table:table-cell>
              <table:table-cell office:value-type="float" office:value="1053.432">
                <text:p>1053.432</text:p>
              </table:table-cell>
              <table:table-cell office:value-type="float" office:value="1790.544">
                <text:p>1790.544</text:p>
              </table:table-cell>
              <table:table-cell office:value-type="float" office:value="1122.268">
                <text:p>1122.268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486.26656">
                <text:p>486.26656</text:p>
              </table:table-cell>
              <table:table-cell office:value-type="float" office:value="1065.97">
                <text:p>1065.97</text:p>
              </table:table-cell>
              <table:table-cell office:value-type="float" office:value="1791.294">
                <text:p>1791.294</text:p>
              </table:table-cell>
              <table:table-cell office:value-type="float" office:value="1287.87">
                <text:p>1287.87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523.22122">
                <text:p>523.22122</text:p>
              </table:table-cell>
              <table:table-cell office:value-type="float" office:value="1090.632">
                <text:p>1090.632</text:p>
              </table:table-cell>
              <table:table-cell office:value-type="float" office:value="1806.882">
                <text:p>1806.882</text:p>
              </table:table-cell>
              <table:table-cell office:value-type="float" office:value="1222.818">
                <text:p>1222.818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527.88856">
                <text:p>527.88856</text:p>
              </table:table-cell>
              <table:table-cell office:value-type="float" office:value="1021.588">
                <text:p>1021.588</text:p>
              </table:table-cell>
              <table:table-cell office:value-type="float" office:value="1987.236">
                <text:p>1987.236</text:p>
              </table:table-cell>
              <table:table-cell office:value-type="float" office:value="1263.76">
                <text:p>1263.76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507.5066">
                <text:p>507.5066</text:p>
              </table:table-cell>
              <table:table-cell office:value-type="float" office:value="975.076">
                <text:p>975.076</text:p>
              </table:table-cell>
              <table:table-cell office:value-type="float" office:value="2060.002">
                <text:p>2060.002</text:p>
              </table:table-cell>
              <table:table-cell office:value-type="float" office:value="1254.5">
                <text:p>1254.5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506.59412">
                <text:p>506.59412</text:p>
              </table:table-cell>
              <table:table-cell office:value-type="float" office:value="1127.364">
                <text:p>1127.364</text:p>
              </table:table-cell>
              <table:table-cell office:value-type="float" office:value="1836.246">
                <text:p>1836.246</text:p>
              </table:table-cell>
              <table:table-cell office:value-type="float" office:value="1539.486">
                <text:p>1539.48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499.1104">
                <text:p>499.1104</text:p>
              </table:table-cell>
              <table:table-cell office:value-type="float" office:value="1020.756">
                <text:p>1020.756</text:p>
              </table:table-cell>
              <table:table-cell office:value-type="float" office:value="1819.64">
                <text:p>1819.64</text:p>
              </table:table-cell>
              <table:table-cell office:value-type="float" office:value="1830.854">
                <text:p>1830.854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510.61722">
                <text:p>510.61722</text:p>
              </table:table-cell>
              <table:table-cell office:value-type="float" office:value="1117.38">
                <text:p>1117.38</text:p>
              </table:table-cell>
              <table:table-cell office:value-type="float" office:value="2151.338">
                <text:p>2151.338</text:p>
              </table:table-cell>
              <table:table-cell office:value-type="float" office:value="1797.492">
                <text:p>1797.492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505.49162">
                <text:p>505.49162</text:p>
              </table:table-cell>
              <table:table-cell office:value-type="float" office:value="1109.874">
                <text:p>1109.874</text:p>
              </table:table-cell>
              <table:table-cell office:value-type="float" office:value="1977.666">
                <text:p>1977.666</text:p>
              </table:table-cell>
              <table:table-cell office:value-type="float" office:value="1687.42">
                <text:p>1687.42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512.66682">
                <text:p>512.66682</text:p>
              </table:table-cell>
              <table:table-cell office:value-type="float" office:value="1156.38">
                <text:p>1156.38</text:p>
              </table:table-cell>
              <table:table-cell office:value-type="float" office:value="1845.514">
                <text:p>1845.514</text:p>
              </table:table-cell>
              <table:table-cell office:value-type="float" office:value="1689.028">
                <text:p>1689.028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525.55652">
                <text:p>525.55652</text:p>
              </table:table-cell>
              <table:table-cell office:value-type="float" office:value="1123.574">
                <text:p>1123.574</text:p>
              </table:table-cell>
              <table:table-cell office:value-type="float" office:value="1984.762">
                <text:p>1984.762</text:p>
              </table:table-cell>
              <table:table-cell office:value-type="float" office:value="1602.548">
                <text:p>1602.548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526.79988">
                <text:p>526.79988</text:p>
              </table:table-cell>
              <table:table-cell office:value-type="float" office:value="984.076">
                <text:p>984.076</text:p>
              </table:table-cell>
              <table:table-cell office:value-type="float" office:value="1944.344">
                <text:p>1944.344</text:p>
              </table:table-cell>
              <table:table-cell office:value-type="float" office:value="1520.926">
                <text:p>1520.926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527.63832">
                <text:p>527.63832</text:p>
              </table:table-cell>
              <table:table-cell office:value-type="float" office:value="942.454">
                <text:p>942.454</text:p>
              </table:table-cell>
              <table:table-cell office:value-type="float" office:value="1946.822">
                <text:p>1946.822</text:p>
              </table:table-cell>
              <table:table-cell office:value-type="float" office:value="1607.122">
                <text:p>1607.122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535.85956">
                <text:p>535.85956</text:p>
              </table:table-cell>
              <table:table-cell office:value-type="float" office:value="898.506">
                <text:p>898.506</text:p>
              </table:table-cell>
              <table:table-cell office:value-type="float" office:value="1965.062">
                <text:p>1965.062</text:p>
              </table:table-cell>
              <table:table-cell office:value-type="float" office:value="1576.984">
                <text:p>1576.984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534.63406">
                <text:p>534.63406</text:p>
              </table:table-cell>
              <table:table-cell office:value-type="float" office:value="853.654">
                <text:p>853.654</text:p>
              </table:table-cell>
              <table:table-cell office:value-type="float" office:value="1610.122">
                <text:p>1610.122</text:p>
              </table:table-cell>
              <table:table-cell office:value-type="float" office:value="1805.85">
                <text:p>1805.85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497.20556">
                <text:p>497.20556</text:p>
              </table:table-cell>
              <table:table-cell office:value-type="float" office:value="813.676">
                <text:p>813.676</text:p>
              </table:table-cell>
              <table:table-cell office:value-type="float" office:value="1836.986">
                <text:p>1836.986</text:p>
              </table:table-cell>
              <table:table-cell office:value-type="float" office:value="1811.014">
                <text:p>1811.014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500.42586">
                <text:p>500.42586</text:p>
              </table:table-cell>
              <table:table-cell office:value-type="float" office:value="884.24">
                <text:p>884.24</text:p>
              </table:table-cell>
              <table:table-cell office:value-type="float" office:value="1751.498">
                <text:p>1751.498</text:p>
              </table:table-cell>
              <table:table-cell office:value-type="float" office:value="1818.59">
                <text:p>1818.59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538.37958">
                <text:p>538.37958</text:p>
              </table:table-cell>
              <table:table-cell office:value-type="float" office:value="1018.646">
                <text:p>1018.646</text:p>
              </table:table-cell>
              <table:table-cell office:value-type="float" office:value="1739.946">
                <text:p>1739.946</text:p>
              </table:table-cell>
              <table:table-cell office:value-type="float" office:value="1903.214">
                <text:p>1903.214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49.93872">
                <text:p>549.93872</text:p>
              </table:table-cell>
              <table:table-cell office:value-type="float" office:value="1213.48">
                <text:p>1213.48</text:p>
              </table:table-cell>
              <table:table-cell office:value-type="float" office:value="1934.726">
                <text:p>1934.726</text:p>
              </table:table-cell>
              <table:table-cell office:value-type="float" office:value="1896.462">
                <text:p>1896.462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549.76122">
                <text:p>549.76122</text:p>
              </table:table-cell>
              <table:table-cell office:value-type="float" office:value="1123.554">
                <text:p>1123.554</text:p>
              </table:table-cell>
              <table:table-cell office:value-type="float" office:value="2035.26">
                <text:p>2035.26</text:p>
              </table:table-cell>
              <table:table-cell office:value-type="float" office:value="2043.04">
                <text:p>2043.04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565.18148">
                <text:p>565.18148</text:p>
              </table:table-cell>
              <table:table-cell office:value-type="float" office:value="1254.662">
                <text:p>1254.662</text:p>
              </table:table-cell>
              <table:table-cell office:value-type="float" office:value="1884.27">
                <text:p>1884.27</text:p>
              </table:table-cell>
              <table:table-cell office:value-type="float" office:value="1713.88">
                <text:p>1713.88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533.05444">
                <text:p>533.05444</text:p>
              </table:table-cell>
              <table:table-cell office:value-type="float" office:value="1165.408">
                <text:p>1165.408</text:p>
              </table:table-cell>
              <table:table-cell office:value-type="float" office:value="1748.894">
                <text:p>1748.894</text:p>
              </table:table-cell>
              <table:table-cell office:value-type="float" office:value="1895.546">
                <text:p>1895.54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535.37044">
                <text:p>535.37044</text:p>
              </table:table-cell>
              <table:table-cell office:value-type="float" office:value="1103.086">
                <text:p>1103.086</text:p>
              </table:table-cell>
              <table:table-cell office:value-type="float" office:value="1697.352">
                <text:p>1697.352</text:p>
              </table:table-cell>
              <table:table-cell office:value-type="float" office:value="1721.79">
                <text:p>1721.79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552.61496">
                <text:p>552.61496</text:p>
              </table:table-cell>
              <table:table-cell office:value-type="float" office:value="977.134">
                <text:p>977.134</text:p>
              </table:table-cell>
              <table:table-cell office:value-type="float" office:value="1344.212">
                <text:p>1344.212</text:p>
              </table:table-cell>
              <table:table-cell office:value-type="float" office:value="1605.866">
                <text:p>1605.866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525.55082">
                <text:p>525.55082</text:p>
              </table:table-cell>
              <table:table-cell office:value-type="float" office:value="1046.764">
                <text:p>1046.764</text:p>
              </table:table-cell>
              <table:table-cell office:value-type="float" office:value="1595.584">
                <text:p>1595.584</text:p>
              </table:table-cell>
              <table:table-cell office:value-type="float" office:value="1637.044">
                <text:p>1637.044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532.30536">
                <text:p>532.30536</text:p>
              </table:table-cell>
              <table:table-cell office:value-type="float" office:value="1030.16">
                <text:p>1030.16</text:p>
              </table:table-cell>
              <table:table-cell office:value-type="float" office:value="1841.032">
                <text:p>1841.032</text:p>
              </table:table-cell>
              <table:table-cell office:value-type="float" office:value="1817.81">
                <text:p>1817.8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45.76776">
                <text:p>545.76776</text:p>
              </table:table-cell>
              <table:table-cell office:value-type="float" office:value="1006.336">
                <text:p>1006.336</text:p>
              </table:table-cell>
              <table:table-cell office:value-type="float" office:value="1485.174">
                <text:p>1485.174</text:p>
              </table:table-cell>
              <table:table-cell office:value-type="float" office:value="1721.994">
                <text:p>1721.994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578.86122">
                <text:p>578.86122</text:p>
              </table:table-cell>
              <table:table-cell office:value-type="float" office:value="942.174">
                <text:p>942.174</text:p>
              </table:table-cell>
              <table:table-cell office:value-type="float" office:value="1605.968">
                <text:p>1605.968</text:p>
              </table:table-cell>
              <table:table-cell office:value-type="float" office:value="1625.188">
                <text:p>1625.188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543.00646">
                <text:p>543.00646</text:p>
              </table:table-cell>
              <table:table-cell office:value-type="float" office:value="971.384">
                <text:p>971.384</text:p>
              </table:table-cell>
              <table:table-cell office:value-type="float" office:value="1449.792">
                <text:p>1449.792</text:p>
              </table:table-cell>
              <table:table-cell office:value-type="float" office:value="1794.164">
                <text:p>1794.164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566.10156">
                <text:p>566.10156</text:p>
              </table:table-cell>
              <table:table-cell office:value-type="float" office:value="987.994">
                <text:p>987.994</text:p>
              </table:table-cell>
              <table:table-cell office:value-type="float" office:value="1438.778">
                <text:p>1438.778</text:p>
              </table:table-cell>
              <table:table-cell office:value-type="float" office:value="1724.982">
                <text:p>1724.982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579.1792">
                <text:p>579.1792</text:p>
              </table:table-cell>
              <table:table-cell office:value-type="float" office:value="975.462">
                <text:p>975.462</text:p>
              </table:table-cell>
              <table:table-cell office:value-type="float" office:value="1890.684">
                <text:p>1890.684</text:p>
              </table:table-cell>
              <table:table-cell office:value-type="float" office:value="1635.022">
                <text:p>1635.022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579.03622">
                <text:p>579.03622</text:p>
              </table:table-cell>
              <table:table-cell office:value-type="float" office:value="814.29">
                <text:p>814.29</text:p>
              </table:table-cell>
              <table:table-cell office:value-type="float" office:value="1851.136">
                <text:p>1851.136</text:p>
              </table:table-cell>
              <table:table-cell office:value-type="float" office:value="1604.478">
                <text:p>1604.478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589.33694">
                <text:p>589.33694</text:p>
              </table:table-cell>
              <table:table-cell office:value-type="float" office:value="834.996">
                <text:p>834.996</text:p>
              </table:table-cell>
              <table:table-cell office:value-type="float" office:value="1675.76">
                <text:p>1675.76</text:p>
              </table:table-cell>
              <table:table-cell office:value-type="float" office:value="1541.068">
                <text:p>1541.068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593.50652">
                <text:p>593.50652</text:p>
              </table:table-cell>
              <table:table-cell office:value-type="float" office:value="919.894">
                <text:p>919.894</text:p>
              </table:table-cell>
              <table:table-cell office:value-type="float" office:value="1542.312">
                <text:p>1542.312</text:p>
              </table:table-cell>
              <table:table-cell office:value-type="float" office:value="1694.876">
                <text:p>1694.876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614.4407">
                <text:p>614.4407</text:p>
              </table:table-cell>
              <table:table-cell office:value-type="float" office:value="996.78">
                <text:p>996.78</text:p>
              </table:table-cell>
              <table:table-cell office:value-type="float" office:value="1623.784">
                <text:p>1623.784</text:p>
              </table:table-cell>
              <table:table-cell office:value-type="float" office:value="1449.172">
                <text:p>1449.172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614.76054">
                <text:p>614.76054</text:p>
              </table:table-cell>
              <table:table-cell office:value-type="float" office:value="1018.386">
                <text:p>1018.386</text:p>
              </table:table-cell>
              <table:table-cell office:value-type="float" office:value="1670.866">
                <text:p>1670.866</text:p>
              </table:table-cell>
              <table:table-cell office:value-type="float" office:value="1484.992">
                <text:p>1484.99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78.1248">
                <text:p>578.1248</text:p>
              </table:table-cell>
              <table:table-cell office:value-type="float" office:value="1155.136">
                <text:p>1155.136</text:p>
              </table:table-cell>
              <table:table-cell office:value-type="float" office:value="1597.974">
                <text:p>1597.974</text:p>
              </table:table-cell>
              <table:table-cell office:value-type="float" office:value="1736.928">
                <text:p>1736.928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615.4604">
                <text:p>615.4604</text:p>
              </table:table-cell>
              <table:table-cell office:value-type="float" office:value="1079.134">
                <text:p>1079.134</text:p>
              </table:table-cell>
              <table:table-cell office:value-type="float" office:value="1538.35">
                <text:p>1538.35</text:p>
              </table:table-cell>
              <table:table-cell office:value-type="float" office:value="1453.138">
                <text:p>1453.13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600.65552">
                <text:p>600.65552</text:p>
              </table:table-cell>
              <table:table-cell office:value-type="float" office:value="902.018">
                <text:p>902.018</text:p>
              </table:table-cell>
              <table:table-cell office:value-type="float" office:value="1524.614">
                <text:p>1524.614</text:p>
              </table:table-cell>
              <table:table-cell office:value-type="float" office:value="1686.906">
                <text:p>1686.906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558.79706">
                <text:p>558.79706</text:p>
              </table:table-cell>
              <table:table-cell office:value-type="float" office:value="1002.838">
                <text:p>1002.838</text:p>
              </table:table-cell>
              <table:table-cell office:value-type="float" office:value="1539.82">
                <text:p>1539.82</text:p>
              </table:table-cell>
              <table:table-cell office:value-type="float" office:value="1981.556">
                <text:p>1981.556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542.51246">
                <text:p>542.51246</text:p>
              </table:table-cell>
              <table:table-cell office:value-type="float" office:value="917.994">
                <text:p>917.994</text:p>
              </table:table-cell>
              <table:table-cell office:value-type="float" office:value="1471.232">
                <text:p>1471.232</text:p>
              </table:table-cell>
              <table:table-cell office:value-type="float" office:value="1515.462">
                <text:p>1515.462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551.20148">
                <text:p>551.20148</text:p>
              </table:table-cell>
              <table:table-cell office:value-type="float" office:value="899.546">
                <text:p>899.546</text:p>
              </table:table-cell>
              <table:table-cell office:value-type="float" office:value="1387.072">
                <text:p>1387.072</text:p>
              </table:table-cell>
              <table:table-cell office:value-type="float" office:value="1783.48">
                <text:p>1783.48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575.31054">
                <text:p>575.31054</text:p>
              </table:table-cell>
              <table:table-cell office:value-type="float" office:value="987.646">
                <text:p>987.646</text:p>
              </table:table-cell>
              <table:table-cell office:value-type="float" office:value="1538.668">
                <text:p>1538.668</text:p>
              </table:table-cell>
              <table:table-cell office:value-type="float" office:value="1688.658">
                <text:p>1688.658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601.7671">
                <text:p>601.7671</text:p>
              </table:table-cell>
              <table:table-cell office:value-type="float" office:value="1066.114">
                <text:p>1066.114</text:p>
              </table:table-cell>
              <table:table-cell office:value-type="float" office:value="1708.598">
                <text:p>1708.598</text:p>
              </table:table-cell>
              <table:table-cell office:value-type="float" office:value="1793.796">
                <text:p>1793.796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587.25186">
                <text:p>587.25186</text:p>
              </table:table-cell>
              <table:table-cell office:value-type="float" office:value="1100.922">
                <text:p>1100.922</text:p>
              </table:table-cell>
              <table:table-cell office:value-type="float" office:value="1675.142">
                <text:p>1675.142</text:p>
              </table:table-cell>
              <table:table-cell office:value-type="float" office:value="1702.132">
                <text:p>1702.132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604.83552">
                <text:p>604.83552</text:p>
              </table:table-cell>
              <table:table-cell office:value-type="float" office:value="1070.548">
                <text:p>1070.548</text:p>
              </table:table-cell>
              <table:table-cell office:value-type="float" office:value="1486.754">
                <text:p>1486.754</text:p>
              </table:table-cell>
              <table:table-cell office:value-type="float" office:value="1513.332">
                <text:p>1513.33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85.5661">
                <text:p>585.5661</text:p>
              </table:table-cell>
              <table:table-cell office:value-type="float" office:value="889.274">
                <text:p>889.274</text:p>
              </table:table-cell>
              <table:table-cell office:value-type="float" office:value="1466.54">
                <text:p>1466.54</text:p>
              </table:table-cell>
              <table:table-cell office:value-type="float" office:value="1560.414">
                <text:p>1560.414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612.62428">
                <text:p>612.62428</text:p>
              </table:table-cell>
              <table:table-cell office:value-type="float" office:value="990.096">
                <text:p>990.096</text:p>
              </table:table-cell>
              <table:table-cell office:value-type="float" office:value="1596.608">
                <text:p>1596.608</text:p>
              </table:table-cell>
              <table:table-cell office:value-type="float" office:value="1446.888">
                <text:p>1446.888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599.40604">
                <text:p>599.40604</text:p>
              </table:table-cell>
              <table:table-cell office:value-type="float" office:value="1008.748">
                <text:p>1008.748</text:p>
              </table:table-cell>
              <table:table-cell office:value-type="float" office:value="1678.356">
                <text:p>1678.356</text:p>
              </table:table-cell>
              <table:table-cell office:value-type="float" office:value="1574.014">
                <text:p>1574.014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609.55264">
                <text:p>609.55264</text:p>
              </table:table-cell>
              <table:table-cell office:value-type="float" office:value="974.438">
                <text:p>974.438</text:p>
              </table:table-cell>
              <table:table-cell office:value-type="float" office:value="1595.966">
                <text:p>1595.966</text:p>
              </table:table-cell>
              <table:table-cell office:value-type="float" office:value="1428.278">
                <text:p>1428.278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575.77406">
                <text:p>575.77406</text:p>
              </table:table-cell>
              <table:table-cell office:value-type="float" office:value="1037.744">
                <text:p>1037.744</text:p>
              </table:table-cell>
              <table:table-cell office:value-type="float" office:value="1547.642">
                <text:p>1547.642</text:p>
              </table:table-cell>
              <table:table-cell office:value-type="float" office:value="1450.022">
                <text:p>1450.022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591.64436">
                <text:p>591.64436</text:p>
              </table:table-cell>
              <table:table-cell office:value-type="float" office:value="996.67">
                <text:p>996.67</text:p>
              </table:table-cell>
              <table:table-cell office:value-type="float" office:value="1799.592">
                <text:p>1799.592</text:p>
              </table:table-cell>
              <table:table-cell office:value-type="float" office:value="1447.738">
                <text:p>1447.738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601.23448">
                <text:p>601.23448</text:p>
              </table:table-cell>
              <table:table-cell office:value-type="float" office:value="988.632">
                <text:p>988.632</text:p>
              </table:table-cell>
              <table:table-cell office:value-type="float" office:value="1842.256">
                <text:p>1842.256</text:p>
              </table:table-cell>
              <table:table-cell office:value-type="float" office:value="1332.042">
                <text:p>1332.042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614.58278">
                <text:p>614.58278</text:p>
              </table:table-cell>
              <table:table-cell office:value-type="float" office:value="898.074">
                <text:p>898.074</text:p>
              </table:table-cell>
              <table:table-cell office:value-type="float" office:value="1860.794">
                <text:p>1860.794</text:p>
              </table:table-cell>
              <table:table-cell office:value-type="float" office:value="1323.932">
                <text:p>1323.932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633.63854">
                <text:p>633.63854</text:p>
              </table:table-cell>
              <table:table-cell office:value-type="float" office:value="849.04">
                <text:p>849.04</text:p>
              </table:table-cell>
              <table:table-cell office:value-type="float" office:value="2050.456">
                <text:p>2050.456</text:p>
              </table:table-cell>
              <table:table-cell office:value-type="float" office:value="1292.784">
                <text:p>1292.784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594.5989">
                <text:p>594.5989</text:p>
              </table:table-cell>
              <table:table-cell office:value-type="float" office:value="837.442">
                <text:p>837.442</text:p>
              </table:table-cell>
              <table:table-cell office:value-type="float" office:value="1882.746">
                <text:p>1882.746</text:p>
              </table:table-cell>
              <table:table-cell office:value-type="float" office:value="1389.546">
                <text:p>1389.546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611.07598">
                <text:p>611.07598</text:p>
              </table:table-cell>
              <table:table-cell office:value-type="float" office:value="852.112">
                <text:p>852.112</text:p>
              </table:table-cell>
              <table:table-cell office:value-type="float" office:value="1561.672">
                <text:p>1561.672</text:p>
              </table:table-cell>
              <table:table-cell office:value-type="float" office:value="1392.852">
                <text:p>1392.852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607.41664">
                <text:p>607.41664</text:p>
              </table:table-cell>
              <table:table-cell office:value-type="float" office:value="898.184">
                <text:p>898.184</text:p>
              </table:table-cell>
              <table:table-cell office:value-type="float" office:value="1961.216">
                <text:p>1961.216</text:p>
              </table:table-cell>
              <table:table-cell office:value-type="float" office:value="1287.966">
                <text:p>1287.966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623.27536">
                <text:p>623.27536</text:p>
              </table:table-cell>
              <table:table-cell office:value-type="float" office:value="854.674">
                <text:p>854.674</text:p>
              </table:table-cell>
              <table:table-cell office:value-type="float" office:value="1744.126">
                <text:p>1744.126</text:p>
              </table:table-cell>
              <table:table-cell office:value-type="float" office:value="1160.348">
                <text:p>1160.348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575.2405">
                <text:p>575.2405</text:p>
              </table:table-cell>
              <table:table-cell office:value-type="float" office:value="813.292">
                <text:p>813.292</text:p>
              </table:table-cell>
              <table:table-cell office:value-type="float" office:value="1678.628">
                <text:p>1678.628</text:p>
              </table:table-cell>
              <table:table-cell office:value-type="float" office:value="1188.2">
                <text:p>1188.2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587.77192">
                <text:p>587.77192</text:p>
              </table:table-cell>
              <table:table-cell office:value-type="float" office:value="735.956">
                <text:p>735.956</text:p>
              </table:table-cell>
              <table:table-cell office:value-type="float" office:value="1530.662">
                <text:p>1530.662</text:p>
              </table:table-cell>
              <table:table-cell office:value-type="float" office:value="1326.48">
                <text:p>1326.48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563.80068">
                <text:p>563.80068</text:p>
              </table:table-cell>
              <table:table-cell office:value-type="float" office:value="758.444">
                <text:p>758.444</text:p>
              </table:table-cell>
              <table:table-cell office:value-type="float" office:value="1535.468">
                <text:p>1535.468</text:p>
              </table:table-cell>
              <table:table-cell office:value-type="float" office:value="1332.928">
                <text:p>1332.928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569.51224">
                <text:p>569.51224</text:p>
              </table:table-cell>
              <table:table-cell office:value-type="float" office:value="794.542">
                <text:p>794.542</text:p>
              </table:table-cell>
              <table:table-cell office:value-type="float" office:value="1803.024">
                <text:p>1803.024</text:p>
              </table:table-cell>
              <table:table-cell office:value-type="float" office:value="1465.214">
                <text:p>1465.214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568.1228">
                <text:p>568.1228</text:p>
              </table:table-cell>
              <table:table-cell office:value-type="float" office:value="870.428">
                <text:p>870.428</text:p>
              </table:table-cell>
              <table:table-cell office:value-type="float" office:value="1876.208">
                <text:p>1876.208</text:p>
              </table:table-cell>
              <table:table-cell office:value-type="float" office:value="1319.258">
                <text:p>1319.258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573.80396">
                <text:p>573.80396</text:p>
              </table:table-cell>
              <table:table-cell office:value-type="float" office:value="859.66">
                <text:p>859.66</text:p>
              </table:table-cell>
              <table:table-cell office:value-type="float" office:value="1838.772">
                <text:p>1838.772</text:p>
              </table:table-cell>
              <table:table-cell office:value-type="float" office:value="1476.806">
                <text:p>1476.806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590.19966">
                <text:p>590.19966</text:p>
              </table:table-cell>
              <table:table-cell office:value-type="float" office:value="941.14">
                <text:p>941.14</text:p>
              </table:table-cell>
              <table:table-cell office:value-type="float" office:value="1829.074">
                <text:p>1829.074</text:p>
              </table:table-cell>
              <table:table-cell office:value-type="float" office:value="1258.97">
                <text:p>1258.9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98.285">
                <text:p>498.285</text:p>
              </table:table-cell>
              <table:table-cell office:value-type="float" office:value="635">
                <text:p>635</text:p>
              </table:table-cell>
              <table:table-cell office:value-type="float" office:value="2068.5">
                <text:p>2068.5</text:p>
              </table:table-cell>
              <table:table-cell office:value-type="float" office:value="1016.5">
                <text:p>101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77cm" svg:height="9cm" xlink:href=".." xlink:type="simple" chart:class="chart:line" chart:style-name="ch1">
        <chart:legend chart:legend-position="end" svg:x="23.631cm" svg:y="3.454cm" style:legend-expansion="high" chart:style-name="ch2"/>
        <chart:plot-area chart:style-name="ch3" svg:x="0.525cm" svg:y="0.18cm" svg:width="22.581cm" svg:height="8.64cm">
          <chart:coordinate-region svg:x="1.54cm" svg:y="0.379cm" svg:width="21.533cm" svg:height="7.234cm"/>
          <chart:axis chart:dimension="x" chart:name="primary-x" chart:style-name="ch4" chartooo:axis-type="auto">
            <chartooo:date-scale/>
            <chart:categories table:cell-range-address="Sheet2.A3:Sheet2.A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202" loext:label-string="seed_1" chart:class="chart:line">
            <chart:data-point chart:repeated="200"/>
          </chart:series>
          <chart:series chart:style-name="ch7" chart:values-cell-range-address="Sheet2.C3:Sheet2.C202" loext:label-string="seed_2" chart:class="chart:line">
            <chart:data-point chart:repeated="200"/>
          </chart:series>
          <chart:series chart:style-name="ch8" chart:values-cell-range-address="Sheet2.D3:Sheet2.D202" loext:label-string="seed_42" chart:class="chart:line">
            <chart:data-point chart:repeated="200"/>
          </chart:series>
          <chart:series chart:style-name="ch9" chart:values-cell-range-address="Sheet2.E3:Sheet2.E202" loext:label-string="seed_50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ed_1</text:p>
              </table:table-cell>
              <table:table-cell office:value-type="string">
                <text:p>seed_2</text:p>
              </table:table-cell>
              <table:table-cell office:value-type="string">
                <text:p>seed_42</text:p>
              </table:table-cell>
              <table:table-cell office:value-type="string">
                <text:p>seed_50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2.A3:Sheet2.A202</svg:desc>
                </draw:g>
              </table:table-cell>
              <table:table-cell office:value-type="float" office:value="156.312">
                <text:p>156.312</text:p>
                <draw:g>
                  <svg:desc>Sheet2.B3:Sheet2.B202</svg:desc>
                </draw:g>
              </table:table-cell>
              <table:table-cell office:value-type="float" office:value="144.932">
                <text:p>144.932</text:p>
                <draw:g>
                  <svg:desc>Sheet2.C3:Sheet2.C202</svg:desc>
                </draw:g>
              </table:table-cell>
              <table:table-cell office:value-type="float" office:value="168.37">
                <text:p>168.37</text:p>
                <draw:g>
                  <svg:desc>Sheet2.D3:Sheet2.D202</svg:desc>
                </draw:g>
              </table:table-cell>
              <table:table-cell office:value-type="float" office:value="151.816">
                <text:p>151.816</text:p>
                <draw:g>
                  <svg:desc>Sheet2.E3:Sheet2.E202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9.93">
                <text:p>179.93</text:p>
              </table:table-cell>
              <table:table-cell office:value-type="float" office:value="169.048">
                <text:p>169.048</text:p>
              </table:table-cell>
              <table:table-cell office:value-type="float" office:value="208.048">
                <text:p>208.048</text:p>
              </table:table-cell>
              <table:table-cell office:value-type="float" office:value="157.358">
                <text:p>157.3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97.12">
                <text:p>197.12</text:p>
              </table:table-cell>
              <table:table-cell office:value-type="float" office:value="220.362">
                <text:p>220.362</text:p>
              </table:table-cell>
              <table:table-cell office:value-type="float" office:value="233.49">
                <text:p>233.49</text:p>
              </table:table-cell>
              <table:table-cell office:value-type="float" office:value="175.43">
                <text:p>175.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1.8">
                <text:p>171.8</text:p>
              </table:table-cell>
              <table:table-cell office:value-type="float" office:value="267.83">
                <text:p>267.83</text:p>
              </table:table-cell>
              <table:table-cell office:value-type="float" office:value="294.54">
                <text:p>294.54</text:p>
              </table:table-cell>
              <table:table-cell office:value-type="float" office:value="199.896">
                <text:p>199.89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80.04">
                <text:p>180.04</text:p>
              </table:table-cell>
              <table:table-cell office:value-type="float" office:value="293.314">
                <text:p>293.314</text:p>
              </table:table-cell>
              <table:table-cell office:value-type="float" office:value="333.094">
                <text:p>333.094</text:p>
              </table:table-cell>
              <table:table-cell office:value-type="float" office:value="188.12">
                <text:p>188.1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1.562">
                <text:p>171.562</text:p>
              </table:table-cell>
              <table:table-cell office:value-type="float" office:value="321.142">
                <text:p>321.142</text:p>
              </table:table-cell>
              <table:table-cell office:value-type="float" office:value="305.856">
                <text:p>305.856</text:p>
              </table:table-cell>
              <table:table-cell office:value-type="float" office:value="219.156">
                <text:p>219.156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94.756">
                <text:p>194.756</text:p>
              </table:table-cell>
              <table:table-cell office:value-type="float" office:value="307.566">
                <text:p>307.566</text:p>
              </table:table-cell>
              <table:table-cell office:value-type="float" office:value="377.612">
                <text:p>377.612</text:p>
              </table:table-cell>
              <table:table-cell office:value-type="float" office:value="267.262">
                <text:p>267.26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8.038">
                <text:p>188.038</text:p>
              </table:table-cell>
              <table:table-cell office:value-type="float" office:value="285.66">
                <text:p>285.66</text:p>
              </table:table-cell>
              <table:table-cell office:value-type="float" office:value="334.768">
                <text:p>334.768</text:p>
              </table:table-cell>
              <table:table-cell office:value-type="float" office:value="284.122">
                <text:p>284.12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86.156">
                <text:p>186.156</text:p>
              </table:table-cell>
              <table:table-cell office:value-type="float" office:value="290.816">
                <text:p>290.816</text:p>
              </table:table-cell>
              <table:table-cell office:value-type="float" office:value="394.026">
                <text:p>394.026</text:p>
              </table:table-cell>
              <table:table-cell office:value-type="float" office:value="268.852">
                <text:p>268.85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9.798">
                <text:p>199.798</text:p>
              </table:table-cell>
              <table:table-cell office:value-type="float" office:value="309.632">
                <text:p>309.632</text:p>
              </table:table-cell>
              <table:table-cell office:value-type="float" office:value="354.098">
                <text:p>354.098</text:p>
              </table:table-cell>
              <table:table-cell office:value-type="float" office:value="217.772">
                <text:p>217.772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13.534">
                <text:p>213.534</text:p>
              </table:table-cell>
              <table:table-cell office:value-type="float" office:value="314.52">
                <text:p>314.52</text:p>
              </table:table-cell>
              <table:table-cell office:value-type="float" office:value="409.516">
                <text:p>409.516</text:p>
              </table:table-cell>
              <table:table-cell office:value-type="float" office:value="244.622">
                <text:p>244.62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.344">
                <text:p>220.344</text:p>
              </table:table-cell>
              <table:table-cell office:value-type="float" office:value="307.448">
                <text:p>307.448</text:p>
              </table:table-cell>
              <table:table-cell office:value-type="float" office:value="392.17">
                <text:p>392.17</text:p>
              </table:table-cell>
              <table:table-cell office:value-type="float" office:value="296.154">
                <text:p>296.15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41.846">
                <text:p>241.846</text:p>
              </table:table-cell>
              <table:table-cell office:value-type="float" office:value="311.646">
                <text:p>311.646</text:p>
              </table:table-cell>
              <table:table-cell office:value-type="float" office:value="358.32">
                <text:p>358.32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4.954">
                <text:p>244.954</text:p>
              </table:table-cell>
              <table:table-cell office:value-type="float" office:value="326.256">
                <text:p>326.256</text:p>
              </table:table-cell>
              <table:table-cell office:value-type="float" office:value="374.984">
                <text:p>374.984</text:p>
              </table:table-cell>
              <table:table-cell office:value-type="float" office:value="262.086">
                <text:p>262.08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263.826">
                <text:p>263.826</text:p>
              </table:table-cell>
              <table:table-cell office:value-type="float" office:value="338.288">
                <text:p>338.288</text:p>
              </table:table-cell>
              <table:table-cell office:value-type="float" office:value="478.96">
                <text:p>478.96</text:p>
              </table:table-cell>
              <table:table-cell office:value-type="float" office:value="249.746">
                <text:p>249.7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10.312">
                <text:p>210.312</text:p>
              </table:table-cell>
              <table:table-cell office:value-type="float" office:value="322.702">
                <text:p>322.702</text:p>
              </table:table-cell>
              <table:table-cell office:value-type="float" office:value="394.184">
                <text:p>394.184</text:p>
              </table:table-cell>
              <table:table-cell office:value-type="float" office:value="273.802">
                <text:p>273.80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91.312">
                <text:p>191.312</text:p>
              </table:table-cell>
              <table:table-cell office:value-type="float" office:value="346.202">
                <text:p>346.202</text:p>
              </table:table-cell>
              <table:table-cell office:value-type="float" office:value="344.416">
                <text:p>344.416</text:p>
              </table:table-cell>
              <table:table-cell office:value-type="float" office:value="357.846">
                <text:p>357.84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7.334">
                <text:p>207.334</text:p>
              </table:table-cell>
              <table:table-cell office:value-type="float" office:value="311.702">
                <text:p>311.702</text:p>
              </table:table-cell>
              <table:table-cell office:value-type="float" office:value="431.706">
                <text:p>431.706</text:p>
              </table:table-cell>
              <table:table-cell office:value-type="float" office:value="374.384">
                <text:p>374.384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91.164">
                <text:p>191.164</text:p>
              </table:table-cell>
              <table:table-cell office:value-type="float" office:value="305.726">
                <text:p>305.726</text:p>
              </table:table-cell>
              <table:table-cell office:value-type="float" office:value="517.156">
                <text:p>517.156</text:p>
              </table:table-cell>
              <table:table-cell office:value-type="float" office:value="410.72">
                <text:p>410.7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2.39">
                <text:p>242.39</text:p>
              </table:table-cell>
              <table:table-cell office:value-type="float" office:value="339.612">
                <text:p>339.612</text:p>
              </table:table-cell>
              <table:table-cell office:value-type="float" office:value="587.92">
                <text:p>587.92</text:p>
              </table:table-cell>
              <table:table-cell office:value-type="float" office:value="370.968">
                <text:p>370.968</text:p>
              </table:table-cell>
            </table:table-row>
            <table:table-row>
              <table:table-cell office:value-type="float" office:value="10500">
                <text:p>10500</text:p>
              </table:table-cell>
              <table:table-cell office:value-type="float" office:value="257.426">
                <text:p>257.426</text:p>
              </table:table-cell>
              <table:table-cell office:value-type="float" office:value="331.458">
                <text:p>331.458</text:p>
              </table:table-cell>
              <table:table-cell office:value-type="float" office:value="463.556">
                <text:p>463.556</text:p>
              </table:table-cell>
              <table:table-cell office:value-type="float" office:value="414.258">
                <text:p>414.25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61.084">
                <text:p>261.084</text:p>
              </table:table-cell>
              <table:table-cell office:value-type="float" office:value="333.004">
                <text:p>333.004</text:p>
              </table:table-cell>
              <table:table-cell office:value-type="float" office:value="357.338">
                <text:p>357.338</text:p>
              </table:table-cell>
              <table:table-cell office:value-type="float" office:value="416.266">
                <text:p>416.266</text:p>
              </table:table-cell>
            </table:table-row>
            <table:table-row>
              <table:table-cell office:value-type="float" office:value="11500">
                <text:p>11500</text:p>
              </table:table-cell>
              <table:table-cell office:value-type="float" office:value="229.842">
                <text:p>229.842</text:p>
              </table:table-cell>
              <table:table-cell office:value-type="float" office:value="373.654">
                <text:p>373.654</text:p>
              </table:table-cell>
              <table:table-cell office:value-type="float" office:value="335.1">
                <text:p>335.1</text:p>
              </table:table-cell>
              <table:table-cell office:value-type="float" office:value="409.472">
                <text:p>409.47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48.11">
                <text:p>248.11</text:p>
              </table:table-cell>
              <table:table-cell office:value-type="float" office:value="377.27">
                <text:p>377.27</text:p>
              </table:table-cell>
              <table:table-cell office:value-type="float" office:value="330.51">
                <text:p>330.51</text:p>
              </table:table-cell>
              <table:table-cell office:value-type="float" office:value="393.91">
                <text:p>393.91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246.03">
                <text:p>246.03</text:p>
              </table:table-cell>
              <table:table-cell office:value-type="float" office:value="389.542">
                <text:p>389.542</text:p>
              </table:table-cell>
              <table:table-cell office:value-type="float" office:value="329.934">
                <text:p>329.934</text:p>
              </table:table-cell>
              <table:table-cell office:value-type="float" office:value="378.35">
                <text:p>378.3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44.582">
                <text:p>244.582</text:p>
              </table:table-cell>
              <table:table-cell office:value-type="float" office:value="433.16">
                <text:p>433.16</text:p>
              </table:table-cell>
              <table:table-cell office:value-type="float" office:value="345.784">
                <text:p>345.784</text:p>
              </table:table-cell>
              <table:table-cell office:value-type="float" office:value="395.928">
                <text:p>395.928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253.002">
                <text:p>253.002</text:p>
              </table:table-cell>
              <table:table-cell office:value-type="float" office:value="561.792">
                <text:p>561.792</text:p>
              </table:table-cell>
              <table:table-cell office:value-type="float" office:value="377.334">
                <text:p>377.334</text:p>
              </table:table-cell>
              <table:table-cell office:value-type="float" office:value="354.49">
                <text:p>354.4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269.642">
                <text:p>269.642</text:p>
              </table:table-cell>
              <table:table-cell office:value-type="float" office:value="618.98">
                <text:p>618.98</text:p>
              </table:table-cell>
              <table:table-cell office:value-type="float" office:value="373.448">
                <text:p>373.448</text:p>
              </table:table-cell>
              <table:table-cell office:value-type="float" office:value="361.564">
                <text:p>361.564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260.026">
                <text:p>260.026</text:p>
              </table:table-cell>
              <table:table-cell office:value-type="float" office:value="675.534">
                <text:p>675.534</text:p>
              </table:table-cell>
              <table:table-cell office:value-type="float" office:value="354.012">
                <text:p>354.012</text:p>
              </table:table-cell>
              <table:table-cell office:value-type="float" office:value="395.834">
                <text:p>395.83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4.24">
                <text:p>284.24</text:p>
              </table:table-cell>
              <table:table-cell office:value-type="float" office:value="691.674">
                <text:p>691.674</text:p>
              </table:table-cell>
              <table:table-cell office:value-type="float" office:value="407.056">
                <text:p>407.056</text:p>
              </table:table-cell>
              <table:table-cell office:value-type="float" office:value="433.408">
                <text:p>433.408</text:p>
              </table:table-cell>
            </table:table-row>
            <table:table-row>
              <table:table-cell office:value-type="float" office:value="15500">
                <text:p>15500</text:p>
              </table:table-cell>
              <table:table-cell office:value-type="float" office:value="267.622">
                <text:p>267.622</text:p>
              </table:table-cell>
              <table:table-cell office:value-type="float" office:value="692.916">
                <text:p>692.916</text:p>
              </table:table-cell>
              <table:table-cell office:value-type="float" office:value="388.736">
                <text:p>388.736</text:p>
              </table:table-cell>
              <table:table-cell office:value-type="float" office:value="468.786">
                <text:p>468.78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290.7">
                <text:p>290.7</text:p>
              </table:table-cell>
              <table:table-cell office:value-type="float" office:value="729.382">
                <text:p>729.382</text:p>
              </table:table-cell>
              <table:table-cell office:value-type="float" office:value="375.636">
                <text:p>375.636</text:p>
              </table:table-cell>
              <table:table-cell office:value-type="float" office:value="447.6">
                <text:p>447.6</text:p>
              </table:table-cell>
            </table:table-row>
            <table:table-row>
              <table:table-cell office:value-type="float" office:value="16500">
                <text:p>16500</text:p>
              </table:table-cell>
              <table:table-cell office:value-type="float" office:value="300.314">
                <text:p>300.314</text:p>
              </table:table-cell>
              <table:table-cell office:value-type="float" office:value="824.372">
                <text:p>824.372</text:p>
              </table:table-cell>
              <table:table-cell office:value-type="float" office:value="369.91">
                <text:p>369.91</text:p>
              </table:table-cell>
              <table:table-cell office:value-type="float" office:value="447.142">
                <text:p>447.142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93.542">
                <text:p>293.542</text:p>
              </table:table-cell>
              <table:table-cell office:value-type="float" office:value="756.458">
                <text:p>756.458</text:p>
              </table:table-cell>
              <table:table-cell office:value-type="float" office:value="381.61">
                <text:p>381.61</text:p>
              </table:table-cell>
              <table:table-cell office:value-type="float" office:value="565.59">
                <text:p>565.59</text:p>
              </table:table-cell>
            </table:table-row>
            <table:table-row>
              <table:table-cell office:value-type="float" office:value="17500">
                <text:p>17500</text:p>
              </table:table-cell>
              <table:table-cell office:value-type="float" office:value="292.374">
                <text:p>292.374</text:p>
              </table:table-cell>
              <table:table-cell office:value-type="float" office:value="752.08">
                <text:p>752.08</text:p>
              </table:table-cell>
              <table:table-cell office:value-type="float" office:value="358.348">
                <text:p>358.348</text:p>
              </table:table-cell>
              <table:table-cell office:value-type="float" office:value="565.666">
                <text:p>565.666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323.34">
                <text:p>323.34</text:p>
              </table:table-cell>
              <table:table-cell office:value-type="float" office:value="696.556">
                <text:p>696.556</text:p>
              </table:table-cell>
              <table:table-cell office:value-type="float" office:value="382.83">
                <text:p>382.83</text:p>
              </table:table-cell>
              <table:table-cell office:value-type="float" office:value="593.096">
                <text:p>593.096</text:p>
              </table:table-cell>
            </table:table-row>
            <table:table-row>
              <table:table-cell office:value-type="float" office:value="18500">
                <text:p>18500</text:p>
              </table:table-cell>
              <table:table-cell office:value-type="float" office:value="319.14">
                <text:p>319.14</text:p>
              </table:table-cell>
              <table:table-cell office:value-type="float" office:value="736.712">
                <text:p>736.712</text:p>
              </table:table-cell>
              <table:table-cell office:value-type="float" office:value="387.682">
                <text:p>387.682</text:p>
              </table:table-cell>
              <table:table-cell office:value-type="float" office:value="527.04">
                <text:p>527.04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343.236">
                <text:p>343.236</text:p>
              </table:table-cell>
              <table:table-cell office:value-type="float" office:value="716.398">
                <text:p>716.398</text:p>
              </table:table-cell>
              <table:table-cell office:value-type="float" office:value="404.768">
                <text:p>404.768</text:p>
              </table:table-cell>
              <table:table-cell office:value-type="float" office:value="604.662">
                <text:p>604.662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344.356">
                <text:p>344.356</text:p>
              </table:table-cell>
              <table:table-cell office:value-type="float" office:value="752.372">
                <text:p>752.372</text:p>
              </table:table-cell>
              <table:table-cell office:value-type="float" office:value="419.41">
                <text:p>419.41</text:p>
              </table:table-cell>
              <table:table-cell office:value-type="float" office:value="690.808">
                <text:p>690.80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76.408">
                <text:p>376.408</text:p>
              </table:table-cell>
              <table:table-cell office:value-type="float" office:value="883.552">
                <text:p>883.552</text:p>
              </table:table-cell>
              <table:table-cell office:value-type="float" office:value="400.702">
                <text:p>400.702</text:p>
              </table:table-cell>
              <table:table-cell office:value-type="float" office:value="630.766">
                <text:p>630.766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436.612">
                <text:p>436.612</text:p>
              </table:table-cell>
              <table:table-cell office:value-type="float" office:value="793.376">
                <text:p>793.376</text:p>
              </table:table-cell>
              <table:table-cell office:value-type="float" office:value="379.232">
                <text:p>379.232</text:p>
              </table:table-cell>
              <table:table-cell office:value-type="float" office:value="564.892">
                <text:p>564.89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430.356">
                <text:p>430.356</text:p>
              </table:table-cell>
              <table:table-cell office:value-type="float" office:value="805.256">
                <text:p>805.256</text:p>
              </table:table-cell>
              <table:table-cell office:value-type="float" office:value="382.818">
                <text:p>382.818</text:p>
              </table:table-cell>
              <table:table-cell office:value-type="float" office:value="637.8">
                <text:p>637.8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446.858">
                <text:p>446.858</text:p>
              </table:table-cell>
              <table:table-cell office:value-type="float" office:value="808.868">
                <text:p>808.868</text:p>
              </table:table-cell>
              <table:table-cell office:value-type="float" office:value="423.954">
                <text:p>423.954</text:p>
              </table:table-cell>
              <table:table-cell office:value-type="float" office:value="618.98">
                <text:p>618.98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423.802">
                <text:p>423.802</text:p>
              </table:table-cell>
              <table:table-cell office:value-type="float" office:value="819.158">
                <text:p>819.158</text:p>
              </table:table-cell>
              <table:table-cell office:value-type="float" office:value="445.56">
                <text:p>445.56</text:p>
              </table:table-cell>
              <table:table-cell office:value-type="float" office:value="695.03">
                <text:p>695.03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50.364">
                <text:p>450.364</text:p>
              </table:table-cell>
              <table:table-cell office:value-type="float" office:value="821.562">
                <text:p>821.562</text:p>
              </table:table-cell>
              <table:table-cell office:value-type="float" office:value="440.246">
                <text:p>440.246</text:p>
              </table:table-cell>
              <table:table-cell office:value-type="float" office:value="609.866">
                <text:p>609.866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429.054">
                <text:p>429.054</text:p>
              </table:table-cell>
              <table:table-cell office:value-type="float" office:value="726.41">
                <text:p>726.41</text:p>
              </table:table-cell>
              <table:table-cell office:value-type="float" office:value="434.316">
                <text:p>434.316</text:p>
              </table:table-cell>
              <table:table-cell office:value-type="float" office:value="732.438">
                <text:p>732.438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37.282">
                <text:p>437.282</text:p>
              </table:table-cell>
              <table:table-cell office:value-type="float" office:value="725.138">
                <text:p>725.138</text:p>
              </table:table-cell>
              <table:table-cell office:value-type="float" office:value="404.44">
                <text:p>404.44</text:p>
              </table:table-cell>
              <table:table-cell office:value-type="float" office:value="868.74">
                <text:p>868.74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436.388">
                <text:p>436.388</text:p>
              </table:table-cell>
              <table:table-cell office:value-type="float" office:value="772.27">
                <text:p>772.27</text:p>
              </table:table-cell>
              <table:table-cell office:value-type="float" office:value="422.512">
                <text:p>422.512</text:p>
              </table:table-cell>
              <table:table-cell office:value-type="float" office:value="914.292">
                <text:p>914.292</text:p>
              </table:table-cell>
            </table:table-row>
            <table:table-row>
              <table:table-cell office:value-type="float" office:value="24500">
                <text:p>24500</text:p>
              </table:table-cell>
              <table:table-cell office:value-type="float" office:value="479.24">
                <text:p>479.24</text:p>
              </table:table-cell>
              <table:table-cell office:value-type="float" office:value="779.756">
                <text:p>779.756</text:p>
              </table:table-cell>
              <table:table-cell office:value-type="float" office:value="367.254">
                <text:p>367.254</text:p>
              </table:table-cell>
              <table:table-cell office:value-type="float" office:value="664.78">
                <text:p>664.7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12.896">
                <text:p>412.896</text:p>
              </table:table-cell>
              <table:table-cell office:value-type="float" office:value="765.548">
                <text:p>765.548</text:p>
              </table:table-cell>
              <table:table-cell office:value-type="float" office:value="367.498">
                <text:p>367.498</text:p>
              </table:table-cell>
              <table:table-cell office:value-type="float" office:value="687.148">
                <text:p>687.148</text:p>
              </table:table-cell>
            </table:table-row>
            <table:table-row>
              <table:table-cell office:value-type="float" office:value="25500">
                <text:p>25500</text:p>
              </table:table-cell>
              <table:table-cell office:value-type="float" office:value="396.132">
                <text:p>396.132</text:p>
              </table:table-cell>
              <table:table-cell office:value-type="float" office:value="750.674">
                <text:p>750.674</text:p>
              </table:table-cell>
              <table:table-cell office:value-type="float" office:value="345.854">
                <text:p>345.854</text:p>
              </table:table-cell>
              <table:table-cell office:value-type="float" office:value="617.63">
                <text:p>617.63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398.858">
                <text:p>398.858</text:p>
              </table:table-cell>
              <table:table-cell office:value-type="float" office:value="719.482">
                <text:p>719.482</text:p>
              </table:table-cell>
              <table:table-cell office:value-type="float" office:value="352.284">
                <text:p>352.284</text:p>
              </table:table-cell>
              <table:table-cell office:value-type="float" office:value="709.288">
                <text:p>709.288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361.316">
                <text:p>361.316</text:p>
              </table:table-cell>
              <table:table-cell office:value-type="float" office:value="672.098">
                <text:p>672.098</text:p>
              </table:table-cell>
              <table:table-cell office:value-type="float" office:value="331.296">
                <text:p>331.296</text:p>
              </table:table-cell>
              <table:table-cell office:value-type="float" office:value="756.372">
                <text:p>756.37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382.812">
                <text:p>382.812</text:p>
              </table:table-cell>
              <table:table-cell office:value-type="float" office:value="674.18">
                <text:p>674.18</text:p>
              </table:table-cell>
              <table:table-cell office:value-type="float" office:value="343.434">
                <text:p>343.434</text:p>
              </table:table-cell>
              <table:table-cell office:value-type="float" office:value="741.148">
                <text:p>741.148</text:p>
              </table:table-cell>
            </table:table-row>
            <table:table-row>
              <table:table-cell office:value-type="float" office:value="27500">
                <text:p>27500</text:p>
              </table:table-cell>
              <table:table-cell office:value-type="float" office:value="448.124">
                <text:p>448.124</text:p>
              </table:table-cell>
              <table:table-cell office:value-type="float" office:value="747.698">
                <text:p>747.698</text:p>
              </table:table-cell>
              <table:table-cell office:value-type="float" office:value="367.372">
                <text:p>367.372</text:p>
              </table:table-cell>
              <table:table-cell office:value-type="float" office:value="665.406">
                <text:p>665.406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381.164">
                <text:p>381.164</text:p>
              </table:table-cell>
              <table:table-cell office:value-type="float" office:value="749.31">
                <text:p>749.31</text:p>
              </table:table-cell>
              <table:table-cell office:value-type="float" office:value="384.5">
                <text:p>384.5</text:p>
              </table:table-cell>
              <table:table-cell office:value-type="float" office:value="568.83">
                <text:p>568.83</text:p>
              </table:table-cell>
            </table:table-row>
            <table:table-row>
              <table:table-cell office:value-type="float" office:value="28500">
                <text:p>28500</text:p>
              </table:table-cell>
              <table:table-cell office:value-type="float" office:value="390.942">
                <text:p>390.942</text:p>
              </table:table-cell>
              <table:table-cell office:value-type="float" office:value="797.128">
                <text:p>797.128</text:p>
              </table:table-cell>
              <table:table-cell office:value-type="float" office:value="390.154">
                <text:p>390.154</text:p>
              </table:table-cell>
              <table:table-cell office:value-type="float" office:value="520.572">
                <text:p>520.572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395.888">
                <text:p>395.888</text:p>
              </table:table-cell>
              <table:table-cell office:value-type="float" office:value="849.952">
                <text:p>849.952</text:p>
              </table:table-cell>
              <table:table-cell office:value-type="float" office:value="449.004">
                <text:p>449.004</text:p>
              </table:table-cell>
              <table:table-cell office:value-type="float" office:value="529.02">
                <text:p>529.02</text:p>
              </table:table-cell>
            </table:table-row>
            <table:table-row>
              <table:table-cell office:value-type="float" office:value="29500">
                <text:p>29500</text:p>
              </table:table-cell>
              <table:table-cell office:value-type="float" office:value="458.576">
                <text:p>458.576</text:p>
              </table:table-cell>
              <table:table-cell office:value-type="float" office:value="868.144">
                <text:p>868.144</text:p>
              </table:table-cell>
              <table:table-cell office:value-type="float" office:value="463.99">
                <text:p>463.99</text:p>
              </table:table-cell>
              <table:table-cell office:value-type="float" office:value="655.564">
                <text:p>655.56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26.61">
                <text:p>526.61</text:p>
              </table:table-cell>
              <table:table-cell office:value-type="float" office:value="694.402">
                <text:p>694.402</text:p>
              </table:table-cell>
              <table:table-cell office:value-type="float" office:value="516.418">
                <text:p>516.418</text:p>
              </table:table-cell>
              <table:table-cell office:value-type="float" office:value="622.196">
                <text:p>622.196</text:p>
              </table:table-cell>
            </table:table-row>
            <table:table-row>
              <table:table-cell office:value-type="float" office:value="30500">
                <text:p>30500</text:p>
              </table:table-cell>
              <table:table-cell office:value-type="float" office:value="471.21">
                <text:p>471.21</text:p>
              </table:table-cell>
              <table:table-cell office:value-type="float" office:value="686.656">
                <text:p>686.656</text:p>
              </table:table-cell>
              <table:table-cell office:value-type="float" office:value="536.026">
                <text:p>536.026</text:p>
              </table:table-cell>
              <table:table-cell office:value-type="float" office:value="709.426">
                <text:p>709.42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499.506">
                <text:p>499.506</text:p>
              </table:table-cell>
              <table:table-cell office:value-type="float" office:value="647.03">
                <text:p>647.03</text:p>
              </table:table-cell>
              <table:table-cell office:value-type="float" office:value="554.054">
                <text:p>554.054</text:p>
              </table:table-cell>
              <table:table-cell office:value-type="float" office:value="632.69">
                <text:p>632.69</text:p>
              </table:table-cell>
            </table:table-row>
            <table:table-row>
              <table:table-cell office:value-type="float" office:value="31500">
                <text:p>31500</text:p>
              </table:table-cell>
              <table:table-cell office:value-type="float" office:value="494.462">
                <text:p>494.462</text:p>
              </table:table-cell>
              <table:table-cell office:value-type="float" office:value="677.944">
                <text:p>677.944</text:p>
              </table:table-cell>
              <table:table-cell office:value-type="float" office:value="562.32">
                <text:p>562.32</text:p>
              </table:table-cell>
              <table:table-cell office:value-type="float" office:value="601.866">
                <text:p>601.866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61.68">
                <text:p>461.68</text:p>
              </table:table-cell>
              <table:table-cell office:value-type="float" office:value="698.356">
                <text:p>698.356</text:p>
              </table:table-cell>
              <table:table-cell office:value-type="float" office:value="523.69">
                <text:p>523.69</text:p>
              </table:table-cell>
              <table:table-cell office:value-type="float" office:value="752.356">
                <text:p>752.356</text:p>
              </table:table-cell>
            </table:table-row>
            <table:table-row>
              <table:table-cell office:value-type="float" office:value="32500">
                <text:p>32500</text:p>
              </table:table-cell>
              <table:table-cell office:value-type="float" office:value="446.172">
                <text:p>446.172</text:p>
              </table:table-cell>
              <table:table-cell office:value-type="float" office:value="807.27">
                <text:p>807.27</text:p>
              </table:table-cell>
              <table:table-cell office:value-type="float" office:value="557.618">
                <text:p>557.618</text:p>
              </table:table-cell>
              <table:table-cell office:value-type="float" office:value="705.314">
                <text:p>705.314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450.58">
                <text:p>450.58</text:p>
              </table:table-cell>
              <table:table-cell office:value-type="float" office:value="684.444">
                <text:p>684.444</text:p>
              </table:table-cell>
              <table:table-cell office:value-type="float" office:value="559.158">
                <text:p>559.158</text:p>
              </table:table-cell>
              <table:table-cell office:value-type="float" office:value="571.902">
                <text:p>571.902</text:p>
              </table:table-cell>
            </table:table-row>
            <table:table-row>
              <table:table-cell office:value-type="float" office:value="33500">
                <text:p>33500</text:p>
              </table:table-cell>
              <table:table-cell office:value-type="float" office:value="448.514">
                <text:p>448.514</text:p>
              </table:table-cell>
              <table:table-cell office:value-type="float" office:value="657.48">
                <text:p>657.48</text:p>
              </table:table-cell>
              <table:table-cell office:value-type="float" office:value="547.388">
                <text:p>547.388</text:p>
              </table:table-cell>
              <table:table-cell office:value-type="float" office:value="576.334">
                <text:p>576.334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626.576">
                <text:p>626.576</text:p>
              </table:table-cell>
              <table:table-cell office:value-type="float" office:value="671.046">
                <text:p>671.046</text:p>
              </table:table-cell>
              <table:table-cell office:value-type="float" office:value="589.254">
                <text:p>589.254</text:p>
              </table:table-cell>
              <table:table-cell office:value-type="float" office:value="523.538">
                <text:p>523.538</text:p>
              </table:table-cell>
            </table:table-row>
            <table:table-row>
              <table:table-cell office:value-type="float" office:value="34500">
                <text:p>34500</text:p>
              </table:table-cell>
              <table:table-cell office:value-type="float" office:value="650.304">
                <text:p>650.304</text:p>
              </table:table-cell>
              <table:table-cell office:value-type="float" office:value="652.98">
                <text:p>652.98</text:p>
              </table:table-cell>
              <table:table-cell office:value-type="float" office:value="548.854">
                <text:p>548.854</text:p>
              </table:table-cell>
              <table:table-cell office:value-type="float" office:value="475.092">
                <text:p>475.09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541.97">
                <text:p>541.97</text:p>
              </table:table-cell>
              <table:table-cell office:value-type="float" office:value="674.658">
                <text:p>674.658</text:p>
              </table:table-cell>
              <table:table-cell office:value-type="float" office:value="581.494">
                <text:p>581.494</text:p>
              </table:table-cell>
              <table:table-cell office:value-type="float" office:value="598.38">
                <text:p>598.38</text:p>
              </table:table-cell>
            </table:table-row>
            <table:table-row>
              <table:table-cell office:value-type="float" office:value="35500">
                <text:p>35500</text:p>
              </table:table-cell>
              <table:table-cell office:value-type="float" office:value="553.524">
                <text:p>553.524</text:p>
              </table:table-cell>
              <table:table-cell office:value-type="float" office:value="680.71">
                <text:p>680.71</text:p>
              </table:table-cell>
              <table:table-cell office:value-type="float" office:value="562.408">
                <text:p>562.408</text:p>
              </table:table-cell>
              <table:table-cell office:value-type="float" office:value="651.746">
                <text:p>651.746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596.498">
                <text:p>596.498</text:p>
              </table:table-cell>
              <table:table-cell office:value-type="float" office:value="659.796">
                <text:p>659.796</text:p>
              </table:table-cell>
              <table:table-cell office:value-type="float" office:value="502.48">
                <text:p>502.48</text:p>
              </table:table-cell>
              <table:table-cell office:value-type="float" office:value="677.748">
                <text:p>677.748</text:p>
              </table:table-cell>
            </table:table-row>
            <table:table-row>
              <table:table-cell office:value-type="float" office:value="36500">
                <text:p>36500</text:p>
              </table:table-cell>
              <table:table-cell office:value-type="float" office:value="490.262">
                <text:p>490.262</text:p>
              </table:table-cell>
              <table:table-cell office:value-type="float" office:value="673.412">
                <text:p>673.412</text:p>
              </table:table-cell>
              <table:table-cell office:value-type="float" office:value="556.1">
                <text:p>556.1</text:p>
              </table:table-cell>
              <table:table-cell office:value-type="float" office:value="798.78">
                <text:p>798.78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482.866">
                <text:p>482.866</text:p>
              </table:table-cell>
              <table:table-cell office:value-type="float" office:value="664.48">
                <text:p>664.48</text:p>
              </table:table-cell>
              <table:table-cell office:value-type="float" office:value="598.636">
                <text:p>598.636</text:p>
              </table:table-cell>
              <table:table-cell office:value-type="float" office:value="794.716">
                <text:p>794.716</text:p>
              </table:table-cell>
            </table:table-row>
            <table:table-row>
              <table:table-cell office:value-type="float" office:value="37500">
                <text:p>37500</text:p>
              </table:table-cell>
              <table:table-cell office:value-type="float" office:value="580.302">
                <text:p>580.302</text:p>
              </table:table-cell>
              <table:table-cell office:value-type="float" office:value="655.468">
                <text:p>655.468</text:p>
              </table:table-cell>
              <table:table-cell office:value-type="float" office:value="657.89">
                <text:p>657.89</text:p>
              </table:table-cell>
              <table:table-cell office:value-type="float" office:value="878.874">
                <text:p>878.874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524.628">
                <text:p>524.628</text:p>
              </table:table-cell>
              <table:table-cell office:value-type="float" office:value="671.704">
                <text:p>671.704</text:p>
              </table:table-cell>
              <table:table-cell office:value-type="float" office:value="613.834">
                <text:p>613.834</text:p>
              </table:table-cell>
              <table:table-cell office:value-type="float" office:value="962.224">
                <text:p>962.224</text:p>
              </table:table-cell>
            </table:table-row>
            <table:table-row>
              <table:table-cell office:value-type="float" office:value="38500">
                <text:p>38500</text:p>
              </table:table-cell>
              <table:table-cell office:value-type="float" office:value="537.64">
                <text:p>537.64</text:p>
              </table:table-cell>
              <table:table-cell office:value-type="float" office:value="678.554">
                <text:p>678.554</text:p>
              </table:table-cell>
              <table:table-cell office:value-type="float" office:value="611.228">
                <text:p>611.228</text:p>
              </table:table-cell>
              <table:table-cell office:value-type="float" office:value="987.932">
                <text:p>987.932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582.554">
                <text:p>582.554</text:p>
              </table:table-cell>
              <table:table-cell office:value-type="float" office:value="656.034">
                <text:p>656.034</text:p>
              </table:table-cell>
              <table:table-cell office:value-type="float" office:value="638.19">
                <text:p>638.19</text:p>
              </table:table-cell>
              <table:table-cell office:value-type="float" office:value="1096.496">
                <text:p>1096.496</text:p>
              </table:table-cell>
            </table:table-row>
            <table:table-row>
              <table:table-cell office:value-type="float" office:value="39500">
                <text:p>39500</text:p>
              </table:table-cell>
              <table:table-cell office:value-type="float" office:value="555.016">
                <text:p>555.016</text:p>
              </table:table-cell>
              <table:table-cell office:value-type="float" office:value="662.784">
                <text:p>662.784</text:p>
              </table:table-cell>
              <table:table-cell office:value-type="float" office:value="646.712">
                <text:p>646.712</text:p>
              </table:table-cell>
              <table:table-cell office:value-type="float" office:value="1133.196">
                <text:p>1133.19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579.55">
                <text:p>579.55</text:p>
              </table:table-cell>
              <table:table-cell office:value-type="float" office:value="683.898">
                <text:p>683.898</text:p>
              </table:table-cell>
              <table:table-cell office:value-type="float" office:value="636.596">
                <text:p>636.596</text:p>
              </table:table-cell>
              <table:table-cell office:value-type="float" office:value="1126.888">
                <text:p>1126.888</text:p>
              </table:table-cell>
            </table:table-row>
            <table:table-row>
              <table:table-cell office:value-type="float" office:value="40500">
                <text:p>40500</text:p>
              </table:table-cell>
              <table:table-cell office:value-type="float" office:value="579.378">
                <text:p>579.378</text:p>
              </table:table-cell>
              <table:table-cell office:value-type="float" office:value="666.536">
                <text:p>666.536</text:p>
              </table:table-cell>
              <table:table-cell office:value-type="float" office:value="504.438">
                <text:p>504.438</text:p>
              </table:table-cell>
              <table:table-cell office:value-type="float" office:value="993.632">
                <text:p>993.63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696.682">
                <text:p>696.682</text:p>
              </table:table-cell>
              <table:table-cell office:value-type="float" office:value="682.736">
                <text:p>682.736</text:p>
              </table:table-cell>
              <table:table-cell office:value-type="float" office:value="600.568">
                <text:p>600.568</text:p>
              </table:table-cell>
              <table:table-cell office:value-type="float" office:value="951.076">
                <text:p>951.076</text:p>
              </table:table-cell>
            </table:table-row>
            <table:table-row>
              <table:table-cell office:value-type="float" office:value="41500">
                <text:p>41500</text:p>
              </table:table-cell>
              <table:table-cell office:value-type="float" office:value="592.368">
                <text:p>592.368</text:p>
              </table:table-cell>
              <table:table-cell office:value-type="float" office:value="665.748">
                <text:p>665.748</text:p>
              </table:table-cell>
              <table:table-cell office:value-type="float" office:value="589.408">
                <text:p>589.408</text:p>
              </table:table-cell>
              <table:table-cell office:value-type="float" office:value="962.848">
                <text:p>962.848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533.996">
                <text:p>533.996</text:p>
              </table:table-cell>
              <table:table-cell office:value-type="float" office:value="675.692">
                <text:p>675.692</text:p>
              </table:table-cell>
              <table:table-cell office:value-type="float" office:value="554.928">
                <text:p>554.928</text:p>
              </table:table-cell>
              <table:table-cell office:value-type="float" office:value="966.874">
                <text:p>966.874</text:p>
              </table:table-cell>
            </table:table-row>
            <table:table-row>
              <table:table-cell office:value-type="float" office:value="42500">
                <text:p>42500</text:p>
              </table:table-cell>
              <table:table-cell office:value-type="float" office:value="511.504">
                <text:p>511.504</text:p>
              </table:table-cell>
              <table:table-cell office:value-type="float" office:value="695.186">
                <text:p>695.186</text:p>
              </table:table-cell>
              <table:table-cell office:value-type="float" office:value="568.024">
                <text:p>568.024</text:p>
              </table:table-cell>
              <table:table-cell office:value-type="float" office:value="993.044">
                <text:p>993.044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564.77">
                <text:p>564.77</text:p>
              </table:table-cell>
              <table:table-cell office:value-type="float" office:value="702.748">
                <text:p>702.748</text:p>
              </table:table-cell>
              <table:table-cell office:value-type="float" office:value="557.674">
                <text:p>557.674</text:p>
              </table:table-cell>
              <table:table-cell office:value-type="float" office:value="915.372">
                <text:p>915.372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517.968">
                <text:p>517.968</text:p>
              </table:table-cell>
              <table:table-cell office:value-type="float" office:value="740.12">
                <text:p>740.12</text:p>
              </table:table-cell>
              <table:table-cell office:value-type="float" office:value="542.584">
                <text:p>542.584</text:p>
              </table:table-cell>
              <table:table-cell office:value-type="float" office:value="885.304">
                <text:p>885.30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78.922">
                <text:p>578.922</text:p>
              </table:table-cell>
              <table:table-cell office:value-type="float" office:value="714.002">
                <text:p>714.002</text:p>
              </table:table-cell>
              <table:table-cell office:value-type="float" office:value="554.094">
                <text:p>554.094</text:p>
              </table:table-cell>
              <table:table-cell office:value-type="float" office:value="969.128">
                <text:p>969.128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555.63">
                <text:p>555.63</text:p>
              </table:table-cell>
              <table:table-cell office:value-type="float" office:value="723.574">
                <text:p>723.574</text:p>
              </table:table-cell>
              <table:table-cell office:value-type="float" office:value="502.632">
                <text:p>502.632</text:p>
              </table:table-cell>
              <table:table-cell office:value-type="float" office:value="848.812">
                <text:p>848.81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51">
                <text:p>551</text:p>
              </table:table-cell>
              <table:table-cell office:value-type="float" office:value="728.944">
                <text:p>728.944</text:p>
              </table:table-cell>
              <table:table-cell office:value-type="float" office:value="522.764">
                <text:p>522.764</text:p>
              </table:table-cell>
              <table:table-cell office:value-type="float" office:value="932.772">
                <text:p>932.772</text:p>
              </table:table-cell>
            </table:table-row>
            <table:table-row>
              <table:table-cell office:value-type="float" office:value="45500">
                <text:p>45500</text:p>
              </table:table-cell>
              <table:table-cell office:value-type="float" office:value="524.338">
                <text:p>524.338</text:p>
              </table:table-cell>
              <table:table-cell office:value-type="float" office:value="729.024">
                <text:p>729.024</text:p>
              </table:table-cell>
              <table:table-cell office:value-type="float" office:value="691.962">
                <text:p>691.962</text:p>
              </table:table-cell>
              <table:table-cell office:value-type="float" office:value="1000.534">
                <text:p>1000.53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72.406">
                <text:p>572.406</text:p>
              </table:table-cell>
              <table:table-cell office:value-type="float" office:value="701.166">
                <text:p>701.166</text:p>
              </table:table-cell>
              <table:table-cell office:value-type="float" office:value="617.618">
                <text:p>617.618</text:p>
              </table:table-cell>
              <table:table-cell office:value-type="float" office:value="969.24">
                <text:p>969.24</text:p>
              </table:table-cell>
            </table:table-row>
            <table:table-row>
              <table:table-cell office:value-type="float" office:value="46500">
                <text:p>46500</text:p>
              </table:table-cell>
              <table:table-cell office:value-type="float" office:value="594.864">
                <text:p>594.864</text:p>
              </table:table-cell>
              <table:table-cell office:value-type="float" office:value="662.664">
                <text:p>662.664</text:p>
              </table:table-cell>
              <table:table-cell office:value-type="float" office:value="560.978">
                <text:p>560.978</text:p>
              </table:table-cell>
              <table:table-cell office:value-type="float" office:value="996.5">
                <text:p>996.5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616.264">
                <text:p>616.264</text:p>
              </table:table-cell>
              <table:table-cell office:value-type="float" office:value="680.052">
                <text:p>680.052</text:p>
              </table:table-cell>
              <table:table-cell office:value-type="float" office:value="639.376">
                <text:p>639.376</text:p>
              </table:table-cell>
              <table:table-cell office:value-type="float" office:value="804.446">
                <text:p>804.44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574.396">
                <text:p>574.396</text:p>
              </table:table-cell>
              <table:table-cell office:value-type="float" office:value="677.272">
                <text:p>677.272</text:p>
              </table:table-cell>
              <table:table-cell office:value-type="float" office:value="549.02">
                <text:p>549.02</text:p>
              </table:table-cell>
              <table:table-cell office:value-type="float" office:value="838.942">
                <text:p>838.94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467.618">
                <text:p>467.618</text:p>
              </table:table-cell>
              <table:table-cell office:value-type="float" office:value="662.998">
                <text:p>662.998</text:p>
              </table:table-cell>
              <table:table-cell office:value-type="float" office:value="604.662">
                <text:p>604.662</text:p>
              </table:table-cell>
              <table:table-cell office:value-type="float" office:value="871.922">
                <text:p>871.922</text:p>
              </table:table-cell>
            </table:table-row>
            <table:table-row>
              <table:table-cell office:value-type="float" office:value="48500">
                <text:p>48500</text:p>
              </table:table-cell>
              <table:table-cell office:value-type="float" office:value="464.612">
                <text:p>464.612</text:p>
              </table:table-cell>
              <table:table-cell office:value-type="float" office:value="714.882">
                <text:p>714.882</text:p>
              </table:table-cell>
              <table:table-cell office:value-type="float" office:value="553.27">
                <text:p>553.27</text:p>
              </table:table-cell>
              <table:table-cell office:value-type="float" office:value="871.748">
                <text:p>871.748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488.39">
                <text:p>488.39</text:p>
              </table:table-cell>
              <table:table-cell office:value-type="float" office:value="710.374">
                <text:p>710.374</text:p>
              </table:table-cell>
              <table:table-cell office:value-type="float" office:value="597.962">
                <text:p>597.962</text:p>
              </table:table-cell>
              <table:table-cell office:value-type="float" office:value="904.538">
                <text:p>904.538</text:p>
              </table:table-cell>
            </table:table-row>
            <table:table-row>
              <table:table-cell office:value-type="float" office:value="49500">
                <text:p>49500</text:p>
              </table:table-cell>
              <table:table-cell office:value-type="float" office:value="530.284">
                <text:p>530.284</text:p>
              </table:table-cell>
              <table:table-cell office:value-type="float" office:value="718.436">
                <text:p>718.436</text:p>
              </table:table-cell>
              <table:table-cell office:value-type="float" office:value="609.166">
                <text:p>609.166</text:p>
              </table:table-cell>
              <table:table-cell office:value-type="float" office:value="840.244">
                <text:p>840.24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85.75">
                <text:p>485.75</text:p>
              </table:table-cell>
              <table:table-cell office:value-type="float" office:value="724.492">
                <text:p>724.492</text:p>
              </table:table-cell>
              <table:table-cell office:value-type="float" office:value="540.63">
                <text:p>540.63</text:p>
              </table:table-cell>
              <table:table-cell office:value-type="float" office:value="799.986">
                <text:p>799.986</text:p>
              </table:table-cell>
            </table:table-row>
            <table:table-row>
              <table:table-cell office:value-type="float" office:value="50500">
                <text:p>50500</text:p>
              </table:table-cell>
              <table:table-cell office:value-type="float" office:value="592.834">
                <text:p>592.834</text:p>
              </table:table-cell>
              <table:table-cell office:value-type="float" office:value="727.3">
                <text:p>727.3</text:p>
              </table:table-cell>
              <table:table-cell office:value-type="float" office:value="618.956">
                <text:p>618.956</text:p>
              </table:table-cell>
              <table:table-cell office:value-type="float" office:value="874.88">
                <text:p>874.88</text:p>
              </table:table-cell>
            </table:table-row>
            <table:table-row>
              <table:table-cell office:value-type="float" office:value="51000">
                <text:p>51000</text:p>
              </table:table-cell>
              <table:table-cell office:value-type="float" office:value="646.556">
                <text:p>646.556</text:p>
              </table:table-cell>
              <table:table-cell office:value-type="float" office:value="718.31">
                <text:p>718.31</text:p>
              </table:table-cell>
              <table:table-cell office:value-type="float" office:value="522.362">
                <text:p>522.362</text:p>
              </table:table-cell>
              <table:table-cell office:value-type="float" office:value="868.79">
                <text:p>868.79</text:p>
              </table:table-cell>
            </table:table-row>
            <table:table-row>
              <table:table-cell office:value-type="float" office:value="51500">
                <text:p>51500</text:p>
              </table:table-cell>
              <table:table-cell office:value-type="float" office:value="782.128">
                <text:p>782.128</text:p>
              </table:table-cell>
              <table:table-cell office:value-type="float" office:value="749.606">
                <text:p>749.606</text:p>
              </table:table-cell>
              <table:table-cell office:value-type="float" office:value="584.022">
                <text:p>584.022</text:p>
              </table:table-cell>
              <table:table-cell office:value-type="float" office:value="714.246">
                <text:p>714.246</text:p>
              </table:table-cell>
            </table:table-row>
            <table:table-row>
              <table:table-cell office:value-type="float" office:value="52000">
                <text:p>52000</text:p>
              </table:table-cell>
              <table:table-cell office:value-type="float" office:value="854.162">
                <text:p>854.162</text:p>
              </table:table-cell>
              <table:table-cell office:value-type="float" office:value="753.842">
                <text:p>753.842</text:p>
              </table:table-cell>
              <table:table-cell office:value-type="float" office:value="694.054">
                <text:p>694.054</text:p>
              </table:table-cell>
              <table:table-cell office:value-type="float" office:value="840.682">
                <text:p>840.682</text:p>
              </table:table-cell>
            </table:table-row>
            <table:table-row>
              <table:table-cell office:value-type="float" office:value="52500">
                <text:p>52500</text:p>
              </table:table-cell>
              <table:table-cell office:value-type="float" office:value="898.994">
                <text:p>898.994</text:p>
              </table:table-cell>
              <table:table-cell office:value-type="float" office:value="782.388">
                <text:p>782.388</text:p>
              </table:table-cell>
              <table:table-cell office:value-type="float" office:value="646.736">
                <text:p>646.736</text:p>
              </table:table-cell>
              <table:table-cell office:value-type="float" office:value="883.378">
                <text:p>883.378</text:p>
              </table:table-cell>
            </table:table-row>
            <table:table-row>
              <table:table-cell office:value-type="float" office:value="53000">
                <text:p>53000</text:p>
              </table:table-cell>
              <table:table-cell office:value-type="float" office:value="821.488">
                <text:p>821.488</text:p>
              </table:table-cell>
              <table:table-cell office:value-type="float" office:value="814.954">
                <text:p>814.954</text:p>
              </table:table-cell>
              <table:table-cell office:value-type="float" office:value="714.488">
                <text:p>714.488</text:p>
              </table:table-cell>
              <table:table-cell office:value-type="float" office:value="875.81">
                <text:p>875.81</text:p>
              </table:table-cell>
            </table:table-row>
            <table:table-row>
              <table:table-cell office:value-type="float" office:value="53500">
                <text:p>53500</text:p>
              </table:table-cell>
              <table:table-cell office:value-type="float" office:value="784.594">
                <text:p>784.594</text:p>
              </table:table-cell>
              <table:table-cell office:value-type="float" office:value="861.378">
                <text:p>861.378</text:p>
              </table:table-cell>
              <table:table-cell office:value-type="float" office:value="716.09">
                <text:p>716.09</text:p>
              </table:table-cell>
              <table:table-cell office:value-type="float" office:value="961.688">
                <text:p>961.688</text:p>
              </table:table-cell>
            </table:table-row>
            <table:table-row>
              <table:table-cell office:value-type="float" office:value="54000">
                <text:p>54000</text:p>
              </table:table-cell>
              <table:table-cell office:value-type="float" office:value="842.472">
                <text:p>842.472</text:p>
              </table:table-cell>
              <table:table-cell office:value-type="float" office:value="797.528">
                <text:p>797.528</text:p>
              </table:table-cell>
              <table:table-cell office:value-type="float" office:value="629.298">
                <text:p>629.298</text:p>
              </table:table-cell>
              <table:table-cell office:value-type="float" office:value="930.694">
                <text:p>930.694</text:p>
              </table:table-cell>
            </table:table-row>
            <table:table-row>
              <table:table-cell office:value-type="float" office:value="54500">
                <text:p>54500</text:p>
              </table:table-cell>
              <table:table-cell office:value-type="float" office:value="767.636">
                <text:p>767.636</text:p>
              </table:table-cell>
              <table:table-cell office:value-type="float" office:value="888.166">
                <text:p>888.166</text:p>
              </table:table-cell>
              <table:table-cell office:value-type="float" office:value="613.726">
                <text:p>613.726</text:p>
              </table:table-cell>
              <table:table-cell office:value-type="float" office:value="949.406">
                <text:p>949.406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713.18">
                <text:p>713.18</text:p>
              </table:table-cell>
              <table:table-cell office:value-type="float" office:value="876.42">
                <text:p>876.42</text:p>
              </table:table-cell>
              <table:table-cell office:value-type="float" office:value="629.568">
                <text:p>629.568</text:p>
              </table:table-cell>
              <table:table-cell office:value-type="float" office:value="1001.188">
                <text:p>1001.188</text:p>
              </table:table-cell>
            </table:table-row>
            <table:table-row>
              <table:table-cell office:value-type="float" office:value="55500">
                <text:p>55500</text:p>
              </table:table-cell>
              <table:table-cell office:value-type="float" office:value="737.152">
                <text:p>737.152</text:p>
              </table:table-cell>
              <table:table-cell office:value-type="float" office:value="894.266">
                <text:p>894.266</text:p>
              </table:table-cell>
              <table:table-cell office:value-type="float" office:value="692.576">
                <text:p>692.576</text:p>
              </table:table-cell>
              <table:table-cell office:value-type="float" office:value="1077.11">
                <text:p>1077.11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700.898">
                <text:p>700.898</text:p>
              </table:table-cell>
              <table:table-cell office:value-type="float" office:value="937.158">
                <text:p>937.158</text:p>
              </table:table-cell>
              <table:table-cell office:value-type="float" office:value="717.148">
                <text:p>717.148</text:p>
              </table:table-cell>
              <table:table-cell office:value-type="float" office:value="977.418">
                <text:p>977.418</text:p>
              </table:table-cell>
            </table:table-row>
            <table:table-row>
              <table:table-cell office:value-type="float" office:value="56500">
                <text:p>56500</text:p>
              </table:table-cell>
              <table:table-cell office:value-type="float" office:value="596.15">
                <text:p>596.15</text:p>
              </table:table-cell>
              <table:table-cell office:value-type="float" office:value="846.99">
                <text:p>846.99</text:p>
              </table:table-cell>
              <table:table-cell office:value-type="float" office:value="695.46">
                <text:p>695.46</text:p>
              </table:table-cell>
              <table:table-cell office:value-type="float" office:value="1067.152">
                <text:p>1067.152</text:p>
              </table:table-cell>
            </table:table-row>
            <table:table-row>
              <table:table-cell office:value-type="float" office:value="57000">
                <text:p>57000</text:p>
              </table:table-cell>
              <table:table-cell office:value-type="float" office:value="548.556">
                <text:p>548.556</text:p>
              </table:table-cell>
              <table:table-cell office:value-type="float" office:value="901.136">
                <text:p>901.136</text:p>
              </table:table-cell>
              <table:table-cell office:value-type="float" office:value="797.98">
                <text:p>797.98</text:p>
              </table:table-cell>
              <table:table-cell office:value-type="float" office:value="1133.21">
                <text:p>1133.21</text:p>
              </table:table-cell>
            </table:table-row>
            <table:table-row>
              <table:table-cell office:value-type="float" office:value="57500">
                <text:p>57500</text:p>
              </table:table-cell>
              <table:table-cell office:value-type="float" office:value="474.336">
                <text:p>474.336</text:p>
              </table:table-cell>
              <table:table-cell office:value-type="float" office:value="923.49">
                <text:p>923.49</text:p>
              </table:table-cell>
              <table:table-cell office:value-type="float" office:value="664.29">
                <text:p>664.29</text:p>
              </table:table-cell>
              <table:table-cell office:value-type="float" office:value="1214.744">
                <text:p>1214.744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506.134">
                <text:p>506.134</text:p>
              </table:table-cell>
              <table:table-cell office:value-type="float" office:value="841.96">
                <text:p>841.96</text:p>
              </table:table-cell>
              <table:table-cell office:value-type="float" office:value="614.79">
                <text:p>614.79</text:p>
              </table:table-cell>
              <table:table-cell office:value-type="float" office:value="1138.896">
                <text:p>1138.896</text:p>
              </table:table-cell>
            </table:table-row>
            <table:table-row>
              <table:table-cell office:value-type="float" office:value="58500">
                <text:p>58500</text:p>
              </table:table-cell>
              <table:table-cell office:value-type="float" office:value="544.912">
                <text:p>544.912</text:p>
              </table:table-cell>
              <table:table-cell office:value-type="float" office:value="858.134">
                <text:p>858.134</text:p>
              </table:table-cell>
              <table:table-cell office:value-type="float" office:value="545.43">
                <text:p>545.43</text:p>
              </table:table-cell>
              <table:table-cell office:value-type="float" office:value="1040.03">
                <text:p>1040.03</text:p>
              </table:table-cell>
            </table:table-row>
            <table:table-row>
              <table:table-cell office:value-type="float" office:value="59000">
                <text:p>59000</text:p>
              </table:table-cell>
              <table:table-cell office:value-type="float" office:value="469.176">
                <text:p>469.176</text:p>
              </table:table-cell>
              <table:table-cell office:value-type="float" office:value="796.81">
                <text:p>796.81</text:p>
              </table:table-cell>
              <table:table-cell office:value-type="float" office:value="551.992">
                <text:p>551.992</text:p>
              </table:table-cell>
              <table:table-cell office:value-type="float" office:value="1027.184">
                <text:p>1027.184</text:p>
              </table:table-cell>
            </table:table-row>
            <table:table-row>
              <table:table-cell office:value-type="float" office:value="59500">
                <text:p>59500</text:p>
              </table:table-cell>
              <table:table-cell office:value-type="float" office:value="500.072">
                <text:p>500.072</text:p>
              </table:table-cell>
              <table:table-cell office:value-type="float" office:value="794.29">
                <text:p>794.29</text:p>
              </table:table-cell>
              <table:table-cell office:value-type="float" office:value="646.08">
                <text:p>646.08</text:p>
              </table:table-cell>
              <table:table-cell office:value-type="float" office:value="1089.162">
                <text:p>1089.16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502.514">
                <text:p>502.514</text:p>
              </table:table-cell>
              <table:table-cell office:value-type="float" office:value="799.734">
                <text:p>799.734</text:p>
              </table:table-cell>
              <table:table-cell office:value-type="float" office:value="732.088">
                <text:p>732.088</text:p>
              </table:table-cell>
              <table:table-cell office:value-type="float" office:value="1116.41">
                <text:p>1116.41</text:p>
              </table:table-cell>
            </table:table-row>
            <table:table-row>
              <table:table-cell office:value-type="float" office:value="60500">
                <text:p>60500</text:p>
              </table:table-cell>
              <table:table-cell office:value-type="float" office:value="458.162">
                <text:p>458.162</text:p>
              </table:table-cell>
              <table:table-cell office:value-type="float" office:value="798.322">
                <text:p>798.322</text:p>
              </table:table-cell>
              <table:table-cell office:value-type="float" office:value="659.408">
                <text:p>659.408</text:p>
              </table:table-cell>
              <table:table-cell office:value-type="float" office:value="988.784">
                <text:p>988.784</text:p>
              </table:table-cell>
            </table:table-row>
            <table:table-row>
              <table:table-cell office:value-type="float" office:value="61000">
                <text:p>61000</text:p>
              </table:table-cell>
              <table:table-cell office:value-type="float" office:value="452.116">
                <text:p>452.116</text:p>
              </table:table-cell>
              <table:table-cell office:value-type="float" office:value="813.238">
                <text:p>813.238</text:p>
              </table:table-cell>
              <table:table-cell office:value-type="float" office:value="644.152">
                <text:p>644.152</text:p>
              </table:table-cell>
              <table:table-cell office:value-type="float" office:value="909.35">
                <text:p>909.35</text:p>
              </table:table-cell>
            </table:table-row>
            <table:table-row>
              <table:table-cell office:value-type="float" office:value="61500">
                <text:p>61500</text:p>
              </table:table-cell>
              <table:table-cell office:value-type="float" office:value="466.816">
                <text:p>466.816</text:p>
              </table:table-cell>
              <table:table-cell office:value-type="float" office:value="814.39">
                <text:p>814.39</text:p>
              </table:table-cell>
              <table:table-cell office:value-type="float" office:value="548.024">
                <text:p>548.024</text:p>
              </table:table-cell>
              <table:table-cell office:value-type="float" office:value="944.218">
                <text:p>944.218</text:p>
              </table:table-cell>
            </table:table-row>
            <table:table-row>
              <table:table-cell office:value-type="float" office:value="62000">
                <text:p>62000</text:p>
              </table:table-cell>
              <table:table-cell office:value-type="float" office:value="467.098">
                <text:p>467.098</text:p>
              </table:table-cell>
              <table:table-cell office:value-type="float" office:value="775.378">
                <text:p>775.378</text:p>
              </table:table-cell>
              <table:table-cell office:value-type="float" office:value="579.434">
                <text:p>579.434</text:p>
              </table:table-cell>
              <table:table-cell office:value-type="float" office:value="886.476">
                <text:p>886.476</text:p>
              </table:table-cell>
            </table:table-row>
            <table:table-row>
              <table:table-cell office:value-type="float" office:value="62500">
                <text:p>62500</text:p>
              </table:table-cell>
              <table:table-cell office:value-type="float" office:value="444.696">
                <text:p>444.696</text:p>
              </table:table-cell>
              <table:table-cell office:value-type="float" office:value="873.826">
                <text:p>873.826</text:p>
              </table:table-cell>
              <table:table-cell office:value-type="float" office:value="534.422">
                <text:p>534.422</text:p>
              </table:table-cell>
              <table:table-cell office:value-type="float" office:value="902.476">
                <text:p>902.476</text:p>
              </table:table-cell>
            </table:table-row>
            <table:table-row>
              <table:table-cell office:value-type="float" office:value="63000">
                <text:p>63000</text:p>
              </table:table-cell>
              <table:table-cell office:value-type="float" office:value="471.994">
                <text:p>471.994</text:p>
              </table:table-cell>
              <table:table-cell office:value-type="float" office:value="908.096">
                <text:p>908.096</text:p>
              </table:table-cell>
              <table:table-cell office:value-type="float" office:value="580.176">
                <text:p>580.176</text:p>
              </table:table-cell>
              <table:table-cell office:value-type="float" office:value="788.204">
                <text:p>788.204</text:p>
              </table:table-cell>
            </table:table-row>
            <table:table-row>
              <table:table-cell office:value-type="float" office:value="63500">
                <text:p>63500</text:p>
              </table:table-cell>
              <table:table-cell office:value-type="float" office:value="493.704">
                <text:p>493.704</text:p>
              </table:table-cell>
              <table:table-cell office:value-type="float" office:value="1022.818">
                <text:p>1022.818</text:p>
              </table:table-cell>
              <table:table-cell office:value-type="float" office:value="589.274">
                <text:p>589.274</text:p>
              </table:table-cell>
              <table:table-cell office:value-type="float" office:value="886.446">
                <text:p>886.44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443.374">
                <text:p>443.374</text:p>
              </table:table-cell>
              <table:table-cell office:value-type="float" office:value="1128.872">
                <text:p>1128.872</text:p>
              </table:table-cell>
              <table:table-cell office:value-type="float" office:value="622.45">
                <text:p>622.45</text:p>
              </table:table-cell>
              <table:table-cell office:value-type="float" office:value="1244.31">
                <text:p>1244.31</text:p>
              </table:table-cell>
            </table:table-row>
            <table:table-row>
              <table:table-cell office:value-type="float" office:value="64500">
                <text:p>64500</text:p>
              </table:table-cell>
              <table:table-cell office:value-type="float" office:value="489.7">
                <text:p>489.7</text:p>
              </table:table-cell>
              <table:table-cell office:value-type="float" office:value="1112.858">
                <text:p>1112.858</text:p>
              </table:table-cell>
              <table:table-cell office:value-type="float" office:value="591.686">
                <text:p>591.686</text:p>
              </table:table-cell>
              <table:table-cell office:value-type="float" office:value="1184.614">
                <text:p>1184.61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493.418">
                <text:p>493.418</text:p>
              </table:table-cell>
              <table:table-cell office:value-type="float" office:value="938.338">
                <text:p>938.338</text:p>
              </table:table-cell>
              <table:table-cell office:value-type="float" office:value="695.128">
                <text:p>695.128</text:p>
              </table:table-cell>
              <table:table-cell office:value-type="float" office:value="1124.732">
                <text:p>1124.732</text:p>
              </table:table-cell>
            </table:table-row>
            <table:table-row>
              <table:table-cell office:value-type="float" office:value="65500">
                <text:p>65500</text:p>
              </table:table-cell>
              <table:table-cell office:value-type="float" office:value="442.464">
                <text:p>442.464</text:p>
              </table:table-cell>
              <table:table-cell office:value-type="float" office:value="946.864">
                <text:p>946.864</text:p>
              </table:table-cell>
              <table:table-cell office:value-type="float" office:value="674.178">
                <text:p>674.178</text:p>
              </table:table-cell>
              <table:table-cell office:value-type="float" office:value="794.44">
                <text:p>794.44</text:p>
              </table:table-cell>
            </table:table-row>
            <table:table-row>
              <table:table-cell office:value-type="float" office:value="66000">
                <text:p>66000</text:p>
              </table:table-cell>
              <table:table-cell office:value-type="float" office:value="473.416">
                <text:p>473.416</text:p>
              </table:table-cell>
              <table:table-cell office:value-type="float" office:value="934.04">
                <text:p>934.04</text:p>
              </table:table-cell>
              <table:table-cell office:value-type="float" office:value="611.368">
                <text:p>611.368</text:p>
              </table:table-cell>
              <table:table-cell office:value-type="float" office:value="843.026">
                <text:p>843.026</text:p>
              </table:table-cell>
            </table:table-row>
            <table:table-row>
              <table:table-cell office:value-type="float" office:value="66500">
                <text:p>66500</text:p>
              </table:table-cell>
              <table:table-cell office:value-type="float" office:value="592.642">
                <text:p>592.642</text:p>
              </table:table-cell>
              <table:table-cell office:value-type="float" office:value="1025.612">
                <text:p>1025.612</text:p>
              </table:table-cell>
              <table:table-cell office:value-type="float" office:value="484.014">
                <text:p>484.014</text:p>
              </table:table-cell>
              <table:table-cell office:value-type="float" office:value="825.208">
                <text:p>825.208</text:p>
              </table:table-cell>
            </table:table-row>
            <table:table-row>
              <table:table-cell office:value-type="float" office:value="67000">
                <text:p>67000</text:p>
              </table:table-cell>
              <table:table-cell office:value-type="float" office:value="585.022">
                <text:p>585.022</text:p>
              </table:table-cell>
              <table:table-cell office:value-type="float" office:value="1048.426">
                <text:p>1048.426</text:p>
              </table:table-cell>
              <table:table-cell office:value-type="float" office:value="498.852">
                <text:p>498.852</text:p>
              </table:table-cell>
              <table:table-cell office:value-type="float" office:value="693.33">
                <text:p>693.33</text:p>
              </table:table-cell>
            </table:table-row>
            <table:table-row>
              <table:table-cell office:value-type="float" office:value="67500">
                <text:p>67500</text:p>
              </table:table-cell>
              <table:table-cell office:value-type="float" office:value="570.852">
                <text:p>570.852</text:p>
              </table:table-cell>
              <table:table-cell office:value-type="float" office:value="992.416">
                <text:p>992.416</text:p>
              </table:table-cell>
              <table:table-cell office:value-type="float" office:value="658.544">
                <text:p>658.544</text:p>
              </table:table-cell>
              <table:table-cell office:value-type="float" office:value="675.628">
                <text:p>675.628</text:p>
              </table:table-cell>
            </table:table-row>
            <table:table-row>
              <table:table-cell office:value-type="float" office:value="68000">
                <text:p>68000</text:p>
              </table:table-cell>
              <table:table-cell office:value-type="float" office:value="564.672">
                <text:p>564.672</text:p>
              </table:table-cell>
              <table:table-cell office:value-type="float" office:value="851.88">
                <text:p>851.88</text:p>
              </table:table-cell>
              <table:table-cell office:value-type="float" office:value="476.344">
                <text:p>476.344</text:p>
              </table:table-cell>
              <table:table-cell office:value-type="float" office:value="767.66">
                <text:p>767.66</text:p>
              </table:table-cell>
            </table:table-row>
            <table:table-row>
              <table:table-cell office:value-type="float" office:value="68500">
                <text:p>68500</text:p>
              </table:table-cell>
              <table:table-cell office:value-type="float" office:value="548.024">
                <text:p>548.024</text:p>
              </table:table-cell>
              <table:table-cell office:value-type="float" office:value="837.762">
                <text:p>837.762</text:p>
              </table:table-cell>
              <table:table-cell office:value-type="float" office:value="589.562">
                <text:p>589.562</text:p>
              </table:table-cell>
              <table:table-cell office:value-type="float" office:value="734.154">
                <text:p>734.154</text:p>
              </table:table-cell>
            </table:table-row>
            <table:table-row>
              <table:table-cell office:value-type="float" office:value="69000">
                <text:p>69000</text:p>
              </table:table-cell>
              <table:table-cell office:value-type="float" office:value="542.244">
                <text:p>542.244</text:p>
              </table:table-cell>
              <table:table-cell office:value-type="float" office:value="975.638">
                <text:p>975.638</text:p>
              </table:table-cell>
              <table:table-cell office:value-type="float" office:value="601.13">
                <text:p>601.13</text:p>
              </table:table-cell>
              <table:table-cell office:value-type="float" office:value="805.326">
                <text:p>805.326</text:p>
              </table:table-cell>
            </table:table-row>
            <table:table-row>
              <table:table-cell office:value-type="float" office:value="69500">
                <text:p>69500</text:p>
              </table:table-cell>
              <table:table-cell office:value-type="float" office:value="533.756">
                <text:p>533.756</text:p>
              </table:table-cell>
              <table:table-cell office:value-type="float" office:value="953.312">
                <text:p>953.312</text:p>
              </table:table-cell>
              <table:table-cell office:value-type="float" office:value="616.666">
                <text:p>616.666</text:p>
              </table:table-cell>
              <table:table-cell office:value-type="float" office:value="639.024">
                <text:p>639.02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521.872">
                <text:p>521.872</text:p>
              </table:table-cell>
              <table:table-cell office:value-type="float" office:value="895.67">
                <text:p>895.67</text:p>
              </table:table-cell>
              <table:table-cell office:value-type="float" office:value="607.478">
                <text:p>607.478</text:p>
              </table:table-cell>
              <table:table-cell office:value-type="float" office:value="588.806">
                <text:p>588.806</text:p>
              </table:table-cell>
            </table:table-row>
            <table:table-row>
              <table:table-cell office:value-type="float" office:value="70500">
                <text:p>70500</text:p>
              </table:table-cell>
              <table:table-cell office:value-type="float" office:value="555.734">
                <text:p>555.734</text:p>
              </table:table-cell>
              <table:table-cell office:value-type="float" office:value="978.276">
                <text:p>978.276</text:p>
              </table:table-cell>
              <table:table-cell office:value-type="float" office:value="631.692">
                <text:p>631.692</text:p>
              </table:table-cell>
              <table:table-cell office:value-type="float" office:value="560.41">
                <text:p>560.41</text:p>
              </table:table-cell>
            </table:table-row>
            <table:table-row>
              <table:table-cell office:value-type="float" office:value="71000">
                <text:p>71000</text:p>
              </table:table-cell>
              <table:table-cell office:value-type="float" office:value="552.36">
                <text:p>552.36</text:p>
              </table:table-cell>
              <table:table-cell office:value-type="float" office:value="982.124">
                <text:p>982.124</text:p>
              </table:table-cell>
              <table:table-cell office:value-type="float" office:value="650.046">
                <text:p>650.046</text:p>
              </table:table-cell>
              <table:table-cell office:value-type="float" office:value="758.216">
                <text:p>758.216</text:p>
              </table:table-cell>
            </table:table-row>
            <table:table-row>
              <table:table-cell office:value-type="float" office:value="71500">
                <text:p>71500</text:p>
              </table:table-cell>
              <table:table-cell office:value-type="float" office:value="535.192">
                <text:p>535.192</text:p>
              </table:table-cell>
              <table:table-cell office:value-type="float" office:value="914.9">
                <text:p>914.9</text:p>
              </table:table-cell>
              <table:table-cell office:value-type="float" office:value="610.63">
                <text:p>610.63</text:p>
              </table:table-cell>
              <table:table-cell office:value-type="float" office:value="766.29">
                <text:p>766.29</text:p>
              </table:table-cell>
            </table:table-row>
            <table:table-row>
              <table:table-cell office:value-type="float" office:value="72000">
                <text:p>72000</text:p>
              </table:table-cell>
              <table:table-cell office:value-type="float" office:value="509.474">
                <text:p>509.474</text:p>
              </table:table-cell>
              <table:table-cell office:value-type="float" office:value="958.758">
                <text:p>958.758</text:p>
              </table:table-cell>
              <table:table-cell office:value-type="float" office:value="574.894">
                <text:p>574.894</text:p>
              </table:table-cell>
              <table:table-cell office:value-type="float" office:value="807.62">
                <text:p>807.62</text:p>
              </table:table-cell>
            </table:table-row>
            <table:table-row>
              <table:table-cell office:value-type="float" office:value="72500">
                <text:p>72500</text:p>
              </table:table-cell>
              <table:table-cell office:value-type="float" office:value="518.552">
                <text:p>518.552</text:p>
              </table:table-cell>
              <table:table-cell office:value-type="float" office:value="910.778">
                <text:p>910.778</text:p>
              </table:table-cell>
              <table:table-cell office:value-type="float" office:value="652.182">
                <text:p>652.182</text:p>
              </table:table-cell>
              <table:table-cell office:value-type="float" office:value="710.124">
                <text:p>710.124</text:p>
              </table:table-cell>
            </table:table-row>
            <table:table-row>
              <table:table-cell office:value-type="float" office:value="73000">
                <text:p>73000</text:p>
              </table:table-cell>
              <table:table-cell office:value-type="float" office:value="497.13">
                <text:p>497.13</text:p>
              </table:table-cell>
              <table:table-cell office:value-type="float" office:value="862.376">
                <text:p>862.376</text:p>
              </table:table-cell>
              <table:table-cell office:value-type="float" office:value="580.428">
                <text:p>580.428</text:p>
              </table:table-cell>
              <table:table-cell office:value-type="float" office:value="740.88">
                <text:p>740.88</text:p>
              </table:table-cell>
            </table:table-row>
            <table:table-row>
              <table:table-cell office:value-type="float" office:value="73500">
                <text:p>73500</text:p>
              </table:table-cell>
              <table:table-cell office:value-type="float" office:value="497.872">
                <text:p>497.872</text:p>
              </table:table-cell>
              <table:table-cell office:value-type="float" office:value="990.348">
                <text:p>990.348</text:p>
              </table:table-cell>
              <table:table-cell office:value-type="float" office:value="574.046">
                <text:p>574.046</text:p>
              </table:table-cell>
              <table:table-cell office:value-type="float" office:value="837.586">
                <text:p>837.586</text:p>
              </table:table-cell>
            </table:table-row>
            <table:table-row>
              <table:table-cell office:value-type="float" office:value="74000">
                <text:p>74000</text:p>
              </table:table-cell>
              <table:table-cell office:value-type="float" office:value="489.712">
                <text:p>489.712</text:p>
              </table:table-cell>
              <table:table-cell office:value-type="float" office:value="1022.434">
                <text:p>1022.434</text:p>
              </table:table-cell>
              <table:table-cell office:value-type="float" office:value="576.536">
                <text:p>576.536</text:p>
              </table:table-cell>
              <table:table-cell office:value-type="float" office:value="784.492">
                <text:p>784.492</text:p>
              </table:table-cell>
            </table:table-row>
            <table:table-row>
              <table:table-cell office:value-type="float" office:value="74500">
                <text:p>74500</text:p>
              </table:table-cell>
              <table:table-cell office:value-type="float" office:value="486.976">
                <text:p>486.976</text:p>
              </table:table-cell>
              <table:table-cell office:value-type="float" office:value="965.652">
                <text:p>965.652</text:p>
              </table:table-cell>
              <table:table-cell office:value-type="float" office:value="525.798">
                <text:p>525.798</text:p>
              </table:table-cell>
              <table:table-cell office:value-type="float" office:value="782.666">
                <text:p>782.66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496.556">
                <text:p>496.556</text:p>
              </table:table-cell>
              <table:table-cell office:value-type="float" office:value="1141.576">
                <text:p>1141.576</text:p>
              </table:table-cell>
              <table:table-cell office:value-type="float" office:value="493.338">
                <text:p>493.338</text:p>
              </table:table-cell>
              <table:table-cell office:value-type="float" office:value="751.708">
                <text:p>751.708</text:p>
              </table:table-cell>
            </table:table-row>
            <table:table-row>
              <table:table-cell office:value-type="float" office:value="75500">
                <text:p>75500</text:p>
              </table:table-cell>
              <table:table-cell office:value-type="float" office:value="490.802">
                <text:p>490.802</text:p>
              </table:table-cell>
              <table:table-cell office:value-type="float" office:value="1227.076">
                <text:p>1227.076</text:p>
              </table:table-cell>
              <table:table-cell office:value-type="float" office:value="526.23">
                <text:p>526.23</text:p>
              </table:table-cell>
              <table:table-cell office:value-type="float" office:value="857.134">
                <text:p>857.134</text:p>
              </table:table-cell>
            </table:table-row>
            <table:table-row>
              <table:table-cell office:value-type="float" office:value="76000">
                <text:p>76000</text:p>
              </table:table-cell>
              <table:table-cell office:value-type="float" office:value="527.468">
                <text:p>527.468</text:p>
              </table:table-cell>
              <table:table-cell office:value-type="float" office:value="1162.03">
                <text:p>1162.03</text:p>
              </table:table-cell>
              <table:table-cell office:value-type="float" office:value="439.502">
                <text:p>439.502</text:p>
              </table:table-cell>
              <table:table-cell office:value-type="float" office:value="838.916">
                <text:p>838.916</text:p>
              </table:table-cell>
            </table:table-row>
            <table:table-row>
              <table:table-cell office:value-type="float" office:value="76500">
                <text:p>76500</text:p>
              </table:table-cell>
              <table:table-cell office:value-type="float" office:value="505.9">
                <text:p>505.9</text:p>
              </table:table-cell>
              <table:table-cell office:value-type="float" office:value="1111.074">
                <text:p>1111.074</text:p>
              </table:table-cell>
              <table:table-cell office:value-type="float" office:value="491.69">
                <text:p>491.69</text:p>
              </table:table-cell>
              <table:table-cell office:value-type="float" office:value="801.434">
                <text:p>801.434</text:p>
              </table:table-cell>
            </table:table-row>
            <table:table-row>
              <table:table-cell office:value-type="float" office:value="77000">
                <text:p>77000</text:p>
              </table:table-cell>
              <table:table-cell office:value-type="float" office:value="499.132">
                <text:p>499.132</text:p>
              </table:table-cell>
              <table:table-cell office:value-type="float" office:value="1134.272">
                <text:p>1134.272</text:p>
              </table:table-cell>
              <table:table-cell office:value-type="float" office:value="611.926">
                <text:p>611.926</text:p>
              </table:table-cell>
              <table:table-cell office:value-type="float" office:value="709.38">
                <text:p>709.38</text:p>
              </table:table-cell>
            </table:table-row>
            <table:table-row>
              <table:table-cell office:value-type="float" office:value="77500">
                <text:p>77500</text:p>
              </table:table-cell>
              <table:table-cell office:value-type="float" office:value="500.48">
                <text:p>500.48</text:p>
              </table:table-cell>
              <table:table-cell office:value-type="float" office:value="1110.818">
                <text:p>1110.818</text:p>
              </table:table-cell>
              <table:table-cell office:value-type="float" office:value="662.998">
                <text:p>662.998</text:p>
              </table:table-cell>
              <table:table-cell office:value-type="float" office:value="625.026">
                <text:p>625.026</text:p>
              </table:table-cell>
            </table:table-row>
            <table:table-row>
              <table:table-cell office:value-type="float" office:value="78000">
                <text:p>78000</text:p>
              </table:table-cell>
              <table:table-cell office:value-type="float" office:value="475.758">
                <text:p>475.758</text:p>
              </table:table-cell>
              <table:table-cell office:value-type="float" office:value="969.822">
                <text:p>969.822</text:p>
              </table:table-cell>
              <table:table-cell office:value-type="float" office:value="590.156">
                <text:p>590.156</text:p>
              </table:table-cell>
              <table:table-cell office:value-type="float" office:value="710.702">
                <text:p>710.702</text:p>
              </table:table-cell>
            </table:table-row>
            <table:table-row>
              <table:table-cell office:value-type="float" office:value="78500">
                <text:p>78500</text:p>
              </table:table-cell>
              <table:table-cell office:value-type="float" office:value="502.636">
                <text:p>502.636</text:p>
              </table:table-cell>
              <table:table-cell office:value-type="float" office:value="942.126">
                <text:p>942.126</text:p>
              </table:table-cell>
              <table:table-cell office:value-type="float" office:value="558.704">
                <text:p>558.704</text:p>
              </table:table-cell>
              <table:table-cell office:value-type="float" office:value="698.238">
                <text:p>698.238</text:p>
              </table:table-cell>
            </table:table-row>
            <table:table-row>
              <table:table-cell office:value-type="float" office:value="79000">
                <text:p>79000</text:p>
              </table:table-cell>
              <table:table-cell office:value-type="float" office:value="479.84">
                <text:p>479.84</text:p>
              </table:table-cell>
              <table:table-cell office:value-type="float" office:value="1001.908">
                <text:p>1001.908</text:p>
              </table:table-cell>
              <table:table-cell office:value-type="float" office:value="546.49">
                <text:p>546.49</text:p>
              </table:table-cell>
              <table:table-cell office:value-type="float" office:value="745.182">
                <text:p>745.182</text:p>
              </table:table-cell>
            </table:table-row>
            <table:table-row>
              <table:table-cell office:value-type="float" office:value="79500">
                <text:p>79500</text:p>
              </table:table-cell>
              <table:table-cell office:value-type="float" office:value="506.402">
                <text:p>506.402</text:p>
              </table:table-cell>
              <table:table-cell office:value-type="float" office:value="949.462">
                <text:p>949.462</text:p>
              </table:table-cell>
              <table:table-cell office:value-type="float" office:value="559.6">
                <text:p>559.6</text:p>
              </table:table-cell>
              <table:table-cell office:value-type="float" office:value="685.908">
                <text:p>685.90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13.782">
                <text:p>513.782</text:p>
              </table:table-cell>
              <table:table-cell office:value-type="float" office:value="917.018">
                <text:p>917.018</text:p>
              </table:table-cell>
              <table:table-cell office:value-type="float" office:value="518.162">
                <text:p>518.162</text:p>
              </table:table-cell>
              <table:table-cell office:value-type="float" office:value="729.164">
                <text:p>729.164</text:p>
              </table:table-cell>
            </table:table-row>
            <table:table-row>
              <table:table-cell office:value-type="float" office:value="80500">
                <text:p>80500</text:p>
              </table:table-cell>
              <table:table-cell office:value-type="float" office:value="586.614">
                <text:p>586.614</text:p>
              </table:table-cell>
              <table:table-cell office:value-type="float" office:value="900.92">
                <text:p>900.92</text:p>
              </table:table-cell>
              <table:table-cell office:value-type="float" office:value="529.232">
                <text:p>529.232</text:p>
              </table:table-cell>
              <table:table-cell office:value-type="float" office:value="804.38">
                <text:p>804.38</text:p>
              </table:table-cell>
            </table:table-row>
            <table:table-row>
              <table:table-cell office:value-type="float" office:value="81000">
                <text:p>81000</text:p>
              </table:table-cell>
              <table:table-cell office:value-type="float" office:value="594.304">
                <text:p>594.304</text:p>
              </table:table-cell>
              <table:table-cell office:value-type="float" office:value="899.338">
                <text:p>899.338</text:p>
              </table:table-cell>
              <table:table-cell office:value-type="float" office:value="523.942">
                <text:p>523.942</text:p>
              </table:table-cell>
              <table:table-cell office:value-type="float" office:value="741.088">
                <text:p>741.088</text:p>
              </table:table-cell>
            </table:table-row>
            <table:table-row>
              <table:table-cell office:value-type="float" office:value="81500">
                <text:p>81500</text:p>
              </table:table-cell>
              <table:table-cell office:value-type="float" office:value="547.472">
                <text:p>547.472</text:p>
              </table:table-cell>
              <table:table-cell office:value-type="float" office:value="903.956">
                <text:p>903.956</text:p>
              </table:table-cell>
              <table:table-cell office:value-type="float" office:value="513.18">
                <text:p>513.18</text:p>
              </table:table-cell>
              <table:table-cell office:value-type="float" office:value="768.758">
                <text:p>768.758</text:p>
              </table:table-cell>
            </table:table-row>
            <table:table-row>
              <table:table-cell office:value-type="float" office:value="82000">
                <text:p>82000</text:p>
              </table:table-cell>
              <table:table-cell office:value-type="float" office:value="552.036">
                <text:p>552.036</text:p>
              </table:table-cell>
              <table:table-cell office:value-type="float" office:value="821.922">
                <text:p>821.922</text:p>
              </table:table-cell>
              <table:table-cell office:value-type="float" office:value="563.876">
                <text:p>563.876</text:p>
              </table:table-cell>
              <table:table-cell office:value-type="float" office:value="782.836">
                <text:p>782.836</text:p>
              </table:table-cell>
            </table:table-row>
            <table:table-row>
              <table:table-cell office:value-type="float" office:value="82500">
                <text:p>82500</text:p>
              </table:table-cell>
              <table:table-cell office:value-type="float" office:value="558.438">
                <text:p>558.438</text:p>
              </table:table-cell>
              <table:table-cell office:value-type="float" office:value="878.798">
                <text:p>878.798</text:p>
              </table:table-cell>
              <table:table-cell office:value-type="float" office:value="606.198">
                <text:p>606.198</text:p>
              </table:table-cell>
              <table:table-cell office:value-type="float" office:value="755.294">
                <text:p>755.294</text:p>
              </table:table-cell>
            </table:table-row>
            <table:table-row>
              <table:table-cell office:value-type="float" office:value="83000">
                <text:p>83000</text:p>
              </table:table-cell>
              <table:table-cell office:value-type="float" office:value="615.894">
                <text:p>615.894</text:p>
              </table:table-cell>
              <table:table-cell office:value-type="float" office:value="959.292">
                <text:p>959.292</text:p>
              </table:table-cell>
              <table:table-cell office:value-type="float" office:value="582.616">
                <text:p>582.616</text:p>
              </table:table-cell>
              <table:table-cell office:value-type="float" office:value="797.974">
                <text:p>797.974</text:p>
              </table:table-cell>
            </table:table-row>
            <table:table-row>
              <table:table-cell office:value-type="float" office:value="83500">
                <text:p>83500</text:p>
              </table:table-cell>
              <table:table-cell office:value-type="float" office:value="596.914">
                <text:p>596.914</text:p>
              </table:table-cell>
              <table:table-cell office:value-type="float" office:value="1083.52">
                <text:p>1083.52</text:p>
              </table:table-cell>
              <table:table-cell office:value-type="float" office:value="562.826">
                <text:p>562.826</text:p>
              </table:table-cell>
              <table:table-cell office:value-type="float" office:value="770.556">
                <text:p>770.556</text:p>
              </table:table-cell>
            </table:table-row>
            <table:table-row>
              <table:table-cell office:value-type="float" office:value="84000">
                <text:p>84000</text:p>
              </table:table-cell>
              <table:table-cell office:value-type="float" office:value="610.84">
                <text:p>610.84</text:p>
              </table:table-cell>
              <table:table-cell office:value-type="float" office:value="1095.948">
                <text:p>1095.948</text:p>
              </table:table-cell>
              <table:table-cell office:value-type="float" office:value="517.806">
                <text:p>517.806</text:p>
              </table:table-cell>
              <table:table-cell office:value-type="float" office:value="742.542">
                <text:p>742.542</text:p>
              </table:table-cell>
            </table:table-row>
            <table:table-row>
              <table:table-cell office:value-type="float" office:value="84500">
                <text:p>84500</text:p>
              </table:table-cell>
              <table:table-cell office:value-type="float" office:value="600.918">
                <text:p>600.918</text:p>
              </table:table-cell>
              <table:table-cell office:value-type="float" office:value="1036.616">
                <text:p>1036.616</text:p>
              </table:table-cell>
              <table:table-cell office:value-type="float" office:value="499.196">
                <text:p>499.196</text:p>
              </table:table-cell>
              <table:table-cell office:value-type="float" office:value="665.67">
                <text:p>665.6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45.046">
                <text:p>545.046</text:p>
              </table:table-cell>
              <table:table-cell office:value-type="float" office:value="1060.628">
                <text:p>1060.628</text:p>
              </table:table-cell>
              <table:table-cell office:value-type="float" office:value="503.332">
                <text:p>503.332</text:p>
              </table:table-cell>
              <table:table-cell office:value-type="float" office:value="632.996">
                <text:p>632.996</text:p>
              </table:table-cell>
            </table:table-row>
            <table:table-row>
              <table:table-cell office:value-type="float" office:value="85500">
                <text:p>85500</text:p>
              </table:table-cell>
              <table:table-cell office:value-type="float" office:value="611.928">
                <text:p>611.928</text:p>
              </table:table-cell>
              <table:table-cell office:value-type="float" office:value="869.226">
                <text:p>869.226</text:p>
              </table:table-cell>
              <table:table-cell office:value-type="float" office:value="529.992">
                <text:p>529.992</text:p>
              </table:table-cell>
              <table:table-cell office:value-type="float" office:value="622.198">
                <text:p>622.198</text:p>
              </table:table-cell>
            </table:table-row>
            <table:table-row>
              <table:table-cell office:value-type="float" office:value="86000">
                <text:p>86000</text:p>
              </table:table-cell>
              <table:table-cell office:value-type="float" office:value="612.986">
                <text:p>612.986</text:p>
              </table:table-cell>
              <table:table-cell office:value-type="float" office:value="804.17">
                <text:p>804.17</text:p>
              </table:table-cell>
              <table:table-cell office:value-type="float" office:value="548.02">
                <text:p>548.02</text:p>
              </table:table-cell>
              <table:table-cell office:value-type="float" office:value="643.87">
                <text:p>643.87</text:p>
              </table:table-cell>
            </table:table-row>
            <table:table-row>
              <table:table-cell office:value-type="float" office:value="86500">
                <text:p>86500</text:p>
              </table:table-cell>
              <table:table-cell office:value-type="float" office:value="596.8">
                <text:p>596.8</text:p>
              </table:table-cell>
              <table:table-cell office:value-type="float" office:value="828.588">
                <text:p>828.588</text:p>
              </table:table-cell>
              <table:table-cell office:value-type="float" office:value="565.758">
                <text:p>565.758</text:p>
              </table:table-cell>
              <table:table-cell office:value-type="float" office:value="739.28">
                <text:p>739.28</text:p>
              </table:table-cell>
            </table:table-row>
            <table:table-row>
              <table:table-cell office:value-type="float" office:value="87000">
                <text:p>87000</text:p>
              </table:table-cell>
              <table:table-cell office:value-type="float" office:value="538.854">
                <text:p>538.854</text:p>
              </table:table-cell>
              <table:table-cell office:value-type="float" office:value="828.91">
                <text:p>828.91</text:p>
              </table:table-cell>
              <table:table-cell office:value-type="float" office:value="584.88">
                <text:p>584.88</text:p>
              </table:table-cell>
              <table:table-cell office:value-type="float" office:value="646.676">
                <text:p>646.676</text:p>
              </table:table-cell>
            </table:table-row>
            <table:table-row>
              <table:table-cell office:value-type="float" office:value="87500">
                <text:p>87500</text:p>
              </table:table-cell>
              <table:table-cell office:value-type="float" office:value="494.57">
                <text:p>494.57</text:p>
              </table:table-cell>
              <table:table-cell office:value-type="float" office:value="831.25">
                <text:p>831.25</text:p>
              </table:table-cell>
              <table:table-cell office:value-type="float" office:value="561.558">
                <text:p>561.558</text:p>
              </table:table-cell>
              <table:table-cell office:value-type="float" office:value="632.838">
                <text:p>632.838</text:p>
              </table:table-cell>
            </table:table-row>
            <table:table-row>
              <table:table-cell office:value-type="float" office:value="88000">
                <text:p>88000</text:p>
              </table:table-cell>
              <table:table-cell office:value-type="float" office:value="477.866">
                <text:p>477.866</text:p>
              </table:table-cell>
              <table:table-cell office:value-type="float" office:value="789.054">
                <text:p>789.054</text:p>
              </table:table-cell>
              <table:table-cell office:value-type="float" office:value="593.634">
                <text:p>593.634</text:p>
              </table:table-cell>
              <table:table-cell office:value-type="float" office:value="634.048">
                <text:p>634.048</text:p>
              </table:table-cell>
            </table:table-row>
            <table:table-row>
              <table:table-cell office:value-type="float" office:value="88500">
                <text:p>88500</text:p>
              </table:table-cell>
              <table:table-cell office:value-type="float" office:value="504.366">
                <text:p>504.366</text:p>
              </table:table-cell>
              <table:table-cell office:value-type="float" office:value="788.92">
                <text:p>788.92</text:p>
              </table:table-cell>
              <table:table-cell office:value-type="float" office:value="659.072">
                <text:p>659.072</text:p>
              </table:table-cell>
              <table:table-cell office:value-type="float" office:value="617.882">
                <text:p>617.882</text:p>
              </table:table-cell>
            </table:table-row>
            <table:table-row>
              <table:table-cell office:value-type="float" office:value="89000">
                <text:p>89000</text:p>
              </table:table-cell>
              <table:table-cell office:value-type="float" office:value="502.656">
                <text:p>502.656</text:p>
              </table:table-cell>
              <table:table-cell office:value-type="float" office:value="824.672">
                <text:p>824.672</text:p>
              </table:table-cell>
              <table:table-cell office:value-type="float" office:value="648.518">
                <text:p>648.518</text:p>
              </table:table-cell>
              <table:table-cell office:value-type="float" office:value="720.676">
                <text:p>720.676</text:p>
              </table:table-cell>
            </table:table-row>
            <table:table-row>
              <table:table-cell office:value-type="float" office:value="89500">
                <text:p>89500</text:p>
              </table:table-cell>
              <table:table-cell office:value-type="float" office:value="509.404">
                <text:p>509.404</text:p>
              </table:table-cell>
              <table:table-cell office:value-type="float" office:value="822.75">
                <text:p>822.75</text:p>
              </table:table-cell>
              <table:table-cell office:value-type="float" office:value="655.846">
                <text:p>655.846</text:p>
              </table:table-cell>
              <table:table-cell office:value-type="float" office:value="681.648">
                <text:p>681.64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96.856">
                <text:p>496.856</text:p>
              </table:table-cell>
              <table:table-cell office:value-type="float" office:value="944.518">
                <text:p>944.518</text:p>
              </table:table-cell>
              <table:table-cell office:value-type="float" office:value="663.782">
                <text:p>663.782</text:p>
              </table:table-cell>
              <table:table-cell office:value-type="float" office:value="590.394">
                <text:p>590.394</text:p>
              </table:table-cell>
            </table:table-row>
            <table:table-row>
              <table:table-cell office:value-type="float" office:value="90500">
                <text:p>90500</text:p>
              </table:table-cell>
              <table:table-cell office:value-type="float" office:value="538.512">
                <text:p>538.512</text:p>
              </table:table-cell>
              <table:table-cell office:value-type="float" office:value="930.018">
                <text:p>930.018</text:p>
              </table:table-cell>
              <table:table-cell office:value-type="float" office:value="725.666">
                <text:p>725.666</text:p>
              </table:table-cell>
              <table:table-cell office:value-type="float" office:value="750.838">
                <text:p>750.838</text:p>
              </table:table-cell>
            </table:table-row>
            <table:table-row>
              <table:table-cell office:value-type="float" office:value="91000">
                <text:p>91000</text:p>
              </table:table-cell>
              <table:table-cell office:value-type="float" office:value="628.268">
                <text:p>628.268</text:p>
              </table:table-cell>
              <table:table-cell office:value-type="float" office:value="1181.944">
                <text:p>1181.944</text:p>
              </table:table-cell>
              <table:table-cell office:value-type="float" office:value="788.344">
                <text:p>788.344</text:p>
              </table:table-cell>
              <table:table-cell office:value-type="float" office:value="786.524">
                <text:p>786.524</text:p>
              </table:table-cell>
            </table:table-row>
            <table:table-row>
              <table:table-cell office:value-type="float" office:value="91500">
                <text:p>91500</text:p>
              </table:table-cell>
              <table:table-cell office:value-type="float" office:value="607.614">
                <text:p>607.614</text:p>
              </table:table-cell>
              <table:table-cell office:value-type="float" office:value="1147.86">
                <text:p>1147.86</text:p>
              </table:table-cell>
              <table:table-cell office:value-type="float" office:value="719.388">
                <text:p>719.388</text:p>
              </table:table-cell>
              <table:table-cell office:value-type="float" office:value="763.112">
                <text:p>763.112</text:p>
              </table:table-cell>
            </table:table-row>
            <table:table-row>
              <table:table-cell office:value-type="float" office:value="92000">
                <text:p>92000</text:p>
              </table:table-cell>
              <table:table-cell office:value-type="float" office:value="575.126">
                <text:p>575.126</text:p>
              </table:table-cell>
              <table:table-cell office:value-type="float" office:value="1020.224">
                <text:p>1020.224</text:p>
              </table:table-cell>
              <table:table-cell office:value-type="float" office:value="720.24">
                <text:p>720.24</text:p>
              </table:table-cell>
              <table:table-cell office:value-type="float" office:value="824.092">
                <text:p>824.092</text:p>
              </table:table-cell>
            </table:table-row>
            <table:table-row>
              <table:table-cell office:value-type="float" office:value="92500">
                <text:p>92500</text:p>
              </table:table-cell>
              <table:table-cell office:value-type="float" office:value="593.374">
                <text:p>593.374</text:p>
              </table:table-cell>
              <table:table-cell office:value-type="float" office:value="1008.866">
                <text:p>1008.866</text:p>
              </table:table-cell>
              <table:table-cell office:value-type="float" office:value="704.998">
                <text:p>704.998</text:p>
              </table:table-cell>
              <table:table-cell office:value-type="float" office:value="1006.942">
                <text:p>1006.942</text:p>
              </table:table-cell>
            </table:table-row>
            <table:table-row>
              <table:table-cell office:value-type="float" office:value="93000">
                <text:p>93000</text:p>
              </table:table-cell>
              <table:table-cell office:value-type="float" office:value="731.776">
                <text:p>731.776</text:p>
              </table:table-cell>
              <table:table-cell office:value-type="float" office:value="1152.144">
                <text:p>1152.144</text:p>
              </table:table-cell>
              <table:table-cell office:value-type="float" office:value="645.756">
                <text:p>645.756</text:p>
              </table:table-cell>
              <table:table-cell office:value-type="float" office:value="954.102">
                <text:p>954.102</text:p>
              </table:table-cell>
            </table:table-row>
            <table:table-row>
              <table:table-cell office:value-type="float" office:value="93500">
                <text:p>93500</text:p>
              </table:table-cell>
              <table:table-cell office:value-type="float" office:value="776.598">
                <text:p>776.598</text:p>
              </table:table-cell>
              <table:table-cell office:value-type="float" office:value="1222.38">
                <text:p>1222.38</text:p>
              </table:table-cell>
              <table:table-cell office:value-type="float" office:value="604.436">
                <text:p>604.436</text:p>
              </table:table-cell>
              <table:table-cell office:value-type="float" office:value="925.466">
                <text:p>925.466</text:p>
              </table:table-cell>
            </table:table-row>
            <table:table-row>
              <table:table-cell office:value-type="float" office:value="94000">
                <text:p>94000</text:p>
              </table:table-cell>
              <table:table-cell office:value-type="float" office:value="847.162">
                <text:p>847.162</text:p>
              </table:table-cell>
              <table:table-cell office:value-type="float" office:value="1092.252">
                <text:p>1092.252</text:p>
              </table:table-cell>
              <table:table-cell office:value-type="float" office:value="572.808">
                <text:p>572.808</text:p>
              </table:table-cell>
              <table:table-cell office:value-type="float" office:value="977.23">
                <text:p>977.23</text:p>
              </table:table-cell>
            </table:table-row>
            <table:table-row>
              <table:table-cell office:value-type="float" office:value="94500">
                <text:p>94500</text:p>
              </table:table-cell>
              <table:table-cell office:value-type="float" office:value="857">
                <text:p>857</text:p>
              </table:table-cell>
              <table:table-cell office:value-type="float" office:value="1039.678">
                <text:p>1039.678</text:p>
              </table:table-cell>
              <table:table-cell office:value-type="float" office:value="632.696">
                <text:p>632.696</text:p>
              </table:table-cell>
              <table:table-cell office:value-type="float" office:value="1106.338">
                <text:p>1106.338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049.04">
                <text:p>1049.04</text:p>
              </table:table-cell>
              <table:table-cell office:value-type="float" office:value="1044.368">
                <text:p>1044.368</text:p>
              </table:table-cell>
              <table:table-cell office:value-type="float" office:value="730.592">
                <text:p>730.592</text:p>
              </table:table-cell>
              <table:table-cell office:value-type="float" office:value="1139.878">
                <text:p>1139.878</text:p>
              </table:table-cell>
            </table:table-row>
            <table:table-row>
              <table:table-cell office:value-type="float" office:value="95500">
                <text:p>95500</text:p>
              </table:table-cell>
              <table:table-cell office:value-type="float" office:value="998.29">
                <text:p>998.29</text:p>
              </table:table-cell>
              <table:table-cell office:value-type="float" office:value="1173.234">
                <text:p>1173.234</text:p>
              </table:table-cell>
              <table:table-cell office:value-type="float" office:value="590.646">
                <text:p>590.646</text:p>
              </table:table-cell>
              <table:table-cell office:value-type="float" office:value="1016.128">
                <text:p>1016.128</text:p>
              </table:table-cell>
            </table:table-row>
            <table:table-row>
              <table:table-cell office:value-type="float" office:value="96000">
                <text:p>96000</text:p>
              </table:table-cell>
              <table:table-cell office:value-type="float" office:value="909.744">
                <text:p>909.744</text:p>
              </table:table-cell>
              <table:table-cell office:value-type="float" office:value="1154.37">
                <text:p>1154.37</text:p>
              </table:table-cell>
              <table:table-cell office:value-type="float" office:value="562.964">
                <text:p>562.964</text:p>
              </table:table-cell>
              <table:table-cell office:value-type="float" office:value="940.488">
                <text:p>940.488</text:p>
              </table:table-cell>
            </table:table-row>
            <table:table-row>
              <table:table-cell office:value-type="float" office:value="96500">
                <text:p>96500</text:p>
              </table:table-cell>
              <table:table-cell office:value-type="float" office:value="988.386">
                <text:p>988.386</text:p>
              </table:table-cell>
              <table:table-cell office:value-type="float" office:value="1109.934">
                <text:p>1109.934</text:p>
              </table:table-cell>
              <table:table-cell office:value-type="float" office:value="573.978">
                <text:p>573.97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97000">
                <text:p>97000</text:p>
              </table:table-cell>
              <table:table-cell office:value-type="float" office:value="947.492">
                <text:p>947.492</text:p>
              </table:table-cell>
              <table:table-cell office:value-type="float" office:value="1204.542">
                <text:p>1204.542</text:p>
              </table:table-cell>
              <table:table-cell office:value-type="float" office:value="554.678">
                <text:p>554.678</text:p>
              </table:table-cell>
              <table:table-cell office:value-type="float" office:value="984.302">
                <text:p>984.302</text:p>
              </table:table-cell>
            </table:table-row>
            <table:table-row>
              <table:table-cell office:value-type="float" office:value="97500">
                <text:p>97500</text:p>
              </table:table-cell>
              <table:table-cell office:value-type="float" office:value="824.816">
                <text:p>824.816</text:p>
              </table:table-cell>
              <table:table-cell office:value-type="float" office:value="1147.782">
                <text:p>1147.782</text:p>
              </table:table-cell>
              <table:table-cell office:value-type="float" office:value="577.426">
                <text:p>577.426</text:p>
              </table:table-cell>
              <table:table-cell office:value-type="float" office:value="961.232">
                <text:p>961.232</text:p>
              </table:table-cell>
            </table:table-row>
            <table:table-row>
              <table:table-cell office:value-type="float" office:value="98000">
                <text:p>98000</text:p>
              </table:table-cell>
              <table:table-cell office:value-type="float" office:value="847.416">
                <text:p>847.416</text:p>
              </table:table-cell>
              <table:table-cell office:value-type="float" office:value="1137.056">
                <text:p>1137.056</text:p>
              </table:table-cell>
              <table:table-cell office:value-type="float" office:value="576.116">
                <text:p>576.116</text:p>
              </table:table-cell>
              <table:table-cell office:value-type="float" office:value="1007.576">
                <text:p>1007.576</text:p>
              </table:table-cell>
            </table:table-row>
            <table:table-row>
              <table:table-cell office:value-type="float" office:value="98500">
                <text:p>98500</text:p>
              </table:table-cell>
              <table:table-cell office:value-type="float" office:value="926.682">
                <text:p>926.682</text:p>
              </table:table-cell>
              <table:table-cell office:value-type="float" office:value="1227.92">
                <text:p>1227.92</text:p>
              </table:table-cell>
              <table:table-cell office:value-type="float" office:value="499.646">
                <text:p>499.646</text:p>
              </table:table-cell>
              <table:table-cell office:value-type="float" office:value="1004.892">
                <text:p>1004.892</text:p>
              </table:table-cell>
            </table:table-row>
            <table:table-row>
              <table:table-cell office:value-type="float" office:value="99000">
                <text:p>99000</text:p>
              </table:table-cell>
              <table:table-cell office:value-type="float" office:value="786.456">
                <text:p>786.456</text:p>
              </table:table-cell>
              <table:table-cell office:value-type="float" office:value="1254.658">
                <text:p>1254.658</text:p>
              </table:table-cell>
              <table:table-cell office:value-type="float" office:value="520.508">
                <text:p>520.508</text:p>
              </table:table-cell>
              <table:table-cell office:value-type="float" office:value="912.108">
                <text:p>912.108</text:p>
              </table:table-cell>
            </table:table-row>
            <table:table-row>
              <table:table-cell office:value-type="float" office:value="99500">
                <text:p>99500</text:p>
              </table:table-cell>
              <table:table-cell office:value-type="float" office:value="895.624">
                <text:p>895.624</text:p>
              </table:table-cell>
              <table:table-cell office:value-type="float" office:value="1200.382">
                <text:p>1200.382</text:p>
              </table:table-cell>
              <table:table-cell office:value-type="float" office:value="507.89">
                <text:p>507.89</text:p>
              </table:table-cell>
              <table:table-cell office:value-type="float" office:value="728.412">
                <text:p>728.41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92">
                <text:p>1192</text:p>
              </table:table-cell>
              <table:table-cell office:value-type="float" office:value="1101">
                <text:p>1101</text:p>
              </table:table-cell>
              <table:table-cell office:value-type="float" office:value="520.5">
                <text:p>520.5</text:p>
              </table:table-cell>
              <table:table-cell office:value-type="float" office:value="764">
                <text:p>7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681cm" svg:height="9.005cm" xlink:href=".." xlink:type="simple" chart:class="chart:line" chart:style-name="ch1">
        <chart:legend chart:legend-position="end" svg:x="23.838cm" svg:y="4.203cm" style:legend-expansion="high" chart:style-name="ch2"/>
        <chart:plot-area chart:style-name="ch3" svg:x="0.533cm" svg:y="0.18cm" svg:width="22.772cm" svg:height="8.645cm">
          <chart:coordinate-region svg:x="1.548cm" svg:y="0.379cm" svg:width="21.725cm" svg:height="7.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3:Sheet2.G202" chart:class="chart:line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.3575">
                <text:p>155.3575</text:p>
                <draw:g>
                  <svg:desc>Sheet2.G3:Sheet2.G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8.596">
                <text:p>178.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.6005">
                <text:p>206.6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3.5165">
                <text:p>233.5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.642">
                <text:p>248.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4.429">
                <text:p>254.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.799">
                <text:p>286.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147">
                <text:p>273.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.9625">
                <text:p>284.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.325">
                <text:p>270.3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5.548">
                <text:p>295.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4.029">
                <text:p>304.0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4.078">
                <text:p>294.0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2.07">
                <text:p>302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2.705">
                <text:p>332.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.25">
                <text:p>30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9.944">
                <text:p>309.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1.2815">
                <text:p>331.2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6.1915">
                <text:p>356.1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5.2225">
                <text:p>385.2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6.6745">
                <text:p>366.6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1.923">
                <text:p>341.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7.017">
                <text:p>337.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7.45">
                <text:p>337.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.964">
                <text:p>335.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4.8635">
                <text:p>354.86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6.6545">
                <text:p>386.65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.9085">
                <text:p>405.9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1.3515">
                <text:p>421.3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.0945">
                <text:p>454.0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.515">
                <text:p>454.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.8295">
                <text:p>460.8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5.4345">
                <text:p>485.4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.3">
                <text:p>49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2.117">
                <text:p>492.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8.9555">
                <text:p>498.9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2.6435">
                <text:p>492.6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7.266">
                <text:p>517.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1.7365">
                <text:p>551.7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2.857">
                <text:p>572.8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3.528">
                <text:p>543.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4.0575">
                <text:p>564.0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.665">
                <text:p>574.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5.8875">
                <text:p>595.8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0.5095">
                <text:p>580.50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.5545">
                <text:p>580.5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8.9">
                <text:p>608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6.3655">
                <text:p>636.3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2.7575">
                <text:p>572.7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8.2725">
                <text:p>558.2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7.5725">
                <text:p>527.5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4.978">
                <text:p>544.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.2705">
                <text:p>530.2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5.3935">
                <text:p>535.39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7.15">
                <text:p>557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0.951">
                <text:p>520.9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.699">
                <text:p>524.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5.966">
                <text:p>555.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1.5685">
                <text:p>611.56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9.9065">
                <text:p>589.9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8295">
                <text:p>600.8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3.32">
                <text:p>583.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4.148">
                <text:p>584.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9.0205">
                <text:p>609.0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9.0935">
                <text:p>629.0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6.521">
                <text:p>566.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57.429">
                <text:p>557.4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2.6035">
                <text:p>602.60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1.8075">
                <text:p>581.80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.1255">
                <text:p>599.1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2.097">
                <text:p>612.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9.1305">
                <text:p>609.1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9.6385">
                <text:p>629.6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35.1745">
                <text:p>635.17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3.1335">
                <text:p>693.1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3.0975">
                <text:p>693.09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3.8385">
                <text:p>703.8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43.3185">
                <text:p>743.31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49.427">
                <text:p>749.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56.733">
                <text:p>756.7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5.996">
                <text:p>685.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2.7655">
                <text:p>732.7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2.593">
                <text:p>702.5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2.8725">
                <text:p>682.8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1.9395">
                <text:p>691.93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5.141">
                <text:p>685.1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1.494">
                <text:p>671.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.0365">
                <text:p>704.0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7.662">
                <text:p>657.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3.87">
                <text:p>683.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6.4645">
                <text:p>736.4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5.1075">
                <text:p>715.10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3.7515">
                <text:p>703.7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5.0345">
                <text:p>685.03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9.9075">
                <text:p>659.9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51.8">
                <text:p>651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51.128">
                <text:p>651.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5.316">
                <text:p>675.3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74.5325">
                <text:p>674.53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7.7145">
                <text:p>637.7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3.4925">
                <text:p>703.49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.0045">
                <text:p>689.0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07.5005">
                <text:p>707.5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85.685">
                <text:p>785.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02.874">
                <text:p>802.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6.685">
                <text:p>806.6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0.9375">
                <text:p>830.9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9.998">
                <text:p>799.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4.7335">
                <text:p>804.73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5.089">
                <text:p>805.0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0.276">
                <text:p>850.2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33.1555">
                <text:p>833.15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1.438">
                <text:p>801.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5.2205">
                <text:p>845.2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9.215">
                <text:p>819.2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75.445">
                <text:p>775.4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47.1265">
                <text:p>747.12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1.2905">
                <text:p>711.2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57.401">
                <text:p>757.4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87.6865">
                <text:p>787.68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6.169">
                <text:p>726.1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4.714">
                <text:p>704.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3.362">
                <text:p>693.3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77.0965">
                <text:p>677.09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88.855">
                <text:p>688.8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87.1175">
                <text:p>687.1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48.0605">
                <text:p>748.06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59.7515">
                <text:p>859.75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44.7145">
                <text:p>844.7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2.904">
                <text:p>812.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4.4865">
                <text:p>714.48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5.4625">
                <text:p>715.4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31.869">
                <text:p>731.8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6.4075">
                <text:p>706.40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4.36">
                <text:p>724.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5.139">
                <text:p>665.1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7.3755">
                <text:p>677.37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31.0845">
                <text:p>731.08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5.6895">
                <text:p>685.68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53.4565">
                <text:p>653.45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1.528">
                <text:p>681.5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35.6865">
                <text:p>735.68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6.753">
                <text:p>706.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2.6865">
                <text:p>712.68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7.909">
                <text:p>697.9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70.2035">
                <text:p>670.20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4.963">
                <text:p>724.9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18.2935">
                <text:p>718.29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0.273">
                <text:p>690.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20.7945">
                <text:p>720.79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5.3105">
                <text:p>775.31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1.979">
                <text:p>741.9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7.5245">
                <text:p>727.52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8.6775">
                <text:p>738.67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4.8305">
                <text:p>724.83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86.6095">
                <text:p>686.6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75.426">
                <text:p>675.4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93.355">
                <text:p>693.35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75.343">
                <text:p>675.3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9.5315">
                <text:p>669.5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05.2865">
                <text:p>705.28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9.668">
                <text:p>689.6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83.3415">
                <text:p>683.34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80.1675">
                <text:p>680.16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99.682">
                <text:p>699.6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8.944">
                <text:p>738.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53.454">
                <text:p>753.4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1.784">
                <text:p>741.7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0.6">
                <text:p>700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5.5005">
                <text:p>685.500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58.336">
                <text:p>658.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52.2615">
                <text:p>652.26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2.6065">
                <text:p>682.6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9.83">
                <text:p>649.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30.054">
                <text:p>630.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3.6505">
                <text:p>623.65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42.56">
                <text:p>642.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74.1305">
                <text:p>674.13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7.412">
                <text:p>667.4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3.8875">
                <text:p>673.8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6.2585">
                <text:p>736.25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46.27">
                <text:p>846.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09.4935">
                <text:p>809.49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4.9205">
                <text:p>784.92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8.545">
                <text:p>828.5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0.9445">
                <text:p>870.9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2.22">
                <text:p>882.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2.363">
                <text:p>872.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8.928">
                <text:p>908.9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0.9695">
                <text:p>990.96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4.5745">
                <text:p>944.57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1.8915">
                <text:p>891.89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7.0745">
                <text:p>907.07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2.7535">
                <text:p>922.75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77.814">
                <text:p>877.8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92.041">
                <text:p>892.0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4.785">
                <text:p>914.7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8.4325">
                <text:p>868.43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33.077">
                <text:p>833.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4.375">
                <text:p>894.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416cm" svg:height="9.006cm" xlink:href=".." xlink:type="simple" chart:class="chart:line" chart:style-name="ch1">
        <chart:legend chart:legend-position="end" svg:x="25.573cm" svg:y="4.204cm" style:legend-expansion="high" chart:style-name="ch2"/>
        <chart:plot-area chart:style-name="ch3" svg:x="0.677cm" svg:y="0.559cm" svg:width="24.435cm" svg:height="8.644cm">
          <chart:coordinate-region svg:x="1.693cm" svg:y="0.758cm" svg:width="23.419cm" svg:height="7.5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202" chart:class="chart:line">
            <chart:data-point chart:repeated="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5.912155">
                <text:p>155.912155</text:p>
                <draw:g>
                  <svg:desc>Sheet1.G3:Sheet1.G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7.92926">
                <text:p>157.92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.083115">
                <text:p>169.083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.15917">
                <text:p>172.15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.370445">
                <text:p>187.370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3.688535">
                <text:p>233.688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.89208">
                <text:p>259.89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7.267795">
                <text:p>287.267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759195">
                <text:p>288.759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.686015">
                <text:p>282.686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.77451">
                <text:p>290.77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9.24643">
                <text:p>279.24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.30863">
                <text:p>290.30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3.23105">
                <text:p>303.23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3.405045">
                <text:p>333.405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.05174">
                <text:p>334.05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.199135">
                <text:p>343.199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8.39811">
                <text:p>348.39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3.32803">
                <text:p>353.32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6.04308">
                <text:p>366.043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.00909">
                <text:p>370.00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.50847">
                <text:p>392.50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.19179">
                <text:p>402.191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6.233305">
                <text:p>406.233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6.83383">
                <text:p>416.833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0.7725">
                <text:p>430.7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.310285">
                <text:p>439.3102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4.74839">
                <text:p>424.748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170605">
                <text:p>444.170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9.58255">
                <text:p>459.58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1.306605">
                <text:p>461.3066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.11303">
                <text:p>469.11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8.3419">
                <text:p>458.3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4.98958">
                <text:p>474.98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8.220785">
                <text:p>488.2207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3.98522">
                <text:p>523.98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1.530065">
                <text:p>521.530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8.05525">
                <text:p>538.05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1.865305">
                <text:p>531.865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9.392905">
                <text:p>559.392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4.767865">
                <text:p>534.7678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6.16141">
                <text:p>546.16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7.537605">
                <text:p>557.5376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6.048305">
                <text:p>556.0483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2.954005">
                <text:p>572.9540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3.587335">
                <text:p>583.587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9.495145">
                <text:p>589.4951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0.093915">
                <text:p>590.093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1.16518">
                <text:p>581.16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4.62918">
                <text:p>584.629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6.754855">
                <text:p>566.7548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0.43926">
                <text:p>570.43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8.041005">
                <text:p>558.0410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.42953">
                <text:p>569.429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0.240555">
                <text:p>580.24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.82637">
                <text:p>569.826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8.32569">
                <text:p>578.32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9.279">
                <text:p>569.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3.623025">
                <text:p>643.623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9.219645">
                <text:p>849.219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8.792575">
                <text:p>828.792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7.35633">
                <text:p>827.356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5.76737">
                <text:p>885.76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7.26607">
                <text:p>917.26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3.124945">
                <text:p>973.124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3.04944">
                <text:p>983.04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7.882035">
                <text:p>947.8820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9.145815">
                <text:p>949.1458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1.98953">
                <text:p>971.989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2.8003">
                <text:p>942.80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2.639545">
                <text:p>912.639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25.021475">
                <text:p>925.021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0.633015">
                <text:p>830.633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.78684">
                <text:p>1000.78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0.07697">
                <text:p>960.07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98.037395">
                <text:p>1098.0373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2.180905">
                <text:p>1042.180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59.71186">
                <text:p>1159.711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1.920305">
                <text:p>1081.9203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59.20172">
                <text:p>1159.20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1.19081">
                <text:p>1071.190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6.663405">
                <text:p>956.663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39.7726">
                <text:p>1039.7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2.123">
                <text:p>982.1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7.479215">
                <text:p>1057.479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7.73426">
                <text:p>1067.73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5.07409">
                <text:p>1115.074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69.143655">
                <text:p>1069.143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4.216115">
                <text:p>1004.2161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60.15211">
                <text:p>1060.15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8.419015">
                <text:p>1008.419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3.72772">
                <text:p>973.72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4.38341">
                <text:p>1024.383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.593805">
                <text:p>990.5938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0.529265">
                <text:p>1000.5292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0.287855">
                <text:p>1020.287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54.9908">
                <text:p>1154.99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7.77042">
                <text:p>1097.77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2.11978">
                <text:p>1012.11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12.760045">
                <text:p>1112.7600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4.00302">
                <text:p>1114.00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8.52557">
                <text:p>1168.525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39.010405">
                <text:p>1139.010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9.132025">
                <text:p>1189.132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8.61764">
                <text:p>1168.61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8.495695">
                <text:p>1138.4956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14.68248">
                <text:p>1114.682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38.331385">
                <text:p>1038.331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9.889805">
                <text:p>1049.889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1.4721">
                <text:p>1001.47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1.02827">
                <text:p>1031.02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5.14807">
                <text:p>1025.148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8.12499">
                <text:p>1018.12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29.19261">
                <text:p>1029.192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3.44062">
                <text:p>1073.440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23.244365">
                <text:p>1123.2443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33.30761">
                <text:p>1133.307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3.30564">
                <text:p>1163.305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9.307455">
                <text:p>1169.307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7.65693">
                <text:p>1067.65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5.330735">
                <text:p>1055.3307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03.67398">
                <text:p>1103.673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86.209075">
                <text:p>1086.2090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7.783205">
                <text:p>1047.7832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2.40443">
                <text:p>1112.404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73.950745">
                <text:p>1073.9507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1.692865">
                <text:p>1041.6928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72.501305">
                <text:p>1072.501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62.52502">
                <text:p>1162.525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5.986915">
                <text:p>1205.9869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51.94908">
                <text:p>1151.949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82.91123">
                <text:p>1082.91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2.59723">
                <text:p>1062.597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7.893335">
                <text:p>1117.893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57.85014">
                <text:p>1157.850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0.888305">
                <text:p>1160.888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00.11814">
                <text:p>1200.118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99.27115">
                <text:p>1199.271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2.42253">
                <text:p>1252.422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92.5901">
                <text:p>1292.59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4.206805">
                <text:p>1394.2068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0.112905">
                <text:p>1320.1129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00.897205">
                <text:p>1300.8972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09.11013">
                <text:p>1309.11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44.03647">
                <text:p>1244.036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6.00908">
                <text:p>1256.00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44.10289">
                <text:p>1244.102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1.065015">
                <text:p>1201.065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9.72039">
                <text:p>1239.720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8.688465">
                <text:p>1238.6884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00.046395">
                <text:p>1300.0463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98.65168">
                <text:p>1398.651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37.903805">
                <text:p>1437.903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54.49837">
                <text:p>1354.498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5.72561">
                <text:p>1335.725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64.39961">
                <text:p>1264.399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19.95674">
                <text:p>1119.956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1.235705">
                <text:p>1201.2357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05.32684">
                <text:p>1305.32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89.81794">
                <text:p>1189.817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88.047805">
                <text:p>1188.0478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89.586615">
                <text:p>1189.5866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79.46389">
                <text:p>1179.463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70.0868">
                <text:p>1270.08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12.235055">
                <text:p>1212.2350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60.290235">
                <text:p>1160.2902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87.64713">
                <text:p>1187.647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71.044175">
                <text:p>1171.0441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97.251135">
                <text:p>1197.2511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67.0407">
                <text:p>1267.04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71.5206">
                <text:p>1171.52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78.54838">
                <text:p>1178.548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70.752765">
                <text:p>1270.7527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11.800115">
                <text:p>1111.8001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55.32487">
                <text:p>1155.324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97.570635">
                <text:p>1197.5706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92.568775">
                <text:p>1292.5687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66.361965">
                <text:p>1266.3619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8.86738">
                <text:p>1168.86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5.448525">
                <text:p>1125.4485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61.55407">
                <text:p>1161.554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15.13101">
                <text:p>1215.13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52.05866">
                <text:p>1152.058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52.795515">
                <text:p>1152.7955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08.91109">
                <text:p>1208.911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91.04112">
                <text:p>1191.04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4.345695">
                <text:p>1174.3456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06.479635">
                <text:p>1206.4796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76.083225">
                <text:p>1176.0832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04.427995">
                <text:p>1104.4279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8.69566">
                <text:p>1188.69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95.60584">
                <text:p>1095.605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3.840125">
                <text:p>1063.840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45.21748">
                <text:p>1045.217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47.66017">
                <text:p>1047.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58.07306">
                <text:p>1158.073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8.5042">
                <text:p>1158.5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87.26049">
                <text:p>1187.26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54.845915">
                <text:p>1154.8459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4.57125">
                <text:p>1054.57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